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Source Sans Pro Regular" svg:font-family="'Source Sans Pro Regular'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7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3.844cm"/>
    </style:style>
    <style:style style:name="co6" style:family="table-column">
      <style:table-column-properties fo:break-before="auto" style:column-width="3.313cm"/>
    </style:style>
    <style:style style:name="co7" style:family="table-column">
      <style:table-column-properties fo:break-before="auto" style:column-width="4.172cm"/>
    </style:style>
    <style:style style:name="co8" style:family="table-column">
      <style:table-column-properties fo:break-before="auto" style:column-width="5.285cm"/>
    </style:style>
    <style:style style:name="co9" style:family="table-column">
      <style:table-column-properties fo:break-before="auto" style:column-width="5.209cm"/>
    </style:style>
    <style:style style:name="co10" style:family="table-column">
      <style:table-column-properties fo:break-before="auto" style:column-width="5.233cm"/>
    </style:style>
    <style:style style:name="co11" style:family="table-column">
      <style:table-column-properties fo:break-before="auto" style:column-width="5.436cm"/>
    </style:style>
    <style:style style:name="co12" style:family="table-column">
      <style:table-column-properties fo:break-before="auto" style:column-width="5.487cm"/>
    </style:style>
    <style:style style:name="co13" style:family="table-column">
      <style:table-column-properties fo:break-before="auto" style:column-width="4.374cm"/>
    </style:style>
    <style:style style:name="co14" style:family="table-column">
      <style:table-column-properties fo:break-before="auto" style:column-width="5.562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4.957cm"/>
    </style:style>
    <style:style style:name="co17" style:family="table-column">
      <style:table-column-properties fo:break-before="auto" style:column-width="4.323cm"/>
    </style:style>
    <style:style style:name="co18" style:family="table-column">
      <style:table-column-properties fo:break-before="auto" style:column-width="2.933cm"/>
    </style:style>
    <style:style style:name="co19" style:family="table-column">
      <style:table-column-properties fo:break-before="auto" style:column-width="3.237cm"/>
    </style:style>
    <style:style style:name="co20" style:family="table-column">
      <style:table-column-properties fo:break-before="auto" style:column-width="5.10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PageStyle_5f_sept">
      <style:table-properties table:display="true" style:writing-mode="lr-tb"/>
    </style:style>
    <number:number-style style:name="N8002" number:language="fr" number:country="FR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e6b8b7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c000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ffc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fo:background-color="#b7dee8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b1a0c7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92d05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fo:background-color="#ffffad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80808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ccc0da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92d050" style:diagonal-bl-tr="none" style:diagonal-tl-br="none" fo:border-left="0.035cm solid #000000" fo:border-right="none" style:rotation-align="none" fo:border-top="0.035cm solid #000000"/>
      <style:text-properties fo:color="#ffffff" style:text-outline="false" style:text-line-through-style="none" style:font-name="Calibri" fo:font-size="11.5pt" fo:font-style="normal" fo:text-shadow="none" style:text-underline-style="none" fo:font-weight="normal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ce12" style:family="table-cell" style:parent-style-name="Excel_20_Built-in_20_Normal">
      <style:table-cell-properties fo:background-color="#16365c" style:diagonal-bl-tr="none" style:diagonal-tl-br="none" fo:border="0.035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fo:background-color="#d9d9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 style:data-style-name="N811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0.035cm solid #000000" fo:border-right="none" style:rotation-align="none" fo:border-top="0.105cm double #000000" style:border-line-width-top="0.035cm 0.035cm 0.035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15" style:base-cell-address="sept.A1"/>
      <style:map style:condition="cell-content()=&quot;AFEST&quot;" style:apply-style-name="ConditionalStyle_5f_216" style:base-cell-address="sept.A1"/>
      <style:map style:condition="cell-content()=&quot;S2&quot;" style:apply-style-name="ConditionalStyle_5f_217" style:base-cell-address="sept.A1"/>
      <style:map style:condition="cell-content()=&quot;S1&quot;" style:apply-style-name="ConditionalStyle_5f_218" style:base-cell-address="sept.A1"/>
      <style:map style:condition="cell-content()=&quot;DI&quot;" style:apply-style-name="ConditionalStyle_5f_219" style:base-cell-address="sept.A1"/>
      <style:map style:condition="cell-content()=&quot;C&quot;" style:apply-style-name="ConditionalStyle_5f_214" style:base-cell-address="sept.A1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15" style:base-cell-address="sept.A1"/>
      <style:map style:condition="cell-content()=&quot;AFEST&quot;" style:apply-style-name="ConditionalStyle_5f_216" style:base-cell-address="sept.A1"/>
      <style:map style:condition="cell-content()=&quot;S2&quot;" style:apply-style-name="ConditionalStyle_5f_217" style:base-cell-address="sept.A1"/>
      <style:map style:condition="cell-content()=&quot;S1&quot;" style:apply-style-name="ConditionalStyle_5f_218" style:base-cell-address="sept.A1"/>
      <style:map style:condition="cell-content()=&quot;DI&quot;" style:apply-style-name="ConditionalStyle_5f_219" style:base-cell-address="sept.A1"/>
      <style:map style:condition="cell-content()=&quot;C&quot;" style:apply-style-name="ConditionalStyle_5f_214" style:base-cell-address="sept.A1"/>
    </style:style>
    <style:style style:name="ce18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15" style:base-cell-address="sept.A1"/>
      <style:map style:condition="cell-content()=&quot;AFEST&quot;" style:apply-style-name="ConditionalStyle_5f_216" style:base-cell-address="sept.A1"/>
      <style:map style:condition="cell-content()=&quot;S2&quot;" style:apply-style-name="ConditionalStyle_5f_217" style:base-cell-address="sept.A1"/>
      <style:map style:condition="cell-content()=&quot;S1&quot;" style:apply-style-name="ConditionalStyle_5f_218" style:base-cell-address="sept.A1"/>
      <style:map style:condition="cell-content()=&quot;DI&quot;" style:apply-style-name="ConditionalStyle_5f_219" style:base-cell-address="sept.A1"/>
      <style:map style:condition="cell-content()=&quot;C&quot;" style:apply-style-name="ConditionalStyle_5f_214" style:base-cell-address="sept.A1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15" style:base-cell-address="sept.A1"/>
      <style:map style:condition="cell-content()=&quot;AFEST&quot;" style:apply-style-name="ConditionalStyle_5f_216" style:base-cell-address="sept.A1"/>
      <style:map style:condition="cell-content()=&quot;S2&quot;" style:apply-style-name="ConditionalStyle_5f_217" style:base-cell-address="sept.A1"/>
      <style:map style:condition="cell-content()=&quot;S1&quot;" style:apply-style-name="ConditionalStyle_5f_218" style:base-cell-address="sept.A1"/>
      <style:map style:condition="cell-content()=&quot;DI&quot;" style:apply-style-name="ConditionalStyle_5f_219" style:base-cell-address="sept.A1"/>
      <style:map style:condition="cell-content()=&quot;C&quot;" style:apply-style-name="ConditionalStyle_5f_214" style:base-cell-address="sept.A1"/>
    </style:style>
    <style:style style:name="ce20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105cm double #000000" style:border-line-width-top="0.035cm 0.035cm 0.035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215" style:base-cell-address="sept.A1"/>
      <style:map style:condition="cell-content()=&quot;AFEST&quot;" style:apply-style-name="ConditionalStyle_5f_216" style:base-cell-address="sept.A1"/>
      <style:map style:condition="cell-content()=&quot;S2&quot;" style:apply-style-name="ConditionalStyle_5f_217" style:base-cell-address="sept.A1"/>
      <style:map style:condition="cell-content()=&quot;S1&quot;" style:apply-style-name="ConditionalStyle_5f_218" style:base-cell-address="sept.A1"/>
      <style:map style:condition="cell-content()=&quot;DI&quot;" style:apply-style-name="ConditionalStyle_5f_219" style:base-cell-address="sept.A1"/>
      <style:map style:condition="cell-content()=&quot;C&quot;" style:apply-style-name="ConditionalStyle_5f_214" style:base-cell-address="sept.A1"/>
    </style:style>
    <style:style style:name="ce27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215" style:base-cell-address="sept.A1"/>
      <style:map style:condition="cell-content()=&quot;AFEST&quot;" style:apply-style-name="ConditionalStyle_5f_216" style:base-cell-address="sept.A1"/>
      <style:map style:condition="cell-content()=&quot;S2&quot;" style:apply-style-name="ConditionalStyle_5f_217" style:base-cell-address="sept.A1"/>
      <style:map style:condition="cell-content()=&quot;S1&quot;" style:apply-style-name="ConditionalStyle_5f_218" style:base-cell-address="sept.A1"/>
      <style:map style:condition="cell-content()=&quot;DI&quot;" style:apply-style-name="ConditionalStyle_5f_219" style:base-cell-address="sept.A1"/>
      <style:map style:condition="cell-content()=&quot;C&quot;" style:apply-style-name="ConditionalStyle_5f_214" style:base-cell-address="sept.A1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215" style:base-cell-address="sept.A1"/>
      <style:map style:condition="cell-content()=&quot;AFEST&quot;" style:apply-style-name="ConditionalStyle_5f_216" style:base-cell-address="sept.A1"/>
      <style:map style:condition="cell-content()=&quot;S2&quot;" style:apply-style-name="ConditionalStyle_5f_217" style:base-cell-address="sept.A1"/>
      <style:map style:condition="cell-content()=&quot;S1&quot;" style:apply-style-name="ConditionalStyle_5f_218" style:base-cell-address="sept.A1"/>
      <style:map style:condition="cell-content()=&quot;DI&quot;" style:apply-style-name="ConditionalStyle_5f_219" style:base-cell-address="sept.A1"/>
      <style:map style:condition="cell-content()=&quot;C&quot;" style:apply-style-name="ConditionalStyle_5f_214" style:base-cell-address="sept.A1"/>
    </style:style>
    <style:style style:name="ce29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order="0.105cm double #000000" style:border-line-width="0.035cm 0.035cm 0.035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fo:background-color="#fffff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fo:background-color="#fffff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aeaeae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aeaeae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ffff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fo:background-color="#aeaea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ackground-color="#aeaea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fo:background-color="#92d05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b7dee8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fo:background-color="#aeaea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92d05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10" style:base-cell-address="sept.A1"/>
      <style:map style:condition="cell-content()=&quot;S2&quot;" style:apply-style-name="ConditionalStyle_5f_211" style:base-cell-address="sept.A1"/>
      <style:map style:condition="cell-content()=&quot;S1&quot;" style:apply-style-name="ConditionalStyle_5f_212" style:base-cell-address="sept.A1"/>
      <style:map style:condition="cell-content()=&quot;CF&quot;" style:apply-style-name="ConditionalStyle_5f_213" style:base-cell-address="sept.A1"/>
      <style:map style:condition="cell-content()=&quot;C&quot;" style:apply-style-name="ConditionalStyle_5f_209" style:base-cell-address="sept.A1"/>
    </style:style>
    <style:style style:name="ce5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10" style:base-cell-address="sept.A1"/>
      <style:map style:condition="cell-content()=&quot;S2&quot;" style:apply-style-name="ConditionalStyle_5f_211" style:base-cell-address="sept.A1"/>
      <style:map style:condition="cell-content()=&quot;S1&quot;" style:apply-style-name="ConditionalStyle_5f_212" style:base-cell-address="sept.A1"/>
      <style:map style:condition="cell-content()=&quot;CF&quot;" style:apply-style-name="ConditionalStyle_5f_213" style:base-cell-address="sept.A1"/>
      <style:map style:condition="cell-content()=&quot;C&quot;" style:apply-style-name="ConditionalStyle_5f_209" style:base-cell-address="sept.A1"/>
    </style:style>
    <style:style style:name="ce54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10" style:base-cell-address="sept.A1"/>
      <style:map style:condition="cell-content()=&quot;S2&quot;" style:apply-style-name="ConditionalStyle_5f_211" style:base-cell-address="sept.A1"/>
      <style:map style:condition="cell-content()=&quot;S1&quot;" style:apply-style-name="ConditionalStyle_5f_212" style:base-cell-address="sept.A1"/>
      <style:map style:condition="cell-content()=&quot;CF&quot;" style:apply-style-name="ConditionalStyle_5f_213" style:base-cell-address="sept.A1"/>
      <style:map style:condition="cell-content()=&quot;C&quot;" style:apply-style-name="ConditionalStyle_5f_209" style:base-cell-address="sept.A1"/>
    </style:style>
    <style:style style:name="ce55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10" style:base-cell-address="sept.A1"/>
      <style:map style:condition="cell-content()=&quot;S2&quot;" style:apply-style-name="ConditionalStyle_5f_211" style:base-cell-address="sept.A1"/>
      <style:map style:condition="cell-content()=&quot;S1&quot;" style:apply-style-name="ConditionalStyle_5f_212" style:base-cell-address="sept.A1"/>
      <style:map style:condition="cell-content()=&quot;CF&quot;" style:apply-style-name="ConditionalStyle_5f_213" style:base-cell-address="sept.A1"/>
      <style:map style:condition="cell-content()=&quot;C&quot;" style:apply-style-name="ConditionalStyle_5f_209" style:base-cell-address="sept.A1"/>
    </style:style>
    <style:style style:name="ce56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10" style:base-cell-address="sept.A1"/>
      <style:map style:condition="cell-content()=&quot;S2&quot;" style:apply-style-name="ConditionalStyle_5f_211" style:base-cell-address="sept.A1"/>
      <style:map style:condition="cell-content()=&quot;S1&quot;" style:apply-style-name="ConditionalStyle_5f_212" style:base-cell-address="sept.A1"/>
      <style:map style:condition="cell-content()=&quot;CF&quot;" style:apply-style-name="ConditionalStyle_5f_213" style:base-cell-address="sept.A1"/>
      <style:map style:condition="cell-content()=&quot;C&quot;" style:apply-style-name="ConditionalStyle_5f_209" style:base-cell-address="sept.A1"/>
    </style:style>
    <style:style style:name="ce57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10" style:base-cell-address="sept.A1"/>
      <style:map style:condition="cell-content()=&quot;S2&quot;" style:apply-style-name="ConditionalStyle_5f_211" style:base-cell-address="sept.A1"/>
      <style:map style:condition="cell-content()=&quot;S1&quot;" style:apply-style-name="ConditionalStyle_5f_212" style:base-cell-address="sept.A1"/>
      <style:map style:condition="cell-content()=&quot;CF&quot;" style:apply-style-name="ConditionalStyle_5f_213" style:base-cell-address="sept.A1"/>
      <style:map style:condition="cell-content()=&quot;C&quot;" style:apply-style-name="ConditionalStyle_5f_209" style:base-cell-address="sept.A1"/>
    </style:style>
    <style:style style:name="ce58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210" style:base-cell-address="sept.A1"/>
      <style:map style:condition="cell-content()=&quot;S2&quot;" style:apply-style-name="ConditionalStyle_5f_211" style:base-cell-address="sept.A1"/>
      <style:map style:condition="cell-content()=&quot;S1&quot;" style:apply-style-name="ConditionalStyle_5f_212" style:base-cell-address="sept.A1"/>
      <style:map style:condition="cell-content()=&quot;CF&quot;" style:apply-style-name="ConditionalStyle_5f_213" style:base-cell-address="sept.A1"/>
      <style:map style:condition="cell-content()=&quot;C&quot;" style:apply-style-name="ConditionalStyle_5f_209" style:base-cell-address="sept.A1"/>
    </style:style>
    <style:style style:name="ce59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10" style:base-cell-address="sept.A1"/>
      <style:map style:condition="cell-content()=&quot;S2&quot;" style:apply-style-name="ConditionalStyle_5f_211" style:base-cell-address="sept.A1"/>
      <style:map style:condition="cell-content()=&quot;S1&quot;" style:apply-style-name="ConditionalStyle_5f_212" style:base-cell-address="sept.A1"/>
      <style:map style:condition="cell-content()=&quot;CF&quot;" style:apply-style-name="ConditionalStyle_5f_213" style:base-cell-address="sept.A1"/>
      <style:map style:condition="cell-content()=&quot;C&quot;" style:apply-style-name="ConditionalStyle_5f_209" style:base-cell-address="sept.A1"/>
    </style:style>
    <style:style style:name="ce60" style:family="table-cell" style:parent-style-name="Excel_20_Built-in_20_Normal">
      <style:table-cell-properties fo:background-color="#d9d9d9"/>
    </style:style>
    <style:style style:name="ce61" style:family="table-cell" style:parent-style-name="Excel_20_Built-in_20_Normal">
      <style:table-cell-properties fo:border-bottom="0.035cm solid #000000" fo:background-color="#fffff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35cm solid #000000" fo:background-color="#fffff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4" style:family="table-cell" style:parent-style-name="Excel_20_Built-in_20_Normal">
      <style:table-cell-properties fo:border-bottom="0.035cm solid #000000" fo:background-color="#aeaeae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fo:background-color="#fffff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Excel_20_Built-in_20_Normal">
      <style:table-cell-properties fo:border-bottom="none" fo:background-color="#fffff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Excel_20_Built-in_20_Normal">
      <style:table-cell-properties fo:background-color="#e6b8b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Excel_20_Built-in_20_Normal">
      <style:table-cell-properties fo:background-color="#ffffad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Excel_20_Built-in_20_Normal">
      <style:table-cell-properties fo:background-color="#80808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Excel_20_Built-in_20_Normal">
      <style:table-cell-properties fo:background-color="#ccc0da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Excel_20_Built-in_20_Normal">
      <style:table-cell-properties fo:background-color="#92d050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Excel_20_Built-in_20_Normal">
      <style:table-cell-properties fo:background-color="#16365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fo:background-color="#b1a0c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Excel_20_Built-in_20_Normal">
      <style:table-cell-properties fo:background-color="#f6c7ad"/>
      <style:map style:condition="cell-content()=&quot;S3&quot;" style:apply-style-name="ConditionalStyle_5f_207" style:base-cell-address="sept.A1"/>
      <style:map style:condition="cell-content()=&quot;S2&quot;" style:apply-style-name="ConditionalStyle_5f_206" style:base-cell-address="sept.A1"/>
      <style:map style:condition="cell-content()=&quot;S1&quot;" style:apply-style-name="ConditionalStyle_5f_205" style:base-cell-address="sept.A1"/>
      <style:map style:condition="cell-content()=&quot;CF&quot;" style:apply-style-name="ConditionalStyle_5f_204" style:base-cell-address="sept.A1"/>
      <style:map style:condition="cell-content()=&quot;C&quot;" style:apply-style-name="ConditionalStyle_5f_208" style:base-cell-address="sept.A1"/>
    </style:style>
    <style:style style:name="ce78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07" style:base-cell-address="sept.A1"/>
      <style:map style:condition="cell-content()=&quot;S2&quot;" style:apply-style-name="ConditionalStyle_5f_206" style:base-cell-address="sept.A1"/>
      <style:map style:condition="cell-content()=&quot;S1&quot;" style:apply-style-name="ConditionalStyle_5f_205" style:base-cell-address="sept.A1"/>
      <style:map style:condition="cell-content()=&quot;CF&quot;" style:apply-style-name="ConditionalStyle_5f_204" style:base-cell-address="sept.A1"/>
      <style:map style:condition="cell-content()=&quot;C&quot;" style:apply-style-name="ConditionalStyle_5f_208" style:base-cell-address="sept.A1"/>
    </style:style>
    <style:style style:name="ce79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07" style:base-cell-address="sept.A1"/>
      <style:map style:condition="cell-content()=&quot;S2&quot;" style:apply-style-name="ConditionalStyle_5f_206" style:base-cell-address="sept.A1"/>
      <style:map style:condition="cell-content()=&quot;S1&quot;" style:apply-style-name="ConditionalStyle_5f_205" style:base-cell-address="sept.A1"/>
      <style:map style:condition="cell-content()=&quot;CF&quot;" style:apply-style-name="ConditionalStyle_5f_204" style:base-cell-address="sept.A1"/>
      <style:map style:condition="cell-content()=&quot;C&quot;" style:apply-style-name="ConditionalStyle_5f_208" style:base-cell-address="sept.A1"/>
    </style:style>
    <style:style style:name="ce80" style:family="table-cell" style:parent-style-name="Excel_20_Built-in_20_Normal">
      <style:table-cell-properties fo:background-color="#ffffa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07" style:base-cell-address="sept.A1"/>
      <style:map style:condition="cell-content()=&quot;S2&quot;" style:apply-style-name="ConditionalStyle_5f_206" style:base-cell-address="sept.A1"/>
      <style:map style:condition="cell-content()=&quot;S1&quot;" style:apply-style-name="ConditionalStyle_5f_205" style:base-cell-address="sept.A1"/>
      <style:map style:condition="cell-content()=&quot;CF&quot;" style:apply-style-name="ConditionalStyle_5f_204" style:base-cell-address="sept.A1"/>
      <style:map style:condition="cell-content()=&quot;C&quot;" style:apply-style-name="ConditionalStyle_5f_208" style:base-cell-address="sept.A1"/>
    </style:style>
    <style:style style:name="ce81" style:family="table-cell" style:parent-style-name="Excel_20_Built-in_20_Normal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07" style:base-cell-address="sept.A1"/>
      <style:map style:condition="cell-content()=&quot;S2&quot;" style:apply-style-name="ConditionalStyle_5f_206" style:base-cell-address="sept.A1"/>
      <style:map style:condition="cell-content()=&quot;S1&quot;" style:apply-style-name="ConditionalStyle_5f_205" style:base-cell-address="sept.A1"/>
      <style:map style:condition="cell-content()=&quot;CF&quot;" style:apply-style-name="ConditionalStyle_5f_204" style:base-cell-address="sept.A1"/>
      <style:map style:condition="cell-content()=&quot;C&quot;" style:apply-style-name="ConditionalStyle_5f_208" style:base-cell-address="sept.A1"/>
    </style:style>
    <style:style style:name="ce82" style:family="table-cell" style:parent-style-name="Excel_20_Built-in_20_Normal">
      <style:table-cell-properties fo:background-color="#96dcf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07" style:base-cell-address="sept.A1"/>
      <style:map style:condition="cell-content()=&quot;S2&quot;" style:apply-style-name="ConditionalStyle_5f_206" style:base-cell-address="sept.A1"/>
      <style:map style:condition="cell-content()=&quot;S1&quot;" style:apply-style-name="ConditionalStyle_5f_205" style:base-cell-address="sept.A1"/>
      <style:map style:condition="cell-content()=&quot;CF&quot;" style:apply-style-name="ConditionalStyle_5f_204" style:base-cell-address="sept.A1"/>
      <style:map style:condition="cell-content()=&quot;C&quot;" style:apply-style-name="ConditionalStyle_5f_208" style:base-cell-address="sept.A1"/>
    </style:style>
    <style:style style:name="ce83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207" style:base-cell-address="sept.A1"/>
      <style:map style:condition="cell-content()=&quot;S2&quot;" style:apply-style-name="ConditionalStyle_5f_206" style:base-cell-address="sept.A1"/>
      <style:map style:condition="cell-content()=&quot;S1&quot;" style:apply-style-name="ConditionalStyle_5f_205" style:base-cell-address="sept.A1"/>
      <style:map style:condition="cell-content()=&quot;CF&quot;" style:apply-style-name="ConditionalStyle_5f_204" style:base-cell-address="sept.A1"/>
      <style:map style:condition="cell-content()=&quot;C&quot;" style:apply-style-name="ConditionalStyle_5f_208" style:base-cell-address="sept.A1"/>
    </style:style>
    <style:style style:name="ce84" style:family="table-cell" style:parent-style-name="Excel_20_Built-in_20_Normal">
      <style:table-cell-properties fo:background-color="#0a1e31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07" style:base-cell-address="sept.A1"/>
      <style:map style:condition="cell-content()=&quot;S2&quot;" style:apply-style-name="ConditionalStyle_5f_206" style:base-cell-address="sept.A1"/>
      <style:map style:condition="cell-content()=&quot;S1&quot;" style:apply-style-name="ConditionalStyle_5f_205" style:base-cell-address="sept.A1"/>
      <style:map style:condition="cell-content()=&quot;CF&quot;" style:apply-style-name="ConditionalStyle_5f_204" style:base-cell-address="sept.A1"/>
      <style:map style:condition="cell-content()=&quot;C&quot;" style:apply-style-name="ConditionalStyle_5f_208" style:base-cell-address="sept.A1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0.035cm solid #000000" fo:border-right="0.035cm solid #000000" style:rotation-align="none" fo:border-top="0.105cm double #000000" style:border-line-width-top="0.035cm 0.035cm 0.035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03" style:base-cell-address="sept.A1"/>
      <style:map style:condition="cell-content()=&quot;AFEST&quot;" style:apply-style-name="ConditionalStyle_5f_202" style:base-cell-address="sept.A1"/>
      <style:map style:condition="cell-content()=&quot;S2&quot;" style:apply-style-name="ConditionalStyle_5f_199" style:base-cell-address="sept.A1"/>
      <style:map style:condition="cell-content()=&quot;S1&quot;" style:apply-style-name="ConditionalStyle_5f_200" style:base-cell-address="sept.A1"/>
      <style:map style:condition="cell-content()=&quot;DI&quot;" style:apply-style-name="ConditionalStyle_5f_201" style:base-cell-address="sept.A1"/>
      <style:map style:condition="cell-content()=&quot;C&quot;" style:apply-style-name="ConditionalStyle_5f_198" style:base-cell-address="sept.A1"/>
    </style:style>
    <style:style style:name="ce87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03" style:base-cell-address="sept.A1"/>
      <style:map style:condition="cell-content()=&quot;AFEST&quot;" style:apply-style-name="ConditionalStyle_5f_202" style:base-cell-address="sept.A1"/>
      <style:map style:condition="cell-content()=&quot;S2&quot;" style:apply-style-name="ConditionalStyle_5f_199" style:base-cell-address="sept.A1"/>
      <style:map style:condition="cell-content()=&quot;S1&quot;" style:apply-style-name="ConditionalStyle_5f_200" style:base-cell-address="sept.A1"/>
      <style:map style:condition="cell-content()=&quot;DI&quot;" style:apply-style-name="ConditionalStyle_5f_201" style:base-cell-address="sept.A1"/>
      <style:map style:condition="cell-content()=&quot;C&quot;" style:apply-style-name="ConditionalStyle_5f_198" style:base-cell-address="sept.A1"/>
    </style:style>
    <style:style style:name="ce8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03" style:base-cell-address="sept.A1"/>
      <style:map style:condition="cell-content()=&quot;AFEST&quot;" style:apply-style-name="ConditionalStyle_5f_202" style:base-cell-address="sept.A1"/>
      <style:map style:condition="cell-content()=&quot;S2&quot;" style:apply-style-name="ConditionalStyle_5f_199" style:base-cell-address="sept.A1"/>
      <style:map style:condition="cell-content()=&quot;S1&quot;" style:apply-style-name="ConditionalStyle_5f_200" style:base-cell-address="sept.A1"/>
      <style:map style:condition="cell-content()=&quot;DI&quot;" style:apply-style-name="ConditionalStyle_5f_201" style:base-cell-address="sept.A1"/>
      <style:map style:condition="cell-content()=&quot;C&quot;" style:apply-style-name="ConditionalStyle_5f_198" style:base-cell-address="sept.A1"/>
    </style:style>
    <style:style style:name="ce8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03" style:base-cell-address="sept.A1"/>
      <style:map style:condition="cell-content()=&quot;AFEST&quot;" style:apply-style-name="ConditionalStyle_5f_202" style:base-cell-address="sept.A1"/>
      <style:map style:condition="cell-content()=&quot;S2&quot;" style:apply-style-name="ConditionalStyle_5f_199" style:base-cell-address="sept.A1"/>
      <style:map style:condition="cell-content()=&quot;S1&quot;" style:apply-style-name="ConditionalStyle_5f_200" style:base-cell-address="sept.A1"/>
      <style:map style:condition="cell-content()=&quot;DI&quot;" style:apply-style-name="ConditionalStyle_5f_201" style:base-cell-address="sept.A1"/>
      <style:map style:condition="cell-content()=&quot;C&quot;" style:apply-style-name="ConditionalStyle_5f_198" style:base-cell-address="sept.A1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03" style:base-cell-address="sept.A1"/>
      <style:map style:condition="cell-content()=&quot;AFEST&quot;" style:apply-style-name="ConditionalStyle_5f_202" style:base-cell-address="sept.A1"/>
      <style:map style:condition="cell-content()=&quot;S2&quot;" style:apply-style-name="ConditionalStyle_5f_199" style:base-cell-address="sept.A1"/>
      <style:map style:condition="cell-content()=&quot;S1&quot;" style:apply-style-name="ConditionalStyle_5f_200" style:base-cell-address="sept.A1"/>
      <style:map style:condition="cell-content()=&quot;DI&quot;" style:apply-style-name="ConditionalStyle_5f_201" style:base-cell-address="sept.A1"/>
      <style:map style:condition="cell-content()=&quot;C&quot;" style:apply-style-name="ConditionalStyle_5f_198" style:base-cell-address="sept.A1"/>
    </style:style>
    <style:style style:name="ce9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203" style:base-cell-address="sept.A1"/>
      <style:map style:condition="cell-content()=&quot;AFEST&quot;" style:apply-style-name="ConditionalStyle_5f_202" style:base-cell-address="sept.A1"/>
      <style:map style:condition="cell-content()=&quot;S2&quot;" style:apply-style-name="ConditionalStyle_5f_199" style:base-cell-address="sept.A1"/>
      <style:map style:condition="cell-content()=&quot;S1&quot;" style:apply-style-name="ConditionalStyle_5f_200" style:base-cell-address="sept.A1"/>
      <style:map style:condition="cell-content()=&quot;DI&quot;" style:apply-style-name="ConditionalStyle_5f_201" style:base-cell-address="sept.A1"/>
      <style:map style:condition="cell-content()=&quot;C&quot;" style:apply-style-name="ConditionalStyle_5f_198" style:base-cell-address="sept.A1"/>
    </style:style>
    <style:style style:name="ce92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203" style:base-cell-address="sept.A1"/>
      <style:map style:condition="cell-content()=&quot;AFEST&quot;" style:apply-style-name="ConditionalStyle_5f_202" style:base-cell-address="sept.A1"/>
      <style:map style:condition="cell-content()=&quot;S2&quot;" style:apply-style-name="ConditionalStyle_5f_199" style:base-cell-address="sept.A1"/>
      <style:map style:condition="cell-content()=&quot;S1&quot;" style:apply-style-name="ConditionalStyle_5f_200" style:base-cell-address="sept.A1"/>
      <style:map style:condition="cell-content()=&quot;DI&quot;" style:apply-style-name="ConditionalStyle_5f_201" style:base-cell-address="sept.A1"/>
      <style:map style:condition="cell-content()=&quot;C&quot;" style:apply-style-name="ConditionalStyle_5f_198" style:base-cell-address="sept.A1"/>
    </style:style>
    <style:style style:name="ce9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203" style:base-cell-address="sept.A1"/>
      <style:map style:condition="cell-content()=&quot;AFEST&quot;" style:apply-style-name="ConditionalStyle_5f_202" style:base-cell-address="sept.A1"/>
      <style:map style:condition="cell-content()=&quot;S2&quot;" style:apply-style-name="ConditionalStyle_5f_199" style:base-cell-address="sept.A1"/>
      <style:map style:condition="cell-content()=&quot;S1&quot;" style:apply-style-name="ConditionalStyle_5f_200" style:base-cell-address="sept.A1"/>
      <style:map style:condition="cell-content()=&quot;DI&quot;" style:apply-style-name="ConditionalStyle_5f_201" style:base-cell-address="sept.A1"/>
      <style:map style:condition="cell-content()=&quot;C&quot;" style:apply-style-name="ConditionalStyle_5f_198" style:base-cell-address="sept.A1"/>
    </style:style>
    <style:style style:name="ce9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203" style:base-cell-address="sept.A1"/>
      <style:map style:condition="cell-content()=&quot;AFEST&quot;" style:apply-style-name="ConditionalStyle_5f_202" style:base-cell-address="sept.A1"/>
      <style:map style:condition="cell-content()=&quot;S2&quot;" style:apply-style-name="ConditionalStyle_5f_199" style:base-cell-address="sept.A1"/>
      <style:map style:condition="cell-content()=&quot;S1&quot;" style:apply-style-name="ConditionalStyle_5f_200" style:base-cell-address="sept.A1"/>
      <style:map style:condition="cell-content()=&quot;DI&quot;" style:apply-style-name="ConditionalStyle_5f_201" style:base-cell-address="sept.A1"/>
      <style:map style:condition="cell-content()=&quot;C&quot;" style:apply-style-name="ConditionalStyle_5f_198" style:base-cell-address="sept.A1"/>
    </style:style>
    <style:style style:name="ce95" style:family="table-cell" style:parent-style-name="Excel_20_Built-in_20_Normal">
      <style:table-cell-properties fo:border-bottom="0.035cm solid #000000" fo:background-color="#bfbfb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6" style:family="table-cell" style:parent-style-name="Excel_20_Built-in_20_Normal">
      <style:table-cell-properties fo:border-bottom="none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ormal">
      <style:table-cell-properties fo:border-bottom="0.035cm solid #000000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fo:border-bottom="0.035cm solid #000000" fo:background-color="#b7dee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fo:background-color="#aeaea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Excel_20_Built-in_20_Normal">
      <style:table-cell-properties fo:border-bottom="0.035cm solid #000000" fo:background-color="#bfbfb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Excel_20_Built-in_20_Normal">
      <style:table-cell-properties fo:border-bottom="0.035cm solid #000000" fo:background-color="#b7dee8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7" style:base-cell-address="sept.A1"/>
      <style:map style:condition="cell-content()=&quot;S2&quot;" style:apply-style-name="ConditionalStyle_5f_196" style:base-cell-address="sept.A1"/>
      <style:map style:condition="cell-content()=&quot;S1&quot;" style:apply-style-name="ConditionalStyle_5f_195" style:base-cell-address="sept.A1"/>
      <style:map style:condition="cell-content()=&quot;CF&quot;" style:apply-style-name="ConditionalStyle_5f_194" style:base-cell-address="sept.A1"/>
      <style:map style:condition="cell-content()=&quot;C&quot;" style:apply-style-name="ConditionalStyle_5f_193" style:base-cell-address="sept.A1"/>
    </style:style>
    <style:style style:name="ce105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7" style:base-cell-address="sept.A1"/>
      <style:map style:condition="cell-content()=&quot;S2&quot;" style:apply-style-name="ConditionalStyle_5f_196" style:base-cell-address="sept.A1"/>
      <style:map style:condition="cell-content()=&quot;S1&quot;" style:apply-style-name="ConditionalStyle_5f_195" style:base-cell-address="sept.A1"/>
      <style:map style:condition="cell-content()=&quot;CF&quot;" style:apply-style-name="ConditionalStyle_5f_194" style:base-cell-address="sept.A1"/>
      <style:map style:condition="cell-content()=&quot;C&quot;" style:apply-style-name="ConditionalStyle_5f_193" style:base-cell-address="sept.A1"/>
    </style:style>
    <style:style style:name="ce10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7" style:base-cell-address="sept.A1"/>
      <style:map style:condition="cell-content()=&quot;S2&quot;" style:apply-style-name="ConditionalStyle_5f_196" style:base-cell-address="sept.A1"/>
      <style:map style:condition="cell-content()=&quot;S1&quot;" style:apply-style-name="ConditionalStyle_5f_195" style:base-cell-address="sept.A1"/>
      <style:map style:condition="cell-content()=&quot;CF&quot;" style:apply-style-name="ConditionalStyle_5f_194" style:base-cell-address="sept.A1"/>
      <style:map style:condition="cell-content()=&quot;C&quot;" style:apply-style-name="ConditionalStyle_5f_193" style:base-cell-address="sept.A1"/>
    </style:style>
    <style:style style:name="ce107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7" style:base-cell-address="sept.A1"/>
      <style:map style:condition="cell-content()=&quot;S2&quot;" style:apply-style-name="ConditionalStyle_5f_196" style:base-cell-address="sept.A1"/>
      <style:map style:condition="cell-content()=&quot;S1&quot;" style:apply-style-name="ConditionalStyle_5f_195" style:base-cell-address="sept.A1"/>
      <style:map style:condition="cell-content()=&quot;CF&quot;" style:apply-style-name="ConditionalStyle_5f_194" style:base-cell-address="sept.A1"/>
      <style:map style:condition="cell-content()=&quot;C&quot;" style:apply-style-name="ConditionalStyle_5f_193" style:base-cell-address="sept.A1"/>
    </style:style>
    <style:style style:name="ce108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7" style:base-cell-address="sept.A1"/>
      <style:map style:condition="cell-content()=&quot;S2&quot;" style:apply-style-name="ConditionalStyle_5f_196" style:base-cell-address="sept.A1"/>
      <style:map style:condition="cell-content()=&quot;S1&quot;" style:apply-style-name="ConditionalStyle_5f_195" style:base-cell-address="sept.A1"/>
      <style:map style:condition="cell-content()=&quot;CF&quot;" style:apply-style-name="ConditionalStyle_5f_194" style:base-cell-address="sept.A1"/>
      <style:map style:condition="cell-content()=&quot;C&quot;" style:apply-style-name="ConditionalStyle_5f_193" style:base-cell-address="sept.A1"/>
    </style:style>
    <style:style style:name="ce109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7" style:base-cell-address="sept.A1"/>
      <style:map style:condition="cell-content()=&quot;S2&quot;" style:apply-style-name="ConditionalStyle_5f_196" style:base-cell-address="sept.A1"/>
      <style:map style:condition="cell-content()=&quot;S1&quot;" style:apply-style-name="ConditionalStyle_5f_195" style:base-cell-address="sept.A1"/>
      <style:map style:condition="cell-content()=&quot;CF&quot;" style:apply-style-name="ConditionalStyle_5f_194" style:base-cell-address="sept.A1"/>
      <style:map style:condition="cell-content()=&quot;C&quot;" style:apply-style-name="ConditionalStyle_5f_193" style:base-cell-address="sept.A1"/>
    </style:style>
    <style:style style:name="ce110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97" style:base-cell-address="sept.A1"/>
      <style:map style:condition="cell-content()=&quot;S2&quot;" style:apply-style-name="ConditionalStyle_5f_196" style:base-cell-address="sept.A1"/>
      <style:map style:condition="cell-content()=&quot;S1&quot;" style:apply-style-name="ConditionalStyle_5f_195" style:base-cell-address="sept.A1"/>
      <style:map style:condition="cell-content()=&quot;CF&quot;" style:apply-style-name="ConditionalStyle_5f_194" style:base-cell-address="sept.A1"/>
      <style:map style:condition="cell-content()=&quot;C&quot;" style:apply-style-name="ConditionalStyle_5f_193" style:base-cell-address="sept.A1"/>
    </style:style>
    <style:style style:name="ce111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7" style:base-cell-address="sept.A1"/>
      <style:map style:condition="cell-content()=&quot;S2&quot;" style:apply-style-name="ConditionalStyle_5f_196" style:base-cell-address="sept.A1"/>
      <style:map style:condition="cell-content()=&quot;S1&quot;" style:apply-style-name="ConditionalStyle_5f_195" style:base-cell-address="sept.A1"/>
      <style:map style:condition="cell-content()=&quot;CF&quot;" style:apply-style-name="ConditionalStyle_5f_194" style:base-cell-address="sept.A1"/>
      <style:map style:condition="cell-content()=&quot;C&quot;" style:apply-style-name="ConditionalStyle_5f_193" style:base-cell-address="sept.A1"/>
    </style:style>
    <style:style style:name="ce112" style:family="table-cell" style:parent-style-name="Excel_20_Built-in_20_Normal">
      <style:table-cell-properties fo:border-bottom="none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105cm double #000000" style:border-line-width-top="0.035cm 0.035cm 0.035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bfbfb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Normal">
      <style:table-cell-properties fo:border-bottom="0.035cm solid #000000" fo:background-color="#ffffff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5" style:family="table-cell" style:parent-style-name="Excel_20_Built-in_20_Normal">
      <style:table-cell-properties fo:border-bottom="0.035cm solid #000000" style:diagonal-bl-tr="none" style:diagonal-tl-br="none" fo:border-left="0.035cm solid #000000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style:diagonal-bl-tr="none" style:diagonal-tl-br="none" fo:border-left="0.105cm double #000000" style:border-line-width-left="0.035cm 0.035cm 0.035cm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aeaeae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105cm double #000000" style:border-line-width-top="0.035cm 0.035cm 0.035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Normal">
      <style:table-cell-properties fo:border-bottom="0.035cm solid #000000" fo:background-color="#aeaea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0" style:family="table-cell" style:parent-style-name="Excel_20_Built-in_20_Normal">
      <style:table-cell-properties fo:border-bottom="0.035cm solid #000000" fo:background-color="#bfbfb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fo:background-color="#b7dee8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aeaea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Excel_20_Built-in_20_Normal">
      <style:table-cell-properties fo:background-color="#f6c7ad"/>
      <style:map style:condition="cell-content()=&quot;S3&quot;" style:apply-style-name="ConditionalStyle_5f_191" style:base-cell-address="sept.A1"/>
      <style:map style:condition="cell-content()=&quot;S2&quot;" style:apply-style-name="ConditionalStyle_5f_192" style:base-cell-address="sept.A1"/>
      <style:map style:condition="cell-content()=&quot;S1&quot;" style:apply-style-name="ConditionalStyle_5f_190" style:base-cell-address="sept.A1"/>
      <style:map style:condition="cell-content()=&quot;CF&quot;" style:apply-style-name="ConditionalStyle_5f_189" style:base-cell-address="sept.A1"/>
      <style:map style:condition="cell-content()=&quot;C&quot;" style:apply-style-name="ConditionalStyle_5f_188" style:base-cell-address="sept.A1"/>
    </style:style>
    <style:style style:name="ce125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1" style:base-cell-address="sept.A1"/>
      <style:map style:condition="cell-content()=&quot;S2&quot;" style:apply-style-name="ConditionalStyle_5f_192" style:base-cell-address="sept.A1"/>
      <style:map style:condition="cell-content()=&quot;S1&quot;" style:apply-style-name="ConditionalStyle_5f_190" style:base-cell-address="sept.A1"/>
      <style:map style:condition="cell-content()=&quot;CF&quot;" style:apply-style-name="ConditionalStyle_5f_189" style:base-cell-address="sept.A1"/>
      <style:map style:condition="cell-content()=&quot;C&quot;" style:apply-style-name="ConditionalStyle_5f_188" style:base-cell-address="sept.A1"/>
    </style:style>
    <style:style style:name="ce126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1" style:base-cell-address="sept.A1"/>
      <style:map style:condition="cell-content()=&quot;S2&quot;" style:apply-style-name="ConditionalStyle_5f_192" style:base-cell-address="sept.A1"/>
      <style:map style:condition="cell-content()=&quot;S1&quot;" style:apply-style-name="ConditionalStyle_5f_190" style:base-cell-address="sept.A1"/>
      <style:map style:condition="cell-content()=&quot;CF&quot;" style:apply-style-name="ConditionalStyle_5f_189" style:base-cell-address="sept.A1"/>
      <style:map style:condition="cell-content()=&quot;C&quot;" style:apply-style-name="ConditionalStyle_5f_188" style:base-cell-address="sept.A1"/>
    </style:style>
    <style:style style:name="ce127" style:family="table-cell" style:parent-style-name="Excel_20_Built-in_20_Normal">
      <style:table-cell-properties fo:background-color="#ffffa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1" style:base-cell-address="sept.A1"/>
      <style:map style:condition="cell-content()=&quot;S2&quot;" style:apply-style-name="ConditionalStyle_5f_192" style:base-cell-address="sept.A1"/>
      <style:map style:condition="cell-content()=&quot;S1&quot;" style:apply-style-name="ConditionalStyle_5f_190" style:base-cell-address="sept.A1"/>
      <style:map style:condition="cell-content()=&quot;CF&quot;" style:apply-style-name="ConditionalStyle_5f_189" style:base-cell-address="sept.A1"/>
      <style:map style:condition="cell-content()=&quot;C&quot;" style:apply-style-name="ConditionalStyle_5f_188" style:base-cell-address="sept.A1"/>
    </style:style>
    <style:style style:name="ce128" style:family="table-cell" style:parent-style-name="Excel_20_Built-in_20_Normal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1" style:base-cell-address="sept.A1"/>
      <style:map style:condition="cell-content()=&quot;S2&quot;" style:apply-style-name="ConditionalStyle_5f_192" style:base-cell-address="sept.A1"/>
      <style:map style:condition="cell-content()=&quot;S1&quot;" style:apply-style-name="ConditionalStyle_5f_190" style:base-cell-address="sept.A1"/>
      <style:map style:condition="cell-content()=&quot;CF&quot;" style:apply-style-name="ConditionalStyle_5f_189" style:base-cell-address="sept.A1"/>
      <style:map style:condition="cell-content()=&quot;C&quot;" style:apply-style-name="ConditionalStyle_5f_188" style:base-cell-address="sept.A1"/>
    </style:style>
    <style:style style:name="ce129" style:family="table-cell" style:parent-style-name="Excel_20_Built-in_20_Normal">
      <style:table-cell-properties fo:background-color="#96dcf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1" style:base-cell-address="sept.A1"/>
      <style:map style:condition="cell-content()=&quot;S2&quot;" style:apply-style-name="ConditionalStyle_5f_192" style:base-cell-address="sept.A1"/>
      <style:map style:condition="cell-content()=&quot;S1&quot;" style:apply-style-name="ConditionalStyle_5f_190" style:base-cell-address="sept.A1"/>
      <style:map style:condition="cell-content()=&quot;CF&quot;" style:apply-style-name="ConditionalStyle_5f_189" style:base-cell-address="sept.A1"/>
      <style:map style:condition="cell-content()=&quot;C&quot;" style:apply-style-name="ConditionalStyle_5f_188" style:base-cell-address="sept.A1"/>
    </style:style>
    <style:style style:name="ce130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91" style:base-cell-address="sept.A1"/>
      <style:map style:condition="cell-content()=&quot;S2&quot;" style:apply-style-name="ConditionalStyle_5f_192" style:base-cell-address="sept.A1"/>
      <style:map style:condition="cell-content()=&quot;S1&quot;" style:apply-style-name="ConditionalStyle_5f_190" style:base-cell-address="sept.A1"/>
      <style:map style:condition="cell-content()=&quot;CF&quot;" style:apply-style-name="ConditionalStyle_5f_189" style:base-cell-address="sept.A1"/>
      <style:map style:condition="cell-content()=&quot;C&quot;" style:apply-style-name="ConditionalStyle_5f_188" style:base-cell-address="sept.A1"/>
    </style:style>
    <style:style style:name="ce131" style:family="table-cell" style:parent-style-name="Excel_20_Built-in_20_Normal">
      <style:table-cell-properties fo:background-color="#0a1e31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91" style:base-cell-address="sept.A1"/>
      <style:map style:condition="cell-content()=&quot;S2&quot;" style:apply-style-name="ConditionalStyle_5f_192" style:base-cell-address="sept.A1"/>
      <style:map style:condition="cell-content()=&quot;S1&quot;" style:apply-style-name="ConditionalStyle_5f_190" style:base-cell-address="sept.A1"/>
      <style:map style:condition="cell-content()=&quot;CF&quot;" style:apply-style-name="ConditionalStyle_5f_189" style:base-cell-address="sept.A1"/>
      <style:map style:condition="cell-content()=&quot;C&quot;" style:apply-style-name="ConditionalStyle_5f_188" style:base-cell-address="sept.A1"/>
    </style:style>
    <style:style style:name="ce13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87" style:base-cell-address="sept.A1"/>
      <style:map style:condition="cell-content()=&quot;AFEST&quot;" style:apply-style-name="ConditionalStyle_5f_186" style:base-cell-address="sept.A1"/>
      <style:map style:condition="cell-content()=&quot;S2&quot;" style:apply-style-name="ConditionalStyle_5f_183" style:base-cell-address="sept.A1"/>
      <style:map style:condition="cell-content()=&quot;S1&quot;" style:apply-style-name="ConditionalStyle_5f_184" style:base-cell-address="sept.A1"/>
      <style:map style:condition="cell-content()=&quot;DI&quot;" style:apply-style-name="ConditionalStyle_5f_185" style:base-cell-address="sept.A1"/>
      <style:map style:condition="cell-content()=&quot;C&quot;" style:apply-style-name="ConditionalStyle_5f_182" style:base-cell-address="sept.A1"/>
    </style:style>
    <style:style style:name="ce13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87" style:base-cell-address="sept.A1"/>
      <style:map style:condition="cell-content()=&quot;AFEST&quot;" style:apply-style-name="ConditionalStyle_5f_186" style:base-cell-address="sept.A1"/>
      <style:map style:condition="cell-content()=&quot;S2&quot;" style:apply-style-name="ConditionalStyle_5f_183" style:base-cell-address="sept.A1"/>
      <style:map style:condition="cell-content()=&quot;S1&quot;" style:apply-style-name="ConditionalStyle_5f_184" style:base-cell-address="sept.A1"/>
      <style:map style:condition="cell-content()=&quot;DI&quot;" style:apply-style-name="ConditionalStyle_5f_185" style:base-cell-address="sept.A1"/>
      <style:map style:condition="cell-content()=&quot;C&quot;" style:apply-style-name="ConditionalStyle_5f_182" style:base-cell-address="sept.A1"/>
    </style:style>
    <style:style style:name="ce1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87" style:base-cell-address="sept.A1"/>
      <style:map style:condition="cell-content()=&quot;AFEST&quot;" style:apply-style-name="ConditionalStyle_5f_186" style:base-cell-address="sept.A1"/>
      <style:map style:condition="cell-content()=&quot;S2&quot;" style:apply-style-name="ConditionalStyle_5f_183" style:base-cell-address="sept.A1"/>
      <style:map style:condition="cell-content()=&quot;S1&quot;" style:apply-style-name="ConditionalStyle_5f_184" style:base-cell-address="sept.A1"/>
      <style:map style:condition="cell-content()=&quot;DI&quot;" style:apply-style-name="ConditionalStyle_5f_185" style:base-cell-address="sept.A1"/>
      <style:map style:condition="cell-content()=&quot;C&quot;" style:apply-style-name="ConditionalStyle_5f_182" style:base-cell-address="sept.A1"/>
    </style:style>
    <style:style style:name="ce136" style:family="table-cell" style:parent-style-name="Excel_20_Built-in_20_Normal">
      <style:table-cell-properties fo:border-bottom="0.035cm solid #000000" fo:background-color="#ffffff" style:diagonal-bl-tr="none" style:diagonal-tl-br="none" fo:border-left="0.105cm double #000000" style:border-line-width-left="0.035cm 0.035cm 0.035cm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87" style:base-cell-address="sept.A1"/>
      <style:map style:condition="cell-content()=&quot;AFEST&quot;" style:apply-style-name="ConditionalStyle_5f_186" style:base-cell-address="sept.A1"/>
      <style:map style:condition="cell-content()=&quot;S2&quot;" style:apply-style-name="ConditionalStyle_5f_183" style:base-cell-address="sept.A1"/>
      <style:map style:condition="cell-content()=&quot;S1&quot;" style:apply-style-name="ConditionalStyle_5f_184" style:base-cell-address="sept.A1"/>
      <style:map style:condition="cell-content()=&quot;DI&quot;" style:apply-style-name="ConditionalStyle_5f_185" style:base-cell-address="sept.A1"/>
      <style:map style:condition="cell-content()=&quot;C&quot;" style:apply-style-name="ConditionalStyle_5f_182" style:base-cell-address="sept.A1"/>
    </style:style>
    <style:style style:name="ce1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87" style:base-cell-address="sept.A1"/>
      <style:map style:condition="cell-content()=&quot;AFEST&quot;" style:apply-style-name="ConditionalStyle_5f_186" style:base-cell-address="sept.A1"/>
      <style:map style:condition="cell-content()=&quot;S2&quot;" style:apply-style-name="ConditionalStyle_5f_183" style:base-cell-address="sept.A1"/>
      <style:map style:condition="cell-content()=&quot;S1&quot;" style:apply-style-name="ConditionalStyle_5f_184" style:base-cell-address="sept.A1"/>
      <style:map style:condition="cell-content()=&quot;DI&quot;" style:apply-style-name="ConditionalStyle_5f_185" style:base-cell-address="sept.A1"/>
      <style:map style:condition="cell-content()=&quot;C&quot;" style:apply-style-name="ConditionalStyle_5f_182" style:base-cell-address="sept.A1"/>
    </style:style>
    <style:style style:name="ce140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7" style:family="table-cell" style:parent-style-name="Excel_20_Built-in_20_Normal">
      <style:table-cell-properties fo:background-color="#b7dee8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81" style:base-cell-address="sept.A1"/>
      <style:map style:condition="cell-content()=&quot;AFEST&quot;" style:apply-style-name="ConditionalStyle_5f_177" style:base-cell-address="sept.A1"/>
      <style:map style:condition="cell-content()=&quot;S2&quot;" style:apply-style-name="ConditionalStyle_5f_180" style:base-cell-address="sept.A1"/>
      <style:map style:condition="cell-content()=&quot;S1&quot;" style:apply-style-name="ConditionalStyle_5f_179" style:base-cell-address="sept.A1"/>
      <style:map style:condition="cell-content()=&quot;DI&quot;" style:apply-style-name="ConditionalStyle_5f_178" style:base-cell-address="sept.A1"/>
      <style:map style:condition="cell-content()=&quot;C&quot;" style:apply-style-name="ConditionalStyle_5f_176" style:base-cell-address="sept.A1"/>
    </style:style>
    <style:style style:name="ce149" style:family="table-cell" style:parent-style-name="Excel_20_Built-in_20_Normal">
      <style:table-cell-properties fo:background-color="#92d050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105cm double #000000" style:border-line-width-right="0.035cm 0.035cm 0.035cm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1" style:base-cell-address="sept.A1"/>
      <style:map style:condition="cell-content()=&quot;S2&quot;" style:apply-style-name="ConditionalStyle_5f_172" style:base-cell-address="sept.A1"/>
      <style:map style:condition="cell-content()=&quot;S1&quot;" style:apply-style-name="ConditionalStyle_5f_174" style:base-cell-address="sept.A1"/>
      <style:map style:condition="cell-content()=&quot;CF&quot;" style:apply-style-name="ConditionalStyle_5f_173" style:base-cell-address="sept.A1"/>
      <style:map style:condition="cell-content()=&quot;C&quot;" style:apply-style-name="ConditionalStyle_5f_175" style:base-cell-address="sept.A1"/>
    </style:style>
    <style:style style:name="ce15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1" style:base-cell-address="sept.A1"/>
      <style:map style:condition="cell-content()=&quot;S2&quot;" style:apply-style-name="ConditionalStyle_5f_172" style:base-cell-address="sept.A1"/>
      <style:map style:condition="cell-content()=&quot;S1&quot;" style:apply-style-name="ConditionalStyle_5f_174" style:base-cell-address="sept.A1"/>
      <style:map style:condition="cell-content()=&quot;CF&quot;" style:apply-style-name="ConditionalStyle_5f_173" style:base-cell-address="sept.A1"/>
      <style:map style:condition="cell-content()=&quot;C&quot;" style:apply-style-name="ConditionalStyle_5f_175" style:base-cell-address="sept.A1"/>
    </style:style>
    <style:style style:name="ce153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1" style:base-cell-address="sept.A1"/>
      <style:map style:condition="cell-content()=&quot;S2&quot;" style:apply-style-name="ConditionalStyle_5f_172" style:base-cell-address="sept.A1"/>
      <style:map style:condition="cell-content()=&quot;S1&quot;" style:apply-style-name="ConditionalStyle_5f_174" style:base-cell-address="sept.A1"/>
      <style:map style:condition="cell-content()=&quot;CF&quot;" style:apply-style-name="ConditionalStyle_5f_173" style:base-cell-address="sept.A1"/>
      <style:map style:condition="cell-content()=&quot;C&quot;" style:apply-style-name="ConditionalStyle_5f_175" style:base-cell-address="sept.A1"/>
    </style:style>
    <style:style style:name="ce154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1" style:base-cell-address="sept.A1"/>
      <style:map style:condition="cell-content()=&quot;S2&quot;" style:apply-style-name="ConditionalStyle_5f_172" style:base-cell-address="sept.A1"/>
      <style:map style:condition="cell-content()=&quot;S1&quot;" style:apply-style-name="ConditionalStyle_5f_174" style:base-cell-address="sept.A1"/>
      <style:map style:condition="cell-content()=&quot;CF&quot;" style:apply-style-name="ConditionalStyle_5f_173" style:base-cell-address="sept.A1"/>
      <style:map style:condition="cell-content()=&quot;C&quot;" style:apply-style-name="ConditionalStyle_5f_175" style:base-cell-address="sept.A1"/>
    </style:style>
    <style:style style:name="ce155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1" style:base-cell-address="sept.A1"/>
      <style:map style:condition="cell-content()=&quot;S2&quot;" style:apply-style-name="ConditionalStyle_5f_172" style:base-cell-address="sept.A1"/>
      <style:map style:condition="cell-content()=&quot;S1&quot;" style:apply-style-name="ConditionalStyle_5f_174" style:base-cell-address="sept.A1"/>
      <style:map style:condition="cell-content()=&quot;CF&quot;" style:apply-style-name="ConditionalStyle_5f_173" style:base-cell-address="sept.A1"/>
      <style:map style:condition="cell-content()=&quot;C&quot;" style:apply-style-name="ConditionalStyle_5f_175" style:base-cell-address="sept.A1"/>
    </style:style>
    <style:style style:name="ce156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1" style:base-cell-address="sept.A1"/>
      <style:map style:condition="cell-content()=&quot;S2&quot;" style:apply-style-name="ConditionalStyle_5f_172" style:base-cell-address="sept.A1"/>
      <style:map style:condition="cell-content()=&quot;S1&quot;" style:apply-style-name="ConditionalStyle_5f_174" style:base-cell-address="sept.A1"/>
      <style:map style:condition="cell-content()=&quot;CF&quot;" style:apply-style-name="ConditionalStyle_5f_173" style:base-cell-address="sept.A1"/>
      <style:map style:condition="cell-content()=&quot;C&quot;" style:apply-style-name="ConditionalStyle_5f_175" style:base-cell-address="sept.A1"/>
    </style:style>
    <style:style style:name="ce157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71" style:base-cell-address="sept.A1"/>
      <style:map style:condition="cell-content()=&quot;S2&quot;" style:apply-style-name="ConditionalStyle_5f_172" style:base-cell-address="sept.A1"/>
      <style:map style:condition="cell-content()=&quot;S1&quot;" style:apply-style-name="ConditionalStyle_5f_174" style:base-cell-address="sept.A1"/>
      <style:map style:condition="cell-content()=&quot;CF&quot;" style:apply-style-name="ConditionalStyle_5f_173" style:base-cell-address="sept.A1"/>
      <style:map style:condition="cell-content()=&quot;C&quot;" style:apply-style-name="ConditionalStyle_5f_175" style:base-cell-address="sept.A1"/>
    </style:style>
    <style:style style:name="ce158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1" style:base-cell-address="sept.A1"/>
      <style:map style:condition="cell-content()=&quot;S2&quot;" style:apply-style-name="ConditionalStyle_5f_172" style:base-cell-address="sept.A1"/>
      <style:map style:condition="cell-content()=&quot;S1&quot;" style:apply-style-name="ConditionalStyle_5f_174" style:base-cell-address="sept.A1"/>
      <style:map style:condition="cell-content()=&quot;CF&quot;" style:apply-style-name="ConditionalStyle_5f_173" style:base-cell-address="sept.A1"/>
      <style:map style:condition="cell-content()=&quot;C&quot;" style:apply-style-name="ConditionalStyle_5f_175" style:base-cell-address="sept.A1"/>
    </style:style>
    <style:style style:name="ce15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</style:style>
    <style:style style:name="ce16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</style:style>
    <style:style style:name="ce161" style:family="table-cell" style:parent-style-name="Excel_20_Built-in_20_Normal">
      <style:table-cell-properties fo:background-color="#f6c7ad"/>
      <style:map style:condition="cell-content()=&quot;S3&quot;" style:apply-style-name="ConditionalStyle_5f_167" style:base-cell-address="sept.A1"/>
      <style:map style:condition="cell-content()=&quot;S2&quot;" style:apply-style-name="ConditionalStyle_5f_170" style:base-cell-address="sept.A1"/>
      <style:map style:condition="cell-content()=&quot;S1&quot;" style:apply-style-name="ConditionalStyle_5f_169" style:base-cell-address="sept.A1"/>
      <style:map style:condition="cell-content()=&quot;CF&quot;" style:apply-style-name="ConditionalStyle_5f_168" style:base-cell-address="sept.A1"/>
      <style:map style:condition="cell-content()=&quot;C&quot;" style:apply-style-name="ConditionalStyle_5f_166" style:base-cell-address="sept.A1"/>
    </style:style>
    <style:style style:name="ce162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67" style:base-cell-address="sept.A1"/>
      <style:map style:condition="cell-content()=&quot;S2&quot;" style:apply-style-name="ConditionalStyle_5f_170" style:base-cell-address="sept.A1"/>
      <style:map style:condition="cell-content()=&quot;S1&quot;" style:apply-style-name="ConditionalStyle_5f_169" style:base-cell-address="sept.A1"/>
      <style:map style:condition="cell-content()=&quot;CF&quot;" style:apply-style-name="ConditionalStyle_5f_168" style:base-cell-address="sept.A1"/>
      <style:map style:condition="cell-content()=&quot;C&quot;" style:apply-style-name="ConditionalStyle_5f_166" style:base-cell-address="sept.A1"/>
    </style:style>
    <style:style style:name="ce163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67" style:base-cell-address="sept.A1"/>
      <style:map style:condition="cell-content()=&quot;S2&quot;" style:apply-style-name="ConditionalStyle_5f_170" style:base-cell-address="sept.A1"/>
      <style:map style:condition="cell-content()=&quot;S1&quot;" style:apply-style-name="ConditionalStyle_5f_169" style:base-cell-address="sept.A1"/>
      <style:map style:condition="cell-content()=&quot;CF&quot;" style:apply-style-name="ConditionalStyle_5f_168" style:base-cell-address="sept.A1"/>
      <style:map style:condition="cell-content()=&quot;C&quot;" style:apply-style-name="ConditionalStyle_5f_166" style:base-cell-address="sept.A1"/>
    </style:style>
    <style:style style:name="ce164" style:family="table-cell" style:parent-style-name="Excel_20_Built-in_20_Normal">
      <style:table-cell-properties fo:background-color="#ffffa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67" style:base-cell-address="sept.A1"/>
      <style:map style:condition="cell-content()=&quot;S2&quot;" style:apply-style-name="ConditionalStyle_5f_170" style:base-cell-address="sept.A1"/>
      <style:map style:condition="cell-content()=&quot;S1&quot;" style:apply-style-name="ConditionalStyle_5f_169" style:base-cell-address="sept.A1"/>
      <style:map style:condition="cell-content()=&quot;CF&quot;" style:apply-style-name="ConditionalStyle_5f_168" style:base-cell-address="sept.A1"/>
      <style:map style:condition="cell-content()=&quot;C&quot;" style:apply-style-name="ConditionalStyle_5f_166" style:base-cell-address="sept.A1"/>
    </style:style>
    <style:style style:name="ce165" style:family="table-cell" style:parent-style-name="Excel_20_Built-in_20_Normal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67" style:base-cell-address="sept.A1"/>
      <style:map style:condition="cell-content()=&quot;S2&quot;" style:apply-style-name="ConditionalStyle_5f_170" style:base-cell-address="sept.A1"/>
      <style:map style:condition="cell-content()=&quot;S1&quot;" style:apply-style-name="ConditionalStyle_5f_169" style:base-cell-address="sept.A1"/>
      <style:map style:condition="cell-content()=&quot;CF&quot;" style:apply-style-name="ConditionalStyle_5f_168" style:base-cell-address="sept.A1"/>
      <style:map style:condition="cell-content()=&quot;C&quot;" style:apply-style-name="ConditionalStyle_5f_166" style:base-cell-address="sept.A1"/>
    </style:style>
    <style:style style:name="ce166" style:family="table-cell" style:parent-style-name="Excel_20_Built-in_20_Normal">
      <style:table-cell-properties fo:background-color="#96dcf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67" style:base-cell-address="sept.A1"/>
      <style:map style:condition="cell-content()=&quot;S2&quot;" style:apply-style-name="ConditionalStyle_5f_170" style:base-cell-address="sept.A1"/>
      <style:map style:condition="cell-content()=&quot;S1&quot;" style:apply-style-name="ConditionalStyle_5f_169" style:base-cell-address="sept.A1"/>
      <style:map style:condition="cell-content()=&quot;CF&quot;" style:apply-style-name="ConditionalStyle_5f_168" style:base-cell-address="sept.A1"/>
      <style:map style:condition="cell-content()=&quot;C&quot;" style:apply-style-name="ConditionalStyle_5f_166" style:base-cell-address="sept.A1"/>
    </style:style>
    <style:style style:name="ce167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67" style:base-cell-address="sept.A1"/>
      <style:map style:condition="cell-content()=&quot;S2&quot;" style:apply-style-name="ConditionalStyle_5f_170" style:base-cell-address="sept.A1"/>
      <style:map style:condition="cell-content()=&quot;S1&quot;" style:apply-style-name="ConditionalStyle_5f_169" style:base-cell-address="sept.A1"/>
      <style:map style:condition="cell-content()=&quot;CF&quot;" style:apply-style-name="ConditionalStyle_5f_168" style:base-cell-address="sept.A1"/>
      <style:map style:condition="cell-content()=&quot;C&quot;" style:apply-style-name="ConditionalStyle_5f_166" style:base-cell-address="sept.A1"/>
    </style:style>
    <style:style style:name="ce168" style:family="table-cell" style:parent-style-name="Excel_20_Built-in_20_Normal">
      <style:table-cell-properties fo:background-color="#0a1e31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67" style:base-cell-address="sept.A1"/>
      <style:map style:condition="cell-content()=&quot;S2&quot;" style:apply-style-name="ConditionalStyle_5f_170" style:base-cell-address="sept.A1"/>
      <style:map style:condition="cell-content()=&quot;S1&quot;" style:apply-style-name="ConditionalStyle_5f_169" style:base-cell-address="sept.A1"/>
      <style:map style:condition="cell-content()=&quot;CF&quot;" style:apply-style-name="ConditionalStyle_5f_168" style:base-cell-address="sept.A1"/>
      <style:map style:condition="cell-content()=&quot;C&quot;" style:apply-style-name="ConditionalStyle_5f_166" style:base-cell-address="sept.A1"/>
    </style:style>
    <style:style style:name="ce169" style:family="table-cell" style:parent-style-name="Excel_20_Built-in_20_Normal" style:data-style-name="N8112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64" style:base-cell-address="sept.A1"/>
      <style:map style:condition="cell-content()=&quot;AFEST&quot;" style:apply-style-name="ConditionalStyle_5f_162" style:base-cell-address="sept.A1"/>
      <style:map style:condition="cell-content()=&quot;S2&quot;" style:apply-style-name="ConditionalStyle_5f_163" style:base-cell-address="sept.A1"/>
      <style:map style:condition="cell-content()=&quot;S1&quot;" style:apply-style-name="ConditionalStyle_5f_160" style:base-cell-address="sept.A1"/>
      <style:map style:condition="cell-content()=&quot;DI&quot;" style:apply-style-name="ConditionalStyle_5f_165" style:base-cell-address="sept.A1"/>
      <style:map style:condition="cell-content()=&quot;C&quot;" style:apply-style-name="ConditionalStyle_5f_161" style:base-cell-address="sept.A1"/>
    </style:style>
    <style:style style:name="ce17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64" style:base-cell-address="sept.A1"/>
      <style:map style:condition="cell-content()=&quot;AFEST&quot;" style:apply-style-name="ConditionalStyle_5f_162" style:base-cell-address="sept.A1"/>
      <style:map style:condition="cell-content()=&quot;S2&quot;" style:apply-style-name="ConditionalStyle_5f_163" style:base-cell-address="sept.A1"/>
      <style:map style:condition="cell-content()=&quot;S1&quot;" style:apply-style-name="ConditionalStyle_5f_160" style:base-cell-address="sept.A1"/>
      <style:map style:condition="cell-content()=&quot;DI&quot;" style:apply-style-name="ConditionalStyle_5f_165" style:base-cell-address="sept.A1"/>
      <style:map style:condition="cell-content()=&quot;C&quot;" style:apply-style-name="ConditionalStyle_5f_161" style:base-cell-address="sept.A1"/>
    </style:style>
    <style:style style:name="ce172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64" style:base-cell-address="sept.A1"/>
      <style:map style:condition="cell-content()=&quot;AFEST&quot;" style:apply-style-name="ConditionalStyle_5f_162" style:base-cell-address="sept.A1"/>
      <style:map style:condition="cell-content()=&quot;S2&quot;" style:apply-style-name="ConditionalStyle_5f_163" style:base-cell-address="sept.A1"/>
      <style:map style:condition="cell-content()=&quot;S1&quot;" style:apply-style-name="ConditionalStyle_5f_160" style:base-cell-address="sept.A1"/>
      <style:map style:condition="cell-content()=&quot;DI&quot;" style:apply-style-name="ConditionalStyle_5f_165" style:base-cell-address="sept.A1"/>
      <style:map style:condition="cell-content()=&quot;C&quot;" style:apply-style-name="ConditionalStyle_5f_161" style:base-cell-address="sept.A1"/>
    </style:style>
    <style:style style:name="ce17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64" style:base-cell-address="sept.A1"/>
      <style:map style:condition="cell-content()=&quot;AFEST&quot;" style:apply-style-name="ConditionalStyle_5f_162" style:base-cell-address="sept.A1"/>
      <style:map style:condition="cell-content()=&quot;S2&quot;" style:apply-style-name="ConditionalStyle_5f_163" style:base-cell-address="sept.A1"/>
      <style:map style:condition="cell-content()=&quot;S1&quot;" style:apply-style-name="ConditionalStyle_5f_160" style:base-cell-address="sept.A1"/>
      <style:map style:condition="cell-content()=&quot;DI&quot;" style:apply-style-name="ConditionalStyle_5f_165" style:base-cell-address="sept.A1"/>
      <style:map style:condition="cell-content()=&quot;C&quot;" style:apply-style-name="ConditionalStyle_5f_161" style:base-cell-address="sept.A1"/>
    </style:style>
    <style:style style:name="ce175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64" style:base-cell-address="sept.A1"/>
      <style:map style:condition="cell-content()=&quot;AFEST&quot;" style:apply-style-name="ConditionalStyle_5f_162" style:base-cell-address="sept.A1"/>
      <style:map style:condition="cell-content()=&quot;S2&quot;" style:apply-style-name="ConditionalStyle_5f_163" style:base-cell-address="sept.A1"/>
      <style:map style:condition="cell-content()=&quot;S1&quot;" style:apply-style-name="ConditionalStyle_5f_160" style:base-cell-address="sept.A1"/>
      <style:map style:condition="cell-content()=&quot;DI&quot;" style:apply-style-name="ConditionalStyle_5f_165" style:base-cell-address="sept.A1"/>
      <style:map style:condition="cell-content()=&quot;C&quot;" style:apply-style-name="ConditionalStyle_5f_161" style:base-cell-address="sept.A1"/>
    </style:style>
    <style:style style:name="ce176" style:family="table-cell" style:parent-style-name="Excel_20_Built-in_20_Normal">
      <style:table-cell-properties fo:border-bottom="0.035cm solid #000000" fo:background-color="#bfbfbf" style:diagonal-bl-tr="none" style:diagonal-tl-br="none" fo:border-left="none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7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56" style:base-cell-address="sept.A1"/>
      <style:map style:condition="cell-content()=&quot;AFEST&quot;" style:apply-style-name="ConditionalStyle_5f_155" style:base-cell-address="sept.A1"/>
      <style:map style:condition="cell-content()=&quot;S2&quot;" style:apply-style-name="ConditionalStyle_5f_154" style:base-cell-address="sept.A1"/>
      <style:map style:condition="cell-content()=&quot;S1&quot;" style:apply-style-name="ConditionalStyle_5f_159" style:base-cell-address="sept.A1"/>
      <style:map style:condition="cell-content()=&quot;DI&quot;" style:apply-style-name="ConditionalStyle_5f_157" style:base-cell-address="sept.A1"/>
      <style:map style:condition="cell-content()=&quot;C&quot;" style:apply-style-name="ConditionalStyle_5f_158" style:base-cell-address="sept.A1"/>
    </style:style>
    <style:style style:name="ce17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215" style:base-cell-address="sept.A1"/>
      <style:map style:condition="cell-content()=&quot;AFEST&quot;" style:apply-style-name="ConditionalStyle_5f_216" style:base-cell-address="sept.A1"/>
      <style:map style:condition="cell-content()=&quot;S2&quot;" style:apply-style-name="ConditionalStyle_5f_217" style:base-cell-address="sept.A1"/>
      <style:map style:condition="cell-content()=&quot;S1&quot;" style:apply-style-name="ConditionalStyle_5f_218" style:base-cell-address="sept.A1"/>
      <style:map style:condition="cell-content()=&quot;DI&quot;" style:apply-style-name="ConditionalStyle_5f_219" style:base-cell-address="sept.A1"/>
      <style:map style:condition="cell-content()=&quot;C&quot;" style:apply-style-name="ConditionalStyle_5f_214" style:base-cell-address="sept.A1"/>
    </style:style>
    <style:style style:name="ce180" style:family="table-cell" style:parent-style-name="Excel_20_Built-in_20_Normal">
      <style:table-cell-properties fo:background-color="#e6b8b7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1" style:family="table-cell" style:parent-style-name="Excel_20_Built-in_20_Normal">
      <style:table-cell-properties fo:border-bottom="0.035cm solid #000000" fo:background-color="#bfbfbf" style:diagonal-bl-tr="none" style:diagonal-tl-br="none" fo:border-left="none" fo:border-right="0.105cm double #000000" style:border-line-width-right="0.035cm 0.035cm 0.035cm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Excel_20_Built-in_20_Normal">
      <style:table-cell-properties fo:border-bottom="0.035cm solid #000000" fo:background-color="#b1a0c7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3" style:family="table-cell" style:parent-style-name="Excel_20_Built-in_20_Normal">
      <style:table-cell-properties fo:background-color="#ffffad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4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52" style:base-cell-address="sept.A1"/>
      <style:map style:condition="cell-content()=&quot;S2&quot;" style:apply-style-name="ConditionalStyle_5f_153" style:base-cell-address="sept.A1"/>
      <style:map style:condition="cell-content()=&quot;S1&quot;" style:apply-style-name="ConditionalStyle_5f_149" style:base-cell-address="sept.A1"/>
      <style:map style:condition="cell-content()=&quot;CF&quot;" style:apply-style-name="ConditionalStyle_5f_151" style:base-cell-address="sept.A1"/>
      <style:map style:condition="cell-content()=&quot;C&quot;" style:apply-style-name="ConditionalStyle_5f_150" style:base-cell-address="sept.A1"/>
    </style:style>
    <style:style style:name="ce186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52" style:base-cell-address="sept.A1"/>
      <style:map style:condition="cell-content()=&quot;S2&quot;" style:apply-style-name="ConditionalStyle_5f_153" style:base-cell-address="sept.A1"/>
      <style:map style:condition="cell-content()=&quot;S1&quot;" style:apply-style-name="ConditionalStyle_5f_149" style:base-cell-address="sept.A1"/>
      <style:map style:condition="cell-content()=&quot;CF&quot;" style:apply-style-name="ConditionalStyle_5f_151" style:base-cell-address="sept.A1"/>
      <style:map style:condition="cell-content()=&quot;C&quot;" style:apply-style-name="ConditionalStyle_5f_150" style:base-cell-address="sept.A1"/>
    </style:style>
    <style:style style:name="ce187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52" style:base-cell-address="sept.A1"/>
      <style:map style:condition="cell-content()=&quot;S2&quot;" style:apply-style-name="ConditionalStyle_5f_153" style:base-cell-address="sept.A1"/>
      <style:map style:condition="cell-content()=&quot;S1&quot;" style:apply-style-name="ConditionalStyle_5f_149" style:base-cell-address="sept.A1"/>
      <style:map style:condition="cell-content()=&quot;CF&quot;" style:apply-style-name="ConditionalStyle_5f_151" style:base-cell-address="sept.A1"/>
      <style:map style:condition="cell-content()=&quot;C&quot;" style:apply-style-name="ConditionalStyle_5f_150" style:base-cell-address="sept.A1"/>
    </style:style>
    <style:style style:name="ce188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52" style:base-cell-address="sept.A1"/>
      <style:map style:condition="cell-content()=&quot;S2&quot;" style:apply-style-name="ConditionalStyle_5f_153" style:base-cell-address="sept.A1"/>
      <style:map style:condition="cell-content()=&quot;S1&quot;" style:apply-style-name="ConditionalStyle_5f_149" style:base-cell-address="sept.A1"/>
      <style:map style:condition="cell-content()=&quot;CF&quot;" style:apply-style-name="ConditionalStyle_5f_151" style:base-cell-address="sept.A1"/>
      <style:map style:condition="cell-content()=&quot;C&quot;" style:apply-style-name="ConditionalStyle_5f_150" style:base-cell-address="sept.A1"/>
    </style:style>
    <style:style style:name="ce189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52" style:base-cell-address="sept.A1"/>
      <style:map style:condition="cell-content()=&quot;S2&quot;" style:apply-style-name="ConditionalStyle_5f_153" style:base-cell-address="sept.A1"/>
      <style:map style:condition="cell-content()=&quot;S1&quot;" style:apply-style-name="ConditionalStyle_5f_149" style:base-cell-address="sept.A1"/>
      <style:map style:condition="cell-content()=&quot;CF&quot;" style:apply-style-name="ConditionalStyle_5f_151" style:base-cell-address="sept.A1"/>
      <style:map style:condition="cell-content()=&quot;C&quot;" style:apply-style-name="ConditionalStyle_5f_150" style:base-cell-address="sept.A1"/>
    </style:style>
    <style:style style:name="ce190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52" style:base-cell-address="sept.A1"/>
      <style:map style:condition="cell-content()=&quot;S2&quot;" style:apply-style-name="ConditionalStyle_5f_153" style:base-cell-address="sept.A1"/>
      <style:map style:condition="cell-content()=&quot;S1&quot;" style:apply-style-name="ConditionalStyle_5f_149" style:base-cell-address="sept.A1"/>
      <style:map style:condition="cell-content()=&quot;CF&quot;" style:apply-style-name="ConditionalStyle_5f_151" style:base-cell-address="sept.A1"/>
      <style:map style:condition="cell-content()=&quot;C&quot;" style:apply-style-name="ConditionalStyle_5f_150" style:base-cell-address="sept.A1"/>
    </style:style>
    <style:style style:name="ce191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52" style:base-cell-address="sept.A1"/>
      <style:map style:condition="cell-content()=&quot;S2&quot;" style:apply-style-name="ConditionalStyle_5f_153" style:base-cell-address="sept.A1"/>
      <style:map style:condition="cell-content()=&quot;S1&quot;" style:apply-style-name="ConditionalStyle_5f_149" style:base-cell-address="sept.A1"/>
      <style:map style:condition="cell-content()=&quot;CF&quot;" style:apply-style-name="ConditionalStyle_5f_151" style:base-cell-address="sept.A1"/>
      <style:map style:condition="cell-content()=&quot;C&quot;" style:apply-style-name="ConditionalStyle_5f_150" style:base-cell-address="sept.A1"/>
    </style:style>
    <style:style style:name="ce192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52" style:base-cell-address="sept.A1"/>
      <style:map style:condition="cell-content()=&quot;S2&quot;" style:apply-style-name="ConditionalStyle_5f_153" style:base-cell-address="sept.A1"/>
      <style:map style:condition="cell-content()=&quot;S1&quot;" style:apply-style-name="ConditionalStyle_5f_149" style:base-cell-address="sept.A1"/>
      <style:map style:condition="cell-content()=&quot;CF&quot;" style:apply-style-name="ConditionalStyle_5f_151" style:base-cell-address="sept.A1"/>
      <style:map style:condition="cell-content()=&quot;C&quot;" style:apply-style-name="ConditionalStyle_5f_150" style:base-cell-address="sept.A1"/>
    </style:style>
    <style:style style:name="ce193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Excel_20_Built-in_20_Normal">
      <style:table-cell-properties fo:background-color="#f6c7ad"/>
      <style:map style:condition="cell-content()=&quot;S3&quot;" style:apply-style-name="ConditionalStyle_5f_145" style:base-cell-address="sept.A1"/>
      <style:map style:condition="cell-content()=&quot;S2&quot;" style:apply-style-name="ConditionalStyle_5f_146" style:base-cell-address="sept.A1"/>
      <style:map style:condition="cell-content()=&quot;S1&quot;" style:apply-style-name="ConditionalStyle_5f_147" style:base-cell-address="sept.A1"/>
      <style:map style:condition="cell-content()=&quot;CF&quot;" style:apply-style-name="ConditionalStyle_5f_148" style:base-cell-address="sept.A1"/>
      <style:map style:condition="cell-content()=&quot;C&quot;" style:apply-style-name="ConditionalStyle_5f_144" style:base-cell-address="sept.A1"/>
    </style:style>
    <style:style style:name="ce195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45" style:base-cell-address="sept.A1"/>
      <style:map style:condition="cell-content()=&quot;S2&quot;" style:apply-style-name="ConditionalStyle_5f_146" style:base-cell-address="sept.A1"/>
      <style:map style:condition="cell-content()=&quot;S1&quot;" style:apply-style-name="ConditionalStyle_5f_147" style:base-cell-address="sept.A1"/>
      <style:map style:condition="cell-content()=&quot;CF&quot;" style:apply-style-name="ConditionalStyle_5f_148" style:base-cell-address="sept.A1"/>
      <style:map style:condition="cell-content()=&quot;C&quot;" style:apply-style-name="ConditionalStyle_5f_144" style:base-cell-address="sept.A1"/>
    </style:style>
    <style:style style:name="ce196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45" style:base-cell-address="sept.A1"/>
      <style:map style:condition="cell-content()=&quot;S2&quot;" style:apply-style-name="ConditionalStyle_5f_146" style:base-cell-address="sept.A1"/>
      <style:map style:condition="cell-content()=&quot;S1&quot;" style:apply-style-name="ConditionalStyle_5f_147" style:base-cell-address="sept.A1"/>
      <style:map style:condition="cell-content()=&quot;CF&quot;" style:apply-style-name="ConditionalStyle_5f_148" style:base-cell-address="sept.A1"/>
      <style:map style:condition="cell-content()=&quot;C&quot;" style:apply-style-name="ConditionalStyle_5f_144" style:base-cell-address="sept.A1"/>
    </style:style>
    <style:style style:name="ce197" style:family="table-cell" style:parent-style-name="Excel_20_Built-in_20_Normal">
      <style:table-cell-properties fo:background-color="#ffffa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45" style:base-cell-address="sept.A1"/>
      <style:map style:condition="cell-content()=&quot;S2&quot;" style:apply-style-name="ConditionalStyle_5f_146" style:base-cell-address="sept.A1"/>
      <style:map style:condition="cell-content()=&quot;S1&quot;" style:apply-style-name="ConditionalStyle_5f_147" style:base-cell-address="sept.A1"/>
      <style:map style:condition="cell-content()=&quot;CF&quot;" style:apply-style-name="ConditionalStyle_5f_148" style:base-cell-address="sept.A1"/>
      <style:map style:condition="cell-content()=&quot;C&quot;" style:apply-style-name="ConditionalStyle_5f_144" style:base-cell-address="sept.A1"/>
    </style:style>
    <style:style style:name="ce198" style:family="table-cell" style:parent-style-name="Excel_20_Built-in_20_Normal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45" style:base-cell-address="sept.A1"/>
      <style:map style:condition="cell-content()=&quot;S2&quot;" style:apply-style-name="ConditionalStyle_5f_146" style:base-cell-address="sept.A1"/>
      <style:map style:condition="cell-content()=&quot;S1&quot;" style:apply-style-name="ConditionalStyle_5f_147" style:base-cell-address="sept.A1"/>
      <style:map style:condition="cell-content()=&quot;CF&quot;" style:apply-style-name="ConditionalStyle_5f_148" style:base-cell-address="sept.A1"/>
      <style:map style:condition="cell-content()=&quot;C&quot;" style:apply-style-name="ConditionalStyle_5f_144" style:base-cell-address="sept.A1"/>
    </style:style>
    <style:style style:name="ce199" style:family="table-cell" style:parent-style-name="Excel_20_Built-in_20_Normal">
      <style:table-cell-properties fo:background-color="#96dcf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45" style:base-cell-address="sept.A1"/>
      <style:map style:condition="cell-content()=&quot;S2&quot;" style:apply-style-name="ConditionalStyle_5f_146" style:base-cell-address="sept.A1"/>
      <style:map style:condition="cell-content()=&quot;S1&quot;" style:apply-style-name="ConditionalStyle_5f_147" style:base-cell-address="sept.A1"/>
      <style:map style:condition="cell-content()=&quot;CF&quot;" style:apply-style-name="ConditionalStyle_5f_148" style:base-cell-address="sept.A1"/>
      <style:map style:condition="cell-content()=&quot;C&quot;" style:apply-style-name="ConditionalStyle_5f_144" style:base-cell-address="sept.A1"/>
    </style:style>
    <style:style style:name="ce200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45" style:base-cell-address="sept.A1"/>
      <style:map style:condition="cell-content()=&quot;S2&quot;" style:apply-style-name="ConditionalStyle_5f_146" style:base-cell-address="sept.A1"/>
      <style:map style:condition="cell-content()=&quot;S1&quot;" style:apply-style-name="ConditionalStyle_5f_147" style:base-cell-address="sept.A1"/>
      <style:map style:condition="cell-content()=&quot;CF&quot;" style:apply-style-name="ConditionalStyle_5f_148" style:base-cell-address="sept.A1"/>
      <style:map style:condition="cell-content()=&quot;C&quot;" style:apply-style-name="ConditionalStyle_5f_144" style:base-cell-address="sept.A1"/>
    </style:style>
    <style:style style:name="ce201" style:family="table-cell" style:parent-style-name="Excel_20_Built-in_20_Normal">
      <style:table-cell-properties fo:background-color="#0a1e31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45" style:base-cell-address="sept.A1"/>
      <style:map style:condition="cell-content()=&quot;S2&quot;" style:apply-style-name="ConditionalStyle_5f_146" style:base-cell-address="sept.A1"/>
      <style:map style:condition="cell-content()=&quot;S1&quot;" style:apply-style-name="ConditionalStyle_5f_147" style:base-cell-address="sept.A1"/>
      <style:map style:condition="cell-content()=&quot;CF&quot;" style:apply-style-name="ConditionalStyle_5f_148" style:base-cell-address="sept.A1"/>
      <style:map style:condition="cell-content()=&quot;C&quot;" style:apply-style-name="ConditionalStyle_5f_144" style:base-cell-address="sept.A1"/>
    </style:style>
    <style:style style:name="ce202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42" style:base-cell-address="sept.A1"/>
      <style:map style:condition="cell-content()=&quot;AFEST&quot;" style:apply-style-name="ConditionalStyle_5f_138" style:base-cell-address="sept.A1"/>
      <style:map style:condition="cell-content()=&quot;S2&quot;" style:apply-style-name="ConditionalStyle_5f_141" style:base-cell-address="sept.A1"/>
      <style:map style:condition="cell-content()=&quot;S1&quot;" style:apply-style-name="ConditionalStyle_5f_143" style:base-cell-address="sept.A1"/>
      <style:map style:condition="cell-content()=&quot;DI&quot;" style:apply-style-name="ConditionalStyle_5f_140" style:base-cell-address="sept.A1"/>
      <style:map style:condition="cell-content()=&quot;C&quot;" style:apply-style-name="ConditionalStyle_5f_139" style:base-cell-address="sept.A1"/>
    </style:style>
    <style:style style:name="ce20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42" style:base-cell-address="sept.A1"/>
      <style:map style:condition="cell-content()=&quot;AFEST&quot;" style:apply-style-name="ConditionalStyle_5f_138" style:base-cell-address="sept.A1"/>
      <style:map style:condition="cell-content()=&quot;S2&quot;" style:apply-style-name="ConditionalStyle_5f_141" style:base-cell-address="sept.A1"/>
      <style:map style:condition="cell-content()=&quot;S1&quot;" style:apply-style-name="ConditionalStyle_5f_143" style:base-cell-address="sept.A1"/>
      <style:map style:condition="cell-content()=&quot;DI&quot;" style:apply-style-name="ConditionalStyle_5f_140" style:base-cell-address="sept.A1"/>
      <style:map style:condition="cell-content()=&quot;C&quot;" style:apply-style-name="ConditionalStyle_5f_139" style:base-cell-address="sept.A1"/>
    </style:style>
    <style:style style:name="ce20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42" style:base-cell-address="sept.A1"/>
      <style:map style:condition="cell-content()=&quot;AFEST&quot;" style:apply-style-name="ConditionalStyle_5f_138" style:base-cell-address="sept.A1"/>
      <style:map style:condition="cell-content()=&quot;S2&quot;" style:apply-style-name="ConditionalStyle_5f_141" style:base-cell-address="sept.A1"/>
      <style:map style:condition="cell-content()=&quot;S1&quot;" style:apply-style-name="ConditionalStyle_5f_143" style:base-cell-address="sept.A1"/>
      <style:map style:condition="cell-content()=&quot;DI&quot;" style:apply-style-name="ConditionalStyle_5f_140" style:base-cell-address="sept.A1"/>
      <style:map style:condition="cell-content()=&quot;C&quot;" style:apply-style-name="ConditionalStyle_5f_139" style:base-cell-address="sept.A1"/>
    </style:style>
    <style:style style:name="ce205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42" style:base-cell-address="sept.A1"/>
      <style:map style:condition="cell-content()=&quot;AFEST&quot;" style:apply-style-name="ConditionalStyle_5f_138" style:base-cell-address="sept.A1"/>
      <style:map style:condition="cell-content()=&quot;S2&quot;" style:apply-style-name="ConditionalStyle_5f_141" style:base-cell-address="sept.A1"/>
      <style:map style:condition="cell-content()=&quot;S1&quot;" style:apply-style-name="ConditionalStyle_5f_143" style:base-cell-address="sept.A1"/>
      <style:map style:condition="cell-content()=&quot;DI&quot;" style:apply-style-name="ConditionalStyle_5f_140" style:base-cell-address="sept.A1"/>
      <style:map style:condition="cell-content()=&quot;C&quot;" style:apply-style-name="ConditionalStyle_5f_139" style:base-cell-address="sept.A1"/>
    </style:style>
    <style:style style:name="ce20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42" style:base-cell-address="sept.A1"/>
      <style:map style:condition="cell-content()=&quot;AFEST&quot;" style:apply-style-name="ConditionalStyle_5f_138" style:base-cell-address="sept.A1"/>
      <style:map style:condition="cell-content()=&quot;S2&quot;" style:apply-style-name="ConditionalStyle_5f_141" style:base-cell-address="sept.A1"/>
      <style:map style:condition="cell-content()=&quot;S1&quot;" style:apply-style-name="ConditionalStyle_5f_143" style:base-cell-address="sept.A1"/>
      <style:map style:condition="cell-content()=&quot;DI&quot;" style:apply-style-name="ConditionalStyle_5f_140" style:base-cell-address="sept.A1"/>
      <style:map style:condition="cell-content()=&quot;C&quot;" style:apply-style-name="ConditionalStyle_5f_139" style:base-cell-address="sept.A1"/>
    </style:style>
    <style:style style:name="ce20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33" style:base-cell-address="sept.A1"/>
      <style:map style:condition="cell-content()=&quot;AFEST&quot;" style:apply-style-name="ConditionalStyle_5f_134" style:base-cell-address="sept.A1"/>
      <style:map style:condition="cell-content()=&quot;S2&quot;" style:apply-style-name="ConditionalStyle_5f_135" style:base-cell-address="sept.A1"/>
      <style:map style:condition="cell-content()=&quot;S1&quot;" style:apply-style-name="ConditionalStyle_5f_136" style:base-cell-address="sept.A1"/>
      <style:map style:condition="cell-content()=&quot;DI&quot;" style:apply-style-name="ConditionalStyle_5f_137" style:base-cell-address="sept.A1"/>
      <style:map style:condition="cell-content()=&quot;C&quot;" style:apply-style-name="ConditionalStyle_5f_132" style:base-cell-address="sept.A1"/>
    </style:style>
    <style:style style:name="ce20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Excel_20_Built-in_20_Normal">
      <style:table-cell-properties fo:border-bottom="0.035cm solid #000000" fo:background-color="#bfbfbf" style:diagonal-bl-tr="none" style:diagonal-tl-br="none" style:text-align-source="value-type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Excel_20_Built-in_20_Normal">
      <style:table-cell-properties fo:background-color="#ffffad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3" style:family="table-cell" style:parent-style-name="Excel_20_Built-in_20_Normal">
      <style:table-cell-properties fo:border-bottom="0.035cm solid #000000" fo:background-color="#ffffad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4" style:family="table-cell" style:parent-style-name="Excel_20_Built-in_20_Normal">
      <style:table-cell-properties fo:border-bottom="0.035cm solid #000000" fo:background-color="#b1a0c7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15" style:family="table-cell" style:parent-style-name="Excel_20_Built-in_20_Normal">
      <style:table-cell-properties fo:background-color="#b7dee8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6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30" style:base-cell-address="sept.A1"/>
      <style:map style:condition="cell-content()=&quot;S2&quot;" style:apply-style-name="ConditionalStyle_5f_129" style:base-cell-address="sept.A1"/>
      <style:map style:condition="cell-content()=&quot;S1&quot;" style:apply-style-name="ConditionalStyle_5f_128" style:base-cell-address="sept.A1"/>
      <style:map style:condition="cell-content()=&quot;CF&quot;" style:apply-style-name="ConditionalStyle_5f_127" style:base-cell-address="sept.A1"/>
      <style:map style:condition="cell-content()=&quot;C&quot;" style:apply-style-name="ConditionalStyle_5f_131" style:base-cell-address="sept.A1"/>
    </style:style>
    <style:style style:name="ce21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30" style:base-cell-address="sept.A1"/>
      <style:map style:condition="cell-content()=&quot;S2&quot;" style:apply-style-name="ConditionalStyle_5f_129" style:base-cell-address="sept.A1"/>
      <style:map style:condition="cell-content()=&quot;S1&quot;" style:apply-style-name="ConditionalStyle_5f_128" style:base-cell-address="sept.A1"/>
      <style:map style:condition="cell-content()=&quot;CF&quot;" style:apply-style-name="ConditionalStyle_5f_127" style:base-cell-address="sept.A1"/>
      <style:map style:condition="cell-content()=&quot;C&quot;" style:apply-style-name="ConditionalStyle_5f_131" style:base-cell-address="sept.A1"/>
    </style:style>
    <style:style style:name="ce218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30" style:base-cell-address="sept.A1"/>
      <style:map style:condition="cell-content()=&quot;S2&quot;" style:apply-style-name="ConditionalStyle_5f_129" style:base-cell-address="sept.A1"/>
      <style:map style:condition="cell-content()=&quot;S1&quot;" style:apply-style-name="ConditionalStyle_5f_128" style:base-cell-address="sept.A1"/>
      <style:map style:condition="cell-content()=&quot;CF&quot;" style:apply-style-name="ConditionalStyle_5f_127" style:base-cell-address="sept.A1"/>
      <style:map style:condition="cell-content()=&quot;C&quot;" style:apply-style-name="ConditionalStyle_5f_131" style:base-cell-address="sept.A1"/>
    </style:style>
    <style:style style:name="ce219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30" style:base-cell-address="sept.A1"/>
      <style:map style:condition="cell-content()=&quot;S2&quot;" style:apply-style-name="ConditionalStyle_5f_129" style:base-cell-address="sept.A1"/>
      <style:map style:condition="cell-content()=&quot;S1&quot;" style:apply-style-name="ConditionalStyle_5f_128" style:base-cell-address="sept.A1"/>
      <style:map style:condition="cell-content()=&quot;CF&quot;" style:apply-style-name="ConditionalStyle_5f_127" style:base-cell-address="sept.A1"/>
      <style:map style:condition="cell-content()=&quot;C&quot;" style:apply-style-name="ConditionalStyle_5f_131" style:base-cell-address="sept.A1"/>
    </style:style>
    <style:style style:name="ce220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30" style:base-cell-address="sept.A1"/>
      <style:map style:condition="cell-content()=&quot;S2&quot;" style:apply-style-name="ConditionalStyle_5f_129" style:base-cell-address="sept.A1"/>
      <style:map style:condition="cell-content()=&quot;S1&quot;" style:apply-style-name="ConditionalStyle_5f_128" style:base-cell-address="sept.A1"/>
      <style:map style:condition="cell-content()=&quot;CF&quot;" style:apply-style-name="ConditionalStyle_5f_127" style:base-cell-address="sept.A1"/>
      <style:map style:condition="cell-content()=&quot;C&quot;" style:apply-style-name="ConditionalStyle_5f_131" style:base-cell-address="sept.A1"/>
    </style:style>
    <style:style style:name="ce221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30" style:base-cell-address="sept.A1"/>
      <style:map style:condition="cell-content()=&quot;S2&quot;" style:apply-style-name="ConditionalStyle_5f_129" style:base-cell-address="sept.A1"/>
      <style:map style:condition="cell-content()=&quot;S1&quot;" style:apply-style-name="ConditionalStyle_5f_128" style:base-cell-address="sept.A1"/>
      <style:map style:condition="cell-content()=&quot;CF&quot;" style:apply-style-name="ConditionalStyle_5f_127" style:base-cell-address="sept.A1"/>
      <style:map style:condition="cell-content()=&quot;C&quot;" style:apply-style-name="ConditionalStyle_5f_131" style:base-cell-address="sept.A1"/>
    </style:style>
    <style:style style:name="ce222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30" style:base-cell-address="sept.A1"/>
      <style:map style:condition="cell-content()=&quot;S2&quot;" style:apply-style-name="ConditionalStyle_5f_129" style:base-cell-address="sept.A1"/>
      <style:map style:condition="cell-content()=&quot;S1&quot;" style:apply-style-name="ConditionalStyle_5f_128" style:base-cell-address="sept.A1"/>
      <style:map style:condition="cell-content()=&quot;CF&quot;" style:apply-style-name="ConditionalStyle_5f_127" style:base-cell-address="sept.A1"/>
      <style:map style:condition="cell-content()=&quot;C&quot;" style:apply-style-name="ConditionalStyle_5f_131" style:base-cell-address="sept.A1"/>
    </style:style>
    <style:style style:name="ce223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30" style:base-cell-address="sept.A1"/>
      <style:map style:condition="cell-content()=&quot;S2&quot;" style:apply-style-name="ConditionalStyle_5f_129" style:base-cell-address="sept.A1"/>
      <style:map style:condition="cell-content()=&quot;S1&quot;" style:apply-style-name="ConditionalStyle_5f_128" style:base-cell-address="sept.A1"/>
      <style:map style:condition="cell-content()=&quot;CF&quot;" style:apply-style-name="ConditionalStyle_5f_127" style:base-cell-address="sept.A1"/>
      <style:map style:condition="cell-content()=&quot;C&quot;" style:apply-style-name="ConditionalStyle_5f_131" style:base-cell-address="sept.A1"/>
    </style:style>
    <style:style style:name="ce224" style:family="table-cell" style:parent-style-name="Excel_20_Built-in_20_Normal">
      <style:table-cell-properties fo:border-bottom="0.035cm solid #000000" fo:background-color="#bfbfbf" style:diagonal-bl-tr="none" style:diagonal-tl-br="none" style:text-align-source="value-type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5" style:family="table-cell" style:parent-style-name="Excel_20_Built-in_20_Normal">
      <style:table-cell-properties fo:border-bottom="0.035cm solid #000000" fo:background-color="#ffffad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6" style:family="table-cell" style:parent-style-name="Excel_20_Built-in_20_Normal">
      <style:table-cell-properties fo:border-bottom="0.035cm solid #000000" fo:background-color="#bfbfb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Excel_20_Built-in_20_Normal">
      <style:table-cell-properties fo:background-color="#f6c7ad"/>
      <style:map style:condition="cell-content()=&quot;S3&quot;" style:apply-style-name="ConditionalStyle_5f_126" style:base-cell-address="sept.A1"/>
      <style:map style:condition="cell-content()=&quot;S2&quot;" style:apply-style-name="ConditionalStyle_5f_125" style:base-cell-address="sept.A1"/>
      <style:map style:condition="cell-content()=&quot;S1&quot;" style:apply-style-name="ConditionalStyle_5f_124" style:base-cell-address="sept.A1"/>
      <style:map style:condition="cell-content()=&quot;CF&quot;" style:apply-style-name="ConditionalStyle_5f_123" style:base-cell-address="sept.A1"/>
      <style:map style:condition="cell-content()=&quot;C&quot;" style:apply-style-name="ConditionalStyle_5f_122" style:base-cell-address="sept.A1"/>
    </style:style>
    <style:style style:name="ce228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26" style:base-cell-address="sept.A1"/>
      <style:map style:condition="cell-content()=&quot;S2&quot;" style:apply-style-name="ConditionalStyle_5f_125" style:base-cell-address="sept.A1"/>
      <style:map style:condition="cell-content()=&quot;S1&quot;" style:apply-style-name="ConditionalStyle_5f_124" style:base-cell-address="sept.A1"/>
      <style:map style:condition="cell-content()=&quot;CF&quot;" style:apply-style-name="ConditionalStyle_5f_123" style:base-cell-address="sept.A1"/>
      <style:map style:condition="cell-content()=&quot;C&quot;" style:apply-style-name="ConditionalStyle_5f_122" style:base-cell-address="sept.A1"/>
    </style:style>
    <style:style style:name="ce229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26" style:base-cell-address="sept.A1"/>
      <style:map style:condition="cell-content()=&quot;S2&quot;" style:apply-style-name="ConditionalStyle_5f_125" style:base-cell-address="sept.A1"/>
      <style:map style:condition="cell-content()=&quot;S1&quot;" style:apply-style-name="ConditionalStyle_5f_124" style:base-cell-address="sept.A1"/>
      <style:map style:condition="cell-content()=&quot;CF&quot;" style:apply-style-name="ConditionalStyle_5f_123" style:base-cell-address="sept.A1"/>
      <style:map style:condition="cell-content()=&quot;C&quot;" style:apply-style-name="ConditionalStyle_5f_122" style:base-cell-address="sept.A1"/>
    </style:style>
    <style:style style:name="ce230" style:family="table-cell" style:parent-style-name="Excel_20_Built-in_20_Normal">
      <style:table-cell-properties fo:background-color="#ffffa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26" style:base-cell-address="sept.A1"/>
      <style:map style:condition="cell-content()=&quot;S2&quot;" style:apply-style-name="ConditionalStyle_5f_125" style:base-cell-address="sept.A1"/>
      <style:map style:condition="cell-content()=&quot;S1&quot;" style:apply-style-name="ConditionalStyle_5f_124" style:base-cell-address="sept.A1"/>
      <style:map style:condition="cell-content()=&quot;CF&quot;" style:apply-style-name="ConditionalStyle_5f_123" style:base-cell-address="sept.A1"/>
      <style:map style:condition="cell-content()=&quot;C&quot;" style:apply-style-name="ConditionalStyle_5f_122" style:base-cell-address="sept.A1"/>
    </style:style>
    <style:style style:name="ce231" style:family="table-cell" style:parent-style-name="Excel_20_Built-in_20_Normal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26" style:base-cell-address="sept.A1"/>
      <style:map style:condition="cell-content()=&quot;S2&quot;" style:apply-style-name="ConditionalStyle_5f_125" style:base-cell-address="sept.A1"/>
      <style:map style:condition="cell-content()=&quot;S1&quot;" style:apply-style-name="ConditionalStyle_5f_124" style:base-cell-address="sept.A1"/>
      <style:map style:condition="cell-content()=&quot;CF&quot;" style:apply-style-name="ConditionalStyle_5f_123" style:base-cell-address="sept.A1"/>
      <style:map style:condition="cell-content()=&quot;C&quot;" style:apply-style-name="ConditionalStyle_5f_122" style:base-cell-address="sept.A1"/>
    </style:style>
    <style:style style:name="ce232" style:family="table-cell" style:parent-style-name="Excel_20_Built-in_20_Normal">
      <style:table-cell-properties fo:background-color="#96dcf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26" style:base-cell-address="sept.A1"/>
      <style:map style:condition="cell-content()=&quot;S2&quot;" style:apply-style-name="ConditionalStyle_5f_125" style:base-cell-address="sept.A1"/>
      <style:map style:condition="cell-content()=&quot;S1&quot;" style:apply-style-name="ConditionalStyle_5f_124" style:base-cell-address="sept.A1"/>
      <style:map style:condition="cell-content()=&quot;CF&quot;" style:apply-style-name="ConditionalStyle_5f_123" style:base-cell-address="sept.A1"/>
      <style:map style:condition="cell-content()=&quot;C&quot;" style:apply-style-name="ConditionalStyle_5f_122" style:base-cell-address="sept.A1"/>
    </style:style>
    <style:style style:name="ce233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26" style:base-cell-address="sept.A1"/>
      <style:map style:condition="cell-content()=&quot;S2&quot;" style:apply-style-name="ConditionalStyle_5f_125" style:base-cell-address="sept.A1"/>
      <style:map style:condition="cell-content()=&quot;S1&quot;" style:apply-style-name="ConditionalStyle_5f_124" style:base-cell-address="sept.A1"/>
      <style:map style:condition="cell-content()=&quot;CF&quot;" style:apply-style-name="ConditionalStyle_5f_123" style:base-cell-address="sept.A1"/>
      <style:map style:condition="cell-content()=&quot;C&quot;" style:apply-style-name="ConditionalStyle_5f_122" style:base-cell-address="sept.A1"/>
    </style:style>
    <style:style style:name="ce234" style:family="table-cell" style:parent-style-name="Excel_20_Built-in_20_Normal">
      <style:table-cell-properties fo:background-color="#0a1e31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26" style:base-cell-address="sept.A1"/>
      <style:map style:condition="cell-content()=&quot;S2&quot;" style:apply-style-name="ConditionalStyle_5f_125" style:base-cell-address="sept.A1"/>
      <style:map style:condition="cell-content()=&quot;S1&quot;" style:apply-style-name="ConditionalStyle_5f_124" style:base-cell-address="sept.A1"/>
      <style:map style:condition="cell-content()=&quot;CF&quot;" style:apply-style-name="ConditionalStyle_5f_123" style:base-cell-address="sept.A1"/>
      <style:map style:condition="cell-content()=&quot;C&quot;" style:apply-style-name="ConditionalStyle_5f_122" style:base-cell-address="sept.A1"/>
    </style:style>
    <style:style style:name="ce235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21" style:base-cell-address="sept.A1"/>
      <style:map style:condition="cell-content()=&quot;AFEST&quot;" style:apply-style-name="ConditionalStyle_5f_120" style:base-cell-address="sept.A1"/>
      <style:map style:condition="cell-content()=&quot;S2&quot;" style:apply-style-name="ConditionalStyle_5f_119" style:base-cell-address="sept.A1"/>
      <style:map style:condition="cell-content()=&quot;S1&quot;" style:apply-style-name="ConditionalStyle_5f_118" style:base-cell-address="sept.A1"/>
      <style:map style:condition="cell-content()=&quot;DI&quot;" style:apply-style-name="ConditionalStyle_5f_117" style:base-cell-address="sept.A1"/>
      <style:map style:condition="cell-content()=&quot;C&quot;" style:apply-style-name="ConditionalStyle_5f_116" style:base-cell-address="sept.A1"/>
    </style:style>
    <style:style style:name="ce23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21" style:base-cell-address="sept.A1"/>
      <style:map style:condition="cell-content()=&quot;AFEST&quot;" style:apply-style-name="ConditionalStyle_5f_120" style:base-cell-address="sept.A1"/>
      <style:map style:condition="cell-content()=&quot;S2&quot;" style:apply-style-name="ConditionalStyle_5f_119" style:base-cell-address="sept.A1"/>
      <style:map style:condition="cell-content()=&quot;S1&quot;" style:apply-style-name="ConditionalStyle_5f_118" style:base-cell-address="sept.A1"/>
      <style:map style:condition="cell-content()=&quot;DI&quot;" style:apply-style-name="ConditionalStyle_5f_117" style:base-cell-address="sept.A1"/>
      <style:map style:condition="cell-content()=&quot;C&quot;" style:apply-style-name="ConditionalStyle_5f_116" style:base-cell-address="sept.A1"/>
    </style:style>
    <style:style style:name="ce2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21" style:base-cell-address="sept.A1"/>
      <style:map style:condition="cell-content()=&quot;AFEST&quot;" style:apply-style-name="ConditionalStyle_5f_120" style:base-cell-address="sept.A1"/>
      <style:map style:condition="cell-content()=&quot;S2&quot;" style:apply-style-name="ConditionalStyle_5f_119" style:base-cell-address="sept.A1"/>
      <style:map style:condition="cell-content()=&quot;S1&quot;" style:apply-style-name="ConditionalStyle_5f_118" style:base-cell-address="sept.A1"/>
      <style:map style:condition="cell-content()=&quot;DI&quot;" style:apply-style-name="ConditionalStyle_5f_117" style:base-cell-address="sept.A1"/>
      <style:map style:condition="cell-content()=&quot;C&quot;" style:apply-style-name="ConditionalStyle_5f_116" style:base-cell-address="sept.A1"/>
    </style:style>
    <style:style style:name="ce238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21" style:base-cell-address="sept.A1"/>
      <style:map style:condition="cell-content()=&quot;AFEST&quot;" style:apply-style-name="ConditionalStyle_5f_120" style:base-cell-address="sept.A1"/>
      <style:map style:condition="cell-content()=&quot;S2&quot;" style:apply-style-name="ConditionalStyle_5f_119" style:base-cell-address="sept.A1"/>
      <style:map style:condition="cell-content()=&quot;S1&quot;" style:apply-style-name="ConditionalStyle_5f_118" style:base-cell-address="sept.A1"/>
      <style:map style:condition="cell-content()=&quot;DI&quot;" style:apply-style-name="ConditionalStyle_5f_117" style:base-cell-address="sept.A1"/>
      <style:map style:condition="cell-content()=&quot;C&quot;" style:apply-style-name="ConditionalStyle_5f_116" style:base-cell-address="sept.A1"/>
    </style:style>
    <style:style style:name="ce2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21" style:base-cell-address="sept.A1"/>
      <style:map style:condition="cell-content()=&quot;AFEST&quot;" style:apply-style-name="ConditionalStyle_5f_120" style:base-cell-address="sept.A1"/>
      <style:map style:condition="cell-content()=&quot;S2&quot;" style:apply-style-name="ConditionalStyle_5f_119" style:base-cell-address="sept.A1"/>
      <style:map style:condition="cell-content()=&quot;S1&quot;" style:apply-style-name="ConditionalStyle_5f_118" style:base-cell-address="sept.A1"/>
      <style:map style:condition="cell-content()=&quot;DI&quot;" style:apply-style-name="ConditionalStyle_5f_117" style:base-cell-address="sept.A1"/>
      <style:map style:condition="cell-content()=&quot;C&quot;" style:apply-style-name="ConditionalStyle_5f_116" style:base-cell-address="sept.A1"/>
    </style:style>
    <style:style style:name="ce240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1" style:family="table-cell" style:parent-style-name="Excel_20_Built-in_20_Normal">
      <style:table-cell-properties fo:background-color="#e6b8b7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2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11" style:base-cell-address="sept.A1"/>
      <style:map style:condition="cell-content()=&quot;S2&quot;" style:apply-style-name="ConditionalStyle_5f_115" style:base-cell-address="sept.A1"/>
      <style:map style:condition="cell-content()=&quot;S1&quot;" style:apply-style-name="ConditionalStyle_5f_113" style:base-cell-address="sept.A1"/>
      <style:map style:condition="cell-content()=&quot;CF&quot;" style:apply-style-name="ConditionalStyle_5f_114" style:base-cell-address="sept.A1"/>
      <style:map style:condition="cell-content()=&quot;C&quot;" style:apply-style-name="ConditionalStyle_5f_112" style:base-cell-address="sept.A1"/>
    </style:style>
    <style:style style:name="ce24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11" style:base-cell-address="sept.A1"/>
      <style:map style:condition="cell-content()=&quot;S2&quot;" style:apply-style-name="ConditionalStyle_5f_115" style:base-cell-address="sept.A1"/>
      <style:map style:condition="cell-content()=&quot;S1&quot;" style:apply-style-name="ConditionalStyle_5f_113" style:base-cell-address="sept.A1"/>
      <style:map style:condition="cell-content()=&quot;CF&quot;" style:apply-style-name="ConditionalStyle_5f_114" style:base-cell-address="sept.A1"/>
      <style:map style:condition="cell-content()=&quot;C&quot;" style:apply-style-name="ConditionalStyle_5f_112" style:base-cell-address="sept.A1"/>
    </style:style>
    <style:style style:name="ce244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11" style:base-cell-address="sept.A1"/>
      <style:map style:condition="cell-content()=&quot;S2&quot;" style:apply-style-name="ConditionalStyle_5f_115" style:base-cell-address="sept.A1"/>
      <style:map style:condition="cell-content()=&quot;S1&quot;" style:apply-style-name="ConditionalStyle_5f_113" style:base-cell-address="sept.A1"/>
      <style:map style:condition="cell-content()=&quot;CF&quot;" style:apply-style-name="ConditionalStyle_5f_114" style:base-cell-address="sept.A1"/>
      <style:map style:condition="cell-content()=&quot;C&quot;" style:apply-style-name="ConditionalStyle_5f_112" style:base-cell-address="sept.A1"/>
    </style:style>
    <style:style style:name="ce245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11" style:base-cell-address="sept.A1"/>
      <style:map style:condition="cell-content()=&quot;S2&quot;" style:apply-style-name="ConditionalStyle_5f_115" style:base-cell-address="sept.A1"/>
      <style:map style:condition="cell-content()=&quot;S1&quot;" style:apply-style-name="ConditionalStyle_5f_113" style:base-cell-address="sept.A1"/>
      <style:map style:condition="cell-content()=&quot;CF&quot;" style:apply-style-name="ConditionalStyle_5f_114" style:base-cell-address="sept.A1"/>
      <style:map style:condition="cell-content()=&quot;C&quot;" style:apply-style-name="ConditionalStyle_5f_112" style:base-cell-address="sept.A1"/>
    </style:style>
    <style:style style:name="ce246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11" style:base-cell-address="sept.A1"/>
      <style:map style:condition="cell-content()=&quot;S2&quot;" style:apply-style-name="ConditionalStyle_5f_115" style:base-cell-address="sept.A1"/>
      <style:map style:condition="cell-content()=&quot;S1&quot;" style:apply-style-name="ConditionalStyle_5f_113" style:base-cell-address="sept.A1"/>
      <style:map style:condition="cell-content()=&quot;CF&quot;" style:apply-style-name="ConditionalStyle_5f_114" style:base-cell-address="sept.A1"/>
      <style:map style:condition="cell-content()=&quot;C&quot;" style:apply-style-name="ConditionalStyle_5f_112" style:base-cell-address="sept.A1"/>
    </style:style>
    <style:style style:name="ce247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11" style:base-cell-address="sept.A1"/>
      <style:map style:condition="cell-content()=&quot;S2&quot;" style:apply-style-name="ConditionalStyle_5f_115" style:base-cell-address="sept.A1"/>
      <style:map style:condition="cell-content()=&quot;S1&quot;" style:apply-style-name="ConditionalStyle_5f_113" style:base-cell-address="sept.A1"/>
      <style:map style:condition="cell-content()=&quot;CF&quot;" style:apply-style-name="ConditionalStyle_5f_114" style:base-cell-address="sept.A1"/>
      <style:map style:condition="cell-content()=&quot;C&quot;" style:apply-style-name="ConditionalStyle_5f_112" style:base-cell-address="sept.A1"/>
    </style:style>
    <style:style style:name="ce248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11" style:base-cell-address="sept.A1"/>
      <style:map style:condition="cell-content()=&quot;S2&quot;" style:apply-style-name="ConditionalStyle_5f_115" style:base-cell-address="sept.A1"/>
      <style:map style:condition="cell-content()=&quot;S1&quot;" style:apply-style-name="ConditionalStyle_5f_113" style:base-cell-address="sept.A1"/>
      <style:map style:condition="cell-content()=&quot;CF&quot;" style:apply-style-name="ConditionalStyle_5f_114" style:base-cell-address="sept.A1"/>
      <style:map style:condition="cell-content()=&quot;C&quot;" style:apply-style-name="ConditionalStyle_5f_112" style:base-cell-address="sept.A1"/>
    </style:style>
    <style:style style:name="ce249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11" style:base-cell-address="sept.A1"/>
      <style:map style:condition="cell-content()=&quot;S2&quot;" style:apply-style-name="ConditionalStyle_5f_115" style:base-cell-address="sept.A1"/>
      <style:map style:condition="cell-content()=&quot;S1&quot;" style:apply-style-name="ConditionalStyle_5f_113" style:base-cell-address="sept.A1"/>
      <style:map style:condition="cell-content()=&quot;CF&quot;" style:apply-style-name="ConditionalStyle_5f_114" style:base-cell-address="sept.A1"/>
      <style:map style:condition="cell-content()=&quot;C&quot;" style:apply-style-name="ConditionalStyle_5f_112" style:base-cell-address="sept.A1"/>
    </style:style>
    <style:style style:name="ce250" style:family="table-cell" style:parent-style-name="Excel_20_Built-in_20_Normal">
      <style:table-cell-properties fo:background-color="#bfbfbf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1" style:family="table-cell" style:parent-style-name="Excel_20_Built-in_20_Normal">
      <style:table-cell-properties fo:background-color="#f6c7ad"/>
      <style:map style:condition="cell-content()=&quot;S3&quot;" style:apply-style-name="ConditionalStyle_5f_106" style:base-cell-address="sept.A1"/>
      <style:map style:condition="cell-content()=&quot;S2&quot;" style:apply-style-name="ConditionalStyle_5f_107" style:base-cell-address="sept.A1"/>
      <style:map style:condition="cell-content()=&quot;S1&quot;" style:apply-style-name="ConditionalStyle_5f_110" style:base-cell-address="sept.A1"/>
      <style:map style:condition="cell-content()=&quot;CF&quot;" style:apply-style-name="ConditionalStyle_5f_108" style:base-cell-address="sept.A1"/>
      <style:map style:condition="cell-content()=&quot;C&quot;" style:apply-style-name="ConditionalStyle_5f_109" style:base-cell-address="sept.A1"/>
    </style:style>
    <style:style style:name="ce252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06" style:base-cell-address="sept.A1"/>
      <style:map style:condition="cell-content()=&quot;S2&quot;" style:apply-style-name="ConditionalStyle_5f_107" style:base-cell-address="sept.A1"/>
      <style:map style:condition="cell-content()=&quot;S1&quot;" style:apply-style-name="ConditionalStyle_5f_110" style:base-cell-address="sept.A1"/>
      <style:map style:condition="cell-content()=&quot;CF&quot;" style:apply-style-name="ConditionalStyle_5f_108" style:base-cell-address="sept.A1"/>
      <style:map style:condition="cell-content()=&quot;C&quot;" style:apply-style-name="ConditionalStyle_5f_109" style:base-cell-address="sept.A1"/>
    </style:style>
    <style:style style:name="ce253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06" style:base-cell-address="sept.A1"/>
      <style:map style:condition="cell-content()=&quot;S2&quot;" style:apply-style-name="ConditionalStyle_5f_107" style:base-cell-address="sept.A1"/>
      <style:map style:condition="cell-content()=&quot;S1&quot;" style:apply-style-name="ConditionalStyle_5f_110" style:base-cell-address="sept.A1"/>
      <style:map style:condition="cell-content()=&quot;CF&quot;" style:apply-style-name="ConditionalStyle_5f_108" style:base-cell-address="sept.A1"/>
      <style:map style:condition="cell-content()=&quot;C&quot;" style:apply-style-name="ConditionalStyle_5f_109" style:base-cell-address="sept.A1"/>
    </style:style>
    <style:style style:name="ce254" style:family="table-cell" style:parent-style-name="Excel_20_Built-in_20_Normal">
      <style:table-cell-properties fo:background-color="#ffffa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06" style:base-cell-address="sept.A1"/>
      <style:map style:condition="cell-content()=&quot;S2&quot;" style:apply-style-name="ConditionalStyle_5f_107" style:base-cell-address="sept.A1"/>
      <style:map style:condition="cell-content()=&quot;S1&quot;" style:apply-style-name="ConditionalStyle_5f_110" style:base-cell-address="sept.A1"/>
      <style:map style:condition="cell-content()=&quot;CF&quot;" style:apply-style-name="ConditionalStyle_5f_108" style:base-cell-address="sept.A1"/>
      <style:map style:condition="cell-content()=&quot;C&quot;" style:apply-style-name="ConditionalStyle_5f_109" style:base-cell-address="sept.A1"/>
    </style:style>
    <style:style style:name="ce255" style:family="table-cell" style:parent-style-name="Excel_20_Built-in_20_Normal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06" style:base-cell-address="sept.A1"/>
      <style:map style:condition="cell-content()=&quot;S2&quot;" style:apply-style-name="ConditionalStyle_5f_107" style:base-cell-address="sept.A1"/>
      <style:map style:condition="cell-content()=&quot;S1&quot;" style:apply-style-name="ConditionalStyle_5f_110" style:base-cell-address="sept.A1"/>
      <style:map style:condition="cell-content()=&quot;CF&quot;" style:apply-style-name="ConditionalStyle_5f_108" style:base-cell-address="sept.A1"/>
      <style:map style:condition="cell-content()=&quot;C&quot;" style:apply-style-name="ConditionalStyle_5f_109" style:base-cell-address="sept.A1"/>
    </style:style>
    <style:style style:name="ce256" style:family="table-cell" style:parent-style-name="Excel_20_Built-in_20_Normal">
      <style:table-cell-properties fo:background-color="#96dcf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06" style:base-cell-address="sept.A1"/>
      <style:map style:condition="cell-content()=&quot;S2&quot;" style:apply-style-name="ConditionalStyle_5f_107" style:base-cell-address="sept.A1"/>
      <style:map style:condition="cell-content()=&quot;S1&quot;" style:apply-style-name="ConditionalStyle_5f_110" style:base-cell-address="sept.A1"/>
      <style:map style:condition="cell-content()=&quot;CF&quot;" style:apply-style-name="ConditionalStyle_5f_108" style:base-cell-address="sept.A1"/>
      <style:map style:condition="cell-content()=&quot;C&quot;" style:apply-style-name="ConditionalStyle_5f_109" style:base-cell-address="sept.A1"/>
    </style:style>
    <style:style style:name="ce257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06" style:base-cell-address="sept.A1"/>
      <style:map style:condition="cell-content()=&quot;S2&quot;" style:apply-style-name="ConditionalStyle_5f_107" style:base-cell-address="sept.A1"/>
      <style:map style:condition="cell-content()=&quot;S1&quot;" style:apply-style-name="ConditionalStyle_5f_110" style:base-cell-address="sept.A1"/>
      <style:map style:condition="cell-content()=&quot;CF&quot;" style:apply-style-name="ConditionalStyle_5f_108" style:base-cell-address="sept.A1"/>
      <style:map style:condition="cell-content()=&quot;C&quot;" style:apply-style-name="ConditionalStyle_5f_109" style:base-cell-address="sept.A1"/>
    </style:style>
    <style:style style:name="ce258" style:family="table-cell" style:parent-style-name="Excel_20_Built-in_20_Normal">
      <style:table-cell-properties fo:background-color="#0a1e31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06" style:base-cell-address="sept.A1"/>
      <style:map style:condition="cell-content()=&quot;S2&quot;" style:apply-style-name="ConditionalStyle_5f_107" style:base-cell-address="sept.A1"/>
      <style:map style:condition="cell-content()=&quot;S1&quot;" style:apply-style-name="ConditionalStyle_5f_110" style:base-cell-address="sept.A1"/>
      <style:map style:condition="cell-content()=&quot;CF&quot;" style:apply-style-name="ConditionalStyle_5f_108" style:base-cell-address="sept.A1"/>
      <style:map style:condition="cell-content()=&quot;C&quot;" style:apply-style-name="ConditionalStyle_5f_109" style:base-cell-address="sept.A1"/>
    </style:style>
    <style:style style:name="ce259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02" style:base-cell-address="sept.A1"/>
      <style:map style:condition="cell-content()=&quot;AFEST&quot;" style:apply-style-name="ConditionalStyle_5f_103" style:base-cell-address="sept.A1"/>
      <style:map style:condition="cell-content()=&quot;S2&quot;" style:apply-style-name="ConditionalStyle_5f_101" style:base-cell-address="sept.A1"/>
      <style:map style:condition="cell-content()=&quot;S1&quot;" style:apply-style-name="ConditionalStyle_5f_100" style:base-cell-address="sept.A1"/>
      <style:map style:condition="cell-content()=&quot;DI&quot;" style:apply-style-name="ConditionalStyle_5f_105" style:base-cell-address="sept.A1"/>
      <style:map style:condition="cell-content()=&quot;C&quot;" style:apply-style-name="ConditionalStyle_5f_104" style:base-cell-address="sept.A1"/>
    </style:style>
    <style:style style:name="ce26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02" style:base-cell-address="sept.A1"/>
      <style:map style:condition="cell-content()=&quot;AFEST&quot;" style:apply-style-name="ConditionalStyle_5f_103" style:base-cell-address="sept.A1"/>
      <style:map style:condition="cell-content()=&quot;S2&quot;" style:apply-style-name="ConditionalStyle_5f_101" style:base-cell-address="sept.A1"/>
      <style:map style:condition="cell-content()=&quot;S1&quot;" style:apply-style-name="ConditionalStyle_5f_100" style:base-cell-address="sept.A1"/>
      <style:map style:condition="cell-content()=&quot;DI&quot;" style:apply-style-name="ConditionalStyle_5f_105" style:base-cell-address="sept.A1"/>
      <style:map style:condition="cell-content()=&quot;C&quot;" style:apply-style-name="ConditionalStyle_5f_104" style:base-cell-address="sept.A1"/>
    </style:style>
    <style:style style:name="ce26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102" style:base-cell-address="sept.A1"/>
      <style:map style:condition="cell-content()=&quot;AFEST&quot;" style:apply-style-name="ConditionalStyle_5f_103" style:base-cell-address="sept.A1"/>
      <style:map style:condition="cell-content()=&quot;S2&quot;" style:apply-style-name="ConditionalStyle_5f_101" style:base-cell-address="sept.A1"/>
      <style:map style:condition="cell-content()=&quot;S1&quot;" style:apply-style-name="ConditionalStyle_5f_100" style:base-cell-address="sept.A1"/>
      <style:map style:condition="cell-content()=&quot;DI&quot;" style:apply-style-name="ConditionalStyle_5f_105" style:base-cell-address="sept.A1"/>
      <style:map style:condition="cell-content()=&quot;C&quot;" style:apply-style-name="ConditionalStyle_5f_104" style:base-cell-address="sept.A1"/>
    </style:style>
    <style:style style:name="ce262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02" style:base-cell-address="sept.A1"/>
      <style:map style:condition="cell-content()=&quot;AFEST&quot;" style:apply-style-name="ConditionalStyle_5f_103" style:base-cell-address="sept.A1"/>
      <style:map style:condition="cell-content()=&quot;S2&quot;" style:apply-style-name="ConditionalStyle_5f_101" style:base-cell-address="sept.A1"/>
      <style:map style:condition="cell-content()=&quot;S1&quot;" style:apply-style-name="ConditionalStyle_5f_100" style:base-cell-address="sept.A1"/>
      <style:map style:condition="cell-content()=&quot;DI&quot;" style:apply-style-name="ConditionalStyle_5f_105" style:base-cell-address="sept.A1"/>
      <style:map style:condition="cell-content()=&quot;C&quot;" style:apply-style-name="ConditionalStyle_5f_104" style:base-cell-address="sept.A1"/>
    </style:style>
    <style:style style:name="ce26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102" style:base-cell-address="sept.A1"/>
      <style:map style:condition="cell-content()=&quot;AFEST&quot;" style:apply-style-name="ConditionalStyle_5f_103" style:base-cell-address="sept.A1"/>
      <style:map style:condition="cell-content()=&quot;S2&quot;" style:apply-style-name="ConditionalStyle_5f_101" style:base-cell-address="sept.A1"/>
      <style:map style:condition="cell-content()=&quot;S1&quot;" style:apply-style-name="ConditionalStyle_5f_100" style:base-cell-address="sept.A1"/>
      <style:map style:condition="cell-content()=&quot;DI&quot;" style:apply-style-name="ConditionalStyle_5f_105" style:base-cell-address="sept.A1"/>
      <style:map style:condition="cell-content()=&quot;C&quot;" style:apply-style-name="ConditionalStyle_5f_104" style:base-cell-address="sept.A1"/>
    </style:style>
    <style:style style:name="ce264" style:family="table-cell" style:parent-style-name="Excel_20_Built-in_20_Normal">
      <style:table-cell-properties fo:border-bottom="0.035cm solid #000000" style:diagonal-bl-tr="none" style:diagonal-tl-br="none" fo:border-left="none" fo:border-right="0.105cm double #000000" style:border-line-width-right="0.035cm 0.035cm 0.035cm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5" style:family="table-cell" style:parent-style-name="Excel_20_Built-in_20_Normal">
      <style:table-cell-properties fo:border-bottom="0.035cm solid #000000" fo:background-color="#8db4e2" style:diagonal-bl-tr="none" style:diagonal-tl-br="none" fo:border-left="none" fo:border-right="0.105cm double #000000" style:border-line-width-right="0.035cm 0.035cm 0.035cm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7" style:base-cell-address="sept.A1"/>
      <style:map style:condition="cell-content()=&quot;S2&quot;" style:apply-style-name="ConditionalStyle_5f_96" style:base-cell-address="sept.A1"/>
      <style:map style:condition="cell-content()=&quot;S1&quot;" style:apply-style-name="ConditionalStyle_5f_95" style:base-cell-address="sept.A1"/>
      <style:map style:condition="cell-content()=&quot;CF&quot;" style:apply-style-name="ConditionalStyle_5f_98" style:base-cell-address="sept.A1"/>
      <style:map style:condition="cell-content()=&quot;C&quot;" style:apply-style-name="ConditionalStyle_5f_99" style:base-cell-address="sept.A1"/>
    </style:style>
    <style:style style:name="ce26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7" style:base-cell-address="sept.A1"/>
      <style:map style:condition="cell-content()=&quot;S2&quot;" style:apply-style-name="ConditionalStyle_5f_96" style:base-cell-address="sept.A1"/>
      <style:map style:condition="cell-content()=&quot;S1&quot;" style:apply-style-name="ConditionalStyle_5f_95" style:base-cell-address="sept.A1"/>
      <style:map style:condition="cell-content()=&quot;CF&quot;" style:apply-style-name="ConditionalStyle_5f_98" style:base-cell-address="sept.A1"/>
      <style:map style:condition="cell-content()=&quot;C&quot;" style:apply-style-name="ConditionalStyle_5f_99" style:base-cell-address="sept.A1"/>
    </style:style>
    <style:style style:name="ce268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7" style:base-cell-address="sept.A1"/>
      <style:map style:condition="cell-content()=&quot;S2&quot;" style:apply-style-name="ConditionalStyle_5f_96" style:base-cell-address="sept.A1"/>
      <style:map style:condition="cell-content()=&quot;S1&quot;" style:apply-style-name="ConditionalStyle_5f_95" style:base-cell-address="sept.A1"/>
      <style:map style:condition="cell-content()=&quot;CF&quot;" style:apply-style-name="ConditionalStyle_5f_98" style:base-cell-address="sept.A1"/>
      <style:map style:condition="cell-content()=&quot;C&quot;" style:apply-style-name="ConditionalStyle_5f_99" style:base-cell-address="sept.A1"/>
    </style:style>
    <style:style style:name="ce269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7" style:base-cell-address="sept.A1"/>
      <style:map style:condition="cell-content()=&quot;S2&quot;" style:apply-style-name="ConditionalStyle_5f_96" style:base-cell-address="sept.A1"/>
      <style:map style:condition="cell-content()=&quot;S1&quot;" style:apply-style-name="ConditionalStyle_5f_95" style:base-cell-address="sept.A1"/>
      <style:map style:condition="cell-content()=&quot;CF&quot;" style:apply-style-name="ConditionalStyle_5f_98" style:base-cell-address="sept.A1"/>
      <style:map style:condition="cell-content()=&quot;C&quot;" style:apply-style-name="ConditionalStyle_5f_99" style:base-cell-address="sept.A1"/>
    </style:style>
    <style:style style:name="ce270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7" style:base-cell-address="sept.A1"/>
      <style:map style:condition="cell-content()=&quot;S2&quot;" style:apply-style-name="ConditionalStyle_5f_96" style:base-cell-address="sept.A1"/>
      <style:map style:condition="cell-content()=&quot;S1&quot;" style:apply-style-name="ConditionalStyle_5f_95" style:base-cell-address="sept.A1"/>
      <style:map style:condition="cell-content()=&quot;CF&quot;" style:apply-style-name="ConditionalStyle_5f_98" style:base-cell-address="sept.A1"/>
      <style:map style:condition="cell-content()=&quot;C&quot;" style:apply-style-name="ConditionalStyle_5f_99" style:base-cell-address="sept.A1"/>
    </style:style>
    <style:style style:name="ce271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7" style:base-cell-address="sept.A1"/>
      <style:map style:condition="cell-content()=&quot;S2&quot;" style:apply-style-name="ConditionalStyle_5f_96" style:base-cell-address="sept.A1"/>
      <style:map style:condition="cell-content()=&quot;S1&quot;" style:apply-style-name="ConditionalStyle_5f_95" style:base-cell-address="sept.A1"/>
      <style:map style:condition="cell-content()=&quot;CF&quot;" style:apply-style-name="ConditionalStyle_5f_98" style:base-cell-address="sept.A1"/>
      <style:map style:condition="cell-content()=&quot;C&quot;" style:apply-style-name="ConditionalStyle_5f_99" style:base-cell-address="sept.A1"/>
    </style:style>
    <style:style style:name="ce272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97" style:base-cell-address="sept.A1"/>
      <style:map style:condition="cell-content()=&quot;S2&quot;" style:apply-style-name="ConditionalStyle_5f_96" style:base-cell-address="sept.A1"/>
      <style:map style:condition="cell-content()=&quot;S1&quot;" style:apply-style-name="ConditionalStyle_5f_95" style:base-cell-address="sept.A1"/>
      <style:map style:condition="cell-content()=&quot;CF&quot;" style:apply-style-name="ConditionalStyle_5f_98" style:base-cell-address="sept.A1"/>
      <style:map style:condition="cell-content()=&quot;C&quot;" style:apply-style-name="ConditionalStyle_5f_99" style:base-cell-address="sept.A1"/>
    </style:style>
    <style:style style:name="ce273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7" style:base-cell-address="sept.A1"/>
      <style:map style:condition="cell-content()=&quot;S2&quot;" style:apply-style-name="ConditionalStyle_5f_96" style:base-cell-address="sept.A1"/>
      <style:map style:condition="cell-content()=&quot;S1&quot;" style:apply-style-name="ConditionalStyle_5f_95" style:base-cell-address="sept.A1"/>
      <style:map style:condition="cell-content()=&quot;CF&quot;" style:apply-style-name="ConditionalStyle_5f_98" style:base-cell-address="sept.A1"/>
      <style:map style:condition="cell-content()=&quot;C&quot;" style:apply-style-name="ConditionalStyle_5f_99" style:base-cell-address="sept.A1"/>
    </style:style>
    <style:style style:name="ce274" style:family="table-cell" style:parent-style-name="Excel_20_Built-in_20_Normal" style:data-style-name="N8002">
      <style:table-cell-properties fo:background-color="#f6c7ad"/>
      <style:map style:condition="cell-content()=&quot;S3&quot;" style:apply-style-name="ConditionalStyle_5f_91" style:base-cell-address="sept.A1"/>
      <style:map style:condition="cell-content()=&quot;S2&quot;" style:apply-style-name="ConditionalStyle_5f_92" style:base-cell-address="sept.A1"/>
      <style:map style:condition="cell-content()=&quot;S1&quot;" style:apply-style-name="ConditionalStyle_5f_93" style:base-cell-address="sept.A1"/>
      <style:map style:condition="cell-content()=&quot;CF&quot;" style:apply-style-name="ConditionalStyle_5f_94" style:base-cell-address="sept.A1"/>
      <style:map style:condition="cell-content()=&quot;C&quot;" style:apply-style-name="ConditionalStyle_5f_90" style:base-cell-address="sept.A1"/>
    </style:style>
    <style:style style:name="ce275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1" style:base-cell-address="sept.A1"/>
      <style:map style:condition="cell-content()=&quot;S2&quot;" style:apply-style-name="ConditionalStyle_5f_92" style:base-cell-address="sept.A1"/>
      <style:map style:condition="cell-content()=&quot;S1&quot;" style:apply-style-name="ConditionalStyle_5f_93" style:base-cell-address="sept.A1"/>
      <style:map style:condition="cell-content()=&quot;CF&quot;" style:apply-style-name="ConditionalStyle_5f_94" style:base-cell-address="sept.A1"/>
      <style:map style:condition="cell-content()=&quot;C&quot;" style:apply-style-name="ConditionalStyle_5f_90" style:base-cell-address="sept.A1"/>
    </style:style>
    <style:style style:name="ce276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1" style:base-cell-address="sept.A1"/>
      <style:map style:condition="cell-content()=&quot;S2&quot;" style:apply-style-name="ConditionalStyle_5f_92" style:base-cell-address="sept.A1"/>
      <style:map style:condition="cell-content()=&quot;S1&quot;" style:apply-style-name="ConditionalStyle_5f_93" style:base-cell-address="sept.A1"/>
      <style:map style:condition="cell-content()=&quot;CF&quot;" style:apply-style-name="ConditionalStyle_5f_94" style:base-cell-address="sept.A1"/>
      <style:map style:condition="cell-content()=&quot;C&quot;" style:apply-style-name="ConditionalStyle_5f_90" style:base-cell-address="sept.A1"/>
    </style:style>
    <style:style style:name="ce277" style:family="table-cell" style:parent-style-name="Excel_20_Built-in_20_Normal">
      <style:table-cell-properties fo:background-color="#ffffa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1" style:base-cell-address="sept.A1"/>
      <style:map style:condition="cell-content()=&quot;S2&quot;" style:apply-style-name="ConditionalStyle_5f_92" style:base-cell-address="sept.A1"/>
      <style:map style:condition="cell-content()=&quot;S1&quot;" style:apply-style-name="ConditionalStyle_5f_93" style:base-cell-address="sept.A1"/>
      <style:map style:condition="cell-content()=&quot;CF&quot;" style:apply-style-name="ConditionalStyle_5f_94" style:base-cell-address="sept.A1"/>
      <style:map style:condition="cell-content()=&quot;C&quot;" style:apply-style-name="ConditionalStyle_5f_90" style:base-cell-address="sept.A1"/>
    </style:style>
    <style:style style:name="ce278" style:family="table-cell" style:parent-style-name="Excel_20_Built-in_20_Normal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1" style:base-cell-address="sept.A1"/>
      <style:map style:condition="cell-content()=&quot;S2&quot;" style:apply-style-name="ConditionalStyle_5f_92" style:base-cell-address="sept.A1"/>
      <style:map style:condition="cell-content()=&quot;S1&quot;" style:apply-style-name="ConditionalStyle_5f_93" style:base-cell-address="sept.A1"/>
      <style:map style:condition="cell-content()=&quot;CF&quot;" style:apply-style-name="ConditionalStyle_5f_94" style:base-cell-address="sept.A1"/>
      <style:map style:condition="cell-content()=&quot;C&quot;" style:apply-style-name="ConditionalStyle_5f_90" style:base-cell-address="sept.A1"/>
    </style:style>
    <style:style style:name="ce279" style:family="table-cell" style:parent-style-name="Excel_20_Built-in_20_Normal">
      <style:table-cell-properties fo:background-color="#96dcf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1" style:base-cell-address="sept.A1"/>
      <style:map style:condition="cell-content()=&quot;S2&quot;" style:apply-style-name="ConditionalStyle_5f_92" style:base-cell-address="sept.A1"/>
      <style:map style:condition="cell-content()=&quot;S1&quot;" style:apply-style-name="ConditionalStyle_5f_93" style:base-cell-address="sept.A1"/>
      <style:map style:condition="cell-content()=&quot;CF&quot;" style:apply-style-name="ConditionalStyle_5f_94" style:base-cell-address="sept.A1"/>
      <style:map style:condition="cell-content()=&quot;C&quot;" style:apply-style-name="ConditionalStyle_5f_90" style:base-cell-address="sept.A1"/>
    </style:style>
    <style:style style:name="ce280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91" style:base-cell-address="sept.A1"/>
      <style:map style:condition="cell-content()=&quot;S2&quot;" style:apply-style-name="ConditionalStyle_5f_92" style:base-cell-address="sept.A1"/>
      <style:map style:condition="cell-content()=&quot;S1&quot;" style:apply-style-name="ConditionalStyle_5f_93" style:base-cell-address="sept.A1"/>
      <style:map style:condition="cell-content()=&quot;CF&quot;" style:apply-style-name="ConditionalStyle_5f_94" style:base-cell-address="sept.A1"/>
      <style:map style:condition="cell-content()=&quot;C&quot;" style:apply-style-name="ConditionalStyle_5f_90" style:base-cell-address="sept.A1"/>
    </style:style>
    <style:style style:name="ce281" style:family="table-cell" style:parent-style-name="Excel_20_Built-in_20_Normal">
      <style:table-cell-properties fo:background-color="#0a1e31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91" style:base-cell-address="sept.A1"/>
      <style:map style:condition="cell-content()=&quot;S2&quot;" style:apply-style-name="ConditionalStyle_5f_92" style:base-cell-address="sept.A1"/>
      <style:map style:condition="cell-content()=&quot;S1&quot;" style:apply-style-name="ConditionalStyle_5f_93" style:base-cell-address="sept.A1"/>
      <style:map style:condition="cell-content()=&quot;CF&quot;" style:apply-style-name="ConditionalStyle_5f_94" style:base-cell-address="sept.A1"/>
      <style:map style:condition="cell-content()=&quot;C&quot;" style:apply-style-name="ConditionalStyle_5f_90" style:base-cell-address="sept.A1"/>
    </style:style>
    <style:style style:name="ce2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88" style:base-cell-address="sept.A1"/>
      <style:map style:condition="cell-content()=&quot;AFEST&quot;" style:apply-style-name="ConditionalStyle_5f_89" style:base-cell-address="sept.A1"/>
      <style:map style:condition="cell-content()=&quot;S2&quot;" style:apply-style-name="ConditionalStyle_5f_87" style:base-cell-address="sept.A1"/>
      <style:map style:condition="cell-content()=&quot;S1&quot;" style:apply-style-name="ConditionalStyle_5f_86" style:base-cell-address="sept.A1"/>
      <style:map style:condition="cell-content()=&quot;DI&quot;" style:apply-style-name="ConditionalStyle_5f_85" style:base-cell-address="sept.A1"/>
      <style:map style:condition="cell-content()=&quot;C&quot;" style:apply-style-name="ConditionalStyle_5f_84" style:base-cell-address="sept.A1"/>
    </style:style>
    <style:style style:name="ce283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88" style:base-cell-address="sept.A1"/>
      <style:map style:condition="cell-content()=&quot;AFEST&quot;" style:apply-style-name="ConditionalStyle_5f_89" style:base-cell-address="sept.A1"/>
      <style:map style:condition="cell-content()=&quot;S2&quot;" style:apply-style-name="ConditionalStyle_5f_87" style:base-cell-address="sept.A1"/>
      <style:map style:condition="cell-content()=&quot;S1&quot;" style:apply-style-name="ConditionalStyle_5f_86" style:base-cell-address="sept.A1"/>
      <style:map style:condition="cell-content()=&quot;DI&quot;" style:apply-style-name="ConditionalStyle_5f_85" style:base-cell-address="sept.A1"/>
      <style:map style:condition="cell-content()=&quot;C&quot;" style:apply-style-name="ConditionalStyle_5f_84" style:base-cell-address="sept.A1"/>
    </style:style>
    <style:style style:name="ce28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88" style:base-cell-address="sept.A1"/>
      <style:map style:condition="cell-content()=&quot;AFEST&quot;" style:apply-style-name="ConditionalStyle_5f_89" style:base-cell-address="sept.A1"/>
      <style:map style:condition="cell-content()=&quot;S2&quot;" style:apply-style-name="ConditionalStyle_5f_87" style:base-cell-address="sept.A1"/>
      <style:map style:condition="cell-content()=&quot;S1&quot;" style:apply-style-name="ConditionalStyle_5f_86" style:base-cell-address="sept.A1"/>
      <style:map style:condition="cell-content()=&quot;DI&quot;" style:apply-style-name="ConditionalStyle_5f_85" style:base-cell-address="sept.A1"/>
      <style:map style:condition="cell-content()=&quot;C&quot;" style:apply-style-name="ConditionalStyle_5f_84" style:base-cell-address="sept.A1"/>
    </style:style>
    <style:style style:name="ce28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88" style:base-cell-address="sept.A1"/>
      <style:map style:condition="cell-content()=&quot;AFEST&quot;" style:apply-style-name="ConditionalStyle_5f_89" style:base-cell-address="sept.A1"/>
      <style:map style:condition="cell-content()=&quot;S2&quot;" style:apply-style-name="ConditionalStyle_5f_87" style:base-cell-address="sept.A1"/>
      <style:map style:condition="cell-content()=&quot;S1&quot;" style:apply-style-name="ConditionalStyle_5f_86" style:base-cell-address="sept.A1"/>
      <style:map style:condition="cell-content()=&quot;DI&quot;" style:apply-style-name="ConditionalStyle_5f_85" style:base-cell-address="sept.A1"/>
      <style:map style:condition="cell-content()=&quot;C&quot;" style:apply-style-name="ConditionalStyle_5f_84" style:base-cell-address="sept.A1"/>
    </style:style>
    <style:style style:name="ce286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88" style:base-cell-address="sept.A1"/>
      <style:map style:condition="cell-content()=&quot;AFEST&quot;" style:apply-style-name="ConditionalStyle_5f_89" style:base-cell-address="sept.A1"/>
      <style:map style:condition="cell-content()=&quot;S2&quot;" style:apply-style-name="ConditionalStyle_5f_87" style:base-cell-address="sept.A1"/>
      <style:map style:condition="cell-content()=&quot;S1&quot;" style:apply-style-name="ConditionalStyle_5f_86" style:base-cell-address="sept.A1"/>
      <style:map style:condition="cell-content()=&quot;DI&quot;" style:apply-style-name="ConditionalStyle_5f_85" style:base-cell-address="sept.A1"/>
      <style:map style:condition="cell-content()=&quot;C&quot;" style:apply-style-name="ConditionalStyle_5f_84" style:base-cell-address="sept.A1"/>
    </style:style>
    <style:style style:name="ce287" style:family="table-cell" style:parent-style-name="Excel_20_Built-in_20_Normal">
      <style:table-cell-properties fo:border-bottom="0.035cm solid #000000" style:diagonal-bl-tr="none" style:diagonal-tl-br="none" fo:border-left="none" fo:border-right="0.105cm double #000000" style:border-line-width-right="0.035cm 0.035cm 0.035cm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8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79" style:base-cell-address="sept.A1"/>
      <style:map style:condition="cell-content()=&quot;S2&quot;" style:apply-style-name="ConditionalStyle_5f_83" style:base-cell-address="sept.A1"/>
      <style:map style:condition="cell-content()=&quot;S1&quot;" style:apply-style-name="ConditionalStyle_5f_82" style:base-cell-address="sept.A1"/>
      <style:map style:condition="cell-content()=&quot;CF&quot;" style:apply-style-name="ConditionalStyle_5f_81" style:base-cell-address="sept.A1"/>
      <style:map style:condition="cell-content()=&quot;C&quot;" style:apply-style-name="ConditionalStyle_5f_80" style:base-cell-address="sept.A1"/>
    </style:style>
    <style:style style:name="ce289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79" style:base-cell-address="sept.A1"/>
      <style:map style:condition="cell-content()=&quot;S2&quot;" style:apply-style-name="ConditionalStyle_5f_83" style:base-cell-address="sept.A1"/>
      <style:map style:condition="cell-content()=&quot;S1&quot;" style:apply-style-name="ConditionalStyle_5f_82" style:base-cell-address="sept.A1"/>
      <style:map style:condition="cell-content()=&quot;CF&quot;" style:apply-style-name="ConditionalStyle_5f_81" style:base-cell-address="sept.A1"/>
      <style:map style:condition="cell-content()=&quot;C&quot;" style:apply-style-name="ConditionalStyle_5f_80" style:base-cell-address="sept.A1"/>
    </style:style>
    <style:style style:name="ce290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79" style:base-cell-address="sept.A1"/>
      <style:map style:condition="cell-content()=&quot;S2&quot;" style:apply-style-name="ConditionalStyle_5f_83" style:base-cell-address="sept.A1"/>
      <style:map style:condition="cell-content()=&quot;S1&quot;" style:apply-style-name="ConditionalStyle_5f_82" style:base-cell-address="sept.A1"/>
      <style:map style:condition="cell-content()=&quot;CF&quot;" style:apply-style-name="ConditionalStyle_5f_81" style:base-cell-address="sept.A1"/>
      <style:map style:condition="cell-content()=&quot;C&quot;" style:apply-style-name="ConditionalStyle_5f_80" style:base-cell-address="sept.A1"/>
    </style:style>
    <style:style style:name="ce291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79" style:base-cell-address="sept.A1"/>
      <style:map style:condition="cell-content()=&quot;S2&quot;" style:apply-style-name="ConditionalStyle_5f_83" style:base-cell-address="sept.A1"/>
      <style:map style:condition="cell-content()=&quot;S1&quot;" style:apply-style-name="ConditionalStyle_5f_82" style:base-cell-address="sept.A1"/>
      <style:map style:condition="cell-content()=&quot;CF&quot;" style:apply-style-name="ConditionalStyle_5f_81" style:base-cell-address="sept.A1"/>
      <style:map style:condition="cell-content()=&quot;C&quot;" style:apply-style-name="ConditionalStyle_5f_80" style:base-cell-address="sept.A1"/>
    </style:style>
    <style:style style:name="ce292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79" style:base-cell-address="sept.A1"/>
      <style:map style:condition="cell-content()=&quot;S2&quot;" style:apply-style-name="ConditionalStyle_5f_83" style:base-cell-address="sept.A1"/>
      <style:map style:condition="cell-content()=&quot;S1&quot;" style:apply-style-name="ConditionalStyle_5f_82" style:base-cell-address="sept.A1"/>
      <style:map style:condition="cell-content()=&quot;CF&quot;" style:apply-style-name="ConditionalStyle_5f_81" style:base-cell-address="sept.A1"/>
      <style:map style:condition="cell-content()=&quot;C&quot;" style:apply-style-name="ConditionalStyle_5f_80" style:base-cell-address="sept.A1"/>
    </style:style>
    <style:style style:name="ce293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79" style:base-cell-address="sept.A1"/>
      <style:map style:condition="cell-content()=&quot;S2&quot;" style:apply-style-name="ConditionalStyle_5f_83" style:base-cell-address="sept.A1"/>
      <style:map style:condition="cell-content()=&quot;S1&quot;" style:apply-style-name="ConditionalStyle_5f_82" style:base-cell-address="sept.A1"/>
      <style:map style:condition="cell-content()=&quot;CF&quot;" style:apply-style-name="ConditionalStyle_5f_81" style:base-cell-address="sept.A1"/>
      <style:map style:condition="cell-content()=&quot;C&quot;" style:apply-style-name="ConditionalStyle_5f_80" style:base-cell-address="sept.A1"/>
    </style:style>
    <style:style style:name="ce294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79" style:base-cell-address="sept.A1"/>
      <style:map style:condition="cell-content()=&quot;S2&quot;" style:apply-style-name="ConditionalStyle_5f_83" style:base-cell-address="sept.A1"/>
      <style:map style:condition="cell-content()=&quot;S1&quot;" style:apply-style-name="ConditionalStyle_5f_82" style:base-cell-address="sept.A1"/>
      <style:map style:condition="cell-content()=&quot;CF&quot;" style:apply-style-name="ConditionalStyle_5f_81" style:base-cell-address="sept.A1"/>
      <style:map style:condition="cell-content()=&quot;C&quot;" style:apply-style-name="ConditionalStyle_5f_80" style:base-cell-address="sept.A1"/>
    </style:style>
    <style:style style:name="ce295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79" style:base-cell-address="sept.A1"/>
      <style:map style:condition="cell-content()=&quot;S2&quot;" style:apply-style-name="ConditionalStyle_5f_83" style:base-cell-address="sept.A1"/>
      <style:map style:condition="cell-content()=&quot;S1&quot;" style:apply-style-name="ConditionalStyle_5f_82" style:base-cell-address="sept.A1"/>
      <style:map style:condition="cell-content()=&quot;CF&quot;" style:apply-style-name="ConditionalStyle_5f_81" style:base-cell-address="sept.A1"/>
      <style:map style:condition="cell-content()=&quot;C&quot;" style:apply-style-name="ConditionalStyle_5f_80" style:base-cell-address="sept.A1"/>
    </style:style>
    <style:style style:name="ce296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77" style:base-cell-address="sept.A1"/>
      <style:map style:condition="cell-content()=&quot;S2&quot;" style:apply-style-name="ConditionalStyle_5f_78" style:base-cell-address="sept.A1"/>
      <style:map style:condition="cell-content()=&quot;S1&quot;" style:apply-style-name="ConditionalStyle_5f_76" style:base-cell-address="sept.A1"/>
      <style:map style:condition="cell-content()=&quot;CF&quot;" style:apply-style-name="ConditionalStyle_5f_75" style:base-cell-address="sept.A1"/>
      <style:map style:condition="cell-content()=&quot;C&quot;" style:apply-style-name="ConditionalStyle_5f_74" style:base-cell-address="sept.A1"/>
    </style:style>
    <style:style style:name="ce29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57" style:base-cell-address="sept.A1"/>
      <style:map style:condition="cell-content()=&quot;AFEST&quot;" style:apply-style-name="ConditionalStyle_5f_56" style:base-cell-address="sept.A1"/>
      <style:map style:condition="cell-content()=&quot;S2&quot;" style:apply-style-name="ConditionalStyle_5f_54" style:base-cell-address="sept.A1"/>
      <style:map style:condition="cell-content()=&quot;S1&quot;" style:apply-style-name="ConditionalStyle_5f_53" style:base-cell-address="sept.A1"/>
      <style:map style:condition="cell-content()=&quot;DI&quot;" style:apply-style-name="ConditionalStyle_5f_58" style:base-cell-address="sept.A1"/>
      <style:map style:condition="cell-content()=&quot;C&quot;" style:apply-style-name="ConditionalStyle_5f_55" style:base-cell-address="sept.A1"/>
    </style:style>
    <style:style style:name="ce29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57" style:base-cell-address="sept.A1"/>
      <style:map style:condition="cell-content()=&quot;AFEST&quot;" style:apply-style-name="ConditionalStyle_5f_56" style:base-cell-address="sept.A1"/>
      <style:map style:condition="cell-content()=&quot;S2&quot;" style:apply-style-name="ConditionalStyle_5f_54" style:base-cell-address="sept.A1"/>
      <style:map style:condition="cell-content()=&quot;S1&quot;" style:apply-style-name="ConditionalStyle_5f_53" style:base-cell-address="sept.A1"/>
      <style:map style:condition="cell-content()=&quot;DI&quot;" style:apply-style-name="ConditionalStyle_5f_58" style:base-cell-address="sept.A1"/>
      <style:map style:condition="cell-content()=&quot;C&quot;" style:apply-style-name="ConditionalStyle_5f_55" style:base-cell-address="sept.A1"/>
    </style:style>
    <style:style style:name="ce30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57" style:base-cell-address="sept.A1"/>
      <style:map style:condition="cell-content()=&quot;AFEST&quot;" style:apply-style-name="ConditionalStyle_5f_56" style:base-cell-address="sept.A1"/>
      <style:map style:condition="cell-content()=&quot;S2&quot;" style:apply-style-name="ConditionalStyle_5f_54" style:base-cell-address="sept.A1"/>
      <style:map style:condition="cell-content()=&quot;S1&quot;" style:apply-style-name="ConditionalStyle_5f_53" style:base-cell-address="sept.A1"/>
      <style:map style:condition="cell-content()=&quot;DI&quot;" style:apply-style-name="ConditionalStyle_5f_58" style:base-cell-address="sept.A1"/>
      <style:map style:condition="cell-content()=&quot;C&quot;" style:apply-style-name="ConditionalStyle_5f_55" style:base-cell-address="sept.A1"/>
    </style:style>
    <style:style style:name="ce301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69" style:base-cell-address="sept.A1"/>
      <style:map style:condition="cell-content()=&quot;S2&quot;" style:apply-style-name="ConditionalStyle_5f_70" style:base-cell-address="sept.A1"/>
      <style:map style:condition="cell-content()=&quot;S1&quot;" style:apply-style-name="ConditionalStyle_5f_71" style:base-cell-address="sept.A1"/>
      <style:map style:condition="cell-content()=&quot;CF&quot;" style:apply-style-name="ConditionalStyle_5f_73" style:base-cell-address="sept.A1"/>
      <style:map style:condition="cell-content()=&quot;C&quot;" style:apply-style-name="ConditionalStyle_5f_72" style:base-cell-address="sept.A1"/>
    </style:style>
    <style:style style:name="ce30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69" style:base-cell-address="sept.A1"/>
      <style:map style:condition="cell-content()=&quot;S2&quot;" style:apply-style-name="ConditionalStyle_5f_70" style:base-cell-address="sept.A1"/>
      <style:map style:condition="cell-content()=&quot;S1&quot;" style:apply-style-name="ConditionalStyle_5f_71" style:base-cell-address="sept.A1"/>
      <style:map style:condition="cell-content()=&quot;CF&quot;" style:apply-style-name="ConditionalStyle_5f_73" style:base-cell-address="sept.A1"/>
      <style:map style:condition="cell-content()=&quot;C&quot;" style:apply-style-name="ConditionalStyle_5f_72" style:base-cell-address="sept.A1"/>
    </style:style>
    <style:style style:name="ce303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67" style:base-cell-address="sept.A1"/>
      <style:map style:condition="cell-content()=&quot;S2&quot;" style:apply-style-name="ConditionalStyle_5f_66" style:base-cell-address="sept.A1"/>
      <style:map style:condition="cell-content()=&quot;S1&quot;" style:apply-style-name="ConditionalStyle_5f_65" style:base-cell-address="sept.A1"/>
      <style:map style:condition="cell-content()=&quot;CF&quot;" style:apply-style-name="ConditionalStyle_5f_68" style:base-cell-address="sept.A1"/>
      <style:map style:condition="cell-content()=&quot;C&quot;" style:apply-style-name="ConditionalStyle_5f_64" style:base-cell-address="sept.A1"/>
    </style:style>
    <style:style style:name="ce304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67" style:base-cell-address="sept.A1"/>
      <style:map style:condition="cell-content()=&quot;S2&quot;" style:apply-style-name="ConditionalStyle_5f_66" style:base-cell-address="sept.A1"/>
      <style:map style:condition="cell-content()=&quot;S1&quot;" style:apply-style-name="ConditionalStyle_5f_65" style:base-cell-address="sept.A1"/>
      <style:map style:condition="cell-content()=&quot;CF&quot;" style:apply-style-name="ConditionalStyle_5f_68" style:base-cell-address="sept.A1"/>
      <style:map style:condition="cell-content()=&quot;C&quot;" style:apply-style-name="ConditionalStyle_5f_64" style:base-cell-address="sept.A1"/>
    </style:style>
    <style:style style:name="ce305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67" style:base-cell-address="sept.A1"/>
      <style:map style:condition="cell-content()=&quot;S2&quot;" style:apply-style-name="ConditionalStyle_5f_66" style:base-cell-address="sept.A1"/>
      <style:map style:condition="cell-content()=&quot;S1&quot;" style:apply-style-name="ConditionalStyle_5f_65" style:base-cell-address="sept.A1"/>
      <style:map style:condition="cell-content()=&quot;CF&quot;" style:apply-style-name="ConditionalStyle_5f_68" style:base-cell-address="sept.A1"/>
      <style:map style:condition="cell-content()=&quot;C&quot;" style:apply-style-name="ConditionalStyle_5f_64" style:base-cell-address="sept.A1"/>
    </style:style>
    <style:style style:name="ce30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62" style:base-cell-address="sept.A1"/>
      <style:map style:condition="cell-content()=&quot;S2&quot;" style:apply-style-name="ConditionalStyle_5f_63" style:base-cell-address="sept.A1"/>
      <style:map style:condition="cell-content()=&quot;S1&quot;" style:apply-style-name="ConditionalStyle_5f_59" style:base-cell-address="sept.A1"/>
      <style:map style:condition="cell-content()=&quot;CF&quot;" style:apply-style-name="ConditionalStyle_5f_60" style:base-cell-address="sept.A1"/>
      <style:map style:condition="cell-content()=&quot;C&quot;" style:apply-style-name="ConditionalStyle_5f_61" style:base-cell-address="sept.A1"/>
    </style:style>
    <style:style style:name="ce307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62" style:base-cell-address="sept.A1"/>
      <style:map style:condition="cell-content()=&quot;S2&quot;" style:apply-style-name="ConditionalStyle_5f_63" style:base-cell-address="sept.A1"/>
      <style:map style:condition="cell-content()=&quot;S1&quot;" style:apply-style-name="ConditionalStyle_5f_59" style:base-cell-address="sept.A1"/>
      <style:map style:condition="cell-content()=&quot;CF&quot;" style:apply-style-name="ConditionalStyle_5f_60" style:base-cell-address="sept.A1"/>
      <style:map style:condition="cell-content()=&quot;C&quot;" style:apply-style-name="ConditionalStyle_5f_61" style:base-cell-address="sept.A1"/>
    </style:style>
    <style:style style:name="ce308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9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57" style:base-cell-address="sept.A1"/>
      <style:map style:condition="cell-content()=&quot;AFEST&quot;" style:apply-style-name="ConditionalStyle_5f_56" style:base-cell-address="sept.A1"/>
      <style:map style:condition="cell-content()=&quot;S2&quot;" style:apply-style-name="ConditionalStyle_5f_54" style:base-cell-address="sept.A1"/>
      <style:map style:condition="cell-content()=&quot;S1&quot;" style:apply-style-name="ConditionalStyle_5f_53" style:base-cell-address="sept.A1"/>
      <style:map style:condition="cell-content()=&quot;DI&quot;" style:apply-style-name="ConditionalStyle_5f_58" style:base-cell-address="sept.A1"/>
      <style:map style:condition="cell-content()=&quot;C&quot;" style:apply-style-name="ConditionalStyle_5f_55" style:base-cell-address="sept.A1"/>
    </style:style>
    <style:style style:name="ce3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57" style:base-cell-address="sept.A1"/>
      <style:map style:condition="cell-content()=&quot;AFEST&quot;" style:apply-style-name="ConditionalStyle_5f_56" style:base-cell-address="sept.A1"/>
      <style:map style:condition="cell-content()=&quot;S2&quot;" style:apply-style-name="ConditionalStyle_5f_54" style:base-cell-address="sept.A1"/>
      <style:map style:condition="cell-content()=&quot;S1&quot;" style:apply-style-name="ConditionalStyle_5f_53" style:base-cell-address="sept.A1"/>
      <style:map style:condition="cell-content()=&quot;DI&quot;" style:apply-style-name="ConditionalStyle_5f_58" style:base-cell-address="sept.A1"/>
      <style:map style:condition="cell-content()=&quot;C&quot;" style:apply-style-name="ConditionalStyle_5f_55" style:base-cell-address="sept.A1"/>
    </style:style>
    <style:style style:name="ce311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57" style:base-cell-address="sept.A1"/>
      <style:map style:condition="cell-content()=&quot;AFEST&quot;" style:apply-style-name="ConditionalStyle_5f_56" style:base-cell-address="sept.A1"/>
      <style:map style:condition="cell-content()=&quot;S2&quot;" style:apply-style-name="ConditionalStyle_5f_54" style:base-cell-address="sept.A1"/>
      <style:map style:condition="cell-content()=&quot;S1&quot;" style:apply-style-name="ConditionalStyle_5f_53" style:base-cell-address="sept.A1"/>
      <style:map style:condition="cell-content()=&quot;DI&quot;" style:apply-style-name="ConditionalStyle_5f_58" style:base-cell-address="sept.A1"/>
      <style:map style:condition="cell-content()=&quot;C&quot;" style:apply-style-name="ConditionalStyle_5f_55" style:base-cell-address="sept.A1"/>
    </style:style>
    <style:style style:name="ce312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48" style:base-cell-address="sept.A1"/>
      <style:map style:condition="cell-content()=&quot;S2&quot;" style:apply-style-name="ConditionalStyle_5f_52" style:base-cell-address="sept.A1"/>
      <style:map style:condition="cell-content()=&quot;S1&quot;" style:apply-style-name="ConditionalStyle_5f_51" style:base-cell-address="sept.A1"/>
      <style:map style:condition="cell-content()=&quot;CF&quot;" style:apply-style-name="ConditionalStyle_5f_49" style:base-cell-address="sept.A1"/>
      <style:map style:condition="cell-content()=&quot;C&quot;" style:apply-style-name="ConditionalStyle_5f_50" style:base-cell-address="sept.A1"/>
    </style:style>
    <style:style style:name="ce31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48" style:base-cell-address="sept.A1"/>
      <style:map style:condition="cell-content()=&quot;S2&quot;" style:apply-style-name="ConditionalStyle_5f_52" style:base-cell-address="sept.A1"/>
      <style:map style:condition="cell-content()=&quot;S1&quot;" style:apply-style-name="ConditionalStyle_5f_51" style:base-cell-address="sept.A1"/>
      <style:map style:condition="cell-content()=&quot;CF&quot;" style:apply-style-name="ConditionalStyle_5f_49" style:base-cell-address="sept.A1"/>
      <style:map style:condition="cell-content()=&quot;C&quot;" style:apply-style-name="ConditionalStyle_5f_50" style:base-cell-address="sept.A1"/>
    </style:style>
    <style:style style:name="ce314" style:family="table-cell" style:parent-style-name="Excel_20_Built-in_20_Normal">
      <style:table-cell-properties fo:background-color="#b1a0c7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48" style:base-cell-address="sept.A1"/>
      <style:map style:condition="cell-content()=&quot;S2&quot;" style:apply-style-name="ConditionalStyle_5f_52" style:base-cell-address="sept.A1"/>
      <style:map style:condition="cell-content()=&quot;S1&quot;" style:apply-style-name="ConditionalStyle_5f_51" style:base-cell-address="sept.A1"/>
      <style:map style:condition="cell-content()=&quot;CF&quot;" style:apply-style-name="ConditionalStyle_5f_49" style:base-cell-address="sept.A1"/>
      <style:map style:condition="cell-content()=&quot;C&quot;" style:apply-style-name="ConditionalStyle_5f_50" style:base-cell-address="sept.A1"/>
    </style:style>
    <style:style style:name="ce316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48" style:base-cell-address="sept.A1"/>
      <style:map style:condition="cell-content()=&quot;S2&quot;" style:apply-style-name="ConditionalStyle_5f_52" style:base-cell-address="sept.A1"/>
      <style:map style:condition="cell-content()=&quot;S1&quot;" style:apply-style-name="ConditionalStyle_5f_51" style:base-cell-address="sept.A1"/>
      <style:map style:condition="cell-content()=&quot;CF&quot;" style:apply-style-name="ConditionalStyle_5f_49" style:base-cell-address="sept.A1"/>
      <style:map style:condition="cell-content()=&quot;C&quot;" style:apply-style-name="ConditionalStyle_5f_50" style:base-cell-address="sept.A1"/>
    </style:style>
    <style:style style:name="ce317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48" style:base-cell-address="sept.A1"/>
      <style:map style:condition="cell-content()=&quot;S2&quot;" style:apply-style-name="ConditionalStyle_5f_52" style:base-cell-address="sept.A1"/>
      <style:map style:condition="cell-content()=&quot;S1&quot;" style:apply-style-name="ConditionalStyle_5f_51" style:base-cell-address="sept.A1"/>
      <style:map style:condition="cell-content()=&quot;CF&quot;" style:apply-style-name="ConditionalStyle_5f_49" style:base-cell-address="sept.A1"/>
      <style:map style:condition="cell-content()=&quot;C&quot;" style:apply-style-name="ConditionalStyle_5f_50" style:base-cell-address="sept.A1"/>
    </style:style>
    <style:style style:name="ce318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48" style:base-cell-address="sept.A1"/>
      <style:map style:condition="cell-content()=&quot;S2&quot;" style:apply-style-name="ConditionalStyle_5f_52" style:base-cell-address="sept.A1"/>
      <style:map style:condition="cell-content()=&quot;S1&quot;" style:apply-style-name="ConditionalStyle_5f_51" style:base-cell-address="sept.A1"/>
      <style:map style:condition="cell-content()=&quot;CF&quot;" style:apply-style-name="ConditionalStyle_5f_49" style:base-cell-address="sept.A1"/>
      <style:map style:condition="cell-content()=&quot;C&quot;" style:apply-style-name="ConditionalStyle_5f_50" style:base-cell-address="sept.A1"/>
    </style:style>
    <style:style style:name="ce319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48" style:base-cell-address="sept.A1"/>
      <style:map style:condition="cell-content()=&quot;S2&quot;" style:apply-style-name="ConditionalStyle_5f_52" style:base-cell-address="sept.A1"/>
      <style:map style:condition="cell-content()=&quot;S1&quot;" style:apply-style-name="ConditionalStyle_5f_51" style:base-cell-address="sept.A1"/>
      <style:map style:condition="cell-content()=&quot;CF&quot;" style:apply-style-name="ConditionalStyle_5f_49" style:base-cell-address="sept.A1"/>
      <style:map style:condition="cell-content()=&quot;C&quot;" style:apply-style-name="ConditionalStyle_5f_50" style:base-cell-address="sept.A1"/>
    </style:style>
    <style:style style:name="ce320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48" style:base-cell-address="sept.A1"/>
      <style:map style:condition="cell-content()=&quot;S2&quot;" style:apply-style-name="ConditionalStyle_5f_52" style:base-cell-address="sept.A1"/>
      <style:map style:condition="cell-content()=&quot;S1&quot;" style:apply-style-name="ConditionalStyle_5f_51" style:base-cell-address="sept.A1"/>
      <style:map style:condition="cell-content()=&quot;CF&quot;" style:apply-style-name="ConditionalStyle_5f_49" style:base-cell-address="sept.A1"/>
      <style:map style:condition="cell-content()=&quot;C&quot;" style:apply-style-name="ConditionalStyle_5f_50" style:base-cell-address="sept.A1"/>
    </style:style>
    <style:style style:name="ce32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2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ource Sans Pro Regular" fo:font-size="8pt" fo:font-style="normal" fo:text-shadow="none" style:text-underline-style="none" fo:font-weight="normal" style:font-size-asian="8pt" style:font-style-asian="normal" style:font-weight-asian="normal" style:font-name-complex="Source Sans Pro Regular" style:font-size-complex="8pt" style:font-style-complex="normal" style:font-weight-complex="normal"/>
      <style:map style:condition="cell-content()=&quot;CF&quot;" style:apply-style-name="ConditionalStyle_5f_43" style:base-cell-address="sept.A1"/>
      <style:map style:condition="cell-content()=&quot;AFEST&quot;" style:apply-style-name="ConditionalStyle_5f_44" style:base-cell-address="sept.A1"/>
      <style:map style:condition="cell-content()=&quot;S2&quot;" style:apply-style-name="ConditionalStyle_5f_45" style:base-cell-address="sept.A1"/>
      <style:map style:condition="cell-content()=&quot;S1&quot;" style:apply-style-name="ConditionalStyle_5f_46" style:base-cell-address="sept.A1"/>
      <style:map style:condition="cell-content()=&quot;DI&quot;" style:apply-style-name="ConditionalStyle_5f_42" style:base-cell-address="sept.A1"/>
      <style:map style:condition="cell-content()=&quot;C&quot;" style:apply-style-name="ConditionalStyle_5f_47" style:base-cell-address="sept.A1"/>
    </style:style>
    <style:style style:name="ce3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Source Sans Pro Regular" fo:font-size="11pt" fo:font-style="normal" fo:text-shadow="none" style:text-underline-style="none" fo:font-weight="normal" style:font-size-asian="11pt" style:font-style-asian="normal" style:font-weight-asian="normal" style:font-name-complex="Source Sans Pro Regular" style:font-size-complex="11pt" style:font-style-complex="normal" style:font-weight-complex="normal"/>
      <style:map style:condition="cell-content()=&quot;CF&quot;" style:apply-style-name="ConditionalStyle_5f_38" style:base-cell-address="sept.A1"/>
      <style:map style:condition="cell-content()=&quot;AFEST&quot;" style:apply-style-name="ConditionalStyle_5f_37" style:base-cell-address="sept.A1"/>
      <style:map style:condition="cell-content()=&quot;S2&quot;" style:apply-style-name="ConditionalStyle_5f_39" style:base-cell-address="sept.A1"/>
      <style:map style:condition="cell-content()=&quot;S1&quot;" style:apply-style-name="ConditionalStyle_5f_40" style:base-cell-address="sept.A1"/>
      <style:map style:condition="cell-content()=&quot;DI&quot;" style:apply-style-name="ConditionalStyle_5f_41" style:base-cell-address="sept.A1"/>
      <style:map style:condition="cell-content()=&quot;C&quot;" style:apply-style-name="ConditionalStyle_5f_36" style:base-cell-address="sept.A1"/>
    </style:style>
    <style:style style:name="ce324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35" style:base-cell-address="sept.A1"/>
      <style:map style:condition="cell-content()=&quot;S2&quot;" style:apply-style-name="ConditionalStyle_5f_31" style:base-cell-address="sept.A1"/>
      <style:map style:condition="cell-content()=&quot;S1&quot;" style:apply-style-name="ConditionalStyle_5f_34" style:base-cell-address="sept.A1"/>
      <style:map style:condition="cell-content()=&quot;CF&quot;" style:apply-style-name="ConditionalStyle_5f_32" style:base-cell-address="sept.A1"/>
      <style:map style:condition="cell-content()=&quot;C&quot;" style:apply-style-name="ConditionalStyle_5f_33" style:base-cell-address="sept.A1"/>
    </style:style>
    <style:style style:name="ce325" style:family="table-cell" style:parent-style-name="Excel_20_Built-in_20_Normal" style:data-style-name="N8112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6" style:family="table-cell" style:parent-style-name="Excel_20_Built-in_20_Normal">
      <style:table-cell-properties fo:background-color="#bfbfbf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7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9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8" style:base-cell-address="sept.A1"/>
      <style:map style:condition="cell-content()=&quot;S2&quot;" style:apply-style-name="ConditionalStyle_5f_26" style:base-cell-address="sept.A1"/>
      <style:map style:condition="cell-content()=&quot;S1&quot;" style:apply-style-name="ConditionalStyle_5f_29" style:base-cell-address="sept.A1"/>
      <style:map style:condition="cell-content()=&quot;CF&quot;" style:apply-style-name="ConditionalStyle_5f_30" style:base-cell-address="sept.A1"/>
      <style:map style:condition="cell-content()=&quot;C&quot;" style:apply-style-name="ConditionalStyle_5f_27" style:base-cell-address="sept.A1"/>
    </style:style>
    <style:style style:name="ce330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8" style:base-cell-address="sept.A1"/>
      <style:map style:condition="cell-content()=&quot;S2&quot;" style:apply-style-name="ConditionalStyle_5f_26" style:base-cell-address="sept.A1"/>
      <style:map style:condition="cell-content()=&quot;S1&quot;" style:apply-style-name="ConditionalStyle_5f_29" style:base-cell-address="sept.A1"/>
      <style:map style:condition="cell-content()=&quot;CF&quot;" style:apply-style-name="ConditionalStyle_5f_30" style:base-cell-address="sept.A1"/>
      <style:map style:condition="cell-content()=&quot;C&quot;" style:apply-style-name="ConditionalStyle_5f_27" style:base-cell-address="sept.A1"/>
    </style:style>
    <style:style style:name="ce331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4" style:base-cell-address="sept.A1"/>
      <style:map style:condition="cell-content()=&quot;S2&quot;" style:apply-style-name="ConditionalStyle_5f_23" style:base-cell-address="sept.A1"/>
      <style:map style:condition="cell-content()=&quot;S1&quot;" style:apply-style-name="ConditionalStyle_5f_25" style:base-cell-address="sept.A1"/>
      <style:map style:condition="cell-content()=&quot;CF&quot;" style:apply-style-name="ConditionalStyle_5f_22" style:base-cell-address="sept.A1"/>
      <style:map style:condition="cell-content()=&quot;C&quot;" style:apply-style-name="ConditionalStyle_5f_21" style:base-cell-address="sept.A1"/>
    </style:style>
    <style:style style:name="ce332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4" style:base-cell-address="sept.A1"/>
      <style:map style:condition="cell-content()=&quot;S2&quot;" style:apply-style-name="ConditionalStyle_5f_23" style:base-cell-address="sept.A1"/>
      <style:map style:condition="cell-content()=&quot;S1&quot;" style:apply-style-name="ConditionalStyle_5f_25" style:base-cell-address="sept.A1"/>
      <style:map style:condition="cell-content()=&quot;CF&quot;" style:apply-style-name="ConditionalStyle_5f_22" style:base-cell-address="sept.A1"/>
      <style:map style:condition="cell-content()=&quot;C&quot;" style:apply-style-name="ConditionalStyle_5f_21" style:base-cell-address="sept.A1"/>
    </style:style>
    <style:style style:name="ce333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4" style:base-cell-address="sept.A1"/>
      <style:map style:condition="cell-content()=&quot;S2&quot;" style:apply-style-name="ConditionalStyle_5f_23" style:base-cell-address="sept.A1"/>
      <style:map style:condition="cell-content()=&quot;S1&quot;" style:apply-style-name="ConditionalStyle_5f_25" style:base-cell-address="sept.A1"/>
      <style:map style:condition="cell-content()=&quot;CF&quot;" style:apply-style-name="ConditionalStyle_5f_22" style:base-cell-address="sept.A1"/>
      <style:map style:condition="cell-content()=&quot;C&quot;" style:apply-style-name="ConditionalStyle_5f_21" style:base-cell-address="sept.A1"/>
    </style:style>
    <style:style style:name="ce334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4" style:base-cell-address="sept.A1"/>
      <style:map style:condition="cell-content()=&quot;S2&quot;" style:apply-style-name="ConditionalStyle_5f_23" style:base-cell-address="sept.A1"/>
      <style:map style:condition="cell-content()=&quot;S1&quot;" style:apply-style-name="ConditionalStyle_5f_25" style:base-cell-address="sept.A1"/>
      <style:map style:condition="cell-content()=&quot;CF&quot;" style:apply-style-name="ConditionalStyle_5f_22" style:base-cell-address="sept.A1"/>
      <style:map style:condition="cell-content()=&quot;C&quot;" style:apply-style-name="ConditionalStyle_5f_21" style:base-cell-address="sept.A1"/>
    </style:style>
    <style:style style:name="ce33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24" style:base-cell-address="sept.A1"/>
      <style:map style:condition="cell-content()=&quot;S2&quot;" style:apply-style-name="ConditionalStyle_5f_23" style:base-cell-address="sept.A1"/>
      <style:map style:condition="cell-content()=&quot;S1&quot;" style:apply-style-name="ConditionalStyle_5f_25" style:base-cell-address="sept.A1"/>
      <style:map style:condition="cell-content()=&quot;CF&quot;" style:apply-style-name="ConditionalStyle_5f_22" style:base-cell-address="sept.A1"/>
      <style:map style:condition="cell-content()=&quot;C&quot;" style:apply-style-name="ConditionalStyle_5f_21" style:base-cell-address="sept.A1"/>
    </style:style>
    <style:style style:name="ce336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24" style:base-cell-address="sept.A1"/>
      <style:map style:condition="cell-content()=&quot;S2&quot;" style:apply-style-name="ConditionalStyle_5f_23" style:base-cell-address="sept.A1"/>
      <style:map style:condition="cell-content()=&quot;S1&quot;" style:apply-style-name="ConditionalStyle_5f_25" style:base-cell-address="sept.A1"/>
      <style:map style:condition="cell-content()=&quot;CF&quot;" style:apply-style-name="ConditionalStyle_5f_22" style:base-cell-address="sept.A1"/>
      <style:map style:condition="cell-content()=&quot;C&quot;" style:apply-style-name="ConditionalStyle_5f_21" style:base-cell-address="sept.A1"/>
    </style:style>
    <style:style style:name="ce337" style:family="table-cell" style:parent-style-name="Excel_20_Built-in_20_Normal">
      <style:table-cell-properties fo:background-color="#bfbfbf" style:diagonal-bl-tr="none" style:diagonal-tl-br="none" fo:border="0.035cm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8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9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0" style:family="table-cell" style:parent-style-name="Excel_20_Built-in_20_Normal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" style:base-cell-address="sept.A1"/>
      <style:map style:condition="cell-content()=&quot;S2&quot;" style:apply-style-name="ConditionalStyle_5f_16" style:base-cell-address="sept.A1"/>
      <style:map style:condition="cell-content()=&quot;S1&quot;" style:apply-style-name="ConditionalStyle_5f_20" style:base-cell-address="sept.A1"/>
      <style:map style:condition="cell-content()=&quot;CF&quot;" style:apply-style-name="ConditionalStyle_5f_19" style:base-cell-address="sept.A1"/>
      <style:map style:condition="cell-content()=&quot;C&quot;" style:apply-style-name="ConditionalStyle_5f_18" style:base-cell-address="sept.A1"/>
    </style:style>
    <style:style style:name="ce34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" style:base-cell-address="sept.A1"/>
      <style:map style:condition="cell-content()=&quot;S2&quot;" style:apply-style-name="ConditionalStyle_5f_16" style:base-cell-address="sept.A1"/>
      <style:map style:condition="cell-content()=&quot;S1&quot;" style:apply-style-name="ConditionalStyle_5f_20" style:base-cell-address="sept.A1"/>
      <style:map style:condition="cell-content()=&quot;CF&quot;" style:apply-style-name="ConditionalStyle_5f_19" style:base-cell-address="sept.A1"/>
      <style:map style:condition="cell-content()=&quot;C&quot;" style:apply-style-name="ConditionalStyle_5f_18" style:base-cell-address="sept.A1"/>
    </style:style>
    <style:style style:name="ce343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" style:base-cell-address="sept.A1"/>
      <style:map style:condition="cell-content()=&quot;S2&quot;" style:apply-style-name="ConditionalStyle_5f_16" style:base-cell-address="sept.A1"/>
      <style:map style:condition="cell-content()=&quot;S1&quot;" style:apply-style-name="ConditionalStyle_5f_20" style:base-cell-address="sept.A1"/>
      <style:map style:condition="cell-content()=&quot;CF&quot;" style:apply-style-name="ConditionalStyle_5f_19" style:base-cell-address="sept.A1"/>
      <style:map style:condition="cell-content()=&quot;C&quot;" style:apply-style-name="ConditionalStyle_5f_18" style:base-cell-address="sept.A1"/>
    </style:style>
    <style:style style:name="ce344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" style:base-cell-address="sept.A1"/>
      <style:map style:condition="cell-content()=&quot;S2&quot;" style:apply-style-name="ConditionalStyle_5f_16" style:base-cell-address="sept.A1"/>
      <style:map style:condition="cell-content()=&quot;S1&quot;" style:apply-style-name="ConditionalStyle_5f_20" style:base-cell-address="sept.A1"/>
      <style:map style:condition="cell-content()=&quot;CF&quot;" style:apply-style-name="ConditionalStyle_5f_19" style:base-cell-address="sept.A1"/>
      <style:map style:condition="cell-content()=&quot;C&quot;" style:apply-style-name="ConditionalStyle_5f_18" style:base-cell-address="sept.A1"/>
    </style:style>
    <style:style style:name="ce345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" style:base-cell-address="sept.A1"/>
      <style:map style:condition="cell-content()=&quot;S2&quot;" style:apply-style-name="ConditionalStyle_5f_16" style:base-cell-address="sept.A1"/>
      <style:map style:condition="cell-content()=&quot;S1&quot;" style:apply-style-name="ConditionalStyle_5f_20" style:base-cell-address="sept.A1"/>
      <style:map style:condition="cell-content()=&quot;CF&quot;" style:apply-style-name="ConditionalStyle_5f_19" style:base-cell-address="sept.A1"/>
      <style:map style:condition="cell-content()=&quot;C&quot;" style:apply-style-name="ConditionalStyle_5f_18" style:base-cell-address="sept.A1"/>
    </style:style>
    <style:style style:name="ce34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7" style:base-cell-address="sept.A1"/>
      <style:map style:condition="cell-content()=&quot;S2&quot;" style:apply-style-name="ConditionalStyle_5f_16" style:base-cell-address="sept.A1"/>
      <style:map style:condition="cell-content()=&quot;S1&quot;" style:apply-style-name="ConditionalStyle_5f_20" style:base-cell-address="sept.A1"/>
      <style:map style:condition="cell-content()=&quot;CF&quot;" style:apply-style-name="ConditionalStyle_5f_19" style:base-cell-address="sept.A1"/>
      <style:map style:condition="cell-content()=&quot;C&quot;" style:apply-style-name="ConditionalStyle_5f_18" style:base-cell-address="sept.A1"/>
    </style:style>
    <style:style style:name="ce347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7" style:base-cell-address="sept.A1"/>
      <style:map style:condition="cell-content()=&quot;S2&quot;" style:apply-style-name="ConditionalStyle_5f_16" style:base-cell-address="sept.A1"/>
      <style:map style:condition="cell-content()=&quot;S1&quot;" style:apply-style-name="ConditionalStyle_5f_20" style:base-cell-address="sept.A1"/>
      <style:map style:condition="cell-content()=&quot;CF&quot;" style:apply-style-name="ConditionalStyle_5f_19" style:base-cell-address="sept.A1"/>
      <style:map style:condition="cell-content()=&quot;C&quot;" style:apply-style-name="ConditionalStyle_5f_18" style:base-cell-address="sept.A1"/>
    </style:style>
    <style:style style:name="ce348" style:family="table-cell" style:parent-style-name="Excel_20_Built-in_20_Normal">
      <style:table-cell-properties fo:background-color="#bfbfbf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9" style:family="table-cell" style:parent-style-name="Excel_20_Built-in_20_Normal">
      <style:table-cell-properties fo:border-bottom="none" fo:background-color="#bfbfbf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0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Excel_20_Built-in_20_Normal">
      <style:table-cell-properties fo:background-color="#e6b8b7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4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1" style:base-cell-address="sept.A1"/>
      <style:map style:condition="cell-content()=&quot;S2&quot;" style:apply-style-name="ConditionalStyle_5f_15" style:base-cell-address="sept.A1"/>
      <style:map style:condition="cell-content()=&quot;S1&quot;" style:apply-style-name="ConditionalStyle_5f_14" style:base-cell-address="sept.A1"/>
      <style:map style:condition="cell-content()=&quot;CF&quot;" style:apply-style-name="ConditionalStyle_5f_13" style:base-cell-address="sept.A1"/>
      <style:map style:condition="cell-content()=&quot;C&quot;" style:apply-style-name="ConditionalStyle_5f_12" style:base-cell-address="sept.A1"/>
    </style:style>
    <style:style style:name="ce355" style:family="table-cell" style:parent-style-name="Excel_20_Built-in_20_Normal">
      <style:table-cell-properties fo:border-bottom="none" fo:background-color="#bfbfbf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7" style:family="table-cell" style:parent-style-name="Excel_20_Built-in_20_Normal" style:data-style-name="N8002">
      <style:table-cell-properties fo:background-color="#f6c7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6" style:base-cell-address="sept.A1"/>
      <style:map style:condition="cell-content()=&quot;S2&quot;" style:apply-style-name="ConditionalStyle_5f_7" style:base-cell-address="sept.A1"/>
      <style:map style:condition="cell-content()=&quot;S1&quot;" style:apply-style-name="ConditionalStyle_5f_8" style:base-cell-address="sept.A1"/>
      <style:map style:condition="cell-content()=&quot;CF&quot;" style:apply-style-name="ConditionalStyle_5f_9" style:base-cell-address="sept.A1"/>
      <style:map style:condition="cell-content()=&quot;C&quot;" style:apply-style-name="ConditionalStyle_5f_10" style:base-cell-address="sept.A1"/>
    </style:style>
    <style:style style:name="ce358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6" style:base-cell-address="sept.A1"/>
      <style:map style:condition="cell-content()=&quot;S2&quot;" style:apply-style-name="ConditionalStyle_5f_7" style:base-cell-address="sept.A1"/>
      <style:map style:condition="cell-content()=&quot;S1&quot;" style:apply-style-name="ConditionalStyle_5f_8" style:base-cell-address="sept.A1"/>
      <style:map style:condition="cell-content()=&quot;CF&quot;" style:apply-style-name="ConditionalStyle_5f_9" style:base-cell-address="sept.A1"/>
      <style:map style:condition="cell-content()=&quot;C&quot;" style:apply-style-name="ConditionalStyle_5f_10" style:base-cell-address="sept.A1"/>
    </style:style>
    <style:style style:name="ce359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" style:base-cell-address="sept.A1"/>
      <style:map style:condition="cell-content()=&quot;S2&quot;" style:apply-style-name="ConditionalStyle_5f_2" style:base-cell-address="sept.A1"/>
      <style:map style:condition="cell-content()=&quot;S1&quot;" style:apply-style-name="ConditionalStyle_5f_3" style:base-cell-address="sept.A1"/>
      <style:map style:condition="cell-content()=&quot;CF&quot;" style:apply-style-name="ConditionalStyle_5f_4" style:base-cell-address="sept.A1"/>
      <style:map style:condition="cell-content()=&quot;C&quot;" style:apply-style-name="ConditionalStyle_5f_5" style:base-cell-address="sept.A1"/>
    </style:style>
    <style:style style:name="ce360" style:family="table-cell" style:parent-style-name="Excel_20_Built-in_20_Normal">
      <style:table-cell-properties fo:background-color="#ffff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" style:base-cell-address="sept.A1"/>
      <style:map style:condition="cell-content()=&quot;S2&quot;" style:apply-style-name="ConditionalStyle_5f_2" style:base-cell-address="sept.A1"/>
      <style:map style:condition="cell-content()=&quot;S1&quot;" style:apply-style-name="ConditionalStyle_5f_3" style:base-cell-address="sept.A1"/>
      <style:map style:condition="cell-content()=&quot;CF&quot;" style:apply-style-name="ConditionalStyle_5f_4" style:base-cell-address="sept.A1"/>
      <style:map style:condition="cell-content()=&quot;C&quot;" style:apply-style-name="ConditionalStyle_5f_5" style:base-cell-address="sept.A1"/>
    </style:style>
    <style:style style:name="ce361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" style:base-cell-address="sept.A1"/>
      <style:map style:condition="cell-content()=&quot;S2&quot;" style:apply-style-name="ConditionalStyle_5f_2" style:base-cell-address="sept.A1"/>
      <style:map style:condition="cell-content()=&quot;S1&quot;" style:apply-style-name="ConditionalStyle_5f_3" style:base-cell-address="sept.A1"/>
      <style:map style:condition="cell-content()=&quot;CF&quot;" style:apply-style-name="ConditionalStyle_5f_4" style:base-cell-address="sept.A1"/>
      <style:map style:condition="cell-content()=&quot;C&quot;" style:apply-style-name="ConditionalStyle_5f_5" style:base-cell-address="sept.A1"/>
    </style:style>
    <style:style style:name="ce362" style:family="table-cell" style:parent-style-name="Excel_20_Built-in_20_Normal">
      <style:table-cell-properties fo:background-color="#96dc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" style:base-cell-address="sept.A1"/>
      <style:map style:condition="cell-content()=&quot;S2&quot;" style:apply-style-name="ConditionalStyle_5f_2" style:base-cell-address="sept.A1"/>
      <style:map style:condition="cell-content()=&quot;S1&quot;" style:apply-style-name="ConditionalStyle_5f_3" style:base-cell-address="sept.A1"/>
      <style:map style:condition="cell-content()=&quot;CF&quot;" style:apply-style-name="ConditionalStyle_5f_4" style:base-cell-address="sept.A1"/>
      <style:map style:condition="cell-content()=&quot;C&quot;" style:apply-style-name="ConditionalStyle_5f_5" style:base-cell-address="sept.A1"/>
    </style:style>
    <style:style style:name="ce363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S3&quot;" style:apply-style-name="ConditionalStyle_5f_1" style:base-cell-address="sept.A1"/>
      <style:map style:condition="cell-content()=&quot;S2&quot;" style:apply-style-name="ConditionalStyle_5f_2" style:base-cell-address="sept.A1"/>
      <style:map style:condition="cell-content()=&quot;S1&quot;" style:apply-style-name="ConditionalStyle_5f_3" style:base-cell-address="sept.A1"/>
      <style:map style:condition="cell-content()=&quot;CF&quot;" style:apply-style-name="ConditionalStyle_5f_4" style:base-cell-address="sept.A1"/>
      <style:map style:condition="cell-content()=&quot;C&quot;" style:apply-style-name="ConditionalStyle_5f_5" style:base-cell-address="sept.A1"/>
    </style:style>
    <style:style style:name="ce364" style:family="table-cell" style:parent-style-name="Excel_20_Built-in_20_Normal">
      <style:table-cell-properties fo:background-color="#0a1e3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S3&quot;" style:apply-style-name="ConditionalStyle_5f_1" style:base-cell-address="sept.A1"/>
      <style:map style:condition="cell-content()=&quot;S2&quot;" style:apply-style-name="ConditionalStyle_5f_2" style:base-cell-address="sept.A1"/>
      <style:map style:condition="cell-content()=&quot;S1&quot;" style:apply-style-name="ConditionalStyle_5f_3" style:base-cell-address="sept.A1"/>
      <style:map style:condition="cell-content()=&quot;CF&quot;" style:apply-style-name="ConditionalStyle_5f_4" style:base-cell-address="sept.A1"/>
      <style:map style:condition="cell-content()=&quot;C&quot;" style:apply-style-name="ConditionalStyle_5f_5" style:base-cell-address="sept.A1"/>
    </style:style>
    <style:style style:name="ce36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6" style:family="table-cell" style:parent-style-name="Excel_20_Built-in_20_Normal">
      <style:table-cell-properties fo:border-bottom="0.035cm solid #000000" fo:background-color="#b7dee8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t" table:style-name="ta1" table:print-ranges="sept.B1:sept.BD48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3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number-columns-repeated="3" table:default-cell-style-name="Excel_20_Built-in_20_Normal"/>
        <table:table-column table:style-name="co7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2" table:number-columns-repeated="3" table:default-cell-style-name="Excel_20_Built-in_20_Normal"/>
        <table:table-column table:style-name="co9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2" table:number-columns-repeated="3" table:default-cell-style-name="Excel_20_Built-in_20_Normal"/>
        <table:table-column table:style-name="co11" table:default-cell-style-name="Excel_20_Built-in_20_Normal"/>
        <table:table-column table:style-name="co2" table:default-cell-style-name="Excel_20_Built-in_20_Normal"/>
        <table:table-column table:style-name="co12" table:default-cell-style-name="Excel_20_Built-in_20_Normal"/>
        <table:table-column table:style-name="co2" table:number-columns-repeated="3" table:default-cell-style-name="Excel_20_Built-in_20_Normal"/>
        <table:table-column table:style-name="co13" table:default-cell-style-name="Excel_20_Built-in_20_Normal"/>
        <table:table-column table:style-name="co2" table:default-cell-style-name="Excel_20_Built-in_20_Normal"/>
        <table:table-column table:style-name="co14" table:default-cell-style-name="Excel_20_Built-in_20_Normal"/>
        <table:table-column table:style-name="co2" table:number-columns-repeated="2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2" table:default-cell-style-name="Excel_20_Built-in_20_Normal"/>
        <table:table-column table:style-name="co17" table:default-cell-style-name="Excel_20_Built-in_20_Normal"/>
        <table:table-column table:style-name="co2" table:number-columns-repeated="2" table:default-cell-style-name="Excel_20_Built-in_20_Normal"/>
        <table:table-column table:style-name="co18" table:default-cell-style-name="Excel_20_Built-in_20_Normal"/>
        <table:table-column table:style-name="co2" table:number-columns-repeated="3" table:default-cell-style-name="Excel_20_Built-in_20_Normal"/>
        <table:table-column table:style-name="co19" table:default-cell-style-name="Excel_20_Built-in_20_Normal"/>
        <table:table-column table:style-name="co2" table:number-columns-repeated="3" table:default-cell-style-name="Excel_20_Built-in_20_Normal"/>
        <table:table-column table:style-name="co7" table:default-cell-style-name="Excel_20_Built-in_20_Normal"/>
        <table:table-column table:style-name="co18" table:default-cell-style-name="Excel_20_Built-in_20_Normal"/>
        <table:table-column table:style-name="co20" table:default-cell-style-name="Excel_20_Built-in_20_Normal"/>
        <table:table-column table:style-name="co2" table:number-columns-repeated="968" table:default-cell-style-name="Excel_20_Built-in_20_Normal"/>
        <table:table-row table:style-name="ro1">
          <table:table-cell table:style-name="ce1"/>
          <table:table-cell table:style-name="ce14" office:value-type="date" office:date-value="2025-09-21" table:number-columns-spanned="6" table:number-rows-spanned="1">
            <text:p>sept.-25</text:p>
          </table:table-cell>
          <table:covered-table-cell table:number-columns-repeated="5" table:style-name="ce24"/>
          <table:table-cell table:style-name="ce14" office:value-type="date" office:date-value="2025-10-21" table:number-columns-spanned="6" table:number-rows-spanned="1">
            <text:p>oct.-25</text:p>
          </table:table-cell>
          <table:covered-table-cell table:number-columns-repeated="5" table:style-name="ce24"/>
          <table:table-cell table:style-name="ce14" office:value-type="date" office:date-value="2025-11-01" table:number-columns-spanned="6" table:number-rows-spanned="1">
            <text:p>nov.-25</text:p>
          </table:table-cell>
          <table:covered-table-cell table:number-columns-repeated="5" table:style-name="ce24"/>
          <table:table-cell table:style-name="ce169" office:value-type="date" office:date-value="2025-12-01" table:number-columns-spanned="6" table:number-rows-spanned="1">
            <text:p>déc.-25</text:p>
          </table:table-cell>
          <table:covered-table-cell table:number-columns-repeated="5" table:style-name="ce173"/>
          <table:table-cell table:style-name="ce169" office:value-type="date" office:date-value="2026-01-01" table:number-columns-spanned="6" table:number-rows-spanned="1">
            <text:p>janv.-26</text:p>
          </table:table-cell>
          <table:covered-table-cell table:number-columns-repeated="5" table:style-name="ce173"/>
          <table:table-cell table:style-name="ce169" office:value-type="date" office:date-value="2026-02-01" table:number-columns-spanned="6" table:number-rows-spanned="1">
            <text:p>févr.-26</text:p>
          </table:table-cell>
          <table:covered-table-cell table:number-columns-repeated="5" table:style-name="ce173"/>
          <table:table-cell table:style-name="ce169" office:value-type="date" office:date-value="2026-03-01" table:number-columns-spanned="6" table:number-rows-spanned="1">
            <text:p>mars-26</text:p>
          </table:table-cell>
          <table:covered-table-cell table:number-columns-repeated="5" table:style-name="ce173"/>
          <table:table-cell table:style-name="ce169" office:value-type="date" office:date-value="2026-04-01" table:number-columns-spanned="3" table:number-rows-spanned="1">
            <text:p>avr.-26</text:p>
          </table:table-cell>
          <table:covered-table-cell table:number-columns-repeated="2" table:style-name="ce173"/>
          <table:table-cell table:style-name="ce169" office:value-type="date" office:date-value="2026-05-01" table:number-columns-spanned="4" table:number-rows-spanned="1">
            <text:p>mai-26</text:p>
          </table:table-cell>
          <table:covered-table-cell table:number-columns-repeated="3" table:style-name="ce173"/>
          <table:table-cell table:style-name="ce325" office:value-type="date" office:date-value="2026-06-01" table:number-columns-spanned="6" table:number-rows-spanned="1">
            <text:p>juin-26</text:p>
          </table:table-cell>
          <table:covered-table-cell table:number-columns-repeated="4" table:style-name="ce173"/>
          <table:covered-table-cell table:style-name="ce365"/>
          <table:table-cell table:number-columns-repeated="968"/>
        </table:table-row>
        <table:table-row table:style-name="ro1">
          <table:table-cell table:style-name="ce1"/>
          <table:table-cell table:style-name="ce15"/>
          <table:table-cell table:style-name="ce25"/>
          <table:table-cell table:style-name="ce30" office:value-type="string">
            <text:p>CCP</text:p>
          </table:table-cell>
          <table:table-cell table:style-name="ce25" office:value-type="string">
            <text:p>Matin</text:p>
          </table:table-cell>
          <table:table-cell table:style-name="ce30" office:value-type="string">
            <text:p>CCP</text:p>
          </table:table-cell>
          <table:table-cell table:style-name="ce25" office:value-type="string">
            <text:p>Après midi</text:p>
          </table:table-cell>
          <table:table-cell table:style-name="ce85"/>
          <table:table-cell table:style-name="ce15"/>
          <table:table-cell table:style-name="ce30" office:value-type="string">
            <text:p>CCP</text:p>
          </table:table-cell>
          <table:table-cell table:style-name="ce25" office:value-type="string">
            <text:p>Matin</text:p>
          </table:table-cell>
          <table:table-cell table:style-name="ce112"/>
          <table:table-cell table:style-name="ce118" office:value-type="string">
            <text:p>Après midi</text:p>
          </table:table-cell>
          <table:table-cell table:style-name="ce132"/>
          <table:table-cell table:style-name="ce137"/>
          <table:table-cell table:style-name="ce141" office:value-type="string">
            <text:p>CCP</text:p>
          </table:table-cell>
          <table:table-cell table:style-name="ce145"/>
          <table:table-cell table:style-name="ce144"/>
          <table:table-cell table:style-name="ce118" office:value-type="string">
            <text:p>Après midi</text:p>
          </table:table-cell>
          <table:table-cell table:style-name="ce132"/>
          <table:table-cell table:style-name="ce137"/>
          <table:table-cell table:style-name="ce141"/>
          <table:table-cell table:style-name="ce145"/>
          <table:table-cell table:style-name="ce141" table:number-columns-repeated="2"/>
          <table:table-cell table:style-name="ce132"/>
          <table:table-cell table:style-name="ce137" table:number-columns-repeated="2"/>
          <table:table-cell table:style-name="ce210"/>
          <table:table-cell table:style-name="ce143"/>
          <table:table-cell table:style-name="ce132" table:number-columns-repeated="2"/>
          <table:table-cell table:style-name="ce137" table:number-columns-repeated="2"/>
          <table:table-cell table:style-name="ce210"/>
          <table:table-cell table:style-name="ce143"/>
          <table:table-cell table:style-name="ce132" table:number-columns-repeated="2"/>
          <table:table-cell table:style-name="ce137" table:number-columns-repeated="2"/>
          <table:table-cell table:style-name="ce210"/>
          <table:table-cell table:style-name="ce137"/>
          <table:table-cell table:style-name="ce132" table:number-columns-repeated="2"/>
          <table:table-cell table:style-name="ce137"/>
          <table:table-cell table:style-name="ce145"/>
          <table:table-cell table:style-name="ce297"/>
          <table:table-cell table:style-name="ce308"/>
          <table:table-cell table:style-name="ce1"/>
          <table:table-cell table:style-name="ce321"/>
          <table:table-cell table:style-name="ce210" table:number-columns-repeated="6"/>
          <table:table-cell table:number-columns-repeated="968"/>
        </table:table-row>
        <table:table-row table:style-name="ro2">
          <table:table-cell table:style-name="ce1"/>
          <table:table-cell table:style-name="ce16" office:value-type="string">
            <text:p>L</text:p>
          </table:table-cell>
          <table:table-cell table:style-name="ce26" office:value-type="float" office:value="1">
            <text:p>1</text:p>
          </table:table-cell>
          <table:table-cell table:style-name="ce31"/>
          <table:table-cell table:style-name="ce40"/>
          <table:table-cell table:style-name="ce61"/>
          <table:table-cell table:style-name="ce40"/>
          <table:table-cell table:style-name="ce86" office:value-type="string">
            <text:p>Me</text:p>
          </table:table-cell>
          <table:table-cell table:style-name="ce91" office:value-type="float" office:value="1">
            <text:p>1</text:p>
          </table:table-cell>
          <table:table-cell table:style-name="ce33" office:value-type="string">
            <text:p>CCP1-2-4</text:p>
          </table:table-cell>
          <table:table-cell table:style-name="ce47" office:value-type="string">
            <text:p>Accessibilité + écoconception</text:p>
          </table:table-cell>
          <table:table-cell table:style-name="ce65" office:value-type="string">
            <text:p>CCP1-2-5</text:p>
          </table:table-cell>
          <table:table-cell table:style-name="ce47" office:value-type="string">
            <text:p>Accessibilité + écoconception</text:p>
          </table:table-cell>
          <table:table-cell table:style-name="ce133" office:value-type="string">
            <text:p>S</text:p>
          </table:table-cell>
          <table:table-cell table:style-name="ce138" office:value-type="float" office:value="1">
            <text:p>1</text:p>
          </table:table-cell>
          <table:table-cell table:style-name="ce35"/>
          <table:table-cell table:style-name="ce49"/>
          <table:table-cell table:style-name="ce35"/>
          <table:table-cell table:style-name="ce119"/>
          <table:table-cell table:style-name="ce170" office:value-type="string">
            <text:p>L</text:p>
          </table:table-cell>
          <table:table-cell table:style-name="ce174" office:value-type="float" office:value="1">
            <text:p>1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React : Introduction à React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JSX et composants de base</text:p>
          </table:table-cell>
          <table:table-cell table:style-name="ce202" office:value-type="string">
            <text:p>J</text:p>
          </table:table-cell>
          <table:table-cell table:style-name="ce205" office:value-type="float" office:value="1">
            <text:p>1</text:p>
          </table:table-cell>
          <table:table-cell table:style-name="ce207" office:value-type="string" table:number-columns-spanned="4" table:number-rows-spanned="1">
            <text:p>CF</text:p>
          </table:table-cell>
          <table:covered-table-cell table:number-columns-repeated="2" table:style-name="ce159"/>
          <table:covered-table-cell table:style-name="ce160"/>
          <table:table-cell table:style-name="ce235" office:value-type="string">
            <text:p>D</text:p>
          </table:table-cell>
          <table:table-cell table:style-name="ce238" office:value-type="float" office:value="1">
            <text:p>1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59" office:value-type="string">
            <text:p>D</text:p>
          </table:table-cell>
          <table:table-cell table:style-name="ce262" office:value-type="float" office:value="1">
            <text:p>1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82" office:value-type="string">
            <text:p>Me</text:p>
          </table:table-cell>
          <table:table-cell table:style-name="ce285" office:value-type="float" office:value="1">
            <text:p>1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V</text:p>
          </table:table-cell>
          <table:table-cell table:style-name="ce309" office:value-type="float" office:value="1">
            <text:p>1</text:p>
          </table:table-cell>
          <table:table-cell table:style-name="ce264"/>
          <table:table-cell table:style-name="ce322" office:value-type="string">
            <text:p>Ferié</text:p>
          </table:table-cell>
          <table:table-cell table:style-name="ce210" office:value-type="string">
            <text:p>L</text:p>
          </table:table-cell>
          <table:table-cell table:style-name="ce328" office:value-type="float" office:value="1">
            <text:p>1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Ma</text:p>
          </table:table-cell>
          <table:table-cell table:style-name="ce26" office:value-type="float" office:value="2">
            <text:p>2</text:p>
          </table:table-cell>
          <table:table-cell table:style-name="ce32"/>
          <table:table-cell table:style-name="ce41"/>
          <table:table-cell table:style-name="ce62"/>
          <table:table-cell table:style-name="ce41"/>
          <table:table-cell table:style-name="ce86" office:value-type="string">
            <text:p>J</text:p>
          </table:table-cell>
          <table:table-cell table:style-name="ce91" office:value-type="float" office:value="2">
            <text:p>2</text:p>
          </table:table-cell>
          <table:table-cell table:style-name="ce33" office:value-type="string">
            <text:p>CCP1-2-6</text:p>
          </table:table-cell>
          <table:table-cell table:style-name="ce47" office:value-type="string">
            <text:p>Responsive et Maquettage</text:p>
          </table:table-cell>
          <table:table-cell table:style-name="ce65" office:value-type="string">
            <text:p>CCP1-2-7</text:p>
          </table:table-cell>
          <table:table-cell table:style-name="ce47" office:value-type="string">
            <text:p>Prototypage</text:p>
          </table:table-cell>
          <table:table-cell table:style-name="ce133" office:value-type="string">
            <text:p>D</text:p>
          </table:table-cell>
          <table:table-cell table:style-name="ce138" office:value-type="float" office:value="2">
            <text:p>2</text:p>
          </table:table-cell>
          <table:table-cell table:style-name="ce95"/>
          <table:table-cell table:style-name="ce100"/>
          <table:table-cell table:style-name="ce113"/>
          <table:table-cell table:style-name="ce120"/>
          <table:table-cell table:style-name="ce171" office:value-type="string">
            <text:p>Ma</text:p>
          </table:table-cell>
          <table:table-cell table:style-name="ce174" office:value-type="float" office:value="2">
            <text:p>2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State et événements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Listes et rendu conditionnel</text:p>
          </table:table-cell>
          <table:table-cell table:style-name="ce203" office:value-type="string">
            <text:p>V</text:p>
          </table:table-cell>
          <table:table-cell table:style-name="ce206" office:value-type="float" office:value="2">
            <text:p>2</text:p>
          </table:table-cell>
          <table:table-cell table:style-name="ce207" office:value-type="string" table:number-columns-spanned="4" table:number-rows-spanned="1">
            <text:p>CF</text:p>
          </table:table-cell>
          <table:covered-table-cell table:number-columns-repeated="2" table:style-name="ce159"/>
          <table:covered-table-cell table:style-name="ce160"/>
          <table:table-cell table:style-name="ce236" office:value-type="string">
            <text:p>L</text:p>
          </table:table-cell>
          <table:table-cell table:style-name="ce239" office:value-type="float" office:value="2">
            <text:p>2</text:p>
          </table:table-cell>
          <table:table-cell table:style-name="ce1" office:value-type="string">
            <text:p>CCP2-7-7</text:p>
          </table:table-cell>
          <table:table-cell table:style-name="ce183" office:value-type="string">
            <text:p>Validation et sécurité des entrées</text:p>
          </table:table-cell>
          <table:table-cell table:style-name="ce209" office:value-type="string">
            <text:p>CCP2-7-7</text:p>
          </table:table-cell>
          <table:table-cell table:style-name="ce183" office:value-type="string">
            <text:p>Validation et sécurité des entrées</text:p>
          </table:table-cell>
          <table:table-cell table:style-name="ce260" office:value-type="string">
            <text:p>L</text:p>
          </table:table-cell>
          <table:table-cell table:style-name="ce263" office:value-type="float" office:value="2">
            <text:p>2</text:p>
          </table:table-cell>
          <table:table-cell table:style-name="ce143" office:value-type="string">
            <text:p>CCP2- Dist</text:p>
          </table:table-cell>
          <table:table-cell table:style-name="ce183" office:value-type="string">
            <text:p>REMEDIATION</text:p>
          </table:table-cell>
          <table:table-cell table:style-name="ce143" office:value-type="string">
            <text:p>CCP2- Dist</text:p>
          </table:table-cell>
          <table:table-cell table:style-name="ce183" office:value-type="string">
            <text:p>REMEDIATION</text:p>
          </table:table-cell>
          <table:table-cell table:style-name="ce282" office:value-type="string">
            <text:p>J</text:p>
          </table:table-cell>
          <table:table-cell table:style-name="ce285" office:value-type="float" office:value="2">
            <text:p>2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S</text:p>
          </table:table-cell>
          <table:table-cell table:style-name="ce309" office:value-type="float" office:value="2">
            <text:p>2</text:p>
          </table:table-cell>
          <table:table-cell table:style-name="ce176"/>
          <table:table-cell table:style-name="ce181"/>
          <table:table-cell table:style-name="ce210" office:value-type="string">
            <text:p>Ma</text:p>
          </table:table-cell>
          <table:table-cell table:style-name="ce328" office:value-type="float" office:value="2">
            <text:p>2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Me</text:p>
          </table:table-cell>
          <table:table-cell table:style-name="ce26" office:value-type="float" office:value="3">
            <text:p>3</text:p>
          </table:table-cell>
          <table:table-cell table:style-name="ce33"/>
          <table:table-cell table:style-name="ce42"/>
          <table:table-cell table:style-name="ce32"/>
          <table:table-cell table:style-name="ce42"/>
          <table:table-cell table:style-name="ce86" office:value-type="string">
            <text:p>V</text:p>
          </table:table-cell>
          <table:table-cell table:style-name="ce91" office:value-type="float" office:value="3">
            <text:p>3</text:p>
          </table:table-cell>
          <table:table-cell table:style-name="ce37" office:value-type="string">
            <text:p>AUTO</text:p>
          </table:table-cell>
          <table:table-cell table:style-name="ce98" office:value-type="string">
            <text:p>Auto : Maquettage Figma</text:p>
          </table:table-cell>
          <table:table-cell table:style-name="ce37" office:value-type="string">
            <text:p>AUTO</text:p>
          </table:table-cell>
          <table:table-cell table:style-name="ce98" office:value-type="string">
            <text:p>Auto : Maquettage Figma</text:p>
          </table:table-cell>
          <table:table-cell table:style-name="ce134" office:value-type="string">
            <text:p>L</text:p>
          </table:table-cell>
          <table:table-cell table:style-name="ce139" office:value-type="float" office:value="3">
            <text:p>3</text:p>
          </table:table-cell>
          <table:table-cell table:style-name="ce33" office:value-type="string">
            <text:p>CCP1-4-3</text:p>
          </table:table-cell>
          <table:table-cell table:style-name="ce47" office:value-type="string">
            <text:p>Asynchrone : set time out </text:p>
          </table:table-cell>
          <table:table-cell table:style-name="ce33" office:value-type="string">
            <text:p>CCP1-4-3</text:p>
          </table:table-cell>
          <table:table-cell table:style-name="ce47" office:value-type="string">
            <text:p>Asynchrone : set time out </text:p>
          </table:table-cell>
          <table:table-cell table:style-name="ce171" office:value-type="string">
            <text:p>Me</text:p>
          </table:table-cell>
          <table:table-cell table:style-name="ce174" office:value-type="float" office:value="3">
            <text:p>3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Formulaires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useEffect (cycle de vie)</text:p>
          </table:table-cell>
          <table:table-cell table:style-name="ce202" office:value-type="string">
            <text:p>S</text:p>
          </table:table-cell>
          <table:table-cell table:style-name="ce205" office:value-type="float" office:value="3">
            <text:p>3</text:p>
          </table:table-cell>
          <table:table-cell table:style-name="ce176"/>
          <table:table-cell table:style-name="ce211"/>
          <table:table-cell table:style-name="ce176"/>
          <table:table-cell table:style-name="ce100"/>
          <table:table-cell table:style-name="ce237" office:value-type="string">
            <text:p>Ma</text:p>
          </table:table-cell>
          <table:table-cell table:style-name="ce239" office:value-type="float" office:value="3">
            <text:p>3</text:p>
          </table:table-cell>
          <table:table-cell table:style-name="ce1" office:value-type="string">
            <text:p>CCP2-7-4</text:p>
          </table:table-cell>
          <table:table-cell table:style-name="ce183" office:value-type="string">
            <text:p>Documentation </text:p>
          </table:table-cell>
          <table:table-cell table:style-name="ce209" office:value-type="string">
            <text:p>CCP2-7-4</text:p>
          </table:table-cell>
          <table:table-cell table:style-name="ce183" office:value-type="string">
            <text:p>Documentation </text:p>
          </table:table-cell>
          <table:table-cell table:style-name="ce261" office:value-type="string">
            <text:p>Ma</text:p>
          </table:table-cell>
          <table:table-cell table:style-name="ce263" office:value-type="float" office:value="3">
            <text:p>3</text:p>
          </table:table-cell>
          <table:table-cell table:style-name="ce143" office:value-type="string">
            <text:p>CCP2-Dist</text:p>
          </table:table-cell>
          <table:table-cell table:style-name="ce183" office:value-type="string">
            <text:p>REMEDIATION</text:p>
          </table:table-cell>
          <table:table-cell table:style-name="ce143" office:value-type="string">
            <text:p>CCP2- Dist</text:p>
          </table:table-cell>
          <table:table-cell table:style-name="ce183" office:value-type="string">
            <text:p>REMEDIATION</text:p>
          </table:table-cell>
          <table:table-cell table:style-name="ce282" office:value-type="string">
            <text:p>V</text:p>
          </table:table-cell>
          <table:table-cell table:style-name="ce285" office:value-type="float" office:value="3">
            <text:p>3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D</text:p>
          </table:table-cell>
          <table:table-cell table:style-name="ce309" office:value-type="float" office:value="3">
            <text:p>3</text:p>
          </table:table-cell>
          <table:table-cell table:style-name="ce176"/>
          <table:table-cell table:style-name="ce181"/>
          <table:table-cell table:style-name="ce210" office:value-type="string">
            <text:p>Me</text:p>
          </table:table-cell>
          <table:table-cell table:style-name="ce328" office:value-type="float" office:value="3">
            <text:p>3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J</text:p>
          </table:table-cell>
          <table:table-cell table:style-name="ce26" office:value-type="float" office:value="4">
            <text:p>4</text:p>
          </table:table-cell>
          <table:table-cell table:style-name="ce33"/>
          <table:table-cell table:style-name="ce42"/>
          <table:table-cell table:style-name="ce32"/>
          <table:table-cell table:style-name="ce42"/>
          <table:table-cell table:style-name="ce87" office:value-type="string">
            <text:p>S</text:p>
          </table:table-cell>
          <table:table-cell table:style-name="ce92" office:value-type="float" office:value="4">
            <text:p>4</text:p>
          </table:table-cell>
          <table:table-cell table:style-name="ce34"/>
          <table:table-cell table:style-name="ce99"/>
          <table:table-cell table:style-name="ce34"/>
          <table:table-cell table:style-name="ce119"/>
          <table:table-cell table:style-name="ce135" office:value-type="string">
            <text:p>Ma</text:p>
          </table:table-cell>
          <table:table-cell table:style-name="ce139" office:value-type="float" office:value="4">
            <text:p>4</text:p>
          </table:table-cell>
          <table:table-cell table:style-name="ce33" office:value-type="string">
            <text:p>CCP1-4-3</text:p>
          </table:table-cell>
          <table:table-cell table:style-name="ce47" office:value-type="string">
            <text:p>Asynchrone : Promise </text:p>
          </table:table-cell>
          <table:table-cell table:style-name="ce33" office:value-type="string">
            <text:p>CCP1-4-3</text:p>
          </table:table-cell>
          <table:table-cell table:style-name="ce47" office:value-type="string">
            <text:p>Asynchrone : Promise </text:p>
          </table:table-cell>
          <table:table-cell table:style-name="ce171" office:value-type="string">
            <text:p>J</text:p>
          </table:table-cell>
          <table:table-cell table:style-name="ce174" office:value-type="float" office:value="4">
            <text:p>4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API dans React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Modularité avec React</text:p>
          </table:table-cell>
          <table:table-cell table:style-name="ce202" office:value-type="string">
            <text:p>D</text:p>
          </table:table-cell>
          <table:table-cell table:style-name="ce205" office:value-type="float" office:value="4">
            <text:p>4</text:p>
          </table:table-cell>
          <table:table-cell table:style-name="ce176"/>
          <table:table-cell table:style-name="ce211"/>
          <table:table-cell table:style-name="ce176"/>
          <table:table-cell table:style-name="ce100"/>
          <table:table-cell table:style-name="ce237" office:value-type="string">
            <text:p>Me</text:p>
          </table:table-cell>
          <table:table-cell table:style-name="ce239" office:value-type="float" office:value="4">
            <text:p>4</text:p>
          </table:table-cell>
          <table:table-cell table:style-name="ce1" office:value-type="string">
            <text:p>CCP2-7-3</text:p>
          </table:table-cell>
          <table:table-cell table:style-name="ce183" office:value-type="string">
            <text:p>Middleware: Gestions des erreurs</text:p>
          </table:table-cell>
          <table:table-cell table:style-name="ce209" office:value-type="string">
            <text:p>CCP2-7-3</text:p>
          </table:table-cell>
          <table:table-cell table:style-name="ce183" office:value-type="string">
            <text:p>Middleware: Gestions des erreurs</text:p>
          </table:table-cell>
          <table:table-cell table:style-name="ce261" office:value-type="string">
            <text:p>Me</text:p>
          </table:table-cell>
          <table:table-cell table:style-name="ce263" office:value-type="float" office:value="4">
            <text:p>4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 : évaluation CCP2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 : évaluation CCP2</text:p>
          </table:table-cell>
          <table:table-cell table:style-name="ce283" office:value-type="string">
            <text:p>S</text:p>
          </table:table-cell>
          <table:table-cell table:style-name="ce286" office:value-type="float" office:value="4">
            <text:p>4</text:p>
          </table:table-cell>
          <table:table-cell table:style-name="ce181"/>
          <table:table-cell table:style-name="ce299" office:value-type="string">
            <text:p>L</text:p>
          </table:table-cell>
          <table:table-cell table:style-name="ce310" office:value-type="float" office:value="4">
            <text:p>4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10" office:value-type="string">
            <text:p>J</text:p>
          </table:table-cell>
          <table:table-cell table:style-name="ce328" office:value-type="float" office:value="4">
            <text:p>4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V</text:p>
          </table:table-cell>
          <table:table-cell table:style-name="ce26" office:value-type="float" office:value="5">
            <text:p>5</text:p>
          </table:table-cell>
          <table:table-cell table:style-name="ce33"/>
          <table:table-cell table:style-name="ce42"/>
          <table:table-cell table:style-name="ce32"/>
          <table:table-cell table:style-name="ce42"/>
          <table:table-cell table:style-name="ce87" office:value-type="string">
            <text:p>D</text:p>
          </table:table-cell>
          <table:table-cell table:style-name="ce92" office:value-type="float" office:value="5">
            <text:p>5</text:p>
          </table:table-cell>
          <table:table-cell table:style-name="ce95"/>
          <table:table-cell table:style-name="ce100"/>
          <table:table-cell table:style-name="ce113"/>
          <table:table-cell table:style-name="ce120"/>
          <table:table-cell table:style-name="ce135" office:value-type="string">
            <text:p>Me</text:p>
          </table:table-cell>
          <table:table-cell table:style-name="ce139" office:value-type="float" office:value="5">
            <text:p>5</text:p>
          </table:table-cell>
          <table:table-cell table:style-name="ce142" office:value-type="string">
            <text:p>CCP1-4-3</text:p>
          </table:table-cell>
          <table:table-cell table:style-name="ce47" office:value-type="string">
            <text:p>Asynchrone : Call API</text:p>
          </table:table-cell>
          <table:table-cell table:style-name="ce33" office:value-type="string">
            <text:p>CCP1-4-3</text:p>
          </table:table-cell>
          <table:table-cell table:style-name="ce47" office:value-type="string">
            <text:p>Asynchrone : Call API</text:p>
          </table:table-cell>
          <table:table-cell table:style-name="ce171" office:value-type="string">
            <text:p>V</text:p>
          </table:table-cell>
          <table:table-cell table:style-name="ce174" office:value-type="float" office:value="5">
            <text:p>5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React Router 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React Router </text:p>
          </table:table-cell>
          <table:table-cell table:style-name="ce204" office:value-type="string">
            <text:p>L</text:p>
          </table:table-cell>
          <table:table-cell table:style-name="ce206" office:value-type="float" office:value="5">
            <text:p>5</text:p>
          </table:table-cell>
          <table:table-cell table:style-name="ce143" office:value-type="string">
            <text:p>CCP2-5-1</text:p>
          </table:table-cell>
          <table:table-cell table:style-name="ce212" office:value-type="string">
            <text:p>Découverte BDD relationnelles et installations</text:p>
          </table:table-cell>
          <table:table-cell table:style-name="ce143" office:value-type="string">
            <text:p>CCP2-5-1</text:p>
          </table:table-cell>
          <table:table-cell table:style-name="ce225" office:value-type="string">
            <text:p>les relations</text:p>
          </table:table-cell>
          <table:table-cell table:style-name="ce237" office:value-type="string">
            <text:p>J</text:p>
          </table:table-cell>
          <table:table-cell table:style-name="ce239" office:value-type="float" office:value="5">
            <text:p>5</text:p>
          </table:table-cell>
          <table:table-cell table:style-name="ce1" office:value-type="string">
            <text:p>CCP2-7-3</text:p>
          </table:table-cell>
          <table:table-cell table:style-name="ce183" office:value-type="string">
            <text:p>Middleware: Gestions des erreurs</text:p>
          </table:table-cell>
          <table:table-cell table:style-name="ce209" office:value-type="string">
            <text:p>CCP2-7-3</text:p>
          </table:table-cell>
          <table:table-cell table:style-name="ce183" office:value-type="string">
            <text:p>Middleware: Gestions des erreurs</text:p>
          </table:table-cell>
          <table:table-cell table:style-name="ce261" office:value-type="string">
            <text:p>J</text:p>
          </table:table-cell>
          <table:table-cell table:style-name="ce263" office:value-type="float" office:value="5">
            <text:p>5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 : évaluation CCP2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 : évaluation CCP2</text:p>
          </table:table-cell>
          <table:table-cell table:style-name="ce283" office:value-type="string">
            <text:p>D</text:p>
          </table:table-cell>
          <table:table-cell table:style-name="ce286" office:value-type="float" office:value="5">
            <text:p>5</text:p>
          </table:table-cell>
          <table:table-cell table:style-name="ce181"/>
          <table:table-cell table:style-name="ce300" office:value-type="string">
            <text:p>Ma</text:p>
          </table:table-cell>
          <table:table-cell table:style-name="ce310" office:value-type="float" office:value="5">
            <text:p>5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10" office:value-type="string">
            <text:p>V</text:p>
          </table:table-cell>
          <table:table-cell table:style-name="ce328" office:value-type="float" office:value="5">
            <text:p>5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143" office:value-type="string">
            <text:p>AUTO</text:p>
          </table:table-cell>
          <table:table-cell table:style-name="ce366" office:value-type="string">
            <text:p>Auto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8" office:value-type="string">
            <text:p>S</text:p>
          </table:table-cell>
          <table:table-cell table:style-name="ce27" office:value-type="float" office:value="6">
            <text:p>6</text:p>
          </table:table-cell>
          <table:table-cell table:style-name="ce33"/>
          <table:table-cell table:style-name="ce43"/>
          <table:table-cell table:style-name="ce32"/>
          <table:table-cell table:style-name="ce42"/>
          <table:table-cell table:style-name="ce88" office:value-type="string">
            <text:p>L</text:p>
          </table:table-cell>
          <table:table-cell table:style-name="ce91" office:value-type="float" office:value="6">
            <text:p>6</text:p>
          </table:table-cell>
          <table:table-cell table:style-name="ce33" office:value-type="string">
            <text:p>CCP1-3-1</text:p>
          </table:table-cell>
          <table:table-cell table:style-name="ce76" office:value-type="string">
            <text:p>initiation Html : les balises</text:p>
          </table:table-cell>
          <table:table-cell table:style-name="ce114" office:value-type="string">
            <text:p>CCP1-3-1</text:p>
          </table:table-cell>
          <table:table-cell table:style-name="ce121" office:value-type="string">
            <text:p>Initiations au CSS : ccs + selecteurs</text:p>
          </table:table-cell>
          <table:table-cell table:style-name="ce135" office:value-type="string">
            <text:p>J</text:p>
          </table:table-cell>
          <table:table-cell table:style-name="ce139" office:value-type="float" office:value="6">
            <text:p>6</text:p>
          </table:table-cell>
          <table:table-cell table:style-name="ce33" office:value-type="string">
            <text:p>CCP1-4-4</text:p>
          </table:table-cell>
          <table:table-cell table:style-name="ce146" office:value-type="string">
            <text:p>stockage côté client</text:p>
          </table:table-cell>
          <table:table-cell table:style-name="ce33" office:value-type="string">
            <text:p>CCP1-4-4</text:p>
          </table:table-cell>
          <table:table-cell table:style-name="ce146" office:value-type="string">
            <text:p>stockage côté client</text:p>
          </table:table-cell>
          <table:table-cell table:style-name="ce172" office:value-type="string">
            <text:p>S</text:p>
          </table:table-cell>
          <table:table-cell table:style-name="ce175" office:value-type="float" office:value="6">
            <text:p>6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03" office:value-type="string">
            <text:p>Ma</text:p>
          </table:table-cell>
          <table:table-cell table:style-name="ce206" office:value-type="float" office:value="6">
            <text:p>6</text:p>
          </table:table-cell>
          <table:table-cell table:style-name="ce143" office:value-type="string">
            <text:p>CCP2-5-1</text:p>
          </table:table-cell>
          <table:table-cell table:style-name="ce212" office:value-type="string">
            <text:p>modélisation ( (DEA)</text:p>
          </table:table-cell>
          <table:table-cell table:style-name="ce143" office:value-type="string">
            <text:p>CCP2-5-1</text:p>
          </table:table-cell>
          <table:table-cell table:style-name="ce225" office:value-type="string">
            <text:p>les contraintes </text:p>
          </table:table-cell>
          <table:table-cell table:style-name="ce237" office:value-type="string">
            <text:p>V</text:p>
          </table:table-cell>
          <table:table-cell table:style-name="ce239" office:value-type="float" office:value="6">
            <text:p>6</text:p>
          </table:table-cell>
          <table:table-cell table:style-name="ce143" office:value-type="string">
            <text:p>AUTO</text:p>
          </table:table-cell>
          <table:table-cell table:style-name="ce215" office:value-type="string">
            <text:p>Auto</text:p>
          </table:table-cell>
          <table:table-cell table:style-name="ce224"/>
          <table:table-cell table:style-name="ce215" office:value-type="string">
            <text:p>Auto</text:p>
          </table:table-cell>
          <table:table-cell table:style-name="ce261" office:value-type="string">
            <text:p>V</text:p>
          </table:table-cell>
          <table:table-cell table:style-name="ce263" office:value-type="float" office:value="6">
            <text:p>6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 : évaluation CCP2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Préparation de l'oral </text:p>
          </table:table-cell>
          <table:table-cell table:style-name="ce282" office:value-type="string">
            <text:p>L</text:p>
          </table:table-cell>
          <table:table-cell table:style-name="ce285" office:value-type="float" office:value="6">
            <text:p>6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Me</text:p>
          </table:table-cell>
          <table:table-cell table:style-name="ce310" office:value-type="float" office:value="6">
            <text:p>6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326" office:value-type="string">
            <text:p>S</text:p>
          </table:table-cell>
          <table:table-cell table:style-name="ce337" office:value-type="float" office:value="6">
            <text:p>6</text:p>
          </table:table-cell>
          <table:table-cell table:style-name="ce337"/>
          <table:table-cell table:style-name="ce348"/>
          <table:table-cell table:style-name="ce337"/>
          <table:table-cell table:style-name="ce348"/>
          <table:table-cell table:number-columns-repeated="968"/>
        </table:table-row>
        <table:table-row table:style-name="ro2">
          <table:table-cell table:style-name="ce1"/>
          <table:table-cell table:style-name="ce18" office:value-type="string">
            <text:p>D</text:p>
          </table:table-cell>
          <table:table-cell table:style-name="ce27" office:value-type="float" office:value="7">
            <text:p>7</text:p>
          </table:table-cell>
          <table:table-cell table:style-name="ce33"/>
          <table:table-cell table:style-name="ce42"/>
          <table:table-cell table:style-name="ce32"/>
          <table:table-cell table:style-name="ce42"/>
          <table:table-cell table:style-name="ce86" office:value-type="string">
            <text:p>Ma</text:p>
          </table:table-cell>
          <table:table-cell table:style-name="ce91" office:value-type="float" office:value="7">
            <text:p>7</text:p>
          </table:table-cell>
          <table:table-cell table:style-name="ce96" office:value-type="string">
            <text:p>CCP1-3-1</text:p>
          </table:table-cell>
          <table:table-cell table:style-name="ce101" office:value-type="string">
            <text:p>Html : structuration </text:p>
          </table:table-cell>
          <table:table-cell table:style-name="ce115" office:value-type="string">
            <text:p>CCP1-3-1</text:p>
          </table:table-cell>
          <table:table-cell table:style-name="ce103" office:value-type="string">
            <text:p>css </text:p>
          </table:table-cell>
          <table:table-cell table:style-name="ce135" office:value-type="string">
            <text:p>V</text:p>
          </table:table-cell>
          <table:table-cell table:style-name="ce139" office:value-type="float" office:value="7">
            <text:p>7</text:p>
          </table:table-cell>
          <table:table-cell table:style-name="ce3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3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172" office:value-type="string">
            <text:p>D</text:p>
          </table:table-cell>
          <table:table-cell table:style-name="ce175" office:value-type="float" office:value="7">
            <text:p>7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03" office:value-type="string">
            <text:p>Me</text:p>
          </table:table-cell>
          <table:table-cell table:style-name="ce206" office:value-type="float" office:value="7">
            <text:p>7</text:p>
          </table:table-cell>
          <table:table-cell table:style-name="ce143" office:value-type="string">
            <text:p>CCP2-5-1</text:p>
          </table:table-cell>
          <table:table-cell table:style-name="ce212" office:value-type="string">
            <text:p><text:s/>BDD Schéma physique</text:p>
          </table:table-cell>
          <table:table-cell table:style-name="ce143" office:value-type="string">
            <text:p>CCP2-5-1</text:p>
          </table:table-cell>
          <table:table-cell table:style-name="ce225" office:value-type="string">
            <text:p>Jeu d'essai et insertion</text:p>
          </table:table-cell>
          <table:table-cell table:style-name="ce235" office:value-type="string">
            <text:p>S</text:p>
          </table:table-cell>
          <table:table-cell table:style-name="ce238" office:value-type="float" office:value="7">
            <text:p>7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59" office:value-type="string">
            <text:p>S</text:p>
          </table:table-cell>
          <table:table-cell table:style-name="ce262" office:value-type="float" office:value="7">
            <text:p>7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82" office:value-type="string">
            <text:p>Ma</text:p>
          </table:table-cell>
          <table:table-cell table:style-name="ce285" office:value-type="float" office:value="7">
            <text:p>7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J</text:p>
          </table:table-cell>
          <table:table-cell table:style-name="ce310" office:value-type="float" office:value="7">
            <text:p>7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326" office:value-type="string">
            <text:p>D</text:p>
          </table:table-cell>
          <table:table-cell table:style-name="ce337" office:value-type="float" office:value="7">
            <text:p>7</text:p>
          </table:table-cell>
          <table:table-cell table:style-name="ce337"/>
          <table:table-cell table:style-name="ce348"/>
          <table:table-cell table:style-name="ce337"/>
          <table:table-cell table:style-name="ce348"/>
          <table:table-cell table:number-columns-repeated="968"/>
        </table:table-row>
        <table:table-row table:style-name="ro2">
          <table:table-cell table:style-name="ce1"/>
          <table:table-cell table:style-name="ce16" office:value-type="string">
            <text:p>L</text:p>
          </table:table-cell>
          <table:table-cell table:style-name="ce26" office:value-type="float" office:value="8">
            <text:p>8</text:p>
          </table:table-cell>
          <table:table-cell table:style-name="ce32"/>
          <table:table-cell table:style-name="ce41"/>
          <table:table-cell table:style-name="ce32"/>
          <table:table-cell table:style-name="ce41"/>
          <table:table-cell table:style-name="ce86" office:value-type="string">
            <text:p>Me</text:p>
          </table:table-cell>
          <table:table-cell table:style-name="ce91" office:value-type="float" office:value="8">
            <text:p>8</text:p>
          </table:table-cell>
          <table:table-cell table:style-name="ce96" office:value-type="string">
            <text:p>CCP1-3-1</text:p>
          </table:table-cell>
          <table:table-cell table:style-name="ce50" office:value-type="string">
            <text:p>flexbox / grid </text:p>
          </table:table-cell>
          <table:table-cell table:style-name="ce96" office:value-type="string">
            <text:p>CCP1-3-1</text:p>
          </table:table-cell>
          <table:table-cell table:style-name="ce101" office:value-type="string">
            <text:p>flexbox / grid</text:p>
          </table:table-cell>
          <table:table-cell table:style-name="ce133" office:value-type="string">
            <text:p>S</text:p>
          </table:table-cell>
          <table:table-cell table:style-name="ce138" office:value-type="float" office:value="8">
            <text:p>8</text:p>
          </table:table-cell>
          <table:table-cell table:style-name="ce35"/>
          <table:table-cell table:style-name="ce49"/>
          <table:table-cell table:style-name="ce35"/>
          <table:table-cell table:style-name="ce119"/>
          <table:table-cell table:style-name="ce170" office:value-type="string">
            <text:p>L</text:p>
          </table:table-cell>
          <table:table-cell table:style-name="ce174" office:value-type="float" office:value="8">
            <text:p>8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Context API (étape 1)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Context API</text:p>
          </table:table-cell>
          <table:table-cell table:style-name="ce203" office:value-type="string">
            <text:p>J</text:p>
          </table:table-cell>
          <table:table-cell table:style-name="ce206" office:value-type="float" office:value="8">
            <text:p>8</text:p>
          </table:table-cell>
          <table:table-cell table:style-name="ce143" office:value-type="string">
            <text:p>CCP2-5-1</text:p>
          </table:table-cell>
          <table:table-cell table:style-name="ce212" office:value-type="string">
            <text:p>Requêtes et fonctions d'agrégation</text:p>
          </table:table-cell>
          <table:table-cell table:style-name="ce143" office:value-type="string">
            <text:p>CCP2-5-1</text:p>
          </table:table-cell>
          <table:table-cell table:style-name="ce212" office:value-type="string">
            <text:p>Requêtes et jointures </text:p>
          </table:table-cell>
          <table:table-cell table:style-name="ce235" office:value-type="string">
            <text:p>D</text:p>
          </table:table-cell>
          <table:table-cell table:style-name="ce238" office:value-type="float" office:value="8">
            <text:p>8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59" office:value-type="string">
            <text:p>D</text:p>
          </table:table-cell>
          <table:table-cell table:style-name="ce262" office:value-type="float" office:value="8">
            <text:p>8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82" office:value-type="string">
            <text:p>Me</text:p>
          </table:table-cell>
          <table:table-cell table:style-name="ce285" office:value-type="float" office:value="8">
            <text:p>8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V</text:p>
          </table:table-cell>
          <table:table-cell table:style-name="ce310" office:value-type="float" office:value="8">
            <text:p>8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327" office:value-type="string">
            <text:p>L</text:p>
          </table:table-cell>
          <table:table-cell table:style-name="ce328" office:value-type="float" office:value="8">
            <text:p>8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style-name="ce143" office:value-type="string">
            <text:p>Acc Certif </text:p>
          </table:table-cell>
          <table:table-cell table:style-name="ce212" office:value-type="string">
            <text:p>ACCOMPAGNEMENT CERTIF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Ma</text:p>
          </table:table-cell>
          <table:table-cell table:style-name="ce26" office:value-type="float" office:value="9">
            <text:p>9</text:p>
          </table:table-cell>
          <table:table-cell table:style-name="ce32"/>
          <table:table-cell table:style-name="ce41"/>
          <table:table-cell table:style-name="ce32"/>
          <table:table-cell table:style-name="ce41"/>
          <table:table-cell table:style-name="ce86" office:value-type="string">
            <text:p>J</text:p>
          </table:table-cell>
          <table:table-cell table:style-name="ce91" office:value-type="float" office:value="9">
            <text:p>9</text:p>
          </table:table-cell>
          <table:table-cell table:style-name="ce97" office:value-type="string">
            <text:p>CCP1-3-1</text:p>
          </table:table-cell>
          <table:table-cell table:style-name="ce76" office:value-type="string">
            <text:p>flexbox / grid</text:p>
          </table:table-cell>
          <table:table-cell table:style-name="ce116" office:value-type="string">
            <text:p>CCP1-3-1</text:p>
          </table:table-cell>
          <table:table-cell table:style-name="ce101" office:value-type="string">
            <text:p>flexbox / grid</text:p>
          </table:table-cell>
          <table:table-cell table:style-name="ce133" office:value-type="string">
            <text:p>D</text:p>
          </table:table-cell>
          <table:table-cell table:style-name="ce138" office:value-type="float" office:value="9">
            <text:p>9</text:p>
          </table:table-cell>
          <table:table-cell table:style-name="ce34"/>
          <table:table-cell table:style-name="ce44"/>
          <table:table-cell table:style-name="ce117"/>
          <table:table-cell table:style-name="ce123"/>
          <table:table-cell table:style-name="ce171" office:value-type="string">
            <text:p>Ma</text:p>
          </table:table-cell>
          <table:table-cell table:style-name="ce174" office:value-type="float" office:value="9">
            <text:p>9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useReducer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Custom hooks</text:p>
          </table:table-cell>
          <table:table-cell table:style-name="ce203" office:value-type="string">
            <text:p>V</text:p>
          </table:table-cell>
          <table:table-cell table:style-name="ce206" office:value-type="float" office:value="9">
            <text:p>9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236" office:value-type="string">
            <text:p>L</text:p>
          </table:table-cell>
          <table:table-cell table:style-name="ce239" office:value-type="float" office:value="9">
            <text:p>9</text:p>
          </table:table-cell>
          <table:table-cell table:style-name="ce143" office:value-type="string">
            <text:p>CCP2- Dist</text:p>
          </table:table-cell>
          <table:table-cell table:style-name="ce241" office:value-type="string">
            <text:p>Hackathon</text:p>
          </table:table-cell>
          <table:table-cell table:style-name="ce208" office:value-type="string">
            <text:p>CCP2- Dist</text:p>
          </table:table-cell>
          <table:table-cell table:style-name="ce241" office:value-type="string">
            <text:p>Hackathon</text:p>
          </table:table-cell>
          <table:table-cell table:style-name="ce260" office:value-type="string">
            <text:p>L</text:p>
          </table:table-cell>
          <table:table-cell table:style-name="ce263" office:value-type="float" office:value="9">
            <text:p>9</text:p>
          </table:table-cell>
          <table:table-cell table:style-name="ce208" office:value-type="string">
            <text:p>CCP2</text:p>
          </table:table-cell>
          <table:table-cell table:style-name="ce183" office:value-type="string">
            <text:p>ORAUX</text:p>
          </table:table-cell>
          <table:table-cell table:style-name="ce208" office:value-type="string">
            <text:p>CCP2- Dist</text:p>
          </table:table-cell>
          <table:table-cell table:style-name="ce183" office:value-type="string">
            <text:p>ORAUX</text:p>
          </table:table-cell>
          <table:table-cell table:style-name="ce282" office:value-type="string">
            <text:p>J</text:p>
          </table:table-cell>
          <table:table-cell table:style-name="ce285" office:value-type="float" office:value="9">
            <text:p>9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S</text:p>
          </table:table-cell>
          <table:table-cell table:style-name="ce309" office:value-type="float" office:value="9">
            <text:p>9</text:p>
          </table:table-cell>
          <table:table-cell table:style-name="ce176"/>
          <table:table-cell table:style-name="ce181"/>
          <table:table-cell table:style-name="ce210" office:value-type="string">
            <text:p>Ma</text:p>
          </table:table-cell>
          <table:table-cell table:style-name="ce328" office:value-type="float" office:value="9">
            <text:p>9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Préparation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Me</text:p>
          </table:table-cell>
          <table:table-cell table:style-name="ce26" office:value-type="float" office:value="10">
            <text:p>10</text:p>
          </table:table-cell>
          <table:table-cell table:style-name="ce33"/>
          <table:table-cell table:style-name="ce42"/>
          <table:table-cell table:style-name="ce32"/>
          <table:table-cell table:style-name="ce42"/>
          <table:table-cell table:style-name="ce86" office:value-type="string">
            <text:p>V</text:p>
          </table:table-cell>
          <table:table-cell table:style-name="ce91" office:value-type="float" office:value="10">
            <text:p>10</text:p>
          </table:table-cell>
          <table:table-cell table:style-name="ce33" office:value-type="string">
            <text:p>AUTO</text:p>
          </table:table-cell>
          <table:table-cell table:style-name="ce102" office:value-type="string">
            <text:p>Auto</text:p>
          </table:table-cell>
          <table:table-cell table:style-name="ce33" office:value-type="string">
            <text:p>AUTO</text:p>
          </table:table-cell>
          <table:table-cell table:style-name="ce122"/>
          <table:table-cell table:style-name="ce134" office:value-type="string">
            <text:p>L</text:p>
          </table:table-cell>
          <table:table-cell table:style-name="ce139" office:value-type="float" office:value="10">
            <text:p>10</text:p>
          </table:table-cell>
          <table:table-cell table:style-name="ce33"/>
          <table:table-cell table:style-name="ce148" office:value-type="string" table:number-columns-spanned="3" table:number-rows-spanned="1">
            <text:p>CF</text:p>
          </table:table-cell>
          <table:covered-table-cell table:style-name="ce159"/>
          <table:covered-table-cell table:style-name="ce160"/>
          <table:table-cell table:style-name="ce171" office:value-type="string">
            <text:p>Me</text:p>
          </table:table-cell>
          <table:table-cell table:style-name="ce174" office:value-type="float" office:value="10">
            <text:p>10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Authentification 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Authentification </text:p>
          </table:table-cell>
          <table:table-cell table:style-name="ce202" office:value-type="string">
            <text:p>S</text:p>
          </table:table-cell>
          <table:table-cell table:style-name="ce205" office:value-type="float" office:value="10">
            <text:p>10</text:p>
          </table:table-cell>
          <table:table-cell table:style-name="ce176"/>
          <table:table-cell table:style-name="ce211"/>
          <table:table-cell table:style-name="ce176"/>
          <table:table-cell table:style-name="ce100"/>
          <table:table-cell table:style-name="ce237" office:value-type="string">
            <text:p>Ma</text:p>
          </table:table-cell>
          <table:table-cell table:style-name="ce239" office:value-type="float" office:value="10">
            <text:p>10</text:p>
          </table:table-cell>
          <table:table-cell table:style-name="ce143" office:value-type="string">
            <text:p>CCP2-Dist</text:p>
          </table:table-cell>
          <table:table-cell table:style-name="ce241" office:value-type="string">
            <text:p>Hackathon</text:p>
          </table:table-cell>
          <table:table-cell table:style-name="ce208" office:value-type="string">
            <text:p>CCP2- Dist</text:p>
          </table:table-cell>
          <table:table-cell table:style-name="ce241" office:value-type="string">
            <text:p>Hackathon</text:p>
          </table:table-cell>
          <table:table-cell table:style-name="ce261" office:value-type="string">
            <text:p>Ma</text:p>
          </table:table-cell>
          <table:table-cell table:style-name="ce263" office:value-type="float" office:value="10">
            <text:p>10</text:p>
          </table:table-cell>
          <table:table-cell table:style-name="ce209" office:value-type="string">
            <text:p>CCP2</text:p>
          </table:table-cell>
          <table:table-cell table:style-name="ce183" office:value-type="string">
            <text:p>ORAUX</text:p>
          </table:table-cell>
          <table:table-cell table:style-name="ce208" office:value-type="string">
            <text:p>CCP2- Dist</text:p>
          </table:table-cell>
          <table:table-cell table:style-name="ce183" office:value-type="string">
            <text:p>ORAUX</text:p>
          </table:table-cell>
          <table:table-cell table:style-name="ce282" office:value-type="string">
            <text:p>V</text:p>
          </table:table-cell>
          <table:table-cell table:style-name="ce285" office:value-type="float" office:value="10">
            <text:p>10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D</text:p>
          </table:table-cell>
          <table:table-cell table:style-name="ce309" office:value-type="float" office:value="10">
            <text:p>10</text:p>
          </table:table-cell>
          <table:table-cell table:style-name="ce176"/>
          <table:table-cell table:style-name="ce181"/>
          <table:table-cell table:style-name="ce210" office:value-type="string">
            <text:p>Me</text:p>
          </table:table-cell>
          <table:table-cell table:style-name="ce328" office:value-type="float" office:value="10">
            <text:p>10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ACCOMPAGNEMENT CERTIF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J</text:p>
          </table:table-cell>
          <table:table-cell table:style-name="ce26" office:value-type="float" office:value="11">
            <text:p>11</text:p>
          </table:table-cell>
          <table:table-cell table:style-name="ce33"/>
          <table:table-cell table:style-name="ce42"/>
          <table:table-cell table:style-name="ce32"/>
          <table:table-cell table:style-name="ce42"/>
          <table:table-cell table:style-name="ce87" office:value-type="string">
            <text:p>S</text:p>
          </table:table-cell>
          <table:table-cell table:style-name="ce92" office:value-type="float" office:value="11">
            <text:p>11</text:p>
          </table:table-cell>
          <table:table-cell table:style-name="ce35"/>
          <table:table-cell table:style-name="ce49"/>
          <table:table-cell table:style-name="ce35"/>
          <table:table-cell table:style-name="ce119"/>
          <table:table-cell table:style-name="ce133" office:value-type="string">
            <text:p>Ma</text:p>
          </table:table-cell>
          <table:table-cell table:style-name="ce133" office:value-type="float" office:value="11">
            <text:p>11</text:p>
          </table:table-cell>
          <table:table-cell table:style-name="ce133" table:number-columns-repeated="4"/>
          <table:table-cell table:style-name="ce171" office:value-type="string">
            <text:p>J</text:p>
          </table:table-cell>
          <table:table-cell table:style-name="ce174" office:value-type="float" office:value="11">
            <text:p>11</text:p>
          </table:table-cell>
          <table:table-cell table:style-name="ce143" office:value-type="string">
            <text:p>CCP1Dist</text:p>
          </table:table-cell>
          <table:table-cell table:style-name="ce180" office:value-type="string">
            <text:p>Consolidation</text:p>
          </table:table-cell>
          <table:table-cell table:style-name="ce143" office:value-type="string">
            <text:p>CCP1-Dist</text:p>
          </table:table-cell>
          <table:table-cell table:style-name="ce180" office:value-type="string">
            <text:p>Consolidation</text:p>
          </table:table-cell>
          <table:table-cell table:style-name="ce202" office:value-type="string">
            <text:p>D</text:p>
          </table:table-cell>
          <table:table-cell table:style-name="ce205" office:value-type="float" office:value="11">
            <text:p>11</text:p>
          </table:table-cell>
          <table:table-cell table:style-name="ce176"/>
          <table:table-cell table:style-name="ce211"/>
          <table:table-cell table:style-name="ce176"/>
          <table:table-cell table:style-name="ce100"/>
          <table:table-cell table:style-name="ce237" office:value-type="string">
            <text:p>Me</text:p>
          </table:table-cell>
          <table:table-cell table:style-name="ce239" office:value-type="float" office:value="11">
            <text:p>11</text:p>
          </table:table-cell>
          <table:table-cell table:style-name="ce143" office:value-type="string">
            <text:p>CCP2-Dist</text:p>
          </table:table-cell>
          <table:table-cell table:style-name="ce241" office:value-type="string">
            <text:p>Hackathon</text:p>
          </table:table-cell>
          <table:table-cell table:style-name="ce208" office:value-type="string">
            <text:p>CCP2- Dist</text:p>
          </table:table-cell>
          <table:table-cell table:style-name="ce241" office:value-type="string">
            <text:p>Hackathon</text:p>
          </table:table-cell>
          <table:table-cell table:style-name="ce261" office:value-type="string">
            <text:p>Me</text:p>
          </table:table-cell>
          <table:table-cell table:style-name="ce263" office:value-type="float" office:value="11">
            <text:p>11</text:p>
          </table:table-cell>
          <table:table-cell table:style-name="ce208" office:value-type="string">
            <text:p>CCP2-- CCP1.1.7Dist</text:p>
          </table:table-cell>
          <table:table-cell table:style-name="ce183" office:value-type="string">
            <text:p>REMEDIATION / préparation stage / dossier Pro</text:p>
          </table:table-cell>
          <table:table-cell table:style-name="ce208" office:value-type="string">
            <text:p>CCP2-CCP1.1.7- Dist</text:p>
          </table:table-cell>
          <table:table-cell table:style-name="ce183" office:value-type="string">
            <text:p>REMEDIATION / préparation stage / dossier Pro</text:p>
          </table:table-cell>
          <table:table-cell table:style-name="ce283" office:value-type="string">
            <text:p>S</text:p>
          </table:table-cell>
          <table:table-cell table:style-name="ce286" office:value-type="float" office:value="11">
            <text:p>11</text:p>
          </table:table-cell>
          <table:table-cell table:style-name="ce181"/>
          <table:table-cell table:style-name="ce299" office:value-type="string">
            <text:p>L</text:p>
          </table:table-cell>
          <table:table-cell table:style-name="ce310" office:value-type="float" office:value="11">
            <text:p>11</text:p>
          </table:table-cell>
          <table:table-cell table:style-name="ce144"/>
          <table:table-cell table:style-name="ce265" office:value-type="string">
            <text:p>STAGE</text:p>
          </table:table-cell>
          <table:table-cell table:style-name="ce210" office:value-type="string">
            <text:p>J</text:p>
          </table:table-cell>
          <table:table-cell table:style-name="ce328" office:value-type="float" office:value="11">
            <text:p>11</text:p>
          </table:table-cell>
          <table:table-cell table:style-name="ce143" office:value-type="string">
            <text:p>Acc Certif </text:p>
          </table:table-cell>
          <table:table-cell table:style-name="ce183" office:value-type="string">
            <text:p>Préparation</text:p>
          </table:table-cell>
          <table:table-cell table:style-name="ce143" office:value-type="string">
            <text:p>Acc Certif </text:p>
          </table:table-cell>
          <table:table-cell table:style-name="ce212" office:value-type="string">
            <text:p>Préparation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V</text:p>
          </table:table-cell>
          <table:table-cell table:style-name="ce26" office:value-type="float" office:value="12">
            <text:p>12</text:p>
          </table:table-cell>
          <table:table-cell table:style-name="ce33"/>
          <table:table-cell table:style-name="ce42"/>
          <table:table-cell table:style-name="ce32"/>
          <table:table-cell table:style-name="ce42"/>
          <table:table-cell table:style-name="ce87" office:value-type="string">
            <text:p>D</text:p>
          </table:table-cell>
          <table:table-cell table:style-name="ce92" office:value-type="float" office:value="12">
            <text:p>12</text:p>
          </table:table-cell>
          <table:table-cell table:style-name="ce95"/>
          <table:table-cell table:style-name="ce100"/>
          <table:table-cell table:style-name="ce113"/>
          <table:table-cell table:style-name="ce120"/>
          <table:table-cell table:style-name="ce135" office:value-type="string">
            <text:p>Me</text:p>
          </table:table-cell>
          <table:table-cell table:style-name="ce139" office:value-type="float" office:value="12">
            <text:p>12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POO ou remediation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POO ou remediation</text:p>
          </table:table-cell>
          <table:table-cell table:style-name="ce171" office:value-type="string">
            <text:p>V</text:p>
          </table:table-cell>
          <table:table-cell table:style-name="ce174" office:value-type="float" office:value="12">
            <text:p>12</text:p>
          </table:table-cell>
          <table:table-cell table:style-name="ce33"/>
          <table:table-cell table:style-name="ce4" office:value-type="string">
            <text:p>Sensi Citoyenne</text:p>
          </table:table-cell>
          <table:table-cell table:style-name="ce33"/>
          <table:table-cell table:style-name="ce4" office:value-type="string">
            <text:p>Sensi Citoyenne</text:p>
          </table:table-cell>
          <table:table-cell table:style-name="ce204" office:value-type="string">
            <text:p>L</text:p>
          </table:table-cell>
          <table:table-cell table:style-name="ce206" office:value-type="float" office:value="12">
            <text:p>12</text:p>
          </table:table-cell>
          <table:table-cell table:style-name="ce208" office:value-type="string">
            <text:p>CCP2-7-1 et 1-1-7</text:p>
          </table:table-cell>
          <table:table-cell table:style-name="ce183" office:value-type="string">
            <text:p>Découverte de NodeJS et installation</text:p>
          </table:table-cell>
          <table:table-cell table:style-name="ce143" office:value-type="string">
            <text:p>CCP2-7-1</text:p>
          </table:table-cell>
          <table:table-cell table:style-name="ce183" office:value-type="string">
            <text:p>Découverte de NodeJS</text:p>
          </table:table-cell>
          <table:table-cell table:style-name="ce237" office:value-type="string">
            <text:p>J</text:p>
          </table:table-cell>
          <table:table-cell table:style-name="ce239" office:value-type="float" office:value="12">
            <text:p>12</text:p>
          </table:table-cell>
          <table:table-cell table:style-name="ce143" office:value-type="string">
            <text:p>CCP2- Dist</text:p>
          </table:table-cell>
          <table:table-cell table:style-name="ce241" office:value-type="string">
            <text:p>Hackathon</text:p>
          </table:table-cell>
          <table:table-cell table:style-name="ce208" office:value-type="string">
            <text:p>CCP2- Dist</text:p>
          </table:table-cell>
          <table:table-cell table:style-name="ce241" office:value-type="string">
            <text:p>Hackathon</text:p>
          </table:table-cell>
          <table:table-cell table:style-name="ce261" office:value-type="string">
            <text:p>J</text:p>
          </table:table-cell>
          <table:table-cell table:style-name="ce263" office:value-type="float" office:value="12">
            <text:p>12</text:p>
          </table:table-cell>
          <table:table-cell table:style-name="ce208" office:value-type="string">
            <text:p>CCP2-8- Dist</text:p>
          </table:table-cell>
          <table:table-cell table:style-name="ce183" office:value-type="string">
            <text:p>REMEDIATION / préparation stage / dossier Pro</text:p>
          </table:table-cell>
          <table:table-cell table:style-name="ce208" office:value-type="string">
            <text:p>CCP2- Dist</text:p>
          </table:table-cell>
          <table:table-cell table:style-name="ce183" office:value-type="string">
            <text:p>REMEDIATION / préparation stage / dossier Pro</text:p>
          </table:table-cell>
          <table:table-cell table:style-name="ce283" office:value-type="string">
            <text:p>D</text:p>
          </table:table-cell>
          <table:table-cell table:style-name="ce286" office:value-type="float" office:value="12">
            <text:p>12</text:p>
          </table:table-cell>
          <table:table-cell table:style-name="ce181"/>
          <table:table-cell table:style-name="ce300" office:value-type="string">
            <text:p>Ma</text:p>
          </table:table-cell>
          <table:table-cell table:style-name="ce310" office:value-type="float" office:value="12">
            <text:p>12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10" office:value-type="string">
            <text:p>V</text:p>
          </table:table-cell>
          <table:table-cell table:style-name="ce328" office:value-type="float" office:value="12">
            <text:p>12</text:p>
          </table:table-cell>
          <table:table-cell table:style-name="ce1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1" office:value-type="string">
            <text:p>Auto</text:p>
          </table:table-cell>
          <table:table-cell table:style-name="ce147" office:value-type="string">
            <text:p>Auto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8" office:value-type="string">
            <text:p>S</text:p>
          </table:table-cell>
          <table:table-cell table:style-name="ce27" office:value-type="float" office:value="13">
            <text:p>13</text:p>
          </table:table-cell>
          <table:table-cell table:style-name="ce34"/>
          <table:table-cell table:style-name="ce44"/>
          <table:table-cell table:style-name="ce34"/>
          <table:table-cell table:style-name="ce44"/>
          <table:table-cell table:style-name="ce88" office:value-type="string">
            <text:p>L</text:p>
          </table:table-cell>
          <table:table-cell table:style-name="ce91" office:value-type="float" office:value="13">
            <text:p>13</text:p>
          </table:table-cell>
          <table:table-cell table:style-name="ce96" office:value-type="string">
            <text:p>CCP1-3-2</text:p>
          </table:table-cell>
          <table:table-cell table:style-name="ce76" office:value-type="string">
            <text:p>Media Queries </text:p>
          </table:table-cell>
          <table:table-cell table:style-name="ce96" office:value-type="string">
            <text:p>CCP1-3-2</text:p>
          </table:table-cell>
          <table:table-cell table:style-name="ce76" office:value-type="string">
            <text:p>Media Queries </text:p>
          </table:table-cell>
          <table:table-cell table:style-name="ce135" office:value-type="string">
            <text:p>J</text:p>
          </table:table-cell>
          <table:table-cell table:style-name="ce139" office:value-type="float" office:value="13">
            <text:p>13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POO ou remediation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POO ou remediation</text:p>
          </table:table-cell>
          <table:table-cell table:style-name="ce172" office:value-type="string">
            <text:p>S</text:p>
          </table:table-cell>
          <table:table-cell table:style-name="ce175" office:value-type="float" office:value="13">
            <text:p>13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03" office:value-type="string">
            <text:p>Ma</text:p>
          </table:table-cell>
          <table:table-cell table:style-name="ce206" office:value-type="float" office:value="13">
            <text:p>13</text:p>
          </table:table-cell>
          <table:table-cell table:style-name="ce143" office:value-type="string">
            <text:p>CCP2-7-1</text:p>
          </table:table-cell>
          <table:table-cell table:style-name="ce213" office:value-type="string">
            <text:p>Mise en place d'un serveur express</text:p>
          </table:table-cell>
          <table:table-cell table:style-name="ce143" office:value-type="string">
            <text:p>CCP2-7-1</text:p>
          </table:table-cell>
          <table:table-cell table:style-name="ce213" office:value-type="string">
            <text:p>Mise en place d'un serveur express</text:p>
          </table:table-cell>
          <table:table-cell table:style-name="ce237" office:value-type="string">
            <text:p>V</text:p>
          </table:table-cell>
          <table:table-cell table:style-name="ce239" office:value-type="float" office:value="13">
            <text:p>13</text:p>
          </table:table-cell>
          <table:table-cell table:style-name="ce143" office:value-type="string">
            <text:p>CCP2- Dist</text:p>
          </table:table-cell>
          <table:table-cell table:style-name="ce241" office:value-type="string">
            <text:p>Hackathon</text:p>
          </table:table-cell>
          <table:table-cell table:style-name="ce208" office:value-type="string">
            <text:p>CCP2- Dist</text:p>
          </table:table-cell>
          <table:table-cell table:style-name="ce241" office:value-type="string">
            <text:p>Hackathon</text:p>
          </table:table-cell>
          <table:table-cell table:style-name="ce261" office:value-type="string">
            <text:p>V</text:p>
          </table:table-cell>
          <table:table-cell table:style-name="ce263" office:value-type="float" office:value="13">
            <text:p>13</text:p>
          </table:table-cell>
          <table:table-cell table:style-name="ce143" office:value-type="string">
            <text:p>AUTO</text:p>
          </table:table-cell>
          <table:table-cell table:style-name="ce215" office:value-type="string">
            <text:p>Auto</text:p>
          </table:table-cell>
          <table:table-cell table:style-name="ce224"/>
          <table:table-cell table:style-name="ce215" office:value-type="string">
            <text:p>Auto</text:p>
          </table:table-cell>
          <table:table-cell table:style-name="ce284" office:value-type="string">
            <text:p>L</text:p>
          </table:table-cell>
          <table:table-cell table:style-name="ce285" office:value-type="float" office:value="13">
            <text:p>13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Me</text:p>
          </table:table-cell>
          <table:table-cell table:style-name="ce310" office:value-type="float" office:value="13">
            <text:p>13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326" office:value-type="string">
            <text:p>S</text:p>
          </table:table-cell>
          <table:table-cell table:style-name="ce337" office:value-type="float" office:value="13">
            <text:p>13</text:p>
          </table:table-cell>
          <table:table-cell table:style-name="ce337"/>
          <table:table-cell table:style-name="ce348"/>
          <table:table-cell table:style-name="ce337"/>
          <table:table-cell table:style-name="ce348"/>
          <table:table-cell table:number-columns-repeated="968"/>
        </table:table-row>
        <table:table-row table:style-name="ro2">
          <table:table-cell table:style-name="ce1"/>
          <table:table-cell table:style-name="ce18" office:value-type="string">
            <text:p>D</text:p>
          </table:table-cell>
          <table:table-cell table:style-name="ce27" office:value-type="float" office:value="14">
            <text:p>14</text:p>
          </table:table-cell>
          <table:table-cell table:style-name="ce35"/>
          <table:table-cell table:style-name="ce45"/>
          <table:table-cell table:style-name="ce35"/>
          <table:table-cell table:style-name="ce45"/>
          <table:table-cell table:style-name="ce86" office:value-type="string">
            <text:p>Ma</text:p>
          </table:table-cell>
          <table:table-cell table:style-name="ce91" office:value-type="float" office:value="14">
            <text:p>14</text:p>
          </table:table-cell>
          <table:table-cell table:style-name="ce39" office:value-type="string">
            <text:p>CCP1-3-1 et TR-6</text:p>
          </table:table-cell>
          <table:table-cell table:style-name="ce76" office:value-type="string">
            <text:p>Formulaires / sécurité</text:p>
          </table:table-cell>
          <table:table-cell table:style-name="ce39" office:value-type="string">
            <text:p>CCP1-3-1 et TR-6</text:p>
          </table:table-cell>
          <table:table-cell table:style-name="ce76" office:value-type="string">
            <text:p>Formulaires / sécurité </text:p>
          </table:table-cell>
          <table:table-cell table:style-name="ce135" office:value-type="string">
            <text:p>V</text:p>
          </table:table-cell>
          <table:table-cell table:style-name="ce139" office:value-type="float" office:value="14">
            <text:p>14</text:p>
          </table:table-cell>
          <table:table-cell table:style-name="ce3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3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172" office:value-type="string">
            <text:p>D</text:p>
          </table:table-cell>
          <table:table-cell table:style-name="ce175" office:value-type="float" office:value="14">
            <text:p>14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03" office:value-type="string">
            <text:p>Me</text:p>
          </table:table-cell>
          <table:table-cell table:style-name="ce206" office:value-type="float" office:value="14">
            <text:p>14</text:p>
          </table:table-cell>
          <table:table-cell table:style-name="ce143" office:value-type="string">
            <text:p>CCP2-7-1</text:p>
          </table:table-cell>
          <table:table-cell table:style-name="ce183" office:value-type="string">
            <text:p>Mise en place du premier CRUD </text:p>
          </table:table-cell>
          <table:table-cell table:style-name="ce143" office:value-type="string">
            <text:p>CCP2-7-1</text:p>
          </table:table-cell>
          <table:table-cell table:style-name="ce213" office:value-type="string">
            <text:p>Mise en place du premier CRUD </text:p>
          </table:table-cell>
          <table:table-cell table:style-name="ce235" office:value-type="string">
            <text:p>S</text:p>
          </table:table-cell>
          <table:table-cell table:style-name="ce238" office:value-type="float" office:value="14">
            <text:p>14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59" office:value-type="string">
            <text:p>S</text:p>
          </table:table-cell>
          <table:table-cell table:style-name="ce262" office:value-type="float" office:value="14">
            <text:p>14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82" office:value-type="string">
            <text:p>Ma</text:p>
          </table:table-cell>
          <table:table-cell table:style-name="ce285" office:value-type="float" office:value="14">
            <text:p>14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J</text:p>
          </table:table-cell>
          <table:table-cell table:style-name="ce298" office:value-type="float" office:value="14">
            <text:p>14</text:p>
          </table:table-cell>
          <table:table-cell table:style-name="ce298"/>
          <table:table-cell table:style-name="ce298" office:value-type="string">
            <text:p>ASCENSION</text:p>
          </table:table-cell>
          <table:table-cell table:style-name="ce326" office:value-type="string">
            <text:p>D</text:p>
          </table:table-cell>
          <table:table-cell table:style-name="ce337" office:value-type="float" office:value="14">
            <text:p>14</text:p>
          </table:table-cell>
          <table:table-cell table:style-name="ce337"/>
          <table:table-cell table:style-name="ce349"/>
          <table:table-cell table:style-name="ce355"/>
          <table:table-cell table:style-name="ce349"/>
          <table:table-cell table:number-columns-repeated="968"/>
        </table:table-row>
        <table:table-row table:style-name="ro2">
          <table:table-cell table:style-name="ce1"/>
          <table:table-cell table:style-name="ce16" office:value-type="string">
            <text:p>L</text:p>
          </table:table-cell>
          <table:table-cell table:style-name="ce26" office:value-type="float" office:value="15">
            <text:p>15</text:p>
          </table:table-cell>
          <table:table-cell table:style-name="ce32"/>
          <table:table-cell table:style-name="ce41"/>
          <table:table-cell table:style-name="ce32"/>
          <table:table-cell table:style-name="ce41"/>
          <table:table-cell table:style-name="ce86" office:value-type="string">
            <text:p>Me</text:p>
          </table:table-cell>
          <table:table-cell table:style-name="ce91" office:value-type="float" office:value="15">
            <text:p>15</text:p>
          </table:table-cell>
          <table:table-cell table:style-name="ce39" office:value-type="string">
            <text:p>CCP1-3-3 et CCP1-3-4</text:p>
          </table:table-cell>
          <table:table-cell table:style-name="ce76" office:value-type="string">
            <text:p>Accessibilité </text:p>
          </table:table-cell>
          <table:table-cell table:style-name="ce39" office:value-type="string">
            <text:p>CCP1-3-3 et CCP1-3-4</text:p>
          </table:table-cell>
          <table:table-cell table:style-name="ce76" office:value-type="string">
            <text:p>Accessibilité </text:p>
          </table:table-cell>
          <table:table-cell table:style-name="ce133" office:value-type="string">
            <text:p>S</text:p>
          </table:table-cell>
          <table:table-cell table:style-name="ce138" office:value-type="float" office:value="15">
            <text:p>15</text:p>
          </table:table-cell>
          <table:table-cell table:style-name="ce35"/>
          <table:table-cell table:style-name="ce49"/>
          <table:table-cell table:style-name="ce35"/>
          <table:table-cell table:style-name="ce119"/>
          <table:table-cell table:style-name="ce170" office:value-type="string">
            <text:p>L</text:p>
          </table:table-cell>
          <table:table-cell table:style-name="ce174" office:value-type="float" office:value="15">
            <text:p>15</text:p>
          </table:table-cell>
          <table:table-cell table:style-name="ce143" office:value-type="string">
            <text:p>TRE</text:p>
          </table:table-cell>
          <table:table-cell table:style-name="ce182" office:value-type="string">
            <text:p>TRE </text:p>
          </table:table-cell>
          <table:table-cell table:style-name="ce143" office:value-type="string">
            <text:p>TRE</text:p>
          </table:table-cell>
          <table:table-cell table:style-name="ce182" office:value-type="string">
            <text:p>TRE </text:p>
          </table:table-cell>
          <table:table-cell table:style-name="ce203" office:value-type="string">
            <text:p>J</text:p>
          </table:table-cell>
          <table:table-cell table:style-name="ce206" office:value-type="float" office:value="15">
            <text:p>15</text:p>
          </table:table-cell>
          <table:table-cell table:style-name="ce143" office:value-type="string">
            <text:p>CCP2-7-1</text:p>
          </table:table-cell>
          <table:table-cell table:style-name="ce183" office:value-type="string">
            <text:p>Mise en place du premier CRUD </text:p>
          </table:table-cell>
          <table:table-cell table:style-name="ce143" office:value-type="string">
            <text:p>CCP2-7-1</text:p>
          </table:table-cell>
          <table:table-cell table:style-name="ce213" office:value-type="string">
            <text:p>Mise en place du premier CRUD </text:p>
          </table:table-cell>
          <table:table-cell table:style-name="ce235" office:value-type="string">
            <text:p>D</text:p>
          </table:table-cell>
          <table:table-cell table:style-name="ce238" office:value-type="float" office:value="15">
            <text:p>15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59" office:value-type="string">
            <text:p>D</text:p>
          </table:table-cell>
          <table:table-cell table:style-name="ce262" office:value-type="float" office:value="15">
            <text:p>15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82" office:value-type="string">
            <text:p>Me</text:p>
          </table:table-cell>
          <table:table-cell table:style-name="ce285" office:value-type="float" office:value="15">
            <text:p>15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V</text:p>
          </table:table-cell>
          <table:table-cell table:style-name="ce310" office:value-type="float" office:value="15">
            <text:p>15</text:p>
          </table:table-cell>
          <table:table-cell table:style-name="ce264"/>
          <table:table-cell table:style-name="ce323" office:value-type="string">
            <text:p>CF</text:p>
          </table:table-cell>
          <table:table-cell table:style-name="ce327" office:value-type="string">
            <text:p>L</text:p>
          </table:table-cell>
          <table:table-cell table:style-name="ce328" office:value-type="float" office:value="15">
            <text:p>15</text:p>
          </table:table-cell>
          <table:table-cell table:style-name="ce143" office:value-type="string">
            <text:p>Acc Certif </text:p>
          </table:table-cell>
          <table:table-cell table:style-name="ce210" office:value-type="string">
            <text:p>CERTIF / TRE</text:p>
          </table:table-cell>
          <table:table-cell table:style-name="ce210" office:value-type="string">
            <text:p>Acc Certif </text:p>
          </table:table-cell>
          <table:table-cell table:style-name="ce210" office:value-type="string">
            <text:p>CERTIF / TRE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Ma</text:p>
          </table:table-cell>
          <table:table-cell table:style-name="ce26" office:value-type="float" office:value="16">
            <text:p>16</text:p>
          </table:table-cell>
          <table:table-cell table:style-name="ce36"/>
          <table:table-cell table:style-name="ce46"/>
          <table:table-cell table:style-name="ce32"/>
          <table:table-cell table:style-name="ce40"/>
          <table:table-cell table:style-name="ce86" office:value-type="string">
            <text:p>J</text:p>
          </table:table-cell>
          <table:table-cell table:style-name="ce91" office:value-type="float" office:value="16">
            <text:p>16</text:p>
          </table:table-cell>
          <table:table-cell table:style-name="ce33" office:value-type="string">
            <text:p>CCP1-3-6</text:p>
          </table:table-cell>
          <table:table-cell table:style-name="ce76" office:value-type="string">
            <text:p>Preprocesseurs et frameworks</text:p>
          </table:table-cell>
          <table:table-cell table:style-name="ce39" office:value-type="string">
            <text:p>CCP1-3-6 <text:s/>+ 1,3,5</text:p>
          </table:table-cell>
          <table:table-cell table:style-name="ce76" office:value-type="string">
            <text:p>Preprocesseurs et frameworks + Git page</text:p>
          </table:table-cell>
          <table:table-cell table:style-name="ce133" office:value-type="string">
            <text:p>D</text:p>
          </table:table-cell>
          <table:table-cell table:style-name="ce138" office:value-type="float" office:value="16">
            <text:p>16</text:p>
          </table:table-cell>
          <table:table-cell table:style-name="ce34"/>
          <table:table-cell table:style-name="ce44"/>
          <table:table-cell table:style-name="ce117"/>
          <table:table-cell table:style-name="ce123"/>
          <table:table-cell table:style-name="ce171" office:value-type="string">
            <text:p>Ma</text:p>
          </table:table-cell>
          <table:table-cell table:style-name="ce174" office:value-type="float" office:value="16">
            <text:p>16</text:p>
          </table:table-cell>
          <table:table-cell table:style-name="ce143" office:value-type="string">
            <text:p>TRE</text:p>
          </table:table-cell>
          <table:table-cell table:style-name="ce182" office:value-type="string">
            <text:p>TRE </text:p>
          </table:table-cell>
          <table:table-cell table:style-name="ce143" office:value-type="string">
            <text:p>TRE</text:p>
          </table:table-cell>
          <table:table-cell table:style-name="ce182" office:value-type="string">
            <text:p>TRE </text:p>
          </table:table-cell>
          <table:table-cell table:style-name="ce203" office:value-type="string">
            <text:p>V</text:p>
          </table:table-cell>
          <table:table-cell table:style-name="ce206" office:value-type="float" office:value="16">
            <text:p>16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236" office:value-type="string">
            <text:p>L</text:p>
          </table:table-cell>
          <table:table-cell table:style-name="ce239" office:value-type="float" office:value="16">
            <text:p>16</text:p>
          </table:table-cell>
          <table:table-cell table:style-name="ce143" office:value-type="string">
            <text:p>CCP2-- CCP1.1.7Dist</text:p>
          </table:table-cell>
          <table:table-cell table:style-name="ce183" office:value-type="string">
            <text:p>DOCKER</text:p>
          </table:table-cell>
          <table:table-cell table:style-name="ce143" office:value-type="string">
            <text:p>CCP2-CCP1.1.7- Dist</text:p>
          </table:table-cell>
          <table:table-cell table:style-name="ce183" office:value-type="string">
            <text:p>DOCKER</text:p>
          </table:table-cell>
          <table:table-cell table:style-name="ce260" office:value-type="string">
            <text:p>L</text:p>
          </table:table-cell>
          <table:table-cell table:style-name="ce263" office:value-type="float" office:value="16">
            <text:p>16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282" office:value-type="string">
            <text:p>J</text:p>
          </table:table-cell>
          <table:table-cell table:style-name="ce285" office:value-type="float" office:value="16">
            <text:p>16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S</text:p>
          </table:table-cell>
          <table:table-cell table:style-name="ce309" office:value-type="float" office:value="16">
            <text:p>16</text:p>
          </table:table-cell>
          <table:table-cell table:style-name="ce176"/>
          <table:table-cell table:style-name="ce181"/>
          <table:table-cell table:style-name="ce210" office:value-type="string">
            <text:p>Ma</text:p>
          </table:table-cell>
          <table:table-cell table:style-name="ce328"/>
          <table:table-cell table:style-name="ce143" office:value-type="string">
            <text:p>Acc Certif </text:p>
          </table:table-cell>
          <table:table-cell office:value-type="string">
            <text:p>CERTIF / TRE</text:p>
          </table:table-cell>
          <table:table-cell table:style-name="ce210" office:value-type="string">
            <text:p>TRE</text:p>
          </table:table-cell>
          <table:table-cell table:style-name="ce214" office:value-type="string">
            <text:p>TRE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Me</text:p>
          </table:table-cell>
          <table:table-cell table:style-name="ce26" office:value-type="float" office:value="17">
            <text:p>17</text:p>
          </table:table-cell>
          <table:table-cell table:style-name="ce32"/>
          <table:table-cell table:style-name="ce41"/>
          <table:table-cell table:style-name="ce32"/>
          <table:table-cell table:style-name="ce41"/>
          <table:table-cell table:style-name="ce86" office:value-type="string">
            <text:p>V</text:p>
          </table:table-cell>
          <table:table-cell table:style-name="ce91" office:value-type="float" office:value="17">
            <text:p>17</text:p>
          </table:table-cell>
          <table:table-cell table:style-name="ce37" office:value-type="string">
            <text:p>AUTO</text:p>
          </table:table-cell>
          <table:table-cell table:style-name="ce5" office:value-type="string">
            <text:p>Auto</text:p>
          </table:table-cell>
          <table:table-cell table:style-name="ce37" office:value-type="string">
            <text:p>AUTO</text:p>
          </table:table-cell>
          <table:table-cell table:style-name="ce122"/>
          <table:table-cell table:style-name="ce134" office:value-type="string">
            <text:p>L</text:p>
          </table:table-cell>
          <table:table-cell table:style-name="ce139" office:value-type="float" office:value="17">
            <text:p>17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WORDPRESS ou STRAPI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WORDPRESS ou STRAPI</text:p>
          </table:table-cell>
          <table:table-cell table:style-name="ce171" office:value-type="string">
            <text:p>Me</text:p>
          </table:table-cell>
          <table:table-cell table:style-name="ce174" office:value-type="float" office:value="17">
            <text:p>17</text:p>
          </table:table-cell>
          <table:table-cell table:style-name="ce143" office:value-type="string">
            <text:p>TRE</text:p>
          </table:table-cell>
          <table:table-cell table:style-name="ce182" office:value-type="string">
            <text:p>TRE </text:p>
          </table:table-cell>
          <table:table-cell table:style-name="ce143" office:value-type="string">
            <text:p>TRE</text:p>
          </table:table-cell>
          <table:table-cell table:style-name="ce182" office:value-type="string">
            <text:p>TRE </text:p>
          </table:table-cell>
          <table:table-cell table:style-name="ce202" office:value-type="string">
            <text:p>S</text:p>
          </table:table-cell>
          <table:table-cell table:style-name="ce205" office:value-type="float" office:value="17">
            <text:p>17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37" office:value-type="string">
            <text:p>Ma</text:p>
          </table:table-cell>
          <table:table-cell table:style-name="ce239" office:value-type="float" office:value="17">
            <text:p>17</text:p>
          </table:table-cell>
          <table:table-cell table:style-name="ce143" office:value-type="string">
            <text:p>CCP2-8- Dist</text:p>
          </table:table-cell>
          <table:table-cell table:style-name="ce183" office:value-type="string">
            <text:p>SCRIPT DEPLOIEMENT</text:p>
          </table:table-cell>
          <table:table-cell table:style-name="ce143" office:value-type="string">
            <text:p>CCP2- Dist</text:p>
          </table:table-cell>
          <table:table-cell table:style-name="ce183" office:value-type="string">
            <text:p>SCRIPT DEPLOIEMENT</text:p>
          </table:table-cell>
          <table:table-cell table:style-name="ce261" office:value-type="string">
            <text:p>Ma</text:p>
          </table:table-cell>
          <table:table-cell table:style-name="ce263" office:value-type="float" office:value="17">
            <text:p>17</text:p>
          </table:table-cell>
          <table:table-cell table:style-name="ce1"/>
          <table:table-cell table:style-name="ce265" office:value-type="string">
            <text:p>STAGE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282" office:value-type="string">
            <text:p>V</text:p>
          </table:table-cell>
          <table:table-cell table:style-name="ce285" office:value-type="float" office:value="17">
            <text:p>17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D</text:p>
          </table:table-cell>
          <table:table-cell table:style-name="ce309" office:value-type="float" office:value="17">
            <text:p>17</text:p>
          </table:table-cell>
          <table:table-cell table:style-name="ce176"/>
          <table:table-cell table:style-name="ce181"/>
          <table:table-cell table:style-name="ce210" office:value-type="string">
            <text:p>Me</text:p>
          </table:table-cell>
          <table:table-cell table:style-name="ce328" office:value-type="float" office:value="17">
            <text:p>17</text:p>
          </table:table-cell>
          <table:table-cell table:style-name="ce143" office:value-type="string">
            <text:p>Acc Certif </text:p>
          </table:table-cell>
          <table:table-cell table:style-name="ce210" office:value-type="string">
            <text:p>CERTIF / TRE</text:p>
          </table:table-cell>
          <table:table-cell table:style-name="ce210" office:value-type="string">
            <text:p>Acc Certif </text:p>
          </table:table-cell>
          <table:table-cell table:style-name="ce210" office:value-type="string">
            <text:p>CERTIF / TRE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J</text:p>
          </table:table-cell>
          <table:table-cell table:style-name="ce26" office:value-type="float" office:value="18">
            <text:p>18</text:p>
          </table:table-cell>
          <table:table-cell table:style-name="ce32"/>
          <table:table-cell table:style-name="ce41"/>
          <table:table-cell table:style-name="ce32"/>
          <table:table-cell table:style-name="ce41"/>
          <table:table-cell table:style-name="ce87" office:value-type="string">
            <text:p>S</text:p>
          </table:table-cell>
          <table:table-cell table:style-name="ce92" office:value-type="float" office:value="18">
            <text:p>18</text:p>
          </table:table-cell>
          <table:table-cell table:style-name="ce35"/>
          <table:table-cell table:style-name="ce49"/>
          <table:table-cell table:style-name="ce35"/>
          <table:table-cell table:style-name="ce119"/>
          <table:table-cell table:style-name="ce135" office:value-type="string">
            <text:p>Ma</text:p>
          </table:table-cell>
          <table:table-cell table:style-name="ce139" office:value-type="float" office:value="18">
            <text:p>18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WORDPRESS ou STRAPI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WORDPRESS ou STRAPI</text:p>
          </table:table-cell>
          <table:table-cell table:style-name="ce171" office:value-type="string">
            <text:p>J</text:p>
          </table:table-cell>
          <table:table-cell table:style-name="ce174" office:value-type="float" office:value="18">
            <text:p>18</text:p>
          </table:table-cell>
          <table:table-cell table:style-name="ce143" office:value-type="string">
            <text:p>TRE</text:p>
          </table:table-cell>
          <table:table-cell table:style-name="ce182" office:value-type="string">
            <text:p>TRE </text:p>
          </table:table-cell>
          <table:table-cell table:style-name="ce143" office:value-type="string">
            <text:p>TRE</text:p>
          </table:table-cell>
          <table:table-cell table:style-name="ce182" office:value-type="string">
            <text:p>TRE </text:p>
          </table:table-cell>
          <table:table-cell table:style-name="ce202" office:value-type="string">
            <text:p>D</text:p>
          </table:table-cell>
          <table:table-cell table:style-name="ce205" office:value-type="float" office:value="18">
            <text:p>18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37" office:value-type="string">
            <text:p>Me</text:p>
          </table:table-cell>
          <table:table-cell table:style-name="ce239" office:value-type="float" office:value="18">
            <text:p>18</text:p>
          </table:table-cell>
          <table:table-cell table:style-name="ce143" office:value-type="string">
            <text:p>CCP2-TR-3 Dist</text:p>
          </table:table-cell>
          <table:table-cell table:style-name="ce183" office:value-type="string">
            <text:p>TEST UNITAIRES</text:p>
          </table:table-cell>
          <table:table-cell table:style-name="ce143" office:value-type="string">
            <text:p>CCP2-TR-3- Dist</text:p>
          </table:table-cell>
          <table:table-cell table:style-name="ce183" office:value-type="string">
            <text:p>TEST UNITAIRES</text:p>
          </table:table-cell>
          <table:table-cell table:style-name="ce261" office:value-type="string">
            <text:p>Me</text:p>
          </table:table-cell>
          <table:table-cell table:style-name="ce263" office:value-type="float" office:value="18">
            <text:p>18</text:p>
          </table:table-cell>
          <table:table-cell table:style-name="ce1"/>
          <table:table-cell table:style-name="ce265" office:value-type="string">
            <text:p>STAGE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283" office:value-type="string">
            <text:p>S</text:p>
          </table:table-cell>
          <table:table-cell table:style-name="ce286" office:value-type="float" office:value="18">
            <text:p>18</text:p>
          </table:table-cell>
          <table:table-cell table:style-name="ce181"/>
          <table:table-cell table:style-name="ce299" office:value-type="string">
            <text:p>L</text:p>
          </table:table-cell>
          <table:table-cell table:style-name="ce310" office:value-type="float" office:value="18">
            <text:p>18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210" office:value-type="string">
            <text:p>J</text:p>
          </table:table-cell>
          <table:table-cell table:style-name="ce328" office:value-type="float" office:value="18">
            <text:p>18</text:p>
          </table:table-cell>
          <table:table-cell table:style-name="ce143" office:value-type="string">
            <text:p>Acc Certif </text:p>
          </table:table-cell>
          <table:table-cell table:style-name="ce210" office:value-type="string">
            <text:p>BILAN</text:p>
          </table:table-cell>
          <table:table-cell table:style-name="ce210" office:value-type="string">
            <text:p>Acc Certif </text:p>
          </table:table-cell>
          <table:table-cell table:style-name="ce210" office:value-type="string">
            <text:p>BILAN</text:p>
          </table:table-cell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V</text:p>
          </table:table-cell>
          <table:table-cell table:style-name="ce26" office:value-type="float" office:value="19">
            <text:p>19</text:p>
          </table:table-cell>
          <table:table-cell table:style-name="ce33"/>
          <table:table-cell table:style-name="ce42"/>
          <table:table-cell table:style-name="ce32"/>
          <table:table-cell table:style-name="ce42"/>
          <table:table-cell table:style-name="ce87" office:value-type="string">
            <text:p>D</text:p>
          </table:table-cell>
          <table:table-cell table:style-name="ce92" office:value-type="float" office:value="19">
            <text:p>19</text:p>
          </table:table-cell>
          <table:table-cell table:style-name="ce34"/>
          <table:table-cell table:style-name="ce44"/>
          <table:table-cell table:style-name="ce117"/>
          <table:table-cell table:style-name="ce123"/>
          <table:table-cell table:style-name="ce135" office:value-type="string">
            <text:p>Me</text:p>
          </table:table-cell>
          <table:table-cell table:style-name="ce139" office:value-type="float" office:value="19">
            <text:p>19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WORDPRESS ou STRAPI</text:p>
          </table:table-cell>
          <table:table-cell table:style-name="ce33" office:value-type="string">
            <text:p>CCP1 - TR1</text:p>
          </table:table-cell>
          <table:table-cell table:style-name="ce149" office:value-type="string">
            <text:p>WORDPRESS ou STRAPI</text:p>
          </table:table-cell>
          <table:table-cell table:style-name="ce171" office:value-type="string">
            <text:p>V</text:p>
          </table:table-cell>
          <table:table-cell table:style-name="ce174" office:value-type="float" office:value="19">
            <text:p>19</text:p>
          </table:table-cell>
          <table:table-cell table:style-name="ce3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3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204" office:value-type="string">
            <text:p>L</text:p>
          </table:table-cell>
          <table:table-cell table:style-name="ce206" office:value-type="float" office:value="19">
            <text:p>19</text:p>
          </table:table-cell>
          <table:table-cell table:style-name="ce1" office:value-type="string">
            <text:p>CCP2-6-1</text:p>
          </table:table-cell>
          <table:table-cell table:style-name="ce214" office:value-type="string">
            <text:p>TRE</text:p>
          </table:table-cell>
          <table:table-cell table:style-name="ce1" office:value-type="string">
            <text:p>CCP2-6-1</text:p>
          </table:table-cell>
          <table:table-cell table:style-name="ce214" office:value-type="string">
            <text:p>TRE</text:p>
          </table:table-cell>
          <table:table-cell table:style-name="ce237" office:value-type="string">
            <text:p>J</text:p>
          </table:table-cell>
          <table:table-cell table:style-name="ce239" office:value-type="float" office:value="19">
            <text:p>19</text:p>
          </table:table-cell>
          <table:table-cell table:style-name="ce143" office:value-type="string">
            <text:p>CCP2-TR-3 Dist</text:p>
          </table:table-cell>
          <table:table-cell table:style-name="ce183" office:value-type="string">
            <text:p>TEST UNITAIRES</text:p>
          </table:table-cell>
          <table:table-cell table:style-name="ce143" office:value-type="string">
            <text:p>CCP2-TR-3- Dist</text:p>
          </table:table-cell>
          <table:table-cell table:style-name="ce183" office:value-type="string">
            <text:p>TEST UNITAIRES</text:p>
          </table:table-cell>
          <table:table-cell table:style-name="ce261" office:value-type="string">
            <text:p>J</text:p>
          </table:table-cell>
          <table:table-cell table:style-name="ce263" office:value-type="float" office:value="19">
            <text:p>19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283" office:value-type="string">
            <text:p>D</text:p>
          </table:table-cell>
          <table:table-cell table:style-name="ce286" office:value-type="float" office:value="19">
            <text:p>19</text:p>
          </table:table-cell>
          <table:table-cell table:style-name="ce181"/>
          <table:table-cell table:style-name="ce300" office:value-type="string">
            <text:p>Ma</text:p>
          </table:table-cell>
          <table:table-cell table:style-name="ce310" office:value-type="float" office:value="19">
            <text:p>19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210" office:value-type="string">
            <text:p>V</text:p>
          </table:table-cell>
          <table:table-cell table:style-name="ce328" office:value-type="float" office:value="19">
            <text:p>19</text:p>
          </table:table-cell>
          <table:table-cell table:style-name="ce328"/>
          <table:table-cell table:style-name="ce350"/>
          <table:table-cell table:style-name="ce356"/>
          <table:table-cell table:style-name="ce350"/>
          <table:table-cell table:number-columns-repeated="968"/>
        </table:table-row>
        <table:table-row table:style-name="ro2">
          <table:table-cell table:style-name="ce1"/>
          <table:table-cell table:style-name="ce18" office:value-type="string">
            <text:p>S</text:p>
          </table:table-cell>
          <table:table-cell table:style-name="ce27" office:value-type="float" office:value="20">
            <text:p>20</text:p>
          </table:table-cell>
          <table:table-cell table:style-name="ce34"/>
          <table:table-cell table:style-name="ce44"/>
          <table:table-cell table:style-name="ce34"/>
          <table:table-cell table:style-name="ce44"/>
          <table:table-cell table:style-name="ce88" office:value-type="string">
            <text:p>L</text:p>
          </table:table-cell>
          <table:table-cell table:style-name="ce91" office:value-type="float" office:value="20">
            <text:p>20</text:p>
          </table:table-cell>
          <table:table-cell table:style-name="ce33" office:value-type="string">
            <text:p>CCP1-4-1</text:p>
          </table:table-cell>
          <table:table-cell table:style-name="ce47" office:value-type="string">
            <text:p>Javascript : variables et types / opérateurs et conditions</text:p>
          </table:table-cell>
          <table:table-cell table:style-name="ce33" office:value-type="string">
            <text:p>CCP1-4-1</text:p>
          </table:table-cell>
          <table:table-cell table:style-name="ce76" office:value-type="string">
            <text:p>structures de controle</text:p>
          </table:table-cell>
          <table:table-cell table:style-name="ce135" office:value-type="string">
            <text:p>J</text:p>
          </table:table-cell>
          <table:table-cell table:style-name="ce139" office:value-type="float" office:value="20">
            <text:p>20</text:p>
          </table:table-cell>
          <table:table-cell table:style-name="ce37" office:value-type="string">
            <text:p>AUTO</text:p>
          </table:table-cell>
          <table:table-cell table:style-name="ce98" office:value-type="string">
            <text:p>Evaluation Projet CPP1 en autonomie </text:p>
          </table:table-cell>
          <table:table-cell table:style-name="ce37" office:value-type="string">
            <text:p>AUTO</text:p>
          </table:table-cell>
          <table:table-cell table:style-name="ce98" office:value-type="string">
            <text:p>Evaluation Projet CPP1 en autonomie </text:p>
          </table:table-cell>
          <table:table-cell table:style-name="ce172" office:value-type="string">
            <text:p>S</text:p>
          </table:table-cell>
          <table:table-cell table:style-name="ce175" office:value-type="float" office:value="20">
            <text:p>20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03" office:value-type="string">
            <text:p>Ma</text:p>
          </table:table-cell>
          <table:table-cell table:style-name="ce206" office:value-type="float" office:value="20">
            <text:p>20</text:p>
          </table:table-cell>
          <table:table-cell table:style-name="ce1" office:value-type="string">
            <text:p>CCP2-6-1</text:p>
          </table:table-cell>
          <table:table-cell table:style-name="ce183" office:value-type="string">
            <text:p>MongoDB + Mongoose</text:p>
          </table:table-cell>
          <table:table-cell table:style-name="ce1" office:value-type="string">
            <text:p>CCP2-6-1</text:p>
          </table:table-cell>
          <table:table-cell table:style-name="ce212" office:value-type="string">
            <text:p>MongoDB + Mongoose</text:p>
          </table:table-cell>
          <table:table-cell table:style-name="ce237" office:value-type="string">
            <text:p>V</text:p>
          </table:table-cell>
          <table:table-cell table:style-name="ce239" office:value-type="float" office:value="20">
            <text:p>20</text:p>
          </table:table-cell>
          <table:table-cell table:style-name="ce143" office:value-type="string">
            <text:p>CCP2-8- Dist</text:p>
          </table:table-cell>
          <table:table-cell table:style-name="ce183" office:value-type="string">
            <text:p>Deploiement</text:p>
          </table:table-cell>
          <table:table-cell table:style-name="ce143" office:value-type="string">
            <text:p>CCP2- Dist</text:p>
          </table:table-cell>
          <table:table-cell table:style-name="ce183" office:value-type="string">
            <text:p>Deploiement</text:p>
          </table:table-cell>
          <table:table-cell table:style-name="ce261" office:value-type="string">
            <text:p>V</text:p>
          </table:table-cell>
          <table:table-cell table:style-name="ce263" office:value-type="float" office:value="20">
            <text:p>20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284" office:value-type="string">
            <text:p>L</text:p>
          </table:table-cell>
          <table:table-cell table:style-name="ce285" office:value-type="float" office:value="20">
            <text:p>20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Me</text:p>
          </table:table-cell>
          <table:table-cell table:style-name="ce310" office:value-type="float" office:value="20">
            <text:p>20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326" office:value-type="string">
            <text:p>S</text:p>
          </table:table-cell>
          <table:table-cell table:style-name="ce337" office:value-type="float" office:value="20">
            <text:p>20</text:p>
          </table:table-cell>
          <table:table-cell table:style-name="ce337"/>
          <table:table-cell table:style-name="ce348"/>
          <table:table-cell table:style-name="ce337"/>
          <table:table-cell table:style-name="ce348"/>
          <table:table-cell table:number-columns-repeated="968"/>
        </table:table-row>
        <table:table-row table:style-name="ro2">
          <table:table-cell table:style-name="ce1"/>
          <table:table-cell table:style-name="ce18" office:value-type="string">
            <text:p>D</text:p>
          </table:table-cell>
          <table:table-cell table:style-name="ce27" office:value-type="float" office:value="21">
            <text:p>21</text:p>
          </table:table-cell>
          <table:table-cell table:style-name="ce34"/>
          <table:table-cell table:style-name="ce44"/>
          <table:table-cell table:style-name="ce34"/>
          <table:table-cell table:style-name="ce44"/>
          <table:table-cell table:style-name="ce86" office:value-type="string">
            <text:p>Ma</text:p>
          </table:table-cell>
          <table:table-cell table:style-name="ce91" office:value-type="float" office:value="21">
            <text:p>21</text:p>
          </table:table-cell>
          <table:table-cell table:style-name="ce33" office:value-type="string">
            <text:p>CCP1-4-1</text:p>
          </table:table-cell>
          <table:table-cell table:style-name="ce76" office:value-type="string">
            <text:p>Fonctions / méthodes sur les strings <text:s/></text:p>
          </table:table-cell>
          <table:table-cell table:style-name="ce33" office:value-type="string">
            <text:p>CCP1-4-1</text:p>
          </table:table-cell>
          <table:table-cell table:style-name="ce103" office:value-type="string">
            <text:p>les arrays et ses méthodes</text:p>
          </table:table-cell>
          <table:table-cell table:style-name="ce135" office:value-type="string">
            <text:p>V</text:p>
          </table:table-cell>
          <table:table-cell table:style-name="ce139" office:value-type="float" office:value="21">
            <text:p>21</text:p>
          </table:table-cell>
          <table:table-cell table:style-name="ce143" office:value-type="string">
            <text:p>AUTO</text:p>
          </table:table-cell>
          <table:table-cell table:style-name="ce98" office:value-type="string">
            <text:p>Evaluation Projet CPP1 en autonomie </text:p>
          </table:table-cell>
          <table:table-cell table:style-name="ce33" office:value-type="string">
            <text:p>AUTO</text:p>
          </table:table-cell>
          <table:table-cell table:style-name="ce98" office:value-type="string">
            <text:p>Evaluation Projet CPP1 en autonomie </text:p>
          </table:table-cell>
          <table:table-cell table:style-name="ce172" office:value-type="string">
            <text:p>D</text:p>
          </table:table-cell>
          <table:table-cell table:style-name="ce175" office:value-type="float" office:value="21">
            <text:p>21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03" office:value-type="string">
            <text:p>Me</text:p>
          </table:table-cell>
          <table:table-cell table:style-name="ce206" office:value-type="float" office:value="21">
            <text:p>21</text:p>
          </table:table-cell>
          <table:table-cell table:style-name="ce1" office:value-type="string">
            <text:p>CCP2-6-1</text:p>
          </table:table-cell>
          <table:table-cell table:style-name="ce183" office:value-type="string">
            <text:p>MongoDB + Mongoose</text:p>
          </table:table-cell>
          <table:table-cell table:style-name="ce1" office:value-type="string">
            <text:p>CCP2-6-1</text:p>
          </table:table-cell>
          <table:table-cell table:style-name="ce212" office:value-type="string">
            <text:p>MongoDB + Mongoose</text:p>
          </table:table-cell>
          <table:table-cell table:style-name="ce235" office:value-type="string">
            <text:p>S</text:p>
          </table:table-cell>
          <table:table-cell table:style-name="ce238" office:value-type="float" office:value="21">
            <text:p>21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59" office:value-type="string">
            <text:p>S</text:p>
          </table:table-cell>
          <table:table-cell table:style-name="ce262" office:value-type="float" office:value="21">
            <text:p>21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82" office:value-type="string">
            <text:p>Ma</text:p>
          </table:table-cell>
          <table:table-cell table:style-name="ce285" office:value-type="float" office:value="21">
            <text:p>21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J</text:p>
          </table:table-cell>
          <table:table-cell table:style-name="ce310" office:value-type="float" office:value="21">
            <text:p>21</text:p>
          </table:table-cell>
          <table:table-cell table:style-name="ce143"/>
          <table:table-cell table:style-name="ce265" office:value-type="string">
            <text:p>STAGE</text:p>
          </table:table-cell>
          <table:table-cell table:style-name="ce326" office:value-type="string">
            <text:p>D</text:p>
          </table:table-cell>
          <table:table-cell table:style-name="ce337" office:value-type="float" office:value="21">
            <text:p>21</text:p>
          </table:table-cell>
          <table:table-cell table:style-name="ce337"/>
          <table:table-cell table:style-name="ce348"/>
          <table:table-cell table:style-name="ce337"/>
          <table:table-cell table:style-name="ce348"/>
          <table:table-cell table:number-columns-repeated="968"/>
        </table:table-row>
        <table:table-row table:style-name="ro2">
          <table:table-cell table:style-name="ce1"/>
          <table:table-cell table:style-name="ce16" office:value-type="string">
            <text:p>L</text:p>
          </table:table-cell>
          <table:table-cell table:style-name="ce26" office:value-type="float" office:value="22">
            <text:p>22</text:p>
          </table:table-cell>
          <table:table-cell table:style-name="ce33"/>
          <table:table-cell table:style-name="ce47" office:value-type="string">
            <text:p>Accueil + contractualisation </text:p>
          </table:table-cell>
          <table:table-cell table:style-name="ce32"/>
          <table:table-cell table:style-name="ce47" office:value-type="string">
            <text:p>présentation formation et apprenants</text:p>
          </table:table-cell>
          <table:table-cell table:style-name="ce86" office:value-type="string">
            <text:p>Me</text:p>
          </table:table-cell>
          <table:table-cell table:style-name="ce91" office:value-type="float" office:value="22">
            <text:p>22</text:p>
          </table:table-cell>
          <table:table-cell table:style-name="ce33" office:value-type="string">
            <text:p>CCP1-4-1</text:p>
          </table:table-cell>
          <table:table-cell table:style-name="ce103" office:value-type="string">
            <text:p>les arrays et ses méthodes </text:p>
          </table:table-cell>
          <table:table-cell table:style-name="ce33" office:value-type="string">
            <text:p>CCP1-4-1</text:p>
          </table:table-cell>
          <table:table-cell table:style-name="ce103" office:value-type="string">
            <text:p>les objets</text:p>
          </table:table-cell>
          <table:table-cell table:style-name="ce133" office:value-type="string">
            <text:p>S</text:p>
          </table:table-cell>
          <table:table-cell table:style-name="ce138" office:value-type="float" office:value="22">
            <text:p>22</text:p>
          </table:table-cell>
          <table:table-cell table:style-name="ce35"/>
          <table:table-cell table:style-name="ce49"/>
          <table:table-cell table:style-name="ce35"/>
          <table:table-cell table:style-name="ce119"/>
          <table:table-cell table:style-name="ce170" office:value-type="string">
            <text:p>L</text:p>
          </table:table-cell>
          <table:table-cell table:style-name="ce174" office:value-type="float" office:value="22">
            <text:p>22</text:p>
          </table:table-cell>
          <table:table-cell table:style-name="ce143" office:value-type="string">
            <text:p>CCP1</text:p>
          </table:table-cell>
          <table:table-cell table:style-name="ce183" office:value-type="string">
            <text:p>CF <text:s/>pour gagner des jours de préparation Jury ? </text:p>
          </table:table-cell>
          <table:table-cell table:style-name="ce143" office:value-type="string">
            <text:p>CCP1</text:p>
          </table:table-cell>
          <table:table-cell table:style-name="ce183"/>
          <table:table-cell table:style-name="ce203" office:value-type="string">
            <text:p>J</text:p>
          </table:table-cell>
          <table:table-cell table:style-name="ce206" office:value-type="float" office:value="22">
            <text:p>22</text:p>
          </table:table-cell>
          <table:table-cell table:style-name="ce1" office:value-type="string">
            <text:p>CCP2-6-1</text:p>
          </table:table-cell>
          <table:table-cell table:style-name="ce183" office:value-type="string">
            <text:p>MongoDB + Mongoose</text:p>
          </table:table-cell>
          <table:table-cell table:style-name="ce1" office:value-type="string">
            <text:p>CCP2-6-1</text:p>
          </table:table-cell>
          <table:table-cell table:style-name="ce212" office:value-type="string">
            <text:p>MongoDB + Mongoose</text:p>
          </table:table-cell>
          <table:table-cell table:style-name="ce235" office:value-type="string">
            <text:p>D</text:p>
          </table:table-cell>
          <table:table-cell table:style-name="ce238" office:value-type="float" office:value="22">
            <text:p>22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59" office:value-type="string">
            <text:p>D</text:p>
          </table:table-cell>
          <table:table-cell table:style-name="ce262" office:value-type="float" office:value="22">
            <text:p>22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82" office:value-type="string">
            <text:p>Me</text:p>
          </table:table-cell>
          <table:table-cell table:style-name="ce285" office:value-type="float" office:value="22">
            <text:p>22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V</text:p>
          </table:table-cell>
          <table:table-cell table:style-name="ce310" office:value-type="float" office:value="22">
            <text:p>22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327" office:value-type="string">
            <text:p>L</text:p>
          </table:table-cell>
          <table:table-cell table:style-name="ce328" office:value-type="float" office:value="22">
            <text:p>22</text:p>
          </table:table-cell>
          <table:table-cell table:style-name="ce328"/>
          <table:table-cell table:style-name="ce339"/>
          <table:table-cell table:style-name="ce328"/>
          <table:table-cell table:style-name="ce339"/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Ma</text:p>
          </table:table-cell>
          <table:table-cell table:style-name="ce26" office:value-type="float" office:value="23">
            <text:p>23</text:p>
          </table:table-cell>
          <table:table-cell table:style-name="ce37" office:value-type="string">
            <text:p>CCP1-1-1 et TR-7</text:p>
          </table:table-cell>
          <table:table-cell table:style-name="ce47" office:value-type="string">
            <text:p>installer son environnement de travail + Mise en place de la veille</text:p>
          </table:table-cell>
          <table:table-cell table:style-name="ce63" office:value-type="string">
            <text:p>CCP1 / TR-2</text:p>
          </table:table-cell>
          <table:table-cell table:style-name="ce47" office:value-type="string">
            <text:p>Methode Agile et SofT Sklls</text:p>
          </table:table-cell>
          <table:table-cell table:style-name="ce86" office:value-type="string">
            <text:p>J</text:p>
          </table:table-cell>
          <table:table-cell table:style-name="ce91" office:value-type="float" office:value="23">
            <text:p>23</text:p>
          </table:table-cell>
          <table:table-cell table:style-name="ce33" office:value-type="string">
            <text:p>CCP1-4-1</text:p>
          </table:table-cell>
          <table:table-cell table:style-name="ce76" office:value-type="string">
            <text:p>Algoritmie</text:p>
          </table:table-cell>
          <table:table-cell table:style-name="ce33" office:value-type="string">
            <text:p>CCP1-4-1</text:p>
          </table:table-cell>
          <table:table-cell table:style-name="ce76" office:value-type="string">
            <text:p>Algoritmie</text:p>
          </table:table-cell>
          <table:table-cell table:style-name="ce133" office:value-type="string">
            <text:p>D</text:p>
          </table:table-cell>
          <table:table-cell table:style-name="ce138" office:value-type="float" office:value="23">
            <text:p>23</text:p>
          </table:table-cell>
          <table:table-cell table:style-name="ce34"/>
          <table:table-cell table:style-name="ce44"/>
          <table:table-cell table:style-name="ce117"/>
          <table:table-cell table:style-name="ce123"/>
          <table:table-cell table:style-name="ce171" office:value-type="string">
            <text:p>Ma</text:p>
          </table:table-cell>
          <table:table-cell table:style-name="ce174" office:value-type="float" office:value="23">
            <text:p>23</text:p>
          </table:table-cell>
          <table:table-cell table:style-name="ce143" office:value-type="string">
            <text:p>CCP1</text:p>
          </table:table-cell>
          <table:table-cell table:style-name="ce183" office:value-type="string">
            <text:p>Remédiation avant de passer au backend ? </text:p>
          </table:table-cell>
          <table:table-cell table:style-name="ce143" office:value-type="string">
            <text:p>CCP1</text:p>
          </table:table-cell>
          <table:table-cell table:style-name="ce183"/>
          <table:table-cell table:style-name="ce203" office:value-type="string">
            <text:p>V</text:p>
          </table:table-cell>
          <table:table-cell table:style-name="ce206" office:value-type="float" office:value="23">
            <text:p>23</text:p>
          </table:table-cell>
          <table:table-cell table:style-name="ce143" office:value-type="string">
            <text:p>AUTO</text:p>
          </table:table-cell>
          <table:table-cell table:style-name="ce215" office:value-type="string">
            <text:p>Auto</text:p>
          </table:table-cell>
          <table:table-cell table:style-name="ce144"/>
          <table:table-cell table:style-name="ce147" office:value-type="string">
            <text:p>Auto</text:p>
          </table:table-cell>
          <table:table-cell table:style-name="ce236" office:value-type="string">
            <text:p>L</text:p>
          </table:table-cell>
          <table:table-cell table:style-name="ce239" office:value-type="float" office:value="23">
            <text:p>23</text:p>
          </table:table-cell>
          <table:table-cell table:style-name="ce143" office:value-type="string">
            <text:p>CCP2- Dist</text:p>
          </table:table-cell>
          <table:table-cell table:style-name="ce241" office:value-type="string">
            <text:p>PROJET</text:p>
          </table:table-cell>
          <table:table-cell table:style-name="ce208" office:value-type="string">
            <text:p>CCP2- Dist</text:p>
          </table:table-cell>
          <table:table-cell table:style-name="ce241" office:value-type="string">
            <text:p>PROJET</text:p>
          </table:table-cell>
          <table:table-cell table:style-name="ce260" office:value-type="string">
            <text:p>L</text:p>
          </table:table-cell>
          <table:table-cell table:style-name="ce263" office:value-type="float" office:value="23">
            <text:p>23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82" office:value-type="string">
            <text:p>J</text:p>
          </table:table-cell>
          <table:table-cell table:style-name="ce285" office:value-type="float" office:value="23">
            <text:p>23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S</text:p>
          </table:table-cell>
          <table:table-cell table:style-name="ce309" office:value-type="float" office:value="23">
            <text:p>23</text:p>
          </table:table-cell>
          <table:table-cell table:style-name="ce176"/>
          <table:table-cell table:style-name="ce181"/>
          <table:table-cell table:style-name="ce210" office:value-type="string">
            <text:p>Ma</text:p>
          </table:table-cell>
          <table:table-cell table:style-name="ce328" office:value-type="float" office:value="23">
            <text:p>23</text:p>
          </table:table-cell>
          <table:table-cell table:style-name="ce328"/>
          <table:table-cell table:style-name="ce339"/>
          <table:table-cell table:style-name="ce328"/>
          <table:table-cell table:style-name="ce339"/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Me</text:p>
          </table:table-cell>
          <table:table-cell table:style-name="ce26" office:value-type="float" office:value="24">
            <text:p>24</text:p>
          </table:table-cell>
          <table:table-cell table:style-name="ce33" office:value-type="string">
            <text:p>CCP1-2-3</text:p>
          </table:table-cell>
          <table:table-cell table:style-name="ce47" office:value-type="string">
            <text:p>Terminal de command (git bash)</text:p>
          </table:table-cell>
          <table:table-cell table:style-name="ce32" office:value-type="string">
            <text:p>CCP1-1-4</text:p>
          </table:table-cell>
          <table:table-cell table:style-name="ce47" office:value-type="string">
            <text:p>Git Git Hub les bases </text:p>
          </table:table-cell>
          <table:table-cell table:style-name="ce86" office:value-type="string">
            <text:p>V</text:p>
          </table:table-cell>
          <table:table-cell table:style-name="ce91" office:value-type="float" office:value="24">
            <text:p>24</text:p>
          </table:table-cell>
          <table:table-cell table:style-name="ce37" office:value-type="string">
            <text:p>AUTO</text:p>
          </table:table-cell>
          <table:table-cell table:style-name="ce5" office:value-type="string">
            <text:p>Auto</text:p>
          </table:table-cell>
          <table:table-cell table:style-name="ce37" office:value-type="string">
            <text:p>AUTO</text:p>
          </table:table-cell>
          <table:table-cell table:style-name="ce122"/>
          <table:table-cell table:style-name="ce134" office:value-type="string">
            <text:p>L</text:p>
          </table:table-cell>
          <table:table-cell table:style-name="ce139" office:value-type="float" office:value="24">
            <text:p>24</text:p>
          </table:table-cell>
          <table:table-cell table:style-name="ce33" office:value-type="string">
            <text:p>CCP1</text:p>
          </table:table-cell>
          <table:table-cell table:style-name="ce146" office:value-type="string">
            <text:p>EVALUATION ORAL CCP1</text:p>
          </table:table-cell>
          <table:table-cell table:style-name="ce33" office:value-type="string">
            <text:p>CCP1</text:p>
          </table:table-cell>
          <table:table-cell table:style-name="ce146" office:value-type="string">
            <text:p>EVALUATION ORAL CCP1</text:p>
          </table:table-cell>
          <table:table-cell table:style-name="ce171" office:value-type="string">
            <text:p>Me</text:p>
          </table:table-cell>
          <table:table-cell table:style-name="ce174" office:value-type="float" office:value="24">
            <text:p>24</text:p>
          </table:table-cell>
          <table:table-cell table:style-name="ce143" office:value-type="string">
            <text:p>CCP1</text:p>
          </table:table-cell>
          <table:table-cell table:style-name="ce183" office:value-type="string">
            <text:p>Projet commun sur plusieurs sites </text:p>
          </table:table-cell>
          <table:table-cell table:style-name="ce143" office:value-type="string">
            <text:p>CCP1</text:p>
          </table:table-cell>
          <table:table-cell table:style-name="ce183"/>
          <table:table-cell table:style-name="ce202" office:value-type="string">
            <text:p>S</text:p>
          </table:table-cell>
          <table:table-cell table:style-name="ce205" office:value-type="float" office:value="24">
            <text:p>24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37" office:value-type="string">
            <text:p>Ma</text:p>
          </table:table-cell>
          <table:table-cell table:style-name="ce239" office:value-type="float" office:value="24">
            <text:p>24</text:p>
          </table:table-cell>
          <table:table-cell table:style-name="ce143" office:value-type="string">
            <text:p>CCP2-Dist</text:p>
          </table:table-cell>
          <table:table-cell table:style-name="ce241" office:value-type="string">
            <text:p>PROJET</text:p>
          </table:table-cell>
          <table:table-cell table:style-name="ce208" office:value-type="string">
            <text:p>CCP2- Dist</text:p>
          </table:table-cell>
          <table:table-cell table:style-name="ce241" office:value-type="string">
            <text:p>PROJET</text:p>
          </table:table-cell>
          <table:table-cell table:style-name="ce261" office:value-type="string">
            <text:p>Ma</text:p>
          </table:table-cell>
          <table:table-cell table:style-name="ce263" office:value-type="float" office:value="24">
            <text:p>24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82" office:value-type="string">
            <text:p>V</text:p>
          </table:table-cell>
          <table:table-cell table:style-name="ce285" office:value-type="float" office:value="24">
            <text:p>24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D</text:p>
          </table:table-cell>
          <table:table-cell table:style-name="ce309" office:value-type="float" office:value="24">
            <text:p>24</text:p>
          </table:table-cell>
          <table:table-cell table:style-name="ce176"/>
          <table:table-cell table:style-name="ce181"/>
          <table:table-cell table:style-name="ce210" office:value-type="string">
            <text:p>Me</text:p>
          </table:table-cell>
          <table:table-cell table:style-name="ce328" office:value-type="float" office:value="24">
            <text:p>24</text:p>
          </table:table-cell>
          <table:table-cell table:style-name="ce338"/>
          <table:table-cell table:style-name="ce351"/>
          <table:table-cell table:style-name="ce338"/>
          <table:table-cell table:style-name="ce351"/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J</text:p>
          </table:table-cell>
          <table:table-cell table:style-name="ce26" office:value-type="float" office:value="25">
            <text:p>25</text:p>
          </table:table-cell>
          <table:table-cell table:style-name="ce38" office:value-type="string">
            <text:p>CCP1-1-5</text:p>
          </table:table-cell>
          <table:table-cell table:style-name="ce47" office:value-type="string">
            <text:p>Git Git Hub : partage de code</text:p>
          </table:table-cell>
          <table:table-cell table:style-name="ce31" office:value-type="string">
            <text:p>TRE</text:p>
          </table:table-cell>
          <table:table-cell table:style-name="ce75" office:value-type="string">
            <text:p>TRE </text:p>
          </table:table-cell>
          <table:table-cell table:style-name="ce87" office:value-type="string">
            <text:p>S</text:p>
          </table:table-cell>
          <table:table-cell table:style-name="ce92" office:value-type="float" office:value="25">
            <text:p>25</text:p>
          </table:table-cell>
          <table:table-cell table:style-name="ce95"/>
          <table:table-cell table:style-name="ce100"/>
          <table:table-cell table:style-name="ce113"/>
          <table:table-cell table:style-name="ce120"/>
          <table:table-cell table:style-name="ce135" office:value-type="string">
            <text:p>Ma</text:p>
          </table:table-cell>
          <table:table-cell table:style-name="ce139" office:value-type="float" office:value="25">
            <text:p>25</text:p>
          </table:table-cell>
          <table:table-cell table:style-name="ce33" office:value-type="string">
            <text:p>CCP1</text:p>
          </table:table-cell>
          <table:table-cell table:style-name="ce146" office:value-type="string">
            <text:p>EVALUATION ORAL CCP1</text:p>
          </table:table-cell>
          <table:table-cell table:style-name="ce33" office:value-type="string">
            <text:p>CCP1</text:p>
          </table:table-cell>
          <table:table-cell table:style-name="ce146" office:value-type="string">
            <text:p>EVALUATION ORAL CCP1</text:p>
          </table:table-cell>
          <table:table-cell table:style-name="ce172" office:value-type="string">
            <text:p>J</text:p>
          </table:table-cell>
          <table:table-cell table:style-name="ce176"/>
          <table:table-cell table:style-name="ce177" office:value-type="string" table:number-columns-spanned="4" table:number-rows-spanned="1">
            <text:p>NOEL</text:p>
          </table:table-cell>
          <table:covered-table-cell table:number-columns-repeated="2" table:style-name="ce184"/>
          <table:covered-table-cell table:style-name="ce193"/>
          <table:table-cell table:style-name="ce202" office:value-type="string">
            <text:p>D</text:p>
          </table:table-cell>
          <table:table-cell table:style-name="ce205" office:value-type="float" office:value="25">
            <text:p>25</text:p>
          </table:table-cell>
          <table:table-cell table:style-name="ce176"/>
          <table:table-cell table:style-name="ce211"/>
          <table:table-cell table:style-name="ce224"/>
          <table:table-cell table:style-name="ce226"/>
          <table:table-cell table:style-name="ce237" office:value-type="string">
            <text:p>Me</text:p>
          </table:table-cell>
          <table:table-cell table:style-name="ce239" office:value-type="float" office:value="25">
            <text:p>25</text:p>
          </table:table-cell>
          <table:table-cell table:style-name="ce143" office:value-type="string">
            <text:p>CCP2-Dist</text:p>
          </table:table-cell>
          <table:table-cell table:style-name="ce241" office:value-type="string">
            <text:p>PROJET</text:p>
          </table:table-cell>
          <table:table-cell table:style-name="ce208" office:value-type="string">
            <text:p>CCP2- Dist</text:p>
          </table:table-cell>
          <table:table-cell table:style-name="ce241" office:value-type="string">
            <text:p>PROJET</text:p>
          </table:table-cell>
          <table:table-cell table:style-name="ce261" office:value-type="string">
            <text:p>Me</text:p>
          </table:table-cell>
          <table:table-cell table:style-name="ce263" office:value-type="float" office:value="25">
            <text:p>25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83" office:value-type="string">
            <text:p>S</text:p>
          </table:table-cell>
          <table:table-cell table:style-name="ce286" office:value-type="float" office:value="25">
            <text:p>25</text:p>
          </table:table-cell>
          <table:table-cell table:style-name="ce181"/>
          <table:table-cell table:style-name="ce299" office:value-type="string">
            <text:p>L</text:p>
          </table:table-cell>
          <table:table-cell table:style-name="ce311" office:value-type="float" office:value="25">
            <text:p>25</text:p>
          </table:table-cell>
          <table:table-cell table:style-name="ce1"/>
          <table:table-cell table:style-name="ce265" office:value-type="string">
            <text:p>STAGE</text:p>
          </table:table-cell>
          <table:table-cell table:style-name="ce327" office:value-type="string">
            <text:p>J</text:p>
          </table:table-cell>
          <table:table-cell table:style-name="ce338" office:value-type="float" office:value="25">
            <text:p>25</text:p>
          </table:table-cell>
          <table:table-cell table:style-name="ce338"/>
          <table:table-cell table:style-name="ce351"/>
          <table:table-cell table:style-name="ce338"/>
          <table:table-cell table:style-name="ce351"/>
          <table:table-cell table:number-columns-repeated="968"/>
        </table:table-row>
        <table:table-row table:style-name="ro2">
          <table:table-cell table:style-name="ce1"/>
          <table:table-cell table:style-name="ce17" office:value-type="string">
            <text:p>V</text:p>
          </table:table-cell>
          <table:table-cell table:style-name="ce26" office:value-type="float" office:value="26">
            <text:p>26</text:p>
          </table:table-cell>
          <table:table-cell table:style-name="ce37" office:value-type="string">
            <text:p>AUTO</text:p>
          </table:table-cell>
          <table:table-cell table:style-name="ce48" office:value-type="string">
            <text:p>Auto : exercices git / github </text:p>
          </table:table-cell>
          <table:table-cell table:style-name="ce37" office:value-type="string">
            <text:p>AUTO</text:p>
          </table:table-cell>
          <table:table-cell table:style-name="ce48" office:value-type="string">
            <text:p>Auto : exercices git / github </text:p>
          </table:table-cell>
          <table:table-cell table:style-name="ce87" office:value-type="string">
            <text:p>D</text:p>
          </table:table-cell>
          <table:table-cell table:style-name="ce92" office:value-type="float" office:value="26">
            <text:p>26</text:p>
          </table:table-cell>
          <table:table-cell table:style-name="ce95"/>
          <table:table-cell table:style-name="ce100"/>
          <table:table-cell table:style-name="ce113"/>
          <table:table-cell table:style-name="ce120"/>
          <table:table-cell table:style-name="ce135" office:value-type="string">
            <text:p>Me</text:p>
          </table:table-cell>
          <table:table-cell table:style-name="ce139" office:value-type="float" office:value="26">
            <text:p>26</text:p>
          </table:table-cell>
          <table:table-cell table:style-name="ce33" office:value-type="string">
            <text:p>CCP1</text:p>
          </table:table-cell>
          <table:table-cell table:style-name="ce146" office:value-type="string">
            <text:p>REMEDIATION</text:p>
          </table:table-cell>
          <table:table-cell table:style-name="ce33" office:value-type="string">
            <text:p>CCP1</text:p>
          </table:table-cell>
          <table:table-cell table:style-name="ce4" office:value-type="string">
            <text:p>CPAM</text:p>
          </table:table-cell>
          <table:table-cell table:style-name="ce171" office:value-type="string">
            <text:p>V</text:p>
          </table:table-cell>
          <table:table-cell table:style-name="ce174" office:value-type="float" office:value="26">
            <text:p>26</text:p>
          </table:table-cell>
          <table:table-cell table:style-name="ce178" office:value-type="string" table:number-columns-spanned="4" table:number-rows-spanned="1">
            <text:p>CF</text:p>
          </table:table-cell>
          <table:covered-table-cell table:number-columns-repeated="2" table:style-name="ce159"/>
          <table:covered-table-cell table:style-name="ce160"/>
          <table:table-cell table:style-name="ce204" office:value-type="string">
            <text:p>L</text:p>
          </table:table-cell>
          <table:table-cell table:style-name="ce206" office:value-type="float" office:value="26">
            <text:p>26</text:p>
          </table:table-cell>
          <table:table-cell table:style-name="ce209" office:value-type="string">
            <text:p>CCP2-7-7</text:p>
          </table:table-cell>
          <table:table-cell table:style-name="ce183" office:value-type="string">
            <text:p>Architecture backend et modularité</text:p>
          </table:table-cell>
          <table:table-cell table:style-name="ce209" office:value-type="string">
            <text:p>CCP2-7-7</text:p>
          </table:table-cell>
          <table:table-cell table:style-name="ce183" office:value-type="string">
            <text:p>Architecture backend et modularité</text:p>
          </table:table-cell>
          <table:table-cell table:style-name="ce237" office:value-type="string">
            <text:p>J</text:p>
          </table:table-cell>
          <table:table-cell table:style-name="ce239" office:value-type="float" office:value="26">
            <text:p>26</text:p>
          </table:table-cell>
          <table:table-cell table:style-name="ce143" office:value-type="string">
            <text:p>CCP2- Dist</text:p>
          </table:table-cell>
          <table:table-cell table:style-name="ce241" office:value-type="string">
            <text:p>PROJET</text:p>
          </table:table-cell>
          <table:table-cell table:style-name="ce208" office:value-type="string">
            <text:p>CCP2- Dist</text:p>
          </table:table-cell>
          <table:table-cell table:style-name="ce241" office:value-type="string">
            <text:p>PROJET</text:p>
          </table:table-cell>
          <table:table-cell table:style-name="ce261" office:value-type="string">
            <text:p>J</text:p>
          </table:table-cell>
          <table:table-cell table:style-name="ce263" office:value-type="float" office:value="26">
            <text:p>26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83" office:value-type="string">
            <text:p>D</text:p>
          </table:table-cell>
          <table:table-cell table:style-name="ce286" office:value-type="float" office:value="26">
            <text:p>26</text:p>
          </table:table-cell>
          <table:table-cell table:style-name="ce181"/>
          <table:table-cell table:style-name="ce300" office:value-type="string">
            <text:p>Ma</text:p>
          </table:table-cell>
          <table:table-cell table:style-name="ce310" office:value-type="float" office:value="26">
            <text:p>26</text:p>
          </table:table-cell>
          <table:table-cell table:style-name="ce1"/>
          <table:table-cell table:style-name="ce265" office:value-type="string">
            <text:p>STAGE</text:p>
          </table:table-cell>
          <table:table-cell table:style-name="ce210" office:value-type="string">
            <text:p>V</text:p>
          </table:table-cell>
          <table:table-cell table:style-name="ce328" office:value-type="float" office:value="26">
            <text:p>26</text:p>
          </table:table-cell>
          <table:table-cell table:style-name="ce328"/>
          <table:table-cell table:style-name="ce339"/>
          <table:table-cell table:style-name="ce328"/>
          <table:table-cell table:style-name="ce339"/>
          <table:table-cell table:number-columns-repeated="968"/>
        </table:table-row>
        <table:table-row table:style-name="ro2">
          <table:table-cell table:style-name="ce1"/>
          <table:table-cell table:style-name="ce18" office:value-type="string">
            <text:p>S</text:p>
          </table:table-cell>
          <table:table-cell table:style-name="ce27" office:value-type="float" office:value="27">
            <text:p>27</text:p>
          </table:table-cell>
          <table:table-cell table:style-name="ce34"/>
          <table:table-cell table:style-name="ce49"/>
          <table:table-cell table:style-name="ce64"/>
          <table:table-cell table:style-name="ce49"/>
          <table:table-cell table:style-name="ce88" office:value-type="string">
            <text:p>L</text:p>
          </table:table-cell>
          <table:table-cell table:style-name="ce91" office:value-type="float" office:value="27">
            <text:p>27</text:p>
          </table:table-cell>
          <table:table-cell/>
          <table:table-cell table:style-name="ce76" office:value-type="string">
            <text:p>Introduction au Dom </text:p>
          </table:table-cell>
          <table:table-cell table:style-name="ce33" office:value-type="string">
            <text:p>CCP1-4-2</text:p>
          </table:table-cell>
          <table:table-cell table:style-name="ce103" office:value-type="string">
            <text:p>manipulation du DOM simple</text:p>
          </table:table-cell>
          <table:table-cell table:style-name="ce135" office:value-type="string">
            <text:p>J</text:p>
          </table:table-cell>
          <table:table-cell table:style-name="ce139" office:value-type="float" office:value="27">
            <text:p>27</text:p>
          </table:table-cell>
          <table:table-cell/>
          <table:table-cell table:style-name="ce4" office:value-type="string">
            <text:p>Sensi Citoyenne</text:p>
          </table:table-cell>
          <table:table-cell table:style-name="ce143"/>
          <table:table-cell table:style-name="ce4" office:value-type="string">
            <text:p>Sensi Citoyenne</text:p>
          </table:table-cell>
          <table:table-cell table:style-name="ce172" office:value-type="string">
            <text:p>S</text:p>
          </table:table-cell>
          <table:table-cell table:style-name="ce175" office:value-type="float" office:value="27">
            <text:p>27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03" office:value-type="string">
            <text:p>Ma</text:p>
          </table:table-cell>
          <table:table-cell table:style-name="ce206" office:value-type="float" office:value="27">
            <text:p>27</text:p>
          </table:table-cell>
          <table:table-cell table:style-name="ce209" office:value-type="string">
            <text:p>CCP2-7-5</text:p>
          </table:table-cell>
          <table:table-cell table:style-name="ce183" office:value-type="string">
            <text:p>Architecture backend et modularité</text:p>
          </table:table-cell>
          <table:table-cell table:style-name="ce209" office:value-type="string">
            <text:p>CCP2-7-5</text:p>
          </table:table-cell>
          <table:table-cell table:style-name="ce183" office:value-type="string">
            <text:p>Architecture backend et modularité</text:p>
          </table:table-cell>
          <table:table-cell table:style-name="ce237" office:value-type="string">
            <text:p>V</text:p>
          </table:table-cell>
          <table:table-cell table:style-name="ce239" office:value-type="float" office:value="27">
            <text:p>27</text:p>
          </table:table-cell>
          <table:table-cell table:style-name="ce143"/>
          <table:table-cell table:style-name="ce4" office:value-type="string">
            <text:p>Sensi Numérique</text:p>
          </table:table-cell>
          <table:table-cell table:style-name="ce143"/>
          <table:table-cell table:style-name="ce4" office:value-type="string">
            <text:p>sensi numérique</text:p>
          </table:table-cell>
          <table:table-cell table:style-name="ce261" office:value-type="string">
            <text:p>V</text:p>
          </table:table-cell>
          <table:table-cell table:style-name="ce263" office:value-type="float" office:value="27">
            <text:p>27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84" office:value-type="string">
            <text:p>L</text:p>
          </table:table-cell>
          <table:table-cell table:style-name="ce285" office:value-type="float" office:value="27">
            <text:p>27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Me</text:p>
          </table:table-cell>
          <table:table-cell table:style-name="ce310" office:value-type="float" office:value="27">
            <text:p>27</text:p>
          </table:table-cell>
          <table:table-cell table:style-name="ce1"/>
          <table:table-cell table:style-name="ce265" office:value-type="string">
            <text:p>STAGE</text:p>
          </table:table-cell>
          <table:table-cell table:style-name="ce326" office:value-type="string">
            <text:p>S</text:p>
          </table:table-cell>
          <table:table-cell table:style-name="ce337" office:value-type="float" office:value="27">
            <text:p>27</text:p>
          </table:table-cell>
          <table:table-cell table:style-name="ce337"/>
          <table:table-cell table:style-name="ce348"/>
          <table:table-cell table:style-name="ce337"/>
          <table:table-cell table:style-name="ce348"/>
          <table:table-cell table:number-columns-repeated="968"/>
        </table:table-row>
        <table:table-row table:style-name="ro2">
          <table:table-cell table:style-name="ce1"/>
          <table:table-cell table:style-name="ce18" office:value-type="string">
            <text:p>D</text:p>
          </table:table-cell>
          <table:table-cell table:style-name="ce27" office:value-type="float" office:value="28">
            <text:p>28</text:p>
          </table:table-cell>
          <table:table-cell table:style-name="ce34"/>
          <table:table-cell table:style-name="ce49"/>
          <table:table-cell table:style-name="ce64"/>
          <table:table-cell table:style-name="ce49"/>
          <table:table-cell table:style-name="ce86" office:value-type="string">
            <text:p>Ma</text:p>
          </table:table-cell>
          <table:table-cell table:style-name="ce91" office:value-type="float" office:value="28">
            <text:p>28</text:p>
          </table:table-cell>
          <table:table-cell table:style-name="ce33" office:value-type="string">
            <text:p>CCP1-4-2</text:p>
          </table:table-cell>
          <table:table-cell table:style-name="ce76" office:value-type="string">
            <text:p>Introduction au Dom </text:p>
          </table:table-cell>
          <table:table-cell table:style-name="ce33" office:value-type="string">
            <text:p>CCP1-4-2</text:p>
          </table:table-cell>
          <table:table-cell table:style-name="ce103" office:value-type="string">
            <text:p>manipulation du DOM simple</text:p>
          </table:table-cell>
          <table:table-cell table:style-name="ce135" office:value-type="string">
            <text:p>V</text:p>
          </table:table-cell>
          <table:table-cell table:style-name="ce139" office:value-type="float" office:value="28">
            <text:p>28</text:p>
          </table:table-cell>
          <table:table-cell office:value-type="string">
            <text:p>AUTO</text:p>
          </table:table-cell>
          <table:table-cell table:style-name="ce5" office:value-type="string">
            <text:p>Auto</text:p>
          </table:table-cell>
          <table:table-cell table:style-name="ce37" office:value-type="string">
            <text:p>AUTO</text:p>
          </table:table-cell>
          <table:table-cell table:style-name="ce122" office:value-type="string">
            <text:p>auto</text:p>
          </table:table-cell>
          <table:table-cell table:style-name="ce172" office:value-type="string">
            <text:p>D</text:p>
          </table:table-cell>
          <table:table-cell table:style-name="ce175" office:value-type="float" office:value="28">
            <text:p>28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03" office:value-type="string">
            <text:p>Me</text:p>
          </table:table-cell>
          <table:table-cell table:style-name="ce206" office:value-type="float" office:value="28">
            <text:p>28</text:p>
          </table:table-cell>
          <table:table-cell table:style-name="ce209" office:value-type="string">
            <text:p>CCP2- TR4</text:p>
          </table:table-cell>
          <table:table-cell table:style-name="ce183" office:value-type="string">
            <text:p>Architecture backend et modularité</text:p>
          </table:table-cell>
          <table:table-cell table:style-name="ce209" office:value-type="string">
            <text:p>CCP2- TR6</text:p>
          </table:table-cell>
          <table:table-cell table:style-name="ce183" office:value-type="string">
            <text:p>Architecture backend et modularité</text:p>
          </table:table-cell>
          <table:table-cell table:style-name="ce235" office:value-type="string">
            <text:p>S</text:p>
          </table:table-cell>
          <table:table-cell table:style-name="ce238" office:value-type="float" office:value="28">
            <text:p>28</text:p>
          </table:table-cell>
          <table:table-cell table:style-name="ce176"/>
          <table:table-cell table:style-name="ce181"/>
          <table:table-cell table:style-name="ce250"/>
          <table:table-cell table:style-name="ce100"/>
          <table:table-cell table:style-name="ce259" office:value-type="string">
            <text:p>S</text:p>
          </table:table-cell>
          <table:table-cell table:style-name="ce262" office:value-type="float" office:value="28">
            <text:p>28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82" office:value-type="string">
            <text:p>Ma</text:p>
          </table:table-cell>
          <table:table-cell table:style-name="ce285" office:value-type="float" office:value="28">
            <text:p>28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J</text:p>
          </table:table-cell>
          <table:table-cell table:style-name="ce310" office:value-type="float" office:value="28">
            <text:p>28</text:p>
          </table:table-cell>
          <table:table-cell table:style-name="ce1"/>
          <table:table-cell table:style-name="ce265" office:value-type="string">
            <text:p>STAGE</text:p>
          </table:table-cell>
          <table:table-cell table:style-name="ce326" office:value-type="string">
            <text:p>D</text:p>
          </table:table-cell>
          <table:table-cell table:style-name="ce337" office:value-type="float" office:value="28">
            <text:p>28</text:p>
          </table:table-cell>
          <table:table-cell table:style-name="ce337"/>
          <table:table-cell table:style-name="ce348"/>
          <table:table-cell table:style-name="ce337"/>
          <table:table-cell table:style-name="ce348"/>
          <table:table-cell table:number-columns-repeated="968"/>
        </table:table-row>
        <table:table-row table:style-name="ro2">
          <table:table-cell table:style-name="ce1"/>
          <table:table-cell table:style-name="ce16" office:value-type="string">
            <text:p>L</text:p>
          </table:table-cell>
          <table:table-cell table:style-name="ce26" office:value-type="float" office:value="29">
            <text:p>29</text:p>
          </table:table-cell>
          <table:table-cell table:style-name="ce39" office:value-type="string">
            <text:p>CCP1-2-1 et CCP1-2-2</text:p>
          </table:table-cell>
          <table:table-cell table:style-name="ce47" office:value-type="string">
            <text:p>Maquettage : démarche utilisateur + Maquettage: Wireframe</text:p>
          </table:table-cell>
          <table:table-cell table:style-name="ce65" office:value-type="string">
            <text:p>CCP1-2-3</text:p>
          </table:table-cell>
          <table:table-cell table:style-name="ce76" office:value-type="string">
            <text:p>Maquettage: Figma </text:p>
          </table:table-cell>
          <table:table-cell table:style-name="ce89" office:value-type="string">
            <text:p>Me</text:p>
          </table:table-cell>
          <table:table-cell table:style-name="ce91" office:value-type="float" office:value="29">
            <text:p>29</text:p>
          </table:table-cell>
          <table:table-cell table:style-name="ce33" office:value-type="string">
            <text:p>CCP1-4-2</text:p>
          </table:table-cell>
          <table:table-cell table:style-name="ce76" office:value-type="string">
            <text:p>manipulation du DOM</text:p>
          </table:table-cell>
          <table:table-cell table:style-name="ce33" office:value-type="string">
            <text:p>CCP1-4-2</text:p>
          </table:table-cell>
          <table:table-cell table:style-name="ce76" office:value-type="string">
            <text:p>manipulation du DOM</text:p>
          </table:table-cell>
          <table:table-cell table:style-name="ce133" office:value-type="string">
            <text:p>S</text:p>
          </table:table-cell>
          <table:table-cell table:style-name="ce138" office:value-type="float" office:value="29">
            <text:p>29</text:p>
          </table:table-cell>
          <table:table-cell table:style-name="ce95"/>
          <table:table-cell table:style-name="ce100"/>
          <table:table-cell table:style-name="ce113"/>
          <table:table-cell table:style-name="ce120"/>
          <table:table-cell table:style-name="ce170" office:value-type="string">
            <text:p>L</text:p>
          </table:table-cell>
          <table:table-cell table:style-name="ce174" office:value-type="float" office:value="29">
            <text:p>29</text:p>
          </table:table-cell>
          <table:table-cell table:style-name="ce179" office:value-type="string" table:number-columns-spanned="4" table:number-rows-spanned="1">
            <text:p>CF</text:p>
          </table:table-cell>
          <table:covered-table-cell table:number-columns-repeated="2" table:style-name="ce159"/>
          <table:covered-table-cell table:style-name="ce160"/>
          <table:table-cell table:style-name="ce203" office:value-type="string">
            <text:p>J</text:p>
          </table:table-cell>
          <table:table-cell table:style-name="ce206" office:value-type="float" office:value="29">
            <text:p>29</text:p>
          </table:table-cell>
          <table:table-cell table:style-name="ce209" office:value-type="string">
            <text:p>CCP2- TR4</text:p>
          </table:table-cell>
          <table:table-cell table:style-name="ce183" office:value-type="string">
            <text:p>POO / Qualité du Code </text:p>
          </table:table-cell>
          <table:table-cell table:style-name="ce209" office:value-type="string">
            <text:p>CCP2- TR6</text:p>
          </table:table-cell>
          <table:table-cell table:style-name="ce183" office:value-type="string">
            <text:p>POO / Qualité du Code </text:p>
          </table:table-cell>
          <table:table-cell table:style-name="ce136"/>
          <table:table-cell table:style-name="ce140"/>
          <table:table-cell table:style-name="ce240"/>
          <table:table-cell table:style-name="ce150" table:number-columns-repeated="3"/>
          <table:table-cell table:style-name="ce259" office:value-type="string">
            <text:p>D</text:p>
          </table:table-cell>
          <table:table-cell table:style-name="ce262" office:value-type="float" office:value="29">
            <text:p>29</text:p>
          </table:table-cell>
          <table:table-cell table:style-name="ce176"/>
          <table:table-cell table:style-name="ce181"/>
          <table:table-cell table:style-name="ce176"/>
          <table:table-cell table:style-name="ce100"/>
          <table:table-cell table:style-name="ce282" office:value-type="string">
            <text:p>Me</text:p>
          </table:table-cell>
          <table:table-cell table:style-name="ce285" office:value-type="float" office:value="29">
            <text:p>29</text:p>
          </table:table-cell>
          <table:table-cell table:style-name="ce265" office:value-type="string">
            <text:p>STAGE</text:p>
          </table:table-cell>
          <table:table-cell table:style-name="ce300" office:value-type="string">
            <text:p>V</text:p>
          </table:table-cell>
          <table:table-cell table:style-name="ce310" office:value-type="float" office:value="29">
            <text:p>29</text:p>
          </table:table-cell>
          <table:table-cell table:style-name="ce1"/>
          <table:table-cell table:style-name="ce265" office:value-type="string">
            <text:p>STAGE</text:p>
          </table:table-cell>
          <table:table-cell table:style-name="ce327" office:value-type="string">
            <text:p>L</text:p>
          </table:table-cell>
          <table:table-cell table:style-name="ce328" office:value-type="float" office:value="29">
            <text:p>29</text:p>
          </table:table-cell>
          <table:table-cell table:style-name="ce328"/>
          <table:table-cell table:style-name="ce339"/>
          <table:table-cell table:style-name="ce328"/>
          <table:table-cell table:style-name="ce339"/>
          <table:table-cell table:number-columns-repeated="968"/>
        </table:table-row>
        <table:table-row table:style-name="ro2">
          <table:table-cell table:style-name="ce1"/>
          <table:table-cell table:style-name="ce19" office:value-type="string">
            <text:p>Ma</text:p>
          </table:table-cell>
          <table:table-cell table:style-name="ce28" office:value-type="float" office:value="30">
            <text:p>30</text:p>
          </table:table-cell>
          <table:table-cell table:style-name="ce37" office:value-type="string">
            <text:p>CCP1-2-3</text:p>
          </table:table-cell>
          <table:table-cell table:style-name="ce50" office:value-type="string">
            <text:p>Maquettage: Figma </text:p>
          </table:table-cell>
          <table:table-cell table:style-name="ce66" office:value-type="string">
            <text:p>CCP1-2-3</text:p>
          </table:table-cell>
          <table:table-cell table:style-name="ce50" office:value-type="string">
            <text:p>Maquettage: Figma </text:p>
          </table:table-cell>
          <table:table-cell table:style-name="ce90" office:value-type="string">
            <text:p>J</text:p>
          </table:table-cell>
          <table:table-cell table:style-name="ce93" office:value-type="float" office:value="30">
            <text:p>30</text:p>
          </table:table-cell>
          <table:table-cell table:style-name="ce33" office:value-type="string">
            <text:p>CCP1-4-2</text:p>
          </table:table-cell>
          <table:table-cell table:style-name="ce76" office:value-type="string">
            <text:p>manipulation du DOM</text:p>
          </table:table-cell>
          <table:table-cell table:style-name="ce33" office:value-type="string">
            <text:p>CCP1-4-2</text:p>
          </table:table-cell>
          <table:table-cell table:style-name="ce76" office:value-type="string">
            <text:p>manipulation du DOM</text:p>
          </table:table-cell>
          <table:table-cell table:style-name="ce133" office:value-type="string">
            <text:p>D</text:p>
          </table:table-cell>
          <table:table-cell table:style-name="ce138" office:value-type="float" office:value="30">
            <text:p>30</text:p>
          </table:table-cell>
          <table:table-cell table:style-name="ce95"/>
          <table:table-cell table:style-name="ce100"/>
          <table:table-cell table:style-name="ce113"/>
          <table:table-cell table:style-name="ce120"/>
          <table:table-cell table:style-name="ce171" office:value-type="string">
            <text:p>Ma</text:p>
          </table:table-cell>
          <table:table-cell table:style-name="ce174" office:value-type="float" office:value="30">
            <text:p>30</text:p>
          </table:table-cell>
          <table:table-cell table:style-name="ce179" office:value-type="string" table:number-columns-spanned="4" table:number-rows-spanned="1">
            <text:p>CF</text:p>
          </table:table-cell>
          <table:covered-table-cell table:number-columns-repeated="2" table:style-name="ce159"/>
          <table:covered-table-cell table:style-name="ce160"/>
          <table:table-cell table:style-name="ce203" office:value-type="string">
            <text:p>V</text:p>
          </table:table-cell>
          <table:table-cell table:style-name="ce206" office:value-type="float" office:value="30">
            <text:p>30</text:p>
          </table:table-cell>
          <table:table-cell table:style-name="ce143" office:value-type="string">
            <text:p>AUTO</text:p>
          </table:table-cell>
          <table:table-cell table:style-name="ce215" office:value-type="string">
            <text:p>Auto</text:p>
          </table:table-cell>
          <table:table-cell table:style-name="ce143" office:value-type="string">
            <text:p>AUTO</text:p>
          </table:table-cell>
          <table:table-cell table:style-name="ce147" office:value-type="string">
            <text:p>Auto</text:p>
          </table:table-cell>
          <table:table-cell table:style-name="ce136"/>
          <table:table-cell table:style-name="ce140"/>
          <table:table-cell table:style-name="ce144"/>
          <table:table-cell table:style-name="ce150"/>
          <table:table-cell table:style-name="ce240"/>
          <table:table-cell table:style-name="ce41"/>
          <table:table-cell table:style-name="ce260" office:value-type="string">
            <text:p>L</text:p>
          </table:table-cell>
          <table:table-cell table:style-name="ce263" office:value-type="float" office:value="30">
            <text:p>30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82" office:value-type="string">
            <text:p>J</text:p>
          </table:table-cell>
          <table:table-cell table:style-name="ce285" office:value-type="float" office:value="30">
            <text:p>30</text:p>
          </table:table-cell>
          <table:table-cell table:style-name="ce265" office:value-type="string">
            <text:p>STAGE</text:p>
          </table:table-cell>
          <table:table-cell table:style-name="ce298" office:value-type="string">
            <text:p>S</text:p>
          </table:table-cell>
          <table:table-cell table:style-name="ce309" office:value-type="float" office:value="30">
            <text:p>30</text:p>
          </table:table-cell>
          <table:table-cell table:style-name="ce176"/>
          <table:table-cell table:style-name="ce181"/>
          <table:table-cell table:style-name="ce210" office:value-type="string">
            <text:p>Ma</text:p>
          </table:table-cell>
          <table:table-cell table:style-name="ce328" office:value-type="float" office:value="30">
            <text:p>30</text:p>
          </table:table-cell>
          <table:table-cell table:style-name="ce328"/>
          <table:table-cell table:style-name="ce339"/>
          <table:table-cell table:style-name="ce328"/>
          <table:table-cell table:style-name="ce339"/>
          <table:table-cell table:number-columns-repeated="968"/>
        </table:table-row>
        <table:table-row table:style-name="ro2">
          <table:table-cell table:style-name="ce1"/>
          <table:table-cell table:style-name="ce20"/>
          <table:table-cell table:style-name="ce29" table:number-columns-repeated="2"/>
          <table:table-cell table:style-name="ce51" table:number-columns-repeated="3"/>
          <table:table-cell table:style-name="ce90" office:value-type="string">
            <text:p>V</text:p>
          </table:table-cell>
          <table:table-cell table:style-name="ce94" office:value-type="float" office:value="31">
            <text:p>31</text:p>
          </table:table-cell>
          <table:table-cell table:style-name="ce37" office:value-type="string">
            <text:p>AUTO</text:p>
          </table:table-cell>
          <table:table-cell table:style-name="ce5" office:value-type="string">
            <text:p>Auto</text:p>
          </table:table-cell>
          <table:table-cell table:style-name="ce37" office:value-type="string">
            <text:p>AUTO</text:p>
          </table:table-cell>
          <table:table-cell table:style-name="ce122"/>
          <table:table-cell table:style-name="ce136"/>
          <table:table-cell table:style-name="ce140"/>
          <table:table-cell table:style-name="ce144"/>
          <table:table-cell table:style-name="ce150"/>
          <table:table-cell table:style-name="ce23"/>
          <table:table-cell table:style-name="ce150"/>
          <table:table-cell table:style-name="ce171" office:value-type="string">
            <text:p>Me</text:p>
          </table:table-cell>
          <table:table-cell table:style-name="ce174" office:value-type="float" office:value="31">
            <text:p>31</text:p>
          </table:table-cell>
          <table:table-cell table:style-name="ce179" office:value-type="string" table:number-columns-spanned="4" table:number-rows-spanned="1">
            <text:p>CF</text:p>
          </table:table-cell>
          <table:covered-table-cell table:number-columns-repeated="2" table:style-name="ce159"/>
          <table:covered-table-cell table:style-name="ce160"/>
          <table:table-cell table:style-name="ce202" office:value-type="string">
            <text:p>S</text:p>
          </table:table-cell>
          <table:table-cell table:style-name="ce205" office:value-type="float" office:value="31">
            <text:p>31</text:p>
          </table:table-cell>
          <table:table-cell table:style-name="ce176"/>
          <table:table-cell table:style-name="ce211"/>
          <table:table-cell table:style-name="ce143"/>
          <table:table-cell table:style-name="ce100"/>
          <table:table-cell table:style-name="ce136"/>
          <table:table-cell table:style-name="ce140"/>
          <table:table-cell table:style-name="ce240"/>
          <table:table-cell table:style-name="ce150" table:number-columns-repeated="3"/>
          <table:table-cell table:style-name="ce261" office:value-type="string">
            <text:p>Ma</text:p>
          </table:table-cell>
          <table:table-cell table:style-name="ce263" office:value-type="float" office:value="31">
            <text:p>31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264"/>
          <table:table-cell table:style-name="ce265" office:value-type="string">
            <text:p>STAGE</text:p>
          </table:table-cell>
          <table:table-cell table:style-name="ce116"/>
          <table:table-cell table:style-name="ce287"/>
          <table:table-cell table:style-name="ce265"/>
          <table:table-cell table:style-name="ce298" office:value-type="string">
            <text:p>D</text:p>
          </table:table-cell>
          <table:table-cell table:style-name="ce309" office:value-type="float" office:value="31">
            <text:p>31</text:p>
          </table:table-cell>
          <table:table-cell table:style-name="ce176"/>
          <table:table-cell table:style-name="ce181"/>
          <table:table-cell table:style-name="ce328"/>
          <table:table-cell table:style-name="ce339" table:number-columns-repeated="2"/>
          <table:table-cell table:style-name="ce327"/>
          <table:table-cell table:style-name="ce339"/>
          <table:table-cell table:style-name="ce327"/>
          <table:table-cell table:number-columns-repeated="968"/>
        </table:table-row>
        <table:table-row table:style-name="ro1">
          <table:table-cell table:style-name="ce1" office:value-type="string">
            <text:p>LÉGENDE</text:p>
          </table:table-cell>
          <table:table-cell table:style-name="ce1" table:number-columns-repeated="45"/>
          <table:table-cell table:style-name="ce21" table:number-columns-repeated="4"/>
          <table:table-cell table:style-name="ce1" table:number-columns-repeated="2"/>
          <table:table-cell table:style-name="ce340" table:number-columns-spanned="2" table:number-rows-spanned="1"/>
          <table:covered-table-cell table:style-name="ce352"/>
          <table:table-cell table:style-name="ce23" table:number-columns-repeated="2"/>
          <table:table-cell table:number-columns-repeated="968"/>
        </table:table-row>
        <table:table-row table:style-name="ro3">
          <table:table-cell table:style-name="ce2" office:value-type="string">
            <text:p>Distanciel</text:p>
          </table:table-cell>
          <table:table-cell table:style-name="ce1" table:number-columns-repeated="3"/>
          <table:table-cell table:style-name="ce52" table:formula="of:=COUNTIF([.D3:.D32];&quot;Dist*&quot;)*7" office:value-type="float" office:value="0">
            <text:p>0,00</text:p>
          </table:table-cell>
          <table:table-cell table:style-name="ce67"/>
          <table:table-cell table:style-name="ce77" table:formula="of:=[.E35]" office:value-type="float" office:value="0">
            <text:p>0</text:p>
          </table:table-cell>
          <table:table-cell table:style-name="ce1" table:number-columns-repeated="3"/>
          <table:table-cell table:style-name="ce104" table:formula="of:=COUNTIF([.J3:.J33];&quot;Dist*&quot;)*7" office:value-type="float" office:value="0">
            <text:p>0,00</text:p>
          </table:table-cell>
          <table:table-cell table:style-name="ce67"/>
          <table:table-cell table:style-name="ce124" table:formula="of:=SUM([.G35];[.K35])" office:value-type="float" office:value="0">
            <text:p>0</text:p>
          </table:table-cell>
          <table:table-cell table:style-name="ce1" table:number-columns-repeated="3"/>
          <table:table-cell table:style-name="ce151" table:formula="of:=COUNTIF([.P3:.P33];&quot;Dist*&quot;)*7" office:value-type="float" office:value="0">
            <text:p>0,00</text:p>
          </table:table-cell>
          <table:table-cell table:style-name="ce67"/>
          <table:table-cell table:style-name="ce161" table:formula="of:=SUM([.M35];[.Q35])" office:value-type="float" office:value="0">
            <text:p>0</text:p>
          </table:table-cell>
          <table:table-cell table:style-name="ce1" table:number-columns-repeated="3"/>
          <table:table-cell table:style-name="ce185" table:formula="of:=COUNTIF([.V3:.V33];&quot;*Dist*&quot;)*7" office:value-type="float" office:value="0">
            <text:p>0,00</text:p>
          </table:table-cell>
          <table:table-cell table:style-name="ce67"/>
          <table:table-cell table:style-name="ce194" table:formula="of:=SUM([.S35];[.W35])" office:value-type="float" office:value="0">
            <text:p>0</text:p>
          </table:table-cell>
          <table:table-cell table:style-name="ce1"/>
          <table:table-cell table:style-name="ce21" table:number-columns-repeated="2"/>
          <table:table-cell table:style-name="ce216" table:formula="of:=COUNTIF([.AB3:.AB33];&quot;*Dist*&quot;)*7" office:value-type="float" office:value="0">
            <text:p>0,00</text:p>
          </table:table-cell>
          <table:table-cell table:style-name="ce67"/>
          <table:table-cell table:style-name="ce227" table:formula="of:=SUM([.Y35];[.AC35])" office:value-type="float" office:value="0">
            <text:p>0</text:p>
          </table:table-cell>
          <table:table-cell table:style-name="ce1"/>
          <table:table-cell table:style-name="ce21" table:number-columns-repeated="2"/>
          <table:table-cell table:style-name="ce242" table:formula="of:=COUNTIF([.AH3:.AH33];&quot;*Dist*&quot;)*7" office:value-type="float" office:value="0">
            <text:p>0,00</text:p>
          </table:table-cell>
          <table:table-cell table:style-name="ce67"/>
          <table:table-cell table:style-name="ce251" table:formula="of:=SUM([.AE35];[.AI35])" office:value-type="float" office:value="0">
            <text:p>0</text:p>
          </table:table-cell>
          <table:table-cell table:style-name="ce21" table:number-columns-repeated="3"/>
          <table:table-cell table:style-name="ce266" table:formula="of:=COUNTIF([.AN3:.AN33];&quot;*Dist*&quot;)*7" office:value-type="float" office:value="0">
            <text:p>0,00</text:p>
          </table:table-cell>
          <table:table-cell table:style-name="ce67"/>
          <table:table-cell table:style-name="ce274" table:formula="of:=SUM([.AK35];[.AO35])" office:value-type="float" office:value="0">
            <text:p>0,00</text:p>
          </table:table-cell>
          <table:table-cell table:style-name="ce21"/>
          <table:table-cell table:style-name="ce288" table:formula="of:=COUNTIF([.AR3:.AR33];&quot;*Dist*&quot;)*7" office:value-type="float" office:value="0">
            <text:p>0,00</text:p>
          </table:table-cell>
          <table:table-cell table:style-name="ce67"/>
          <table:table-cell table:style-name="ce301" table:formula="of:=SUM([.AQ35];[.AS35])" office:value-type="float" office:value="0">
            <text:p>0,00</text:p>
          </table:table-cell>
          <table:table-cell table:style-name="ce23"/>
          <table:table-cell table:style-name="ce312" table:formula="of:=COUNTIF([.AV3:.AV33];&quot;Dist*&quot;)*7" office:value-type="float" office:value="0">
            <text:p>0,00</text:p>
          </table:table-cell>
          <table:table-cell table:style-name="ce67"/>
          <table:table-cell table:style-name="ce329" table:formula="of:=SUM([.AU35];[.AW35])" office:value-type="float" office:value="0">
            <text:p>0,00</text:p>
          </table:table-cell>
          <table:table-cell table:style-name="ce23"/>
          <table:table-cell table:style-name="ce341" table:formula="of:=COUNTIF([.BA3:.BA33];&quot;Dist*&quot;)*7" office:value-type="float" office:value="0">
            <text:p>0,00</text:p>
          </table:table-cell>
          <table:table-cell table:style-name="ce353"/>
          <table:table-cell table:style-name="ce357" table:formula="of:=SUM([.AY35];[.BA35])" office:value-type="float" office:value="0">
            <text:p>0,00</text:p>
          </table:table-cell>
          <table:table-cell table:style-name="ce67"/>
          <table:table-cell table:number-columns-repeated="968"/>
        </table:table-row>
        <table:table-row table:style-name="ro3">
          <table:table-cell table:style-name="ce3" office:value-type="string">
            <text:p>Accueil </text:p>
          </table:table-cell>
          <table:table-cell table:style-name="ce21" table:number-columns-repeated="3"/>
          <table:table-cell table:style-name="ce53" office:value-type="float" office:value="0">
            <text:p>0</text:p>
          </table:table-cell>
          <table:table-cell table:style-name="ce68"/>
          <table:table-cell table:style-name="ce78" table:formula="of:=7" office:value-type="float" office:value="7">
            <text:p>7</text:p>
          </table:table-cell>
          <table:table-cell table:style-name="ce21" table:number-columns-repeated="3"/>
          <table:table-cell table:style-name="ce105" office:value-type="float" office:value="0">
            <text:p>0</text:p>
          </table:table-cell>
          <table:table-cell table:style-name="ce68"/>
          <table:table-cell table:style-name="ce125" table:formula="of:=SUM([.K36];[.G36])" office:value-type="float" office:value="7">
            <text:p>7</text:p>
          </table:table-cell>
          <table:table-cell table:style-name="ce21" table:number-columns-repeated="3"/>
          <table:table-cell table:style-name="ce152" office:value-type="float" office:value="0">
            <text:p>0</text:p>
          </table:table-cell>
          <table:table-cell table:style-name="ce68"/>
          <table:table-cell table:style-name="ce162" table:formula="of:=SUM([.Q36];[.M36])" office:value-type="float" office:value="7">
            <text:p>7</text:p>
          </table:table-cell>
          <table:table-cell table:style-name="ce21" table:number-columns-repeated="3"/>
          <table:table-cell table:style-name="ce186" office:value-type="float" office:value="0">
            <text:p>0</text:p>
          </table:table-cell>
          <table:table-cell table:style-name="ce68"/>
          <table:table-cell table:style-name="ce195" table:formula="of:=SUM([.W36];[.S36])" office:value-type="float" office:value="7">
            <text:p>7</text:p>
          </table:table-cell>
          <table:table-cell table:style-name="ce21" table:number-columns-repeated="3"/>
          <table:table-cell table:style-name="ce217" office:value-type="float" office:value="0">
            <text:p>0</text:p>
          </table:table-cell>
          <table:table-cell table:style-name="ce68"/>
          <table:table-cell table:style-name="ce228" table:formula="of:=SUM([.AC36];[.Y36])" office:value-type="float" office:value="7">
            <text:p>7</text:p>
          </table:table-cell>
          <table:table-cell table:style-name="ce21" table:number-columns-repeated="3"/>
          <table:table-cell table:style-name="ce243" office:value-type="float" office:value="0">
            <text:p>0</text:p>
          </table:table-cell>
          <table:table-cell table:style-name="ce68"/>
          <table:table-cell table:style-name="ce252" table:formula="of:=SUM([.AI36];[.AE36])" office:value-type="float" office:value="7">
            <text:p>7</text:p>
          </table:table-cell>
          <table:table-cell table:style-name="ce21" table:number-columns-repeated="3"/>
          <table:table-cell table:style-name="ce267" office:value-type="float" office:value="0">
            <text:p>0</text:p>
          </table:table-cell>
          <table:table-cell table:style-name="ce68"/>
          <table:table-cell table:style-name="ce275" table:formula="of:=SUM([.AO36];[.AK36])" office:value-type="float" office:value="7">
            <text:p>7</text:p>
          </table:table-cell>
          <table:table-cell table:style-name="ce21"/>
          <table:table-cell table:style-name="ce289" office:value-type="float" office:value="0">
            <text:p>0</text:p>
          </table:table-cell>
          <table:table-cell table:style-name="ce68"/>
          <table:table-cell table:style-name="ce302" table:formula="of:=SUM([.AQ36];[.AS36])" office:value-type="float" office:value="7">
            <text:p>7</text:p>
          </table:table-cell>
          <table:table-cell table:style-name="ce23"/>
          <table:table-cell table:style-name="ce313" office:value-type="float" office:value="0">
            <text:p>0</text:p>
          </table:table-cell>
          <table:table-cell table:style-name="ce68"/>
          <table:table-cell table:style-name="ce330" table:formula="of:=SUM([.AU36];[.AW36])" office:value-type="float" office:value="7">
            <text:p>7</text:p>
          </table:table-cell>
          <table:table-cell table:style-name="ce23"/>
          <table:table-cell table:style-name="ce342" office:value-type="float" office:value="0">
            <text:p>0</text:p>
          </table:table-cell>
          <table:table-cell table:style-name="ce68"/>
          <table:table-cell table:style-name="ce358" table:formula="of:=SUM([.AY36];[.BA36])" office:value-type="float" office:value="7">
            <text:p>7</text:p>
          </table:table-cell>
          <table:table-cell table:style-name="ce68"/>
          <table:table-cell table:number-columns-repeated="968"/>
        </table:table-row>
        <table:table-row table:style-name="ro3">
          <table:table-cell table:style-name="ce3" office:value-type="string">
            <text:p>Sensibilisation Citoyenne</text:p>
          </table:table-cell>
          <table:table-cell table:style-name="ce21" table:number-columns-repeated="3"/>
          <table:table-cell table:style-name="ce53" table:formula="of:=COUNTIF([.E4:.E33];&quot;Sensi Citoyenne&quot;)*7" office:value-type="float" office:value="0">
            <text:p>0</text:p>
          </table:table-cell>
          <table:table-cell table:style-name="ce68"/>
          <table:table-cell table:style-name="ce78" table:formula="of:=[.E37]" office:value-type="float" office:value="0">
            <text:p>0</text:p>
          </table:table-cell>
          <table:table-cell table:style-name="ce21" table:number-columns-repeated="3"/>
          <table:table-cell table:style-name="ce105" table:formula="of:=COUNTIF([.K3:.K33];&quot;Sensi Citoyenne&quot;)*7" office:value-type="float" office:value="0">
            <text:p>0</text:p>
          </table:table-cell>
          <table:table-cell table:style-name="ce68"/>
          <table:table-cell table:style-name="ce125" table:formula="of:=SUM([.K37];[.G37])" office:value-type="float" office:value="0">
            <text:p>0</text:p>
          </table:table-cell>
          <table:table-cell table:style-name="ce21" table:number-columns-repeated="3"/>
          <table:table-cell table:style-name="ce152" table:formula="of:=COUNTIF([.Q3:.Q33];&quot;Sensi Citoyenne&quot;)*7" office:value-type="float" office:value="7">
            <text:p>7</text:p>
          </table:table-cell>
          <table:table-cell table:style-name="ce68"/>
          <table:table-cell table:style-name="ce162" table:formula="of:=SUM([.Q37];[.M37])" office:value-type="float" office:value="7">
            <text:p>7</text:p>
          </table:table-cell>
          <table:table-cell table:style-name="ce21" table:number-columns-repeated="3"/>
          <table:table-cell table:style-name="ce186" table:formula="of:=COUNTIF([.W3:.W33];&quot;Sensi Citoyenne&quot;)*7" office:value-type="float" office:value="7">
            <text:p>7</text:p>
          </table:table-cell>
          <table:table-cell table:style-name="ce68"/>
          <table:table-cell table:style-name="ce195" table:formula="of:=SUM([.W37];[.S37])" office:value-type="float" office:value="14">
            <text:p>14</text:p>
          </table:table-cell>
          <table:table-cell table:style-name="ce21" table:number-columns-repeated="3"/>
          <table:table-cell table:style-name="ce217" table:formula="of:=COUNTIF([.AC3:.AC33];&quot;Sensi Citoyenne&quot;)*7" office:value-type="float" office:value="0">
            <text:p>0</text:p>
          </table:table-cell>
          <table:table-cell table:style-name="ce68"/>
          <table:table-cell table:style-name="ce228" table:formula="of:=SUM([.AC37];[.Y37])" office:value-type="float" office:value="14">
            <text:p>14</text:p>
          </table:table-cell>
          <table:table-cell table:style-name="ce21" table:number-columns-repeated="3"/>
          <table:table-cell table:style-name="ce243" table:formula="of:=COUNTIF([.AI3:.AI33];&quot;Sensi Citoyenne&quot;)*7" office:value-type="float" office:value="0">
            <text:p>0</text:p>
          </table:table-cell>
          <table:table-cell table:style-name="ce68"/>
          <table:table-cell table:style-name="ce252" table:formula="of:=SUM([.AI37];[.AE37])" office:value-type="float" office:value="14">
            <text:p>14</text:p>
          </table:table-cell>
          <table:table-cell table:style-name="ce21" table:number-columns-repeated="3"/>
          <table:table-cell table:style-name="ce267" table:formula="of:=COUNTIF([.AO3:.AO33];&quot;Sensi Citoyenne&quot;)*7" office:value-type="float" office:value="0">
            <text:p>0</text:p>
          </table:table-cell>
          <table:table-cell table:style-name="ce68"/>
          <table:table-cell table:style-name="ce275" table:formula="of:=SUM([.AO37];[.AK37])" office:value-type="float" office:value="14">
            <text:p>14</text:p>
          </table:table-cell>
          <table:table-cell table:style-name="ce21"/>
          <table:table-cell table:style-name="ce289" table:formula="of:=COUNTIF([.AS3:.AS33];&quot;Sensi Citoyenne&quot;)*7" office:value-type="float" office:value="0">
            <text:p>0</text:p>
          </table:table-cell>
          <table:table-cell table:style-name="ce68"/>
          <table:table-cell table:style-name="ce68" table:formula="of:=SUM([.AQ37];[.AS37])" office:value-type="float" office:value="14">
            <text:p>14</text:p>
          </table:table-cell>
          <table:table-cell table:style-name="ce23"/>
          <table:table-cell table:style-name="ce313" table:formula="of:=COUNTIF([.AW3:.AW33];&quot;Sensi Citoyenne&quot;)*7" office:value-type="float" office:value="0">
            <text:p>0</text:p>
          </table:table-cell>
          <table:table-cell table:style-name="ce68"/>
          <table:table-cell table:style-name="ce68" table:formula="of:=SUM([.AU37];[.AW37])" office:value-type="float" office:value="14">
            <text:p>14</text:p>
          </table:table-cell>
          <table:table-cell table:style-name="ce23"/>
          <table:table-cell table:style-name="ce342" table:formula="of:=COUNTIF([.BA3:.BA33];&quot;Sensi Citoyenne&quot;)*7" office:value-type="float" office:value="0">
            <text:p>0</text:p>
          </table:table-cell>
          <table:table-cell table:style-name="ce68"/>
          <table:table-cell table:style-name="ce68" table:formula="of:=SUM([.AY37];[.BA37])" office:value-type="float" office:value="14">
            <text:p>14</text:p>
          </table:table-cell>
          <table:table-cell table:style-name="ce68"/>
          <table:table-cell table:number-columns-repeated="968"/>
        </table:table-row>
        <table:table-row table:style-name="ro3">
          <table:table-cell table:style-name="ce4" office:value-type="string">
            <text:p>Sensi Enjeux Numérique</text:p>
          </table:table-cell>
          <table:table-cell table:style-name="ce21" table:number-columns-repeated="3"/>
          <table:table-cell table:style-name="ce53" table:formula="of:=COUNTIF([.E5:.E34];&quot;Sensi Num&quot;)*7" office:value-type="float" office:value="0">
            <text:p>0</text:p>
          </table:table-cell>
          <table:table-cell table:style-name="ce68"/>
          <table:table-cell table:style-name="ce78" table:formula="of:=[.E38]" office:value-type="float" office:value="0">
            <text:p>0</text:p>
          </table:table-cell>
          <table:table-cell table:style-name="ce21" table:number-columns-repeated="3"/>
          <table:table-cell table:style-name="ce105" table:formula="of:=COUNTIF([.K5:.K34];&quot;Sensi Num&quot;)*7" office:value-type="float" office:value="0">
            <text:p>0</text:p>
          </table:table-cell>
          <table:table-cell table:style-name="ce68"/>
          <table:table-cell table:style-name="ce125" table:formula="of:=SUM([.K38];[.G38])" office:value-type="float" office:value="0">
            <text:p>0</text:p>
          </table:table-cell>
          <table:table-cell table:style-name="ce21" table:number-columns-repeated="3"/>
          <table:table-cell table:style-name="ce152" table:formula="of:=COUNTIF([.Q5:.Q34];&quot;Sensi Num&quot;)*7" office:value-type="float" office:value="0">
            <text:p>0</text:p>
          </table:table-cell>
          <table:table-cell table:style-name="ce68"/>
          <table:table-cell table:style-name="ce162" table:formula="of:=SUM([.Q38];[.M38])" office:value-type="float" office:value="0">
            <text:p>0</text:p>
          </table:table-cell>
          <table:table-cell table:style-name="ce21" table:number-columns-repeated="3"/>
          <table:table-cell table:style-name="ce186" table:formula="of:=COUNTIF([.W5:.W34];&quot;Sensi Num&quot;)*7" office:value-type="float" office:value="0">
            <text:p>0</text:p>
          </table:table-cell>
          <table:table-cell table:style-name="ce68"/>
          <table:table-cell table:style-name="ce195" table:formula="of:=SUM([.W38];[.S38])" office:value-type="float" office:value="0">
            <text:p>0</text:p>
          </table:table-cell>
          <table:table-cell table:style-name="ce21" table:number-columns-repeated="3"/>
          <table:table-cell table:style-name="ce217" table:formula="of:=COUNTIF([.AC5:.AC34];&quot;Sensi Num&quot;)*7" office:value-type="float" office:value="0">
            <text:p>0</text:p>
          </table:table-cell>
          <table:table-cell table:style-name="ce68"/>
          <table:table-cell table:style-name="ce228" table:formula="of:=SUM([.AC38];[.Y38])" office:value-type="float" office:value="0">
            <text:p>0</text:p>
          </table:table-cell>
          <table:table-cell table:style-name="ce21" table:number-columns-repeated="3"/>
          <table:table-cell table:style-name="ce243" table:formula="of:=COUNTIF([.AI5:.AI34];&quot;Sensi Num&quot;)*7" office:value-type="float" office:value="0">
            <text:p>0</text:p>
          </table:table-cell>
          <table:table-cell table:style-name="ce68"/>
          <table:table-cell table:style-name="ce252" table:formula="of:=SUM([.AI38];[.AE38])" office:value-type="float" office:value="0">
            <text:p>0</text:p>
          </table:table-cell>
          <table:table-cell table:style-name="ce21" table:number-columns-repeated="3"/>
          <table:table-cell table:style-name="ce267" table:formula="of:=COUNTIF([.AO5:.AO34];&quot;Sensi Num&quot;)*7" office:value-type="float" office:value="0">
            <text:p>0</text:p>
          </table:table-cell>
          <table:table-cell table:style-name="ce68"/>
          <table:table-cell table:style-name="ce275" table:formula="of:=SUM([.AO38];[.AK38])" office:value-type="float" office:value="0">
            <text:p>0</text:p>
          </table:table-cell>
          <table:table-cell table:style-name="ce21"/>
          <table:table-cell table:style-name="ce289" table:formula="of:=COUNTIF([.AS5:.AS34];&quot;Sensi Num&quot;)*7" office:value-type="float" office:value="0">
            <text:p>0</text:p>
          </table:table-cell>
          <table:table-cell table:style-name="ce68"/>
          <table:table-cell table:style-name="ce68" table:formula="of:=SUM([.AQ38];[.AS38])" office:value-type="float" office:value="0">
            <text:p>0</text:p>
          </table:table-cell>
          <table:table-cell table:style-name="ce23"/>
          <table:table-cell table:style-name="ce313" table:formula="of:=COUNTIF([.AW5:.AW34];&quot;Sensi Num&quot;)*7" office:value-type="float" office:value="0">
            <text:p>0</text:p>
          </table:table-cell>
          <table:table-cell table:style-name="ce68"/>
          <table:table-cell table:style-name="ce68" table:formula="of:=SUM([.AU38];[.AW38])" office:value-type="float" office:value="0">
            <text:p>0</text:p>
          </table:table-cell>
          <table:table-cell table:style-name="ce23"/>
          <table:table-cell table:style-name="ce342" table:formula="of:=COUNTIF([.BA5:.BA34];&quot;Sensi Num&quot;)*7" office:value-type="float" office:value="0">
            <text:p>0</text:p>
          </table:table-cell>
          <table:table-cell table:style-name="ce68"/>
          <table:table-cell table:style-name="ce68" table:formula="of:=SUM([.AY38];[.BA38])" office:value-type="float" office:value="0">
            <text:p>0</text:p>
          </table:table-cell>
          <table:table-cell table:style-name="ce68"/>
          <table:table-cell table:number-columns-repeated="968"/>
        </table:table-row>
        <table:table-row table:style-name="ro4">
          <table:table-cell table:style-name="ce5" office:value-type="string">
            <text:p>AutoFormation </text:p>
          </table:table-cell>
          <table:table-cell table:style-name="ce21" table:number-columns-repeated="3"/>
          <table:table-cell table:style-name="ce5" table:formula="of:=COUNTIF([.D1:.D30];&quot;AUTO&quot;)*7" office:value-type="float" office:value="7">
            <text:p>7</text:p>
          </table:table-cell>
          <table:table-cell table:style-name="ce5" office:value-type="string">
            <text:p>cumulé</text:p>
          </table:table-cell>
          <table:table-cell table:style-name="ce5" table:formula="of:=[.E39]" office:value-type="float" office:value="7">
            <text:p>7</text:p>
          </table:table-cell>
          <table:table-cell table:style-name="ce21" table:number-columns-repeated="3"/>
          <table:table-cell table:style-name="ce5" table:formula="of:=COUNTIF([.J3:.J33];&quot;AUTO&quot;)*7" office:value-type="float" office:value="35">
            <text:p>35</text:p>
          </table:table-cell>
          <table:table-cell table:style-name="ce5"/>
          <table:table-cell table:style-name="ce5" table:formula="of:=SUM([.G39];[.K39])" office:value-type="float" office:value="42">
            <text:p>42</text:p>
          </table:table-cell>
          <table:table-cell table:style-name="ce21" table:number-columns-repeated="3"/>
          <table:table-cell table:style-name="ce5" table:formula="of:=COUNTIF([.P3:.P33];&quot;AUTO&quot;)*7" office:value-type="float" office:value="35">
            <text:p>35</text:p>
          </table:table-cell>
          <table:table-cell table:style-name="ce5"/>
          <table:table-cell table:style-name="ce5" table:formula="of:=SUM([.M39];[.Q39])" office:value-type="float" office:value="77">
            <text:p>77</text:p>
          </table:table-cell>
          <table:table-cell table:style-name="ce21" table:number-columns-repeated="3"/>
          <table:table-cell table:style-name="ce5" table:formula="of:=COUNTIF([.V3:.V33];&quot;AUTO&quot;)*7" office:value-type="float" office:value="7">
            <text:p>7</text:p>
          </table:table-cell>
          <table:table-cell table:style-name="ce5"/>
          <table:table-cell table:style-name="ce5" table:formula="of:=SUM([.S39];[.W39])" office:value-type="float" office:value="84">
            <text:p>84</text:p>
          </table:table-cell>
          <table:table-cell table:style-name="ce21" table:number-columns-repeated="3"/>
          <table:table-cell table:style-name="ce5" table:formula="of:=COUNTIF([.AB3:.AB33];&quot;AUTO&quot;)*7" office:value-type="float" office:value="28">
            <text:p>28</text:p>
          </table:table-cell>
          <table:table-cell table:style-name="ce5"/>
          <table:table-cell table:style-name="ce5" table:formula="of:=SUM([.Y39];[.AC39])" office:value-type="float" office:value="112">
            <text:p>112</text:p>
          </table:table-cell>
          <table:table-cell table:style-name="ce21" table:number-columns-repeated="3"/>
          <table:table-cell table:style-name="ce5" table:formula="of:=COUNTIF([.AH3:.AH33];&quot;AUTO&quot;)*7" office:value-type="float" office:value="7">
            <text:p>7</text:p>
          </table:table-cell>
          <table:table-cell table:style-name="ce5"/>
          <table:table-cell table:style-name="ce5" table:formula="of:=SUM([.AE39];[.AI39])" office:value-type="float" office:value="119">
            <text:p>119</text:p>
          </table:table-cell>
          <table:table-cell table:style-name="ce21" table:number-columns-repeated="3"/>
          <table:table-cell table:style-name="ce5" table:formula="of:=COUNTIF([.AN3:.AN33];&quot;AUTO&quot;)*7" office:value-type="float" office:value="28">
            <text:p>28</text:p>
          </table:table-cell>
          <table:table-cell table:style-name="ce5"/>
          <table:table-cell table:style-name="ce5" table:formula="of:=SUM([.AK39];[.AO39])" office:value-type="float" office:value="147">
            <text:p>147</text:p>
          </table:table-cell>
          <table:table-cell table:style-name="ce21"/>
          <table:table-cell table:style-name="ce5" table:formula="of:=COUNTIF([.AR3:.AR33];&quot;AUTO&quot;)*7" office:value-type="float" office:value="0">
            <text:p>0</text:p>
          </table:table-cell>
          <table:table-cell table:style-name="ce5"/>
          <table:table-cell table:style-name="ce5" table:formula="of:=SUM([.AQ39];[.AS39])" office:value-type="float" office:value="147">
            <text:p>147</text:p>
          </table:table-cell>
          <table:table-cell table:style-name="ce23"/>
          <table:table-cell table:style-name="ce5" table:formula="of:=COUNTIF([.AV3:.AV33];&quot;AUTO&quot;)*7" office:value-type="float" office:value="0">
            <text:p>0</text:p>
          </table:table-cell>
          <table:table-cell table:style-name="ce5"/>
          <table:table-cell table:style-name="ce5" table:formula="of:=SUM([.AU39];[.AW39])" office:value-type="float" office:value="147">
            <text:p>147</text:p>
          </table:table-cell>
          <table:table-cell table:style-name="ce23"/>
          <table:table-cell table:style-name="ce5" table:formula="of:=(COUNTIF([.BD3:.BD31];&quot;AUTO&quot;) + COUNTIF([.BB3:.BB31];&quot;AUTO&quot;)) * 3.5" office:value-type="float" office:value="14">
            <text:p>14</text:p>
          </table:table-cell>
          <table:table-cell table:style-name="ce5"/>
          <table:table-cell table:style-name="ce5" table:formula="of:=SUM([.AY39];[.BA39])" office:value-type="float" office:value="161">
            <text:p>161</text:p>
          </table:table-cell>
          <table:table-cell table:style-name="ce5"/>
          <table:table-cell table:number-columns-repeated="968"/>
        </table:table-row>
        <table:table-row table:style-name="ro4">
          <table:table-cell table:style-name="ce6" office:value-type="string">
            <text:p>TRE</text:p>
          </table:table-cell>
          <table:table-cell table:style-name="ce21" table:number-columns-repeated="3"/>
          <table:table-cell table:style-name="ce6" table:formula="of:=(COUNTIF([.D6:.D31];&quot;TRE&quot;) + COUNTIF([.F6:.F31];&quot;TRE&quot;)) * 3.5" office:value-type="float" office:value="3.5">
            <text:p>3,5</text:p>
          </table:table-cell>
          <table:table-cell table:style-name="ce6"/>
          <table:table-cell table:style-name="ce6" table:formula="of:=[.E40]" office:value-type="float" office:value="3.5">
            <text:p>3,5</text:p>
          </table:table-cell>
          <table:table-cell table:style-name="ce21" table:number-columns-repeated="3"/>
          <table:table-cell table:style-name="ce6" table:formula="of:=(COUNTIF([.J6:.J31];&quot;TRE&quot;) + COUNTIF([.L6:.L31];&quot;TRE&quot;)) * 3.5" office:value-type="float" office:value="0">
            <text:p>0</text:p>
          </table:table-cell>
          <table:table-cell table:style-name="ce6"/>
          <table:table-cell table:style-name="ce6" table:formula="of:=SUM([.G40];[.K40])" office:value-type="float" office:value="3.5">
            <text:p>3,5</text:p>
          </table:table-cell>
          <table:table-cell table:style-name="ce21" table:number-columns-repeated="3"/>
          <table:table-cell table:style-name="ce6" table:formula="of:=(COUNTIF([.P6:.P31];&quot;TRE&quot;) + COUNTIF([.R6:.R31];&quot;TRE&quot;)) * 3.5" office:value-type="float" office:value="0">
            <text:p>0</text:p>
          </table:table-cell>
          <table:table-cell table:style-name="ce6"/>
          <table:table-cell table:style-name="ce6" table:formula="of:=SUM([.M40];[.Q40])" office:value-type="float" office:value="3.5">
            <text:p>3,5</text:p>
          </table:table-cell>
          <table:table-cell table:style-name="ce21" table:number-columns-repeated="3"/>
          <table:table-cell table:style-name="ce6" table:formula="of:=(COUNTIF([.V3:.V31];&quot;TRE&quot;) + COUNTIF([.X3:.X31];&quot;TRE&quot;)) * 3.5" office:value-type="float" office:value="28">
            <text:p>28</text:p>
          </table:table-cell>
          <table:table-cell table:style-name="ce6"/>
          <table:table-cell table:style-name="ce6" table:formula="of:=SUM([.S40];[.W40])" office:value-type="float" office:value="31.5">
            <text:p>31,5</text:p>
          </table:table-cell>
          <table:table-cell table:style-name="ce21" table:number-columns-repeated="3"/>
          <table:table-cell table:style-name="ce6" table:formula="of:=(COUNTIF([.AB3:.AB31];&quot;TRE&quot;) + COUNTIF([.AD3:.AD31];&quot;TRE&quot;)) * 3.5" office:value-type="float" office:value="0">
            <text:p>0</text:p>
          </table:table-cell>
          <table:table-cell table:style-name="ce6"/>
          <table:table-cell table:style-name="ce6" table:formula="of:=SUM([.Y40];[.AC40])" office:value-type="float" office:value="31.5">
            <text:p>31,5</text:p>
          </table:table-cell>
          <table:table-cell table:style-name="ce21" table:number-columns-repeated="3"/>
          <table:table-cell table:style-name="ce6" table:formula="of:=(COUNTIF([.AH3:.AH31];&quot;TRE&quot;) + COUNTIF([.AJ3:.AJ31];&quot;TRE&quot;)) * 3.5" office:value-type="float" office:value="0">
            <text:p>0</text:p>
          </table:table-cell>
          <table:table-cell table:style-name="ce6"/>
          <table:table-cell table:style-name="ce6" table:formula="of:=SUM([.AE40];[.AI40])" office:value-type="float" office:value="31.5">
            <text:p>31,5</text:p>
          </table:table-cell>
          <table:table-cell table:style-name="ce21" table:number-columns-repeated="3"/>
          <table:table-cell table:style-name="ce6" table:formula="of:=(COUNTIF([.AN3:.AN31];&quot;TRE&quot;) + COUNTIF([.AP3:.AP31];&quot;TRE&quot;)) * 3.5" office:value-type="float" office:value="0">
            <text:p>0</text:p>
          </table:table-cell>
          <table:table-cell table:style-name="ce6"/>
          <table:table-cell table:style-name="ce6" table:formula="of:=SUM([.AK40];[.AO40])" office:value-type="float" office:value="31.5">
            <text:p>31,5</text:p>
          </table:table-cell>
          <table:table-cell table:style-name="ce21"/>
          <table:table-cell table:style-name="ce6" table:formula="of:=(COUNTIF([.AR3:.AR31];&quot;TRE&quot;) + COUNTIF([.AT3:.AT31];&quot;TRE&quot;)) * 3.5" office:value-type="float" office:value="0">
            <text:p>0</text:p>
          </table:table-cell>
          <table:table-cell table:style-name="ce6"/>
          <table:table-cell table:style-name="ce6" table:formula="of:=SUM([.AQ40];[.AS40])" office:value-type="float" office:value="31.5">
            <text:p>31,5</text:p>
          </table:table-cell>
          <table:table-cell table:style-name="ce23"/>
          <table:table-cell table:style-name="ce314" table:formula="of:=(COUNTIF([.AV3:.AV31];&quot;TRE&quot;) + COUNTIF([.AX3:.AX31];&quot;TRE&quot;)) * 3.5" office:value-type="float" office:value="0">
            <text:p>0</text:p>
          </table:table-cell>
          <table:table-cell table:style-name="ce314"/>
          <table:table-cell table:style-name="ce314" table:formula="of:=SUM([.AU40];[.AW40])" office:value-type="float" office:value="31.5">
            <text:p>31,5</text:p>
          </table:table-cell>
          <table:table-cell table:style-name="ce23"/>
          <table:table-cell table:style-name="ce314" table:formula="of:=(COUNTIF([.BD3:.BD31];&quot;TRE&quot;) + COUNTIF([.BB3:.BB31];&quot;TRE&quot;)) * 3.5" office:value-type="float" office:value="3.5">
            <text:p>3,5</text:p>
          </table:table-cell>
          <table:table-cell table:style-name="ce314"/>
          <table:table-cell table:style-name="ce314" table:formula="of:=SUM([.AY40];[.BA40])" office:value-type="float" office:value="35">
            <text:p>35</text:p>
          </table:table-cell>
          <table:table-cell table:style-name="ce314"/>
          <table:table-cell table:number-columns-repeated="968"/>
        </table:table-row>
        <table:table-row table:style-name="ro3">
          <table:table-cell table:style-name="ce7" office:value-type="string">
            <text:p>CCP1 </text:p>
          </table:table-cell>
          <table:table-cell table:style-name="ce21" table:number-columns-repeated="3"/>
          <table:table-cell table:style-name="ce54" table:formula="of:=(COUNTIF([.D3:.D33];&quot;*CCP1*&quot;) + COUNTIF([.F3:.F33];&quot;*CCP1*&quot;)) * 3.5" office:value-type="float" office:value="0">
            <text:p>0</text:p>
          </table:table-cell>
          <table:table-cell table:style-name="ce69" office:value-type="string">
            <text:p>Cumulé</text:p>
          </table:table-cell>
          <table:table-cell table:style-name="ce79" table:formula="of:=[.E41]" office:value-type="float" office:value="0">
            <text:p>0</text:p>
          </table:table-cell>
          <table:table-cell table:style-name="ce21" table:number-columns-repeated="3"/>
          <table:table-cell table:style-name="ce106" table:formula="of:=(COUNTIF([.J3:.J33];&quot;*CCP1*&quot;) + COUNTIF([.L3:.L33];&quot;*CCP1*&quot;)) * 3.5" office:value-type="float" office:value="0">
            <text:p>0</text:p>
          </table:table-cell>
          <table:table-cell table:style-name="ce69" office:value-type="string">
            <text:p>cumulé</text:p>
          </table:table-cell>
          <table:table-cell table:style-name="ce126" table:formula="of:=SUM([.G41];[.K41])" office:value-type="float" office:value="0">
            <text:p>0</text:p>
          </table:table-cell>
          <table:table-cell table:style-name="ce21" table:number-columns-repeated="3"/>
          <table:table-cell table:style-name="ce153" table:formula="of:=(COUNTIF([.P3:.P33];&quot;*CCP1*&quot;) + COUNTIF([.R3:.R33];&quot;*CCP1*&quot;)) * 3.5" office:value-type="float" office:value="0">
            <text:p>0</text:p>
          </table:table-cell>
          <table:table-cell table:style-name="ce69"/>
          <table:table-cell table:style-name="ce163" table:formula="of:=SUM([.M41];[.Q41])" office:value-type="float" office:value="0">
            <text:p>0</text:p>
          </table:table-cell>
          <table:table-cell table:style-name="ce21" table:number-columns-repeated="3"/>
          <table:table-cell table:style-name="ce187" table:formula="of:=(COUNTIF([.V3:.V33];&quot;*CCP1*&quot;) + COUNTIF([.X3:.X33];&quot;*CCP1*&quot;)) * 3.5" office:value-type="float" office:value="0">
            <text:p>0</text:p>
          </table:table-cell>
          <table:table-cell table:style-name="ce69"/>
          <table:table-cell table:style-name="ce196" table:formula="of:=SUM([.S41];[.W41])" office:value-type="float" office:value="0">
            <text:p>0</text:p>
          </table:table-cell>
          <table:table-cell table:style-name="ce21" table:number-columns-repeated="3"/>
          <table:table-cell table:style-name="ce218" table:formula="of:=(COUNTIF([.AB3:.AB33];&quot;*CCP1*&quot;) + COUNTIF([.AD3:.AD33];&quot;*CCP1*&quot;)) * 3.5" office:value-type="float" office:value="0">
            <text:p>0</text:p>
          </table:table-cell>
          <table:table-cell table:style-name="ce69"/>
          <table:table-cell table:style-name="ce229" table:formula="of:=SUM([.Y41];[.AC41])" office:value-type="float" office:value="0">
            <text:p>0</text:p>
          </table:table-cell>
          <table:table-cell table:style-name="ce21" table:number-columns-repeated="3"/>
          <table:table-cell table:style-name="ce244" table:formula="of:=(COUNTIF([.AH3:.AH33];&quot;*CCP1*&quot;) + COUNTIF([.AJ3:.AJ33];&quot;*CCP1*&quot;)) * 3.5" office:value-type="float" office:value="0">
            <text:p>0</text:p>
          </table:table-cell>
          <table:table-cell table:style-name="ce69"/>
          <table:table-cell table:style-name="ce253" table:formula="of:=SUM([.AE41];[.AI41])" office:value-type="float" office:value="0">
            <text:p>0</text:p>
          </table:table-cell>
          <table:table-cell table:style-name="ce21" table:number-columns-repeated="3"/>
          <table:table-cell table:style-name="ce268" table:formula="of:=(COUNTIF([.AN3:.AN33];&quot;*CCP1*&quot;) + COUNTIF([.AP3:.AP33];&quot;*CCP1*&quot;)) * 3.5" office:value-type="float" office:value="0">
            <text:p>0</text:p>
          </table:table-cell>
          <table:table-cell table:style-name="ce69"/>
          <table:table-cell table:style-name="ce276" table:formula="of:=SUM([.AK41];[.AO41])" office:value-type="float" office:value="0">
            <text:p>0</text:p>
          </table:table-cell>
          <table:table-cell table:style-name="ce21"/>
          <table:table-cell table:style-name="ce290" table:formula="of:=(COUNTIF([.AR3:.AR33];&quot;*CCP1*&quot;) + COUNTIF([.AT3:.AT33];&quot;*CCP1*&quot;)) * 3.5" office:value-type="float" office:value="0">
            <text:p>0</text:p>
          </table:table-cell>
          <table:table-cell table:style-name="ce69"/>
          <table:table-cell table:style-name="ce303" table:formula="of:=SUM([.AQ41];[.AS41])" office:value-type="float" office:value="0">
            <text:p>0</text:p>
          </table:table-cell>
          <table:table-cell table:style-name="ce23"/>
          <table:table-cell table:style-name="ce315" table:formula="of:=(COUNTIF([.AV3:.AV33];&quot;*CCP1*&quot;) + COUNTIF([.AX3:.AX33];&quot;*CCP1*&quot;)) * 3.5" office:value-type="float" office:value="0">
            <text:p>0</text:p>
          </table:table-cell>
          <table:table-cell table:style-name="ce69"/>
          <table:table-cell table:style-name="ce331" table:formula="of:=SUM([.AU41];[.AW41])" office:value-type="float" office:value="0">
            <text:p>0</text:p>
          </table:table-cell>
          <table:table-cell table:style-name="ce23"/>
          <table:table-cell table:style-name="ce343" table:formula="of:=(COUNTIF([.AZ3:.AZ33];&quot;*CCP1*&quot;) + COUNTIF([.BB3:.BB33];&quot;*CCP1*&quot;)) * 3.5" office:value-type="float" office:value="0">
            <text:p>0</text:p>
          </table:table-cell>
          <table:table-cell table:style-name="ce69"/>
          <table:table-cell table:style-name="ce359" table:formula="of:=SUM([.AY41];[.BA41])" office:value-type="float" office:value="0">
            <text:p>0</text:p>
          </table:table-cell>
          <table:table-cell table:style-name="ce69"/>
          <table:table-cell table:number-columns-repeated="968"/>
        </table:table-row>
        <table:table-row table:style-name="ro3">
          <table:table-cell table:style-name="ce8" office:value-type="string">
            <text:p>CCP2</text:p>
          </table:table-cell>
          <table:table-cell table:style-name="ce21" table:number-columns-repeated="3"/>
          <table:table-cell table:style-name="ce55" table:formula="of:=COUNTIF([.D4:.D33];&quot;CCP2*&quot;)*7" office:value-type="float" office:value="0">
            <text:p>0</text:p>
          </table:table-cell>
          <table:table-cell table:style-name="ce70"/>
          <table:table-cell table:style-name="ce80" table:formula="of:=[.E42]" office:value-type="float" office:value="0">
            <text:p>0</text:p>
          </table:table-cell>
          <table:table-cell table:style-name="ce21" table:number-columns-repeated="3"/>
          <table:table-cell table:style-name="ce107" table:formula="of:=COUNTIF([.J4:.J33];&quot;CCP2*&quot;)*7" office:value-type="float" office:value="0">
            <text:p>0</text:p>
          </table:table-cell>
          <table:table-cell table:style-name="ce70" office:value-type="string">
            <text:p>cumulé</text:p>
          </table:table-cell>
          <table:table-cell table:style-name="ce127" table:formula="of:=SUM([.G42];[.K42])" office:value-type="float" office:value="0">
            <text:p>0</text:p>
          </table:table-cell>
          <table:table-cell table:style-name="ce21" table:number-columns-repeated="3"/>
          <table:table-cell table:style-name="ce154" table:formula="of:=COUNTIF([.P4:.P33];&quot;CCP2*&quot;)*7" office:value-type="float" office:value="0">
            <text:p>0</text:p>
          </table:table-cell>
          <table:table-cell table:style-name="ce70"/>
          <table:table-cell table:style-name="ce164" table:formula="of:=SUM([.M42];[.Q42])" office:value-type="float" office:value="0">
            <text:p>0</text:p>
          </table:table-cell>
          <table:table-cell table:style-name="ce21" table:number-columns-repeated="3"/>
          <table:table-cell table:style-name="ce188" table:formula="of:=COUNTIF([.V4:.V33];&quot;CCP2*&quot;)*7" office:value-type="float" office:value="0">
            <text:p>0</text:p>
          </table:table-cell>
          <table:table-cell table:style-name="ce70"/>
          <table:table-cell table:style-name="ce197" table:formula="of:=SUM([.S42];[.W42])" office:value-type="float" office:value="0">
            <text:p>0</text:p>
          </table:table-cell>
          <table:table-cell table:style-name="ce21" table:number-columns-repeated="3"/>
          <table:table-cell table:style-name="ce219" table:formula="of:=COUNTIF([.AB4:.AB33];&quot;CCP2*&quot;)*7" office:value-type="float" office:value="0">
            <text:p>0</text:p>
          </table:table-cell>
          <table:table-cell table:style-name="ce70"/>
          <table:table-cell table:style-name="ce230" table:formula="of:=SUM([.Y42];[.AC42])" office:value-type="float" office:value="0">
            <text:p>0</text:p>
          </table:table-cell>
          <table:table-cell table:style-name="ce21" table:number-columns-repeated="3"/>
          <table:table-cell table:style-name="ce245" table:formula="of:=COUNTIF([.AH4:.AH33];&quot;CCP2*&quot;)*7" office:value-type="float" office:value="0">
            <text:p>0</text:p>
          </table:table-cell>
          <table:table-cell table:style-name="ce70"/>
          <table:table-cell table:style-name="ce254" table:formula="of:=SUM([.AE42];[.AI42])" office:value-type="float" office:value="0">
            <text:p>0</text:p>
          </table:table-cell>
          <table:table-cell table:style-name="ce21" table:number-columns-repeated="3"/>
          <table:table-cell table:style-name="ce269" table:formula="of:=COUNTIF([.AN4:.AN33];&quot;CCP2*&quot;)*7" office:value-type="float" office:value="0">
            <text:p>0</text:p>
          </table:table-cell>
          <table:table-cell table:style-name="ce70"/>
          <table:table-cell table:style-name="ce277" table:formula="of:=SUM([.AK42];[.AO42])" office:value-type="float" office:value="0">
            <text:p>0</text:p>
          </table:table-cell>
          <table:table-cell table:style-name="ce21"/>
          <table:table-cell table:style-name="ce291" table:formula="of:=COUNTIF([.AR4:.AR33];&quot;CCP2*&quot;)*7" office:value-type="float" office:value="0">
            <text:p>0</text:p>
          </table:table-cell>
          <table:table-cell table:style-name="ce70"/>
          <table:table-cell table:style-name="ce304" table:formula="of:=SUM([.AQ42];[.AS42])" office:value-type="float" office:value="0">
            <text:p>0</text:p>
          </table:table-cell>
          <table:table-cell table:style-name="ce23"/>
          <table:table-cell table:style-name="ce316" table:formula="of:=COUNTIF([.AV4:.AV33];&quot;CCP2*&quot;)*7" office:value-type="float" office:value="0">
            <text:p>0</text:p>
          </table:table-cell>
          <table:table-cell table:style-name="ce70"/>
          <table:table-cell table:style-name="ce332" table:formula="of:=SUM([.AU42];[.AW42])" office:value-type="float" office:value="0">
            <text:p>0</text:p>
          </table:table-cell>
          <table:table-cell table:style-name="ce23"/>
          <table:table-cell table:style-name="ce344" table:formula="of:=COUNTIF([.AZ4:.AZ33];&quot;CCP2*&quot;)*7" office:value-type="float" office:value="0">
            <text:p>0</text:p>
          </table:table-cell>
          <table:table-cell table:style-name="ce70"/>
          <table:table-cell table:style-name="ce360" table:formula="of:=SUM([.AY42];[.BA42])" office:value-type="float" office:value="0">
            <text:p>0</text:p>
          </table:table-cell>
          <table:table-cell table:style-name="ce70"/>
          <table:table-cell table:number-columns-repeated="968"/>
        </table:table-row>
        <table:table-row table:style-name="ro3">
          <table:table-cell table:style-name="ce9" office:value-type="string">
            <text:p>Acc Certif </text:p>
          </table:table-cell>
          <table:table-cell table:style-name="ce21" table:number-columns-repeated="3"/>
          <table:table-cell table:style-name="ce56"/>
          <table:table-cell table:style-name="ce71"/>
          <table:table-cell table:style-name="ce81"/>
          <table:table-cell table:style-name="ce21" table:number-columns-repeated="3"/>
          <table:table-cell table:style-name="ce108"/>
          <table:table-cell table:style-name="ce71"/>
          <table:table-cell table:style-name="ce128"/>
          <table:table-cell table:style-name="ce21" table:number-columns-repeated="3"/>
          <table:table-cell table:style-name="ce155"/>
          <table:table-cell table:style-name="ce71"/>
          <table:table-cell table:style-name="ce165"/>
          <table:table-cell table:style-name="ce21" table:number-columns-repeated="3"/>
          <table:table-cell table:style-name="ce189"/>
          <table:table-cell table:style-name="ce71"/>
          <table:table-cell table:style-name="ce198"/>
          <table:table-cell table:style-name="ce21" table:number-columns-repeated="3"/>
          <table:table-cell table:style-name="ce220"/>
          <table:table-cell table:style-name="ce71"/>
          <table:table-cell table:style-name="ce231"/>
          <table:table-cell table:style-name="ce21" table:number-columns-repeated="3"/>
          <table:table-cell table:style-name="ce246"/>
          <table:table-cell table:style-name="ce71"/>
          <table:table-cell table:style-name="ce255"/>
          <table:table-cell table:style-name="ce21" table:number-columns-repeated="3"/>
          <table:table-cell table:style-name="ce270"/>
          <table:table-cell table:style-name="ce71"/>
          <table:table-cell table:style-name="ce278"/>
          <table:table-cell table:style-name="ce21"/>
          <table:table-cell table:style-name="ce292"/>
          <table:table-cell table:style-name="ce71"/>
          <table:table-cell table:style-name="ce305" table:formula="of:=SUM([.AQ43];[.AS43])" office:value-type="float" office:value="0">
            <text:p>0</text:p>
          </table:table-cell>
          <table:table-cell table:style-name="ce23"/>
          <table:table-cell table:style-name="ce317"/>
          <table:table-cell table:style-name="ce71"/>
          <table:table-cell table:style-name="ce333" table:formula="of:=SUM([.AU43];[.AW43])" office:value-type="float" office:value="0">
            <text:p>0</text:p>
          </table:table-cell>
          <table:table-cell table:style-name="ce23"/>
          <table:table-cell table:style-name="ce71" table:formula="of:=(COUNTIF([.BA3:.BA31];&quot;Acc Certif &quot;) + COUNTIF([.BC3:.BC31];&quot;Acc Certif &quot;)) * 3.5" office:value-type="float" office:value="80.5">
            <text:p>80,5</text:p>
          </table:table-cell>
          <table:table-cell table:style-name="ce71"/>
          <table:table-cell table:style-name="ce361" table:formula="of:=SUM([.AY43];[.BA43])" office:value-type="float" office:value="80.5">
            <text:p>80,5</text:p>
          </table:table-cell>
          <table:table-cell table:style-name="ce71"/>
          <table:table-cell table:number-columns-repeated="968"/>
        </table:table-row>
        <table:table-row table:style-name="ro3">
          <table:table-cell table:style-name="ce10" office:value-type="string">
            <text:p>CF - CENTRE FERMÉ</text:p>
          </table:table-cell>
          <table:table-cell table:style-name="ce22" table:number-columns-repeated="3"/>
          <table:table-cell table:style-name="ce57" table:formula="of:=COUNTIF([.E3:.E32];&quot;CF&quot;)*7" office:value-type="float" office:value="0">
            <text:p>0</text:p>
          </table:table-cell>
          <table:table-cell table:style-name="ce72"/>
          <table:table-cell table:style-name="ce82"/>
          <table:table-cell table:style-name="ce22" table:number-columns-repeated="3"/>
          <table:table-cell table:style-name="ce109" table:formula="of:=COUNTIF([.K3:.K32];&quot;CF&quot;)*7" office:value-type="float" office:value="0">
            <text:p>0</text:p>
          </table:table-cell>
          <table:table-cell table:style-name="ce72"/>
          <table:table-cell table:style-name="ce129"/>
          <table:table-cell table:style-name="ce22" table:number-columns-repeated="3"/>
          <table:table-cell table:style-name="ce156" table:formula="of:=COUNTIF([.Q3:.Q32];&quot;CF&quot;)*7" office:value-type="float" office:value="7">
            <text:p>7</text:p>
          </table:table-cell>
          <table:table-cell table:style-name="ce72"/>
          <table:table-cell table:style-name="ce166"/>
          <table:table-cell table:style-name="ce22" table:number-columns-repeated="3"/>
          <table:table-cell table:style-name="ce190" table:formula="of:=COUNTIF([.W3:.W32];&quot;CF&quot;)*7" office:value-type="float" office:value="0">
            <text:p>0</text:p>
          </table:table-cell>
          <table:table-cell table:style-name="ce72"/>
          <table:table-cell table:style-name="ce199"/>
          <table:table-cell table:style-name="ce22"/>
          <table:table-cell table:style-name="ce21" table:number-columns-repeated="2"/>
          <table:table-cell table:style-name="ce221" table:formula="of:=COUNTIF([.AC3:.AC32];&quot;CF&quot;)*7" office:value-type="float" office:value="0">
            <text:p>0</text:p>
          </table:table-cell>
          <table:table-cell table:style-name="ce72"/>
          <table:table-cell table:style-name="ce232"/>
          <table:table-cell table:style-name="ce22"/>
          <table:table-cell table:style-name="ce21" table:number-columns-repeated="2"/>
          <table:table-cell table:style-name="ce247" table:formula="of:=COUNTIF([.AI3:.AI32];&quot;CF&quot;)*7" office:value-type="float" office:value="0">
            <text:p>0</text:p>
          </table:table-cell>
          <table:table-cell table:style-name="ce72"/>
          <table:table-cell table:style-name="ce256"/>
          <table:table-cell table:style-name="ce21" table:number-columns-repeated="3"/>
          <table:table-cell table:style-name="ce271" table:formula="of:=COUNTIF([.AO3:.AO32];&quot;CF&quot;)*7" office:value-type="float" office:value="0">
            <text:p>0</text:p>
          </table:table-cell>
          <table:table-cell table:style-name="ce72"/>
          <table:table-cell table:style-name="ce279"/>
          <table:table-cell table:style-name="ce21"/>
          <table:table-cell table:style-name="ce293" table:formula="of:=COUNTIF([.AS3:.AS32];&quot;CF&quot;)*7" office:value-type="float" office:value="0">
            <text:p>0</text:p>
          </table:table-cell>
          <table:table-cell table:style-name="ce296"/>
          <table:table-cell table:style-name="ce296" table:formula="of:=SUM([.AQ44];[.AS44])" office:value-type="float" office:value="0">
            <text:p>0</text:p>
          </table:table-cell>
          <table:table-cell table:style-name="ce23"/>
          <table:table-cell table:style-name="ce318" table:formula="of:=COUNTIF([.AW3:.AW32];&quot;CF&quot;)*7" office:value-type="float" office:value="0">
            <text:p>0</text:p>
          </table:table-cell>
          <table:table-cell table:style-name="ce324"/>
          <table:table-cell table:style-name="ce334" table:formula="of:=SUM([.AU44];[.AW44])" office:value-type="float" office:value="0">
            <text:p>0</text:p>
          </table:table-cell>
          <table:table-cell table:style-name="ce23"/>
          <table:table-cell table:style-name="ce345" table:formula="of:=COUNTIF([.BA3:.BA32];&quot;CF&quot;)*7" office:value-type="float" office:value="0">
            <text:p>0</text:p>
          </table:table-cell>
          <table:table-cell table:style-name="ce354"/>
          <table:table-cell table:style-name="ce362" table:formula="of:=SUM([.AY44];[.BA44])" office:value-type="float" office:value="0">
            <text:p>0</text:p>
          </table:table-cell>
          <table:table-cell table:style-name="ce72"/>
          <table:table-cell table:number-columns-repeated="968"/>
        </table:table-row>
        <table:table-row table:style-name="ro4">
          <table:table-cell table:style-name="ce11" office:value-type="string">
            <text:p>TOTAL Heures (hors CF)</text:p>
          </table:table-cell>
          <table:table-cell table:style-name="ce23" table:number-columns-repeated="3"/>
          <table:table-cell table:style-name="ce58" table:formula="of:=SUM([.E36:.E43])" office:value-type="float" office:value="10.5">
            <text:p>10,5</text:p>
          </table:table-cell>
          <table:table-cell table:style-name="ce73"/>
          <table:table-cell table:style-name="ce83" table:formula="of:=SUM([.G36:.G42])" office:value-type="float" office:value="17.5">
            <text:p>17,5</text:p>
          </table:table-cell>
          <table:table-cell table:style-name="ce22" table:number-columns-repeated="3"/>
          <table:table-cell table:style-name="ce110" table:formula="of:=SUM([.K36:.K43])" office:value-type="float" office:value="35">
            <text:p>35</text:p>
          </table:table-cell>
          <table:table-cell table:style-name="ce73"/>
          <table:table-cell table:style-name="ce130" table:formula="of:=SUM([.M36:.M42])" office:value-type="float" office:value="52.5">
            <text:p>52,5</text:p>
          </table:table-cell>
          <table:table-cell table:style-name="ce22" table:number-columns-repeated="3"/>
          <table:table-cell table:style-name="ce157" table:formula="of:=SUM([.Q36:.Q43])" office:value-type="float" office:value="42">
            <text:p>42</text:p>
          </table:table-cell>
          <table:table-cell table:style-name="ce73"/>
          <table:table-cell table:style-name="ce167" table:formula="of:=SUM([.S36:.S42])" office:value-type="float" office:value="94.5">
            <text:p>94,5</text:p>
          </table:table-cell>
          <table:table-cell table:style-name="ce22" table:number-columns-repeated="3"/>
          <table:table-cell table:style-name="ce191" table:formula="of:=SUM([.W36:.W43])" office:value-type="float" office:value="42">
            <text:p>42</text:p>
          </table:table-cell>
          <table:table-cell table:style-name="ce73"/>
          <table:table-cell table:style-name="ce200" table:formula="of:=SUM([.Y36:.Y42])" office:value-type="float" office:value="136.5">
            <text:p>136,5</text:p>
          </table:table-cell>
          <table:table-cell table:style-name="ce22"/>
          <table:table-cell table:style-name="ce21" table:number-columns-repeated="2"/>
          <table:table-cell table:style-name="ce222" table:formula="of:=SUM([.AC36:.AC43])" office:value-type="float" office:value="28">
            <text:p>28</text:p>
          </table:table-cell>
          <table:table-cell table:style-name="ce73"/>
          <table:table-cell table:style-name="ce233" table:formula="of:=SUM([.AE36:.AE42])" office:value-type="float" office:value="164.5">
            <text:p>164,5</text:p>
          </table:table-cell>
          <table:table-cell table:style-name="ce21" table:number-columns-repeated="3"/>
          <table:table-cell table:style-name="ce248" table:formula="of:=SUM([.AI36:.AI43])" office:value-type="float" office:value="7">
            <text:p>7</text:p>
          </table:table-cell>
          <table:table-cell table:style-name="ce73"/>
          <table:table-cell table:style-name="ce257" table:formula="of:=SUM([.AK36:.AK42])" office:value-type="float" office:value="171.5">
            <text:p>171,5</text:p>
          </table:table-cell>
          <table:table-cell table:style-name="ce21" table:number-columns-repeated="3"/>
          <table:table-cell table:style-name="ce272" table:formula="of:=SUM([.AO36:.AO43])" office:value-type="float" office:value="28">
            <text:p>28</text:p>
          </table:table-cell>
          <table:table-cell table:style-name="ce73"/>
          <table:table-cell table:style-name="ce280" table:formula="of:=SUM([.AQ36:.AQ42])" office:value-type="float" office:value="199.5">
            <text:p>199,5</text:p>
          </table:table-cell>
          <table:table-cell table:style-name="ce21"/>
          <table:table-cell table:style-name="ce294" table:formula="of:=SUM([.AS36:.AS43])" office:value-type="float" office:value="0">
            <text:p>0</text:p>
          </table:table-cell>
          <table:table-cell table:style-name="ce73"/>
          <table:table-cell table:style-name="ce306" table:formula="of:=SUM([.AQ45];[.AS45])" office:value-type="float" office:value="199.5">
            <text:p>199,5</text:p>
          </table:table-cell>
          <table:table-cell table:style-name="ce23"/>
          <table:table-cell table:style-name="ce319" table:formula="of:=SUM([.AW36:.AW43])" office:value-type="float" office:value="0">
            <text:p>0</text:p>
          </table:table-cell>
          <table:table-cell table:style-name="ce73"/>
          <table:table-cell table:style-name="ce335" table:formula="of:=SUM([.AU45];[.AW45])" office:value-type="float" office:value="199.5">
            <text:p>199,5</text:p>
          </table:table-cell>
          <table:table-cell table:style-name="ce23"/>
          <table:table-cell table:style-name="ce346" table:formula="of:=SUM([.BA36:.BA43])" office:value-type="float" office:value="98">
            <text:p>98</text:p>
          </table:table-cell>
          <table:table-cell table:style-name="ce73"/>
          <table:table-cell table:style-name="ce363" table:formula="of:=SUM([.AY45];[.BA45])" office:value-type="float" office:value="297.5">
            <text:p>297,5</text:p>
          </table:table-cell>
          <table:table-cell table:style-name="ce73"/>
          <table:table-cell table:number-columns-repeated="968"/>
        </table:table-row>
        <table:table-row table:style-name="ro3">
          <table:table-cell table:style-name="ce12" office:value-type="string">
            <text:p>TOTAL heures stage</text:p>
          </table:table-cell>
          <table:table-cell table:style-name="ce1" table:number-columns-repeated="3"/>
          <table:table-cell table:style-name="ce59" table:formula="of:=COUNTIF([.E5:.E34];&quot;STAGE&quot;)*7" office:value-type="float" office:value="0">
            <text:p>0</text:p>
          </table:table-cell>
          <table:table-cell table:style-name="ce74"/>
          <table:table-cell table:style-name="ce84" table:formula="of:=[.E46]" office:value-type="float" office:value="0">
            <text:p>0</text:p>
          </table:table-cell>
          <table:table-cell table:style-name="ce23" table:number-columns-repeated="3"/>
          <table:table-cell table:style-name="ce111" table:formula="of:=COUNTIF([.K5:.K34];&quot;STAGE&quot;)*7" office:value-type="float" office:value="0">
            <text:p>0</text:p>
          </table:table-cell>
          <table:table-cell table:style-name="ce74"/>
          <table:table-cell table:style-name="ce131" table:formula="of:=[.K46]" office:value-type="float" office:value="0">
            <text:p>0</text:p>
          </table:table-cell>
          <table:table-cell table:style-name="ce23" table:number-columns-repeated="3"/>
          <table:table-cell table:style-name="ce158" table:formula="of:=COUNTIF([.Q5:.Q34];&quot;STAGE&quot;)*7" office:value-type="float" office:value="0">
            <text:p>0</text:p>
          </table:table-cell>
          <table:table-cell table:style-name="ce74"/>
          <table:table-cell table:style-name="ce168" table:formula="of:=[.Q46]" office:value-type="float" office:value="0">
            <text:p>0</text:p>
          </table:table-cell>
          <table:table-cell table:style-name="ce23" table:number-columns-repeated="2"/>
          <table:table-cell table:style-name="ce21"/>
          <table:table-cell table:style-name="ce192" table:formula="of:=COUNTIF([.W5:.W34];&quot;STAGE&quot;)*7" office:value-type="float" office:value="0">
            <text:p>0</text:p>
          </table:table-cell>
          <table:table-cell table:style-name="ce74"/>
          <table:table-cell table:style-name="ce201" table:formula="of:=[.W46]" office:value-type="float" office:value="0">
            <text:p>0</text:p>
          </table:table-cell>
          <table:table-cell table:style-name="ce23"/>
          <table:table-cell table:style-name="ce21" table:number-columns-repeated="2"/>
          <table:table-cell table:style-name="ce223" table:formula="of:=COUNTIF([.AC5:.AC34];&quot;STAGE&quot;)*7" office:value-type="float" office:value="0">
            <text:p>0</text:p>
          </table:table-cell>
          <table:table-cell table:style-name="ce74"/>
          <table:table-cell table:style-name="ce234" table:formula="of:=[.AC46]" office:value-type="float" office:value="0">
            <text:p>0</text:p>
          </table:table-cell>
          <table:table-cell table:style-name="ce21" table:number-columns-repeated="3"/>
          <table:table-cell table:style-name="ce249" table:formula="of:=COUNTIF([.AI5:.AI34];&quot;STAGE&quot;)*7" office:value-type="float" office:value="0">
            <text:p>0</text:p>
          </table:table-cell>
          <table:table-cell table:style-name="ce74"/>
          <table:table-cell table:style-name="ce258" table:formula="of:=[.AI46]" office:value-type="float" office:value="0">
            <text:p>0</text:p>
          </table:table-cell>
          <table:table-cell table:style-name="ce21" table:number-columns-repeated="3"/>
          <table:table-cell table:style-name="ce273" table:formula="of:=COUNTIF([.AO5:.AO34];&quot;STAGE&quot;)*7" office:value-type="float" office:value="84">
            <text:p>84</text:p>
          </table:table-cell>
          <table:table-cell table:style-name="ce74"/>
          <table:table-cell table:style-name="ce281" table:formula="of:=[.AO46]" office:value-type="float" office:value="84">
            <text:p>84</text:p>
          </table:table-cell>
          <table:table-cell table:style-name="ce21"/>
          <table:table-cell table:style-name="ce295" table:formula="of:=COUNTIF([.AT5:.AT34];&quot;STAGE&quot;)*7" office:value-type="float" office:value="140">
            <text:p>140</text:p>
          </table:table-cell>
          <table:table-cell table:style-name="ce74"/>
          <table:table-cell table:style-name="ce307" table:formula="of:=SUM([.AQ46];[.AS46])" office:value-type="float" office:value="224">
            <text:p>224</text:p>
          </table:table-cell>
          <table:table-cell table:style-name="ce23"/>
          <table:table-cell table:style-name="ce320" table:formula="of:=COUNTIF([.AX5:.AX34];&quot;STAGE&quot;)*7" office:value-type="float" office:value="126">
            <text:p>126</text:p>
          </table:table-cell>
          <table:table-cell table:style-name="ce74"/>
          <table:table-cell table:style-name="ce336" table:formula="of:=SUM([.AU46];[.AW46])" office:value-type="float" office:value="350">
            <text:p>350</text:p>
          </table:table-cell>
          <table:table-cell table:style-name="ce23"/>
          <table:table-cell table:style-name="ce347" table:formula="of:=COUNTIF([.BA5:.BA34];&quot;STAGE&quot;)*7" office:value-type="float" office:value="0">
            <text:p>0</text:p>
          </table:table-cell>
          <table:table-cell table:style-name="ce74"/>
          <table:table-cell table:style-name="ce364" table:formula="of:=SUM([.AY46];[.BA46])" office:value-type="float" office:value="350">
            <text:p>350</text:p>
          </table:table-cell>
          <table:table-cell table:style-name="ce74"/>
          <table:table-cell table:number-columns-repeated="968"/>
        </table:table-row>
        <table:table-row table:style-name="ro1">
          <table:table-cell table:style-name="ce13" office:value-type="string">
            <text:p>Accompagnement Certif</text:p>
          </table:table-cell>
          <table:table-cell table:style-name="ce23" table:number-columns-repeated="3"/>
          <table:table-cell table:style-name="ce60" table:formula="of:=COUNTIF([.D3:.D34];&quot;Acc*&quot;)*7" office:value-type="float" office:value="0">
            <text:p>0</text:p>
          </table:table-cell>
          <table:table-cell table:style-name="ce13"/>
          <table:table-cell table:style-name="ce60"/>
          <table:table-cell table:style-name="ce23" table:number-columns-repeated="3"/>
          <table:table-cell table:style-name="ce60" table:formula="of:=COUNTIF([.J3:.J34];&quot;Acc*&quot;)*7" office:value-type="float" office:value="0">
            <text:p>0</text:p>
          </table:table-cell>
          <table:table-cell table:style-name="ce13"/>
          <table:table-cell table:style-name="ce60"/>
          <table:table-cell table:style-name="ce23" table:number-columns-repeated="3"/>
          <table:table-cell table:style-name="ce60" table:formula="of:=COUNTIF([.P3:.P34];&quot;Acc*&quot;)*7" office:value-type="float" office:value="0">
            <text:p>0</text:p>
          </table:table-cell>
          <table:table-cell table:style-name="ce13"/>
          <table:table-cell table:style-name="ce60"/>
          <table:table-cell table:style-name="ce23" table:number-columns-repeated="3"/>
          <table:table-cell table:style-name="ce60" table:formula="of:=COUNTIF([.V3:.V34];&quot;Acc*&quot;)*7" office:value-type="float" office:value="0">
            <text:p>0</text:p>
          </table:table-cell>
          <table:table-cell table:style-name="ce13"/>
          <table:table-cell table:style-name="ce60"/>
          <table:table-cell table:style-name="ce23" table:number-columns-repeated="3"/>
          <table:table-cell table:style-name="ce60" table:formula="of:=COUNTIF([.AB3:.AB34];&quot;Acc*&quot;)*7" office:value-type="float" office:value="0">
            <text:p>0</text:p>
          </table:table-cell>
          <table:table-cell table:style-name="ce13"/>
          <table:table-cell table:style-name="ce60"/>
          <table:table-cell table:style-name="ce21" table:number-columns-repeated="3"/>
          <table:table-cell table:style-name="ce60" table:formula="of:=COUNTIF([.AH3:.AH34];&quot;Acc*&quot;)*7" office:value-type="float" office:value="0">
            <text:p>0</text:p>
          </table:table-cell>
          <table:table-cell table:style-name="ce13"/>
          <table:table-cell table:style-name="ce60"/>
          <table:table-cell table:style-name="ce21" table:number-columns-repeated="3"/>
          <table:table-cell table:style-name="ce60" table:formula="of:=COUNTIF([.AN3:.AN34];&quot;Acc*&quot;)*7" office:value-type="float" office:value="0">
            <text:p>0</text:p>
          </table:table-cell>
          <table:table-cell table:style-name="ce13"/>
          <table:table-cell table:style-name="ce60"/>
          <table:table-cell table:style-name="ce23"/>
          <table:table-cell table:style-name="ce60" table:formula="of:=COUNTIF([.AR3:.AR34];&quot;Acc*&quot;)*7" office:value-type="float" office:value="0">
            <text:p>0</text:p>
          </table:table-cell>
          <table:table-cell table:style-name="ce13"/>
          <table:table-cell table:style-name="ce60"/>
          <table:table-cell table:style-name="ce23"/>
          <table:table-cell table:style-name="ce60" table:formula="of:=COUNTIF([.AV3:.AV34];&quot;Acc*&quot;)*7" office:value-type="float" office:value="0">
            <text:p>0</text:p>
          </table:table-cell>
          <table:table-cell table:style-name="ce13"/>
          <table:table-cell table:style-name="ce60"/>
          <table:table-cell table:style-name="ce23"/>
          <table:table-cell table:style-name="ce60" table:formula="of:=COUNTIF([.AZ3:.AZ34];&quot;Acc*&quot;)*7" office:value-type="float" office:value="0">
            <text:p>0</text:p>
          </table:table-cell>
          <table:table-cell table:style-name="ce13"/>
          <table:table-cell table:style-name="ce60" table:formula="of:=SUM([.BC45];[.BC46])" office:value-type="float" office:value="647.5">
            <text:p>647,5</text:p>
          </table:table-cell>
          <table:table-cell table:style-name="ce13"/>
          <table:table-cell table:number-columns-repeated="96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ept.$A$1" table:cell-range-address="$sept.$B$1:.$BD$4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Source Sans Pro Regular" svg:font-family="'Source Sans Pro Regular'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215" style:display-name="ConditionalStyle_215" style:family="table-cell" style:parent-style-name="Default">
      <style:table-cell-properties fo:background-color="#c2423c"/>
      <style:text-properties fo:color="#ffffff"/>
    </style:style>
    <style:style style:name="ConditionalStyle_5f_216" style:display-name="ConditionalStyle_216" style:family="table-cell" style:parent-style-name="Default">
      <style:table-cell-properties fo:background-color="#54b045"/>
      <style:text-properties fo:color="#ffffff"/>
    </style:style>
    <style:style style:name="ConditionalStyle_5f_217" style:display-name="ConditionalStyle_217" style:family="table-cell" style:parent-style-name="Default">
      <style:table-cell-properties fo:background-color="#71aae0"/>
    </style:style>
    <style:style style:name="ConditionalStyle_5f_218" style:display-name="ConditionalStyle_218" style:family="table-cell" style:parent-style-name="Default">
      <style:table-cell-properties fo:background-color="#b8d4f0"/>
    </style:style>
    <style:style style:name="ConditionalStyle_5f_219" style:display-name="ConditionalStyle_219" style:family="table-cell" style:parent-style-name="Default">
      <style:table-cell-properties fo:background-color="#54b045"/>
    </style:style>
    <style:style style:name="ConditionalStyle_5f_214" style:display-name="ConditionalStyle_214" style:family="table-cell" style:parent-style-name="Default">
      <style:table-cell-properties fo:background-color="#54b045"/>
    </style:style>
    <style:style style:name="ConditionalStyle_5f_210" style:display-name="ConditionalStyle_210" style:family="table-cell" style:parent-style-name="Default">
      <style:table-cell-properties fo:background-color="#2d7fcf"/>
      <style:text-properties style:use-window-font-color="true"/>
    </style:style>
    <style:style style:name="ConditionalStyle_5f_211" style:display-name="ConditionalStyle_211" style:family="table-cell" style:parent-style-name="Default">
      <style:table-cell-properties fo:background-color="#71aae0"/>
      <style:text-properties style:use-window-font-color="true"/>
    </style:style>
    <style:style style:name="ConditionalStyle_5f_212" style:display-name="ConditionalStyle_212" style:family="table-cell" style:parent-style-name="Default">
      <style:table-cell-properties fo:background-color="#b8d4f0"/>
      <style:text-properties style:use-window-font-color="true"/>
    </style:style>
    <style:style style:name="ConditionalStyle_5f_213" style:display-name="ConditionalStyle_213" style:family="table-cell" style:parent-style-name="Default">
      <style:table-cell-properties fo:background-color="#96dcf8"/>
      <style:text-properties style:use-window-font-color="true"/>
    </style:style>
    <style:style style:name="ConditionalStyle_5f_209" style:display-name="ConditionalStyle_209" style:family="table-cell" style:parent-style-name="Default">
      <style:table-cell-properties fo:background-color="#92d050"/>
      <style:text-properties style:use-window-font-color="true"/>
    </style:style>
    <style:style style:name="ConditionalStyle_5f_207" style:display-name="ConditionalStyle_207" style:family="table-cell" style:parent-style-name="Default">
      <style:table-cell-properties fo:background-color="#2d7fcf"/>
      <style:text-properties style:use-window-font-color="true"/>
    </style:style>
    <style:style style:name="ConditionalStyle_5f_206" style:display-name="ConditionalStyle_206" style:family="table-cell" style:parent-style-name="Default">
      <style:table-cell-properties fo:background-color="#71aae0"/>
      <style:text-properties style:use-window-font-color="true"/>
    </style:style>
    <style:style style:name="ConditionalStyle_5f_205" style:display-name="ConditionalStyle_205" style:family="table-cell" style:parent-style-name="Default">
      <style:table-cell-properties fo:background-color="#b8d4f0"/>
      <style:text-properties style:use-window-font-color="true"/>
    </style:style>
    <style:style style:name="ConditionalStyle_5f_204" style:display-name="ConditionalStyle_204" style:family="table-cell" style:parent-style-name="Default">
      <style:table-cell-properties fo:background-color="#96dcf8"/>
      <style:text-properties style:use-window-font-color="true"/>
    </style:style>
    <style:style style:name="ConditionalStyle_5f_208" style:display-name="ConditionalStyle_208" style:family="table-cell" style:parent-style-name="Default">
      <style:table-cell-properties fo:background-color="#92d050"/>
      <style:text-properties style:use-window-font-color="true"/>
    </style:style>
    <style:style style:name="ConditionalStyle_5f_203" style:display-name="ConditionalStyle_203" style:family="table-cell" style:parent-style-name="Default">
      <style:table-cell-properties fo:background-color="#c2423c"/>
      <style:text-properties fo:color="#ffffff"/>
    </style:style>
    <style:style style:name="ConditionalStyle_5f_202" style:display-name="ConditionalStyle_202" style:family="table-cell" style:parent-style-name="Default">
      <style:table-cell-properties fo:background-color="#54b045"/>
      <style:text-properties fo:color="#ffffff"/>
    </style:style>
    <style:style style:name="ConditionalStyle_5f_199" style:display-name="ConditionalStyle_199" style:family="table-cell" style:parent-style-name="Default">
      <style:table-cell-properties fo:background-color="#71aae0"/>
    </style:style>
    <style:style style:name="ConditionalStyle_5f_200" style:display-name="ConditionalStyle_200" style:family="table-cell" style:parent-style-name="Default">
      <style:table-cell-properties fo:background-color="#b8d4f0"/>
    </style:style>
    <style:style style:name="ConditionalStyle_5f_201" style:display-name="ConditionalStyle_201" style:family="table-cell" style:parent-style-name="Default">
      <style:table-cell-properties fo:background-color="#54b045"/>
    </style:style>
    <style:style style:name="ConditionalStyle_5f_198" style:display-name="ConditionalStyle_198" style:family="table-cell" style:parent-style-name="Default">
      <style:table-cell-properties fo:background-color="#54b045"/>
    </style:style>
    <style:style style:name="ConditionalStyle_5f_197" style:display-name="ConditionalStyle_197" style:family="table-cell" style:parent-style-name="Default">
      <style:table-cell-properties fo:background-color="#2d7fcf"/>
      <style:text-properties style:use-window-font-color="true"/>
    </style:style>
    <style:style style:name="ConditionalStyle_5f_196" style:display-name="ConditionalStyle_196" style:family="table-cell" style:parent-style-name="Default">
      <style:table-cell-properties fo:background-color="#71aae0"/>
      <style:text-properties style:use-window-font-color="true"/>
    </style:style>
    <style:style style:name="ConditionalStyle_5f_195" style:display-name="ConditionalStyle_195" style:family="table-cell" style:parent-style-name="Default">
      <style:table-cell-properties fo:background-color="#b8d4f0"/>
      <style:text-properties style:use-window-font-color="true"/>
    </style:style>
    <style:style style:name="ConditionalStyle_5f_194" style:display-name="ConditionalStyle_194" style:family="table-cell" style:parent-style-name="Default">
      <style:table-cell-properties fo:background-color="#96dcf8"/>
      <style:text-properties style:use-window-font-color="true"/>
    </style:style>
    <style:style style:name="ConditionalStyle_5f_193" style:display-name="ConditionalStyle_193" style:family="table-cell" style:parent-style-name="Default">
      <style:table-cell-properties fo:background-color="#92d050"/>
      <style:text-properties style:use-window-font-color="true"/>
    </style:style>
    <style:style style:name="ConditionalStyle_5f_191" style:display-name="ConditionalStyle_191" style:family="table-cell" style:parent-style-name="Default">
      <style:table-cell-properties fo:background-color="#2d7fcf"/>
      <style:text-properties style:use-window-font-color="true"/>
    </style:style>
    <style:style style:name="ConditionalStyle_5f_192" style:display-name="ConditionalStyle_192" style:family="table-cell" style:parent-style-name="Default">
      <style:table-cell-properties fo:background-color="#71aae0"/>
      <style:text-properties style:use-window-font-color="true"/>
    </style:style>
    <style:style style:name="ConditionalStyle_5f_190" style:display-name="ConditionalStyle_190" style:family="table-cell" style:parent-style-name="Default">
      <style:table-cell-properties fo:background-color="#b8d4f0"/>
      <style:text-properties style:use-window-font-color="true"/>
    </style:style>
    <style:style style:name="ConditionalStyle_5f_189" style:display-name="ConditionalStyle_189" style:family="table-cell" style:parent-style-name="Default">
      <style:table-cell-properties fo:background-color="#96dcf8"/>
      <style:text-properties style:use-window-font-color="true"/>
    </style:style>
    <style:style style:name="ConditionalStyle_5f_188" style:display-name="ConditionalStyle_188" style:family="table-cell" style:parent-style-name="Default">
      <style:table-cell-properties fo:background-color="#92d050"/>
      <style:text-properties style:use-window-font-color="true"/>
    </style:style>
    <style:style style:name="ConditionalStyle_5f_187" style:display-name="ConditionalStyle_187" style:family="table-cell" style:parent-style-name="Default">
      <style:table-cell-properties fo:background-color="#c2423c"/>
      <style:text-properties fo:color="#ffffff"/>
    </style:style>
    <style:style style:name="ConditionalStyle_5f_186" style:display-name="ConditionalStyle_186" style:family="table-cell" style:parent-style-name="Default">
      <style:table-cell-properties fo:background-color="#54b045"/>
      <style:text-properties fo:color="#ffffff"/>
    </style:style>
    <style:style style:name="ConditionalStyle_5f_183" style:display-name="ConditionalStyle_183" style:family="table-cell" style:parent-style-name="Default">
      <style:table-cell-properties fo:background-color="#71aae0"/>
    </style:style>
    <style:style style:name="ConditionalStyle_5f_184" style:display-name="ConditionalStyle_184" style:family="table-cell" style:parent-style-name="Default">
      <style:table-cell-properties fo:background-color="#b8d4f0"/>
    </style:style>
    <style:style style:name="ConditionalStyle_5f_185" style:display-name="ConditionalStyle_185" style:family="table-cell" style:parent-style-name="Default">
      <style:table-cell-properties fo:background-color="#54b045"/>
    </style:style>
    <style:style style:name="ConditionalStyle_5f_182" style:display-name="ConditionalStyle_182" style:family="table-cell" style:parent-style-name="Default">
      <style:table-cell-properties fo:background-color="#54b045"/>
    </style:style>
    <style:style style:name="ConditionalStyle_5f_181" style:display-name="ConditionalStyle_181" style:family="table-cell" style:parent-style-name="Default">
      <style:table-cell-properties fo:background-color="#c2423c"/>
      <style:text-properties fo:color="#ffffff"/>
    </style:style>
    <style:style style:name="ConditionalStyle_5f_177" style:display-name="ConditionalStyle_177" style:family="table-cell" style:parent-style-name="Default">
      <style:table-cell-properties fo:background-color="#54b045"/>
      <style:text-properties fo:color="#ffffff"/>
    </style:style>
    <style:style style:name="ConditionalStyle_5f_180" style:display-name="ConditionalStyle_180" style:family="table-cell" style:parent-style-name="Default">
      <style:table-cell-properties fo:background-color="#71aae0"/>
    </style:style>
    <style:style style:name="ConditionalStyle_5f_179" style:display-name="ConditionalStyle_179" style:family="table-cell" style:parent-style-name="Default">
      <style:table-cell-properties fo:background-color="#b8d4f0"/>
    </style:style>
    <style:style style:name="ConditionalStyle_5f_178" style:display-name="ConditionalStyle_178" style:family="table-cell" style:parent-style-name="Default">
      <style:table-cell-properties fo:background-color="#54b045"/>
    </style:style>
    <style:style style:name="ConditionalStyle_5f_176" style:display-name="ConditionalStyle_176" style:family="table-cell" style:parent-style-name="Default">
      <style:table-cell-properties fo:background-color="#54b045"/>
    </style:style>
    <style:style style:name="ConditionalStyle_5f_171" style:display-name="ConditionalStyle_171" style:family="table-cell" style:parent-style-name="Default">
      <style:table-cell-properties fo:background-color="#2d7fcf"/>
      <style:text-properties style:use-window-font-color="true"/>
    </style:style>
    <style:style style:name="ConditionalStyle_5f_172" style:display-name="ConditionalStyle_172" style:family="table-cell" style:parent-style-name="Default">
      <style:table-cell-properties fo:background-color="#71aae0"/>
      <style:text-properties style:use-window-font-color="true"/>
    </style:style>
    <style:style style:name="ConditionalStyle_5f_174" style:display-name="ConditionalStyle_174" style:family="table-cell" style:parent-style-name="Default">
      <style:table-cell-properties fo:background-color="#b8d4f0"/>
      <style:text-properties style:use-window-font-color="true"/>
    </style:style>
    <style:style style:name="ConditionalStyle_5f_173" style:display-name="ConditionalStyle_173" style:family="table-cell" style:parent-style-name="Default">
      <style:table-cell-properties fo:background-color="#96dcf8"/>
      <style:text-properties style:use-window-font-color="true"/>
    </style:style>
    <style:style style:name="ConditionalStyle_5f_175" style:display-name="ConditionalStyle_175" style:family="table-cell" style:parent-style-name="Default">
      <style:table-cell-properties fo:background-color="#92d050"/>
      <style:text-properties style:use-window-font-color="true"/>
    </style:style>
    <style:style style:name="ConditionalStyle_5f_167" style:display-name="ConditionalStyle_167" style:family="table-cell" style:parent-style-name="Default">
      <style:table-cell-properties fo:background-color="#2d7fcf"/>
      <style:text-properties style:use-window-font-color="true"/>
    </style:style>
    <style:style style:name="ConditionalStyle_5f_170" style:display-name="ConditionalStyle_170" style:family="table-cell" style:parent-style-name="Default">
      <style:table-cell-properties fo:background-color="#71aae0"/>
      <style:text-properties style:use-window-font-color="true"/>
    </style:style>
    <style:style style:name="ConditionalStyle_5f_169" style:display-name="ConditionalStyle_169" style:family="table-cell" style:parent-style-name="Default">
      <style:table-cell-properties fo:background-color="#b8d4f0"/>
      <style:text-properties style:use-window-font-color="true"/>
    </style:style>
    <style:style style:name="ConditionalStyle_5f_168" style:display-name="ConditionalStyle_168" style:family="table-cell" style:parent-style-name="Default">
      <style:table-cell-properties fo:background-color="#96dcf8"/>
      <style:text-properties style:use-window-font-color="true"/>
    </style:style>
    <style:style style:name="ConditionalStyle_5f_166" style:display-name="ConditionalStyle_166" style:family="table-cell" style:parent-style-name="Default">
      <style:table-cell-properties fo:background-color="#92d050"/>
      <style:text-properties style:use-window-font-color="true"/>
    </style:style>
    <style:style style:name="ConditionalStyle_5f_164" style:display-name="ConditionalStyle_164" style:family="table-cell" style:parent-style-name="Default">
      <style:table-cell-properties fo:background-color="#c2423c"/>
      <style:text-properties fo:color="#ffffff"/>
    </style:style>
    <style:style style:name="ConditionalStyle_5f_162" style:display-name="ConditionalStyle_162" style:family="table-cell" style:parent-style-name="Default">
      <style:table-cell-properties fo:background-color="#54b045"/>
      <style:text-properties fo:color="#ffffff"/>
    </style:style>
    <style:style style:name="ConditionalStyle_5f_163" style:display-name="ConditionalStyle_163" style:family="table-cell" style:parent-style-name="Default">
      <style:table-cell-properties fo:background-color="#71aae0"/>
    </style:style>
    <style:style style:name="ConditionalStyle_5f_160" style:display-name="ConditionalStyle_160" style:family="table-cell" style:parent-style-name="Default">
      <style:table-cell-properties fo:background-color="#b8d4f0"/>
    </style:style>
    <style:style style:name="ConditionalStyle_5f_165" style:display-name="ConditionalStyle_165" style:family="table-cell" style:parent-style-name="Default">
      <style:table-cell-properties fo:background-color="#54b045"/>
    </style:style>
    <style:style style:name="ConditionalStyle_5f_161" style:display-name="ConditionalStyle_161" style:family="table-cell" style:parent-style-name="Default">
      <style:table-cell-properties fo:background-color="#54b045"/>
    </style:style>
    <style:style style:name="ConditionalStyle_5f_156" style:display-name="ConditionalStyle_156" style:family="table-cell" style:parent-style-name="Default">
      <style:table-cell-properties fo:background-color="#c2423c"/>
      <style:text-properties fo:color="#ffffff"/>
    </style:style>
    <style:style style:name="ConditionalStyle_5f_155" style:display-name="ConditionalStyle_155" style:family="table-cell" style:parent-style-name="Default">
      <style:table-cell-properties fo:background-color="#54b045"/>
      <style:text-properties fo:color="#ffffff"/>
    </style:style>
    <style:style style:name="ConditionalStyle_5f_154" style:display-name="ConditionalStyle_154" style:family="table-cell" style:parent-style-name="Default">
      <style:table-cell-properties fo:background-color="#71aae0"/>
    </style:style>
    <style:style style:name="ConditionalStyle_5f_159" style:display-name="ConditionalStyle_159" style:family="table-cell" style:parent-style-name="Default">
      <style:table-cell-properties fo:background-color="#b8d4f0"/>
    </style:style>
    <style:style style:name="ConditionalStyle_5f_157" style:display-name="ConditionalStyle_157" style:family="table-cell" style:parent-style-name="Default">
      <style:table-cell-properties fo:background-color="#54b045"/>
    </style:style>
    <style:style style:name="ConditionalStyle_5f_158" style:display-name="ConditionalStyle_158" style:family="table-cell" style:parent-style-name="Default">
      <style:table-cell-properties fo:background-color="#54b045"/>
    </style:style>
    <style:style style:name="ConditionalStyle_5f_152" style:display-name="ConditionalStyle_152" style:family="table-cell" style:parent-style-name="Default">
      <style:table-cell-properties fo:background-color="#2d7fcf"/>
      <style:text-properties style:use-window-font-color="true"/>
    </style:style>
    <style:style style:name="ConditionalStyle_5f_153" style:display-name="ConditionalStyle_153" style:family="table-cell" style:parent-style-name="Default">
      <style:table-cell-properties fo:background-color="#71aae0"/>
      <style:text-properties style:use-window-font-color="true"/>
    </style:style>
    <style:style style:name="ConditionalStyle_5f_149" style:display-name="ConditionalStyle_149" style:family="table-cell" style:parent-style-name="Default">
      <style:table-cell-properties fo:background-color="#b8d4f0"/>
      <style:text-properties style:use-window-font-color="true"/>
    </style:style>
    <style:style style:name="ConditionalStyle_5f_151" style:display-name="ConditionalStyle_151" style:family="table-cell" style:parent-style-name="Default">
      <style:table-cell-properties fo:background-color="#96dcf8"/>
      <style:text-properties style:use-window-font-color="true"/>
    </style:style>
    <style:style style:name="ConditionalStyle_5f_150" style:display-name="ConditionalStyle_150" style:family="table-cell" style:parent-style-name="Default">
      <style:table-cell-properties fo:background-color="#92d050"/>
      <style:text-properties style:use-window-font-color="true"/>
    </style:style>
    <style:style style:name="ConditionalStyle_5f_145" style:display-name="ConditionalStyle_145" style:family="table-cell" style:parent-style-name="Default">
      <style:table-cell-properties fo:background-color="#2d7fcf"/>
      <style:text-properties style:use-window-font-color="true"/>
    </style:style>
    <style:style style:name="ConditionalStyle_5f_146" style:display-name="ConditionalStyle_146" style:family="table-cell" style:parent-style-name="Default">
      <style:table-cell-properties fo:background-color="#71aae0"/>
      <style:text-properties style:use-window-font-color="true"/>
    </style:style>
    <style:style style:name="ConditionalStyle_5f_147" style:display-name="ConditionalStyle_147" style:family="table-cell" style:parent-style-name="Default">
      <style:table-cell-properties fo:background-color="#b8d4f0"/>
      <style:text-properties style:use-window-font-color="true"/>
    </style:style>
    <style:style style:name="ConditionalStyle_5f_148" style:display-name="ConditionalStyle_148" style:family="table-cell" style:parent-style-name="Default">
      <style:table-cell-properties fo:background-color="#96dcf8"/>
      <style:text-properties style:use-window-font-color="true"/>
    </style:style>
    <style:style style:name="ConditionalStyle_5f_144" style:display-name="ConditionalStyle_144" style:family="table-cell" style:parent-style-name="Default">
      <style:table-cell-properties fo:background-color="#92d050"/>
      <style:text-properties style:use-window-font-color="true"/>
    </style:style>
    <style:style style:name="ConditionalStyle_5f_142" style:display-name="ConditionalStyle_142" style:family="table-cell" style:parent-style-name="Default">
      <style:table-cell-properties fo:background-color="#c2423c"/>
      <style:text-properties fo:color="#ffffff"/>
    </style:style>
    <style:style style:name="ConditionalStyle_5f_138" style:display-name="ConditionalStyle_138" style:family="table-cell" style:parent-style-name="Default">
      <style:table-cell-properties fo:background-color="#54b045"/>
      <style:text-properties fo:color="#ffffff"/>
    </style:style>
    <style:style style:name="ConditionalStyle_5f_141" style:display-name="ConditionalStyle_141" style:family="table-cell" style:parent-style-name="Default">
      <style:table-cell-properties fo:background-color="#71aae0"/>
    </style:style>
    <style:style style:name="ConditionalStyle_5f_143" style:display-name="ConditionalStyle_143" style:family="table-cell" style:parent-style-name="Default">
      <style:table-cell-properties fo:background-color="#b8d4f0"/>
    </style:style>
    <style:style style:name="ConditionalStyle_5f_140" style:display-name="ConditionalStyle_140" style:family="table-cell" style:parent-style-name="Default">
      <style:table-cell-properties fo:background-color="#54b045"/>
    </style:style>
    <style:style style:name="ConditionalStyle_5f_139" style:display-name="ConditionalStyle_139" style:family="table-cell" style:parent-style-name="Default">
      <style:table-cell-properties fo:background-color="#54b045"/>
    </style:style>
    <style:style style:name="ConditionalStyle_5f_133" style:display-name="ConditionalStyle_133" style:family="table-cell" style:parent-style-name="Default">
      <style:table-cell-properties fo:background-color="#c2423c"/>
      <style:text-properties fo:color="#ffffff"/>
    </style:style>
    <style:style style:name="ConditionalStyle_5f_134" style:display-name="ConditionalStyle_134" style:family="table-cell" style:parent-style-name="Default">
      <style:table-cell-properties fo:background-color="#54b045"/>
      <style:text-properties fo:color="#ffffff"/>
    </style:style>
    <style:style style:name="ConditionalStyle_5f_135" style:display-name="ConditionalStyle_135" style:family="table-cell" style:parent-style-name="Default">
      <style:table-cell-properties fo:background-color="#71aae0"/>
    </style:style>
    <style:style style:name="ConditionalStyle_5f_136" style:display-name="ConditionalStyle_136" style:family="table-cell" style:parent-style-name="Default">
      <style:table-cell-properties fo:background-color="#b8d4f0"/>
    </style:style>
    <style:style style:name="ConditionalStyle_5f_137" style:display-name="ConditionalStyle_137" style:family="table-cell" style:parent-style-name="Default">
      <style:table-cell-properties fo:background-color="#54b045"/>
    </style:style>
    <style:style style:name="ConditionalStyle_5f_132" style:display-name="ConditionalStyle_132" style:family="table-cell" style:parent-style-name="Default">
      <style:table-cell-properties fo:background-color="#54b045"/>
    </style:style>
    <style:style style:name="ConditionalStyle_5f_130" style:display-name="ConditionalStyle_130" style:family="table-cell" style:parent-style-name="Default">
      <style:table-cell-properties fo:background-color="#2d7fcf"/>
      <style:text-properties style:use-window-font-color="true"/>
    </style:style>
    <style:style style:name="ConditionalStyle_5f_129" style:display-name="ConditionalStyle_129" style:family="table-cell" style:parent-style-name="Default">
      <style:table-cell-properties fo:background-color="#71aae0"/>
      <style:text-properties style:use-window-font-color="true"/>
    </style:style>
    <style:style style:name="ConditionalStyle_5f_128" style:display-name="ConditionalStyle_128" style:family="table-cell" style:parent-style-name="Default">
      <style:table-cell-properties fo:background-color="#b8d4f0"/>
      <style:text-properties style:use-window-font-color="true"/>
    </style:style>
    <style:style style:name="ConditionalStyle_5f_127" style:display-name="ConditionalStyle_127" style:family="table-cell" style:parent-style-name="Default">
      <style:table-cell-properties fo:background-color="#96dcf8"/>
      <style:text-properties style:use-window-font-color="true"/>
    </style:style>
    <style:style style:name="ConditionalStyle_5f_131" style:display-name="ConditionalStyle_131" style:family="table-cell" style:parent-style-name="Default">
      <style:table-cell-properties fo:background-color="#92d050"/>
      <style:text-properties style:use-window-font-color="true"/>
    </style:style>
    <style:style style:name="ConditionalStyle_5f_126" style:display-name="ConditionalStyle_126" style:family="table-cell" style:parent-style-name="Default">
      <style:table-cell-properties fo:background-color="#2d7fcf"/>
      <style:text-properties style:use-window-font-color="true"/>
    </style:style>
    <style:style style:name="ConditionalStyle_5f_125" style:display-name="ConditionalStyle_125" style:family="table-cell" style:parent-style-name="Default">
      <style:table-cell-properties fo:background-color="#71aae0"/>
      <style:text-properties style:use-window-font-color="true"/>
    </style:style>
    <style:style style:name="ConditionalStyle_5f_124" style:display-name="ConditionalStyle_124" style:family="table-cell" style:parent-style-name="Default">
      <style:table-cell-properties fo:background-color="#b8d4f0"/>
      <style:text-properties style:use-window-font-color="true"/>
    </style:style>
    <style:style style:name="ConditionalStyle_5f_123" style:display-name="ConditionalStyle_123" style:family="table-cell" style:parent-style-name="Default">
      <style:table-cell-properties fo:background-color="#96dcf8"/>
      <style:text-properties style:use-window-font-color="true"/>
    </style:style>
    <style:style style:name="ConditionalStyle_5f_122" style:display-name="ConditionalStyle_122" style:family="table-cell" style:parent-style-name="Default">
      <style:table-cell-properties fo:background-color="#92d050"/>
      <style:text-properties style:use-window-font-color="true"/>
    </style:style>
    <style:style style:name="ConditionalStyle_5f_121" style:display-name="ConditionalStyle_121" style:family="table-cell" style:parent-style-name="Default">
      <style:table-cell-properties fo:background-color="#c2423c"/>
      <style:text-properties fo:color="#ffffff"/>
    </style:style>
    <style:style style:name="ConditionalStyle_5f_120" style:display-name="ConditionalStyle_120" style:family="table-cell" style:parent-style-name="Default">
      <style:table-cell-properties fo:background-color="#54b045"/>
      <style:text-properties fo:color="#ffffff"/>
    </style:style>
    <style:style style:name="ConditionalStyle_5f_119" style:display-name="ConditionalStyle_119" style:family="table-cell" style:parent-style-name="Default">
      <style:table-cell-properties fo:background-color="#71aae0"/>
    </style:style>
    <style:style style:name="ConditionalStyle_5f_118" style:display-name="ConditionalStyle_118" style:family="table-cell" style:parent-style-name="Default">
      <style:table-cell-properties fo:background-color="#b8d4f0"/>
    </style:style>
    <style:style style:name="ConditionalStyle_5f_117" style:display-name="ConditionalStyle_117" style:family="table-cell" style:parent-style-name="Default">
      <style:table-cell-properties fo:background-color="#54b045"/>
    </style:style>
    <style:style style:name="ConditionalStyle_5f_116" style:display-name="ConditionalStyle_116" style:family="table-cell" style:parent-style-name="Default">
      <style:table-cell-properties fo:background-color="#54b045"/>
    </style:style>
    <style:style style:name="ConditionalStyle_5f_111" style:display-name="ConditionalStyle_111" style:family="table-cell" style:parent-style-name="Default">
      <style:table-cell-properties fo:background-color="#2d7fcf"/>
      <style:text-properties style:use-window-font-color="true"/>
    </style:style>
    <style:style style:name="ConditionalStyle_5f_115" style:display-name="ConditionalStyle_115" style:family="table-cell" style:parent-style-name="Default">
      <style:table-cell-properties fo:background-color="#71aae0"/>
      <style:text-properties style:use-window-font-color="true"/>
    </style:style>
    <style:style style:name="ConditionalStyle_5f_113" style:display-name="ConditionalStyle_113" style:family="table-cell" style:parent-style-name="Default">
      <style:table-cell-properties fo:background-color="#b8d4f0"/>
      <style:text-properties style:use-window-font-color="true"/>
    </style:style>
    <style:style style:name="ConditionalStyle_5f_114" style:display-name="ConditionalStyle_114" style:family="table-cell" style:parent-style-name="Default">
      <style:table-cell-properties fo:background-color="#96dcf8"/>
      <style:text-properties style:use-window-font-color="true"/>
    </style:style>
    <style:style style:name="ConditionalStyle_5f_112" style:display-name="ConditionalStyle_112" style:family="table-cell" style:parent-style-name="Default">
      <style:table-cell-properties fo:background-color="#92d050"/>
      <style:text-properties style:use-window-font-color="true"/>
    </style:style>
    <style:style style:name="ConditionalStyle_5f_106" style:display-name="ConditionalStyle_106" style:family="table-cell" style:parent-style-name="Default">
      <style:table-cell-properties fo:background-color="#2d7fcf"/>
      <style:text-properties style:use-window-font-color="true"/>
    </style:style>
    <style:style style:name="ConditionalStyle_5f_107" style:display-name="ConditionalStyle_107" style:family="table-cell" style:parent-style-name="Default">
      <style:table-cell-properties fo:background-color="#71aae0"/>
      <style:text-properties style:use-window-font-color="true"/>
    </style:style>
    <style:style style:name="ConditionalStyle_5f_110" style:display-name="ConditionalStyle_110" style:family="table-cell" style:parent-style-name="Default">
      <style:table-cell-properties fo:background-color="#b8d4f0"/>
      <style:text-properties style:use-window-font-color="true"/>
    </style:style>
    <style:style style:name="ConditionalStyle_5f_108" style:display-name="ConditionalStyle_108" style:family="table-cell" style:parent-style-name="Default">
      <style:table-cell-properties fo:background-color="#96dcf8"/>
      <style:text-properties style:use-window-font-color="true"/>
    </style:style>
    <style:style style:name="ConditionalStyle_5f_109" style:display-name="ConditionalStyle_109" style:family="table-cell" style:parent-style-name="Default">
      <style:table-cell-properties fo:background-color="#92d050"/>
      <style:text-properties style:use-window-font-color="true"/>
    </style:style>
    <style:style style:name="ConditionalStyle_5f_102" style:display-name="ConditionalStyle_102" style:family="table-cell" style:parent-style-name="Default">
      <style:table-cell-properties fo:background-color="#c2423c"/>
      <style:text-properties fo:color="#ffffff"/>
    </style:style>
    <style:style style:name="ConditionalStyle_5f_103" style:display-name="ConditionalStyle_103" style:family="table-cell" style:parent-style-name="Default">
      <style:table-cell-properties fo:background-color="#54b045"/>
      <style:text-properties fo:color="#ffffff"/>
    </style:style>
    <style:style style:name="ConditionalStyle_5f_101" style:display-name="ConditionalStyle_101" style:family="table-cell" style:parent-style-name="Default">
      <style:table-cell-properties fo:background-color="#71aae0"/>
    </style:style>
    <style:style style:name="ConditionalStyle_5f_100" style:display-name="ConditionalStyle_100" style:family="table-cell" style:parent-style-name="Default">
      <style:table-cell-properties fo:background-color="#b8d4f0"/>
    </style:style>
    <style:style style:name="ConditionalStyle_5f_105" style:display-name="ConditionalStyle_105" style:family="table-cell" style:parent-style-name="Default">
      <style:table-cell-properties fo:background-color="#54b045"/>
    </style:style>
    <style:style style:name="ConditionalStyle_5f_104" style:display-name="ConditionalStyle_104" style:family="table-cell" style:parent-style-name="Default">
      <style:table-cell-properties fo:background-color="#54b045"/>
    </style:style>
    <style:style style:name="ConditionalStyle_5f_97" style:display-name="ConditionalStyle_97" style:family="table-cell" style:parent-style-name="Default">
      <style:table-cell-properties fo:background-color="#2d7fcf"/>
      <style:text-properties style:use-window-font-color="true"/>
    </style:style>
    <style:style style:name="ConditionalStyle_5f_96" style:display-name="ConditionalStyle_96" style:family="table-cell" style:parent-style-name="Default">
      <style:table-cell-properties fo:background-color="#71aae0"/>
      <style:text-properties style:use-window-font-color="true"/>
    </style:style>
    <style:style style:name="ConditionalStyle_5f_95" style:display-name="ConditionalStyle_95" style:family="table-cell" style:parent-style-name="Default">
      <style:table-cell-properties fo:background-color="#b8d4f0"/>
      <style:text-properties style:use-window-font-color="true"/>
    </style:style>
    <style:style style:name="ConditionalStyle_5f_98" style:display-name="ConditionalStyle_98" style:family="table-cell" style:parent-style-name="Default">
      <style:table-cell-properties fo:background-color="#96dcf8"/>
      <style:text-properties style:use-window-font-color="true"/>
    </style:style>
    <style:style style:name="ConditionalStyle_5f_99" style:display-name="ConditionalStyle_99" style:family="table-cell" style:parent-style-name="Default">
      <style:table-cell-properties fo:background-color="#92d050"/>
      <style:text-properties style:use-window-font-color="true"/>
    </style:style>
    <style:style style:name="ConditionalStyle_5f_91" style:display-name="ConditionalStyle_91" style:family="table-cell" style:parent-style-name="Default">
      <style:table-cell-properties fo:background-color="#2d7fcf"/>
      <style:text-properties style:use-window-font-color="true"/>
    </style:style>
    <style:style style:name="ConditionalStyle_5f_92" style:display-name="ConditionalStyle_92" style:family="table-cell" style:parent-style-name="Default">
      <style:table-cell-properties fo:background-color="#71aae0"/>
      <style:text-properties style:use-window-font-color="true"/>
    </style:style>
    <style:style style:name="ConditionalStyle_5f_93" style:display-name="ConditionalStyle_93" style:family="table-cell" style:parent-style-name="Default">
      <style:table-cell-properties fo:background-color="#b8d4f0"/>
      <style:text-properties style:use-window-font-color="true"/>
    </style:style>
    <style:style style:name="ConditionalStyle_5f_94" style:display-name="ConditionalStyle_94" style:family="table-cell" style:parent-style-name="Default">
      <style:table-cell-properties fo:background-color="#96dcf8"/>
      <style:text-properties style:use-window-font-color="true"/>
    </style:style>
    <style:style style:name="ConditionalStyle_5f_90" style:display-name="ConditionalStyle_90" style:family="table-cell" style:parent-style-name="Default">
      <style:table-cell-properties fo:background-color="#92d050"/>
      <style:text-properties style:use-window-font-color="true"/>
    </style:style>
    <style:style style:name="ConditionalStyle_5f_88" style:display-name="ConditionalStyle_88" style:family="table-cell" style:parent-style-name="Default">
      <style:table-cell-properties fo:background-color="#c2423c"/>
      <style:text-properties fo:color="#ffffff"/>
    </style:style>
    <style:style style:name="ConditionalStyle_5f_89" style:display-name="ConditionalStyle_89" style:family="table-cell" style:parent-style-name="Default">
      <style:table-cell-properties fo:background-color="#54b045"/>
      <style:text-properties fo:color="#ffffff"/>
    </style:style>
    <style:style style:name="ConditionalStyle_5f_87" style:display-name="ConditionalStyle_87" style:family="table-cell" style:parent-style-name="Default">
      <style:table-cell-properties fo:background-color="#71aae0"/>
    </style:style>
    <style:style style:name="ConditionalStyle_5f_86" style:display-name="ConditionalStyle_86" style:family="table-cell" style:parent-style-name="Default">
      <style:table-cell-properties fo:background-color="#b8d4f0"/>
    </style:style>
    <style:style style:name="ConditionalStyle_5f_85" style:display-name="ConditionalStyle_85" style:family="table-cell" style:parent-style-name="Default">
      <style:table-cell-properties fo:background-color="#54b045"/>
    </style:style>
    <style:style style:name="ConditionalStyle_5f_84" style:display-name="ConditionalStyle_84" style:family="table-cell" style:parent-style-name="Default">
      <style:table-cell-properties fo:background-color="#54b045"/>
    </style:style>
    <style:style style:name="ConditionalStyle_5f_79" style:display-name="ConditionalStyle_79" style:family="table-cell" style:parent-style-name="Default">
      <style:table-cell-properties fo:background-color="#2d7fcf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71aae0"/>
      <style:text-properties style:use-window-font-color="true"/>
    </style:style>
    <style:style style:name="ConditionalStyle_5f_82" style:display-name="ConditionalStyle_82" style:family="table-cell" style:parent-style-name="Default">
      <style:table-cell-properties fo:background-color="#b8d4f0"/>
      <style:text-properties style:use-window-font-color="true"/>
    </style:style>
    <style:style style:name="ConditionalStyle_5f_81" style:display-name="ConditionalStyle_81" style:family="table-cell" style:parent-style-name="Default">
      <style:table-cell-properties fo:background-color="#96dcf8"/>
      <style:text-properties style:use-window-font-color="true"/>
    </style:style>
    <style:style style:name="ConditionalStyle_5f_80" style:display-name="ConditionalStyle_80" style:family="table-cell" style:parent-style-name="Default">
      <style:table-cell-properties fo:background-color="#92d050"/>
      <style:text-properties style:use-window-font-color="true"/>
    </style:style>
    <style:style style:name="ConditionalStyle_5f_77" style:display-name="ConditionalStyle_77" style:family="table-cell" style:parent-style-name="Default">
      <style:table-cell-properties fo:background-color="#2d7fcf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71aae0"/>
      <style:text-properties style:use-window-font-color="true"/>
    </style:style>
    <style:style style:name="ConditionalStyle_5f_76" style:display-name="ConditionalStyle_76" style:family="table-cell" style:parent-style-name="Default">
      <style:table-cell-properties fo:background-color="#b8d4f0"/>
      <style:text-properties style:use-window-font-color="true"/>
    </style:style>
    <style:style style:name="ConditionalStyle_5f_75" style:display-name="ConditionalStyle_75" style:family="table-cell" style:parent-style-name="Default">
      <style:table-cell-properties fo:background-color="#96dcf8"/>
      <style:text-properties style:use-window-font-color="true"/>
    </style:style>
    <style:style style:name="ConditionalStyle_5f_74" style:display-name="ConditionalStyle_74" style:family="table-cell" style:parent-style-name="Default">
      <style:table-cell-properties fo:background-color="#92d050"/>
      <style:text-properties style:use-window-font-color="true"/>
    </style:style>
    <style:style style:name="ConditionalStyle_5f_69" style:display-name="ConditionalStyle_69" style:family="table-cell" style:parent-style-name="Default">
      <style:table-cell-properties fo:background-color="#2d7fcf"/>
      <style:text-properties style:use-window-font-color="true"/>
    </style:style>
    <style:style style:name="ConditionalStyle_5f_70" style:display-name="ConditionalStyle_70" style:family="table-cell" style:parent-style-name="Default">
      <style:table-cell-properties fo:background-color="#71aae0"/>
      <style:text-properties style:use-window-font-color="true"/>
    </style:style>
    <style:style style:name="ConditionalStyle_5f_71" style:display-name="ConditionalStyle_71" style:family="table-cell" style:parent-style-name="Default">
      <style:table-cell-properties fo:background-color="#b8d4f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96dcf8"/>
      <style:text-properties style:use-window-font-color="true"/>
    </style:style>
    <style:style style:name="ConditionalStyle_5f_72" style:display-name="ConditionalStyle_72" style:family="table-cell" style:parent-style-name="Default">
      <style:table-cell-properties fo:background-color="#92d050"/>
      <style:text-properties style:use-window-font-color="true"/>
    </style:style>
    <style:style style:name="ConditionalStyle_5f_67" style:display-name="ConditionalStyle_67" style:family="table-cell" style:parent-style-name="Default">
      <style:table-cell-properties fo:background-color="#2d7fcf"/>
      <style:text-properties style:use-window-font-color="true"/>
    </style:style>
    <style:style style:name="ConditionalStyle_5f_66" style:display-name="ConditionalStyle_66" style:family="table-cell" style:parent-style-name="Default">
      <style:table-cell-properties fo:background-color="#71aae0"/>
      <style:text-properties style:use-window-font-color="true"/>
    </style:style>
    <style:style style:name="ConditionalStyle_5f_65" style:display-name="ConditionalStyle_65" style:family="table-cell" style:parent-style-name="Default">
      <style:table-cell-properties fo:background-color="#b8d4f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96dcf8"/>
      <style:text-properties style:use-window-font-color="true"/>
    </style:style>
    <style:style style:name="ConditionalStyle_5f_64" style:display-name="ConditionalStyle_64" style:family="table-cell" style:parent-style-name="Default">
      <style:table-cell-properties fo:background-color="#92d050"/>
      <style:text-properties style:use-window-font-color="true"/>
    </style:style>
    <style:style style:name="ConditionalStyle_5f_62" style:display-name="ConditionalStyle_62" style:family="table-cell" style:parent-style-name="Default">
      <style:table-cell-properties fo:background-color="#2d7fcf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71aae0"/>
      <style:text-properties style:use-window-font-color="true"/>
    </style:style>
    <style:style style:name="ConditionalStyle_5f_59" style:display-name="ConditionalStyle_59" style:family="table-cell" style:parent-style-name="Default">
      <style:table-cell-properties fo:background-color="#b8d4f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96dcf8"/>
      <style:text-properties style:use-window-font-color="true"/>
    </style:style>
    <style:style style:name="ConditionalStyle_5f_61" style:display-name="ConditionalStyle_61" style:family="table-cell" style:parent-style-name="Default">
      <style:table-cell-properties fo:background-color="#92d050"/>
      <style:text-properties style:use-window-font-color="true"/>
    </style:style>
    <style:style style:name="ConditionalStyle_5f_57" style:display-name="ConditionalStyle_57" style:family="table-cell" style:parent-style-name="Default">
      <style:table-cell-properties fo:background-color="#c2423c"/>
      <style:text-properties fo:color="#ffffff"/>
    </style:style>
    <style:style style:name="ConditionalStyle_5f_56" style:display-name="ConditionalStyle_56" style:family="table-cell" style:parent-style-name="Default">
      <style:table-cell-properties fo:background-color="#54b045"/>
      <style:text-properties fo:color="#ffffff"/>
    </style:style>
    <style:style style:name="ConditionalStyle_5f_54" style:display-name="ConditionalStyle_54" style:family="table-cell" style:parent-style-name="Default">
      <style:table-cell-properties fo:background-color="#71aae0"/>
    </style:style>
    <style:style style:name="ConditionalStyle_5f_53" style:display-name="ConditionalStyle_53" style:family="table-cell" style:parent-style-name="Default">
      <style:table-cell-properties fo:background-color="#b8d4f0"/>
    </style:style>
    <style:style style:name="ConditionalStyle_5f_58" style:display-name="ConditionalStyle_58" style:family="table-cell" style:parent-style-name="Default">
      <style:table-cell-properties fo:background-color="#54b045"/>
    </style:style>
    <style:style style:name="ConditionalStyle_5f_55" style:display-name="ConditionalStyle_55" style:family="table-cell" style:parent-style-name="Default">
      <style:table-cell-properties fo:background-color="#54b045"/>
    </style:style>
    <style:style style:name="ConditionalStyle_5f_48" style:display-name="ConditionalStyle_48" style:family="table-cell" style:parent-style-name="Default">
      <style:table-cell-properties fo:background-color="#2d7fcf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71aae0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b8d4f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96dcf8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92d050"/>
      <style:text-properties style:use-window-font-color="true"/>
    </style:style>
    <style:style style:name="ConditionalStyle_5f_43" style:display-name="ConditionalStyle_43" style:family="table-cell" style:parent-style-name="Default">
      <style:table-cell-properties fo:background-color="#c2423c"/>
      <style:text-properties fo:color="#ffffff"/>
    </style:style>
    <style:style style:name="ConditionalStyle_5f_44" style:display-name="ConditionalStyle_44" style:family="table-cell" style:parent-style-name="Default">
      <style:table-cell-properties fo:background-color="#54b045"/>
      <style:text-properties fo:color="#ffffff"/>
    </style:style>
    <style:style style:name="ConditionalStyle_5f_45" style:display-name="ConditionalStyle_45" style:family="table-cell" style:parent-style-name="Default">
      <style:table-cell-properties fo:background-color="#71aae0"/>
    </style:style>
    <style:style style:name="ConditionalStyle_5f_46" style:display-name="ConditionalStyle_46" style:family="table-cell" style:parent-style-name="Default">
      <style:table-cell-properties fo:background-color="#b8d4f0"/>
    </style:style>
    <style:style style:name="ConditionalStyle_5f_42" style:display-name="ConditionalStyle_42" style:family="table-cell" style:parent-style-name="Default">
      <style:table-cell-properties fo:background-color="#54b045"/>
    </style:style>
    <style:style style:name="ConditionalStyle_5f_47" style:display-name="ConditionalStyle_47" style:family="table-cell" style:parent-style-name="Default">
      <style:table-cell-properties fo:background-color="#54b045"/>
    </style:style>
    <style:style style:name="ConditionalStyle_5f_38" style:display-name="ConditionalStyle_38" style:family="table-cell" style:parent-style-name="Default">
      <style:table-cell-properties fo:background-color="#c2423c"/>
      <style:text-properties fo:color="#ffffff"/>
    </style:style>
    <style:style style:name="ConditionalStyle_5f_37" style:display-name="ConditionalStyle_37" style:family="table-cell" style:parent-style-name="Default">
      <style:table-cell-properties fo:background-color="#54b045"/>
      <style:text-properties fo:color="#ffffff"/>
    </style:style>
    <style:style style:name="ConditionalStyle_5f_39" style:display-name="ConditionalStyle_39" style:family="table-cell" style:parent-style-name="Default">
      <style:table-cell-properties fo:background-color="#71aae0"/>
    </style:style>
    <style:style style:name="ConditionalStyle_5f_40" style:display-name="ConditionalStyle_40" style:family="table-cell" style:parent-style-name="Default">
      <style:table-cell-properties fo:background-color="#b8d4f0"/>
    </style:style>
    <style:style style:name="ConditionalStyle_5f_41" style:display-name="ConditionalStyle_41" style:family="table-cell" style:parent-style-name="Default">
      <style:table-cell-properties fo:background-color="#54b045"/>
    </style:style>
    <style:style style:name="ConditionalStyle_5f_36" style:display-name="ConditionalStyle_36" style:family="table-cell" style:parent-style-name="Default">
      <style:table-cell-properties fo:background-color="#54b045"/>
    </style:style>
    <style:style style:name="ConditionalStyle_5f_35" style:display-name="ConditionalStyle_35" style:family="table-cell" style:parent-style-name="Default">
      <style:table-cell-properties fo:background-color="#2d7fcf"/>
      <style:text-properties style:use-window-font-color="true"/>
    </style:style>
    <style:style style:name="ConditionalStyle_5f_31" style:display-name="ConditionalStyle_31" style:family="table-cell" style:parent-style-name="Default">
      <style:table-cell-properties fo:background-color="#71aae0"/>
      <style:text-properties style:use-window-font-color="true"/>
    </style:style>
    <style:style style:name="ConditionalStyle_5f_34" style:display-name="ConditionalStyle_34" style:family="table-cell" style:parent-style-name="Default">
      <style:table-cell-properties fo:background-color="#b8d4f0"/>
      <style:text-properties style:use-window-font-color="true"/>
    </style:style>
    <style:style style:name="ConditionalStyle_5f_32" style:display-name="ConditionalStyle_32" style:family="table-cell" style:parent-style-name="Default">
      <style:table-cell-properties fo:background-color="#96dcf8"/>
      <style:text-properties style:use-window-font-color="true"/>
    </style:style>
    <style:style style:name="ConditionalStyle_5f_33" style:display-name="ConditionalStyle_33" style:family="table-cell" style:parent-style-name="Default">
      <style:table-cell-properties fo:background-color="#92d050"/>
      <style:text-properties style:use-window-font-color="true"/>
    </style:style>
    <style:style style:name="ConditionalStyle_5f_28" style:display-name="ConditionalStyle_28" style:family="table-cell" style:parent-style-name="Default">
      <style:table-cell-properties fo:background-color="#2d7fcf"/>
      <style:text-properties style:use-window-font-color="true"/>
    </style:style>
    <style:style style:name="ConditionalStyle_5f_26" style:display-name="ConditionalStyle_26" style:family="table-cell" style:parent-style-name="Default">
      <style:table-cell-properties fo:background-color="#71aae0"/>
      <style:text-properties style:use-window-font-color="true"/>
    </style:style>
    <style:style style:name="ConditionalStyle_5f_29" style:display-name="ConditionalStyle_29" style:family="table-cell" style:parent-style-name="Default">
      <style:table-cell-properties fo:background-color="#b8d4f0"/>
      <style:text-properties style:use-window-font-color="true"/>
    </style:style>
    <style:style style:name="ConditionalStyle_5f_30" style:display-name="ConditionalStyle_30" style:family="table-cell" style:parent-style-name="Default">
      <style:table-cell-properties fo:background-color="#96dcf8"/>
      <style:text-properties style:use-window-font-color="true"/>
    </style:style>
    <style:style style:name="ConditionalStyle_5f_27" style:display-name="ConditionalStyle_27" style:family="table-cell" style:parent-style-name="Default">
      <style:table-cell-properties fo:background-color="#92d050"/>
      <style:text-properties style:use-window-font-color="true"/>
    </style:style>
    <style:style style:name="ConditionalStyle_5f_24" style:display-name="ConditionalStyle_24" style:family="table-cell" style:parent-style-name="Default">
      <style:table-cell-properties fo:background-color="#2d7fcf"/>
      <style:text-properties style:use-window-font-color="true"/>
    </style:style>
    <style:style style:name="ConditionalStyle_5f_23" style:display-name="ConditionalStyle_23" style:family="table-cell" style:parent-style-name="Default">
      <style:table-cell-properties fo:background-color="#71aae0"/>
      <style:text-properties style:use-window-font-color="true"/>
    </style:style>
    <style:style style:name="ConditionalStyle_5f_25" style:display-name="ConditionalStyle_25" style:family="table-cell" style:parent-style-name="Default">
      <style:table-cell-properties fo:background-color="#b8d4f0"/>
      <style:text-properties style:use-window-font-color="true"/>
    </style:style>
    <style:style style:name="ConditionalStyle_5f_22" style:display-name="ConditionalStyle_22" style:family="table-cell" style:parent-style-name="Default">
      <style:table-cell-properties fo:background-color="#96dcf8"/>
      <style:text-properties style:use-window-font-color="true"/>
    </style:style>
    <style:style style:name="ConditionalStyle_5f_21" style:display-name="ConditionalStyle_21" style:family="table-cell" style:parent-style-name="Default">
      <style:table-cell-properties fo:background-color="#92d050"/>
      <style:text-properties style:use-window-font-color="true"/>
    </style:style>
    <style:style style:name="ConditionalStyle_5f_17" style:display-name="ConditionalStyle_17" style:family="table-cell" style:parent-style-name="Default">
      <style:table-cell-properties fo:background-color="#2d7fcf"/>
      <style:text-properties style:use-window-font-color="true"/>
    </style:style>
    <style:style style:name="ConditionalStyle_5f_16" style:display-name="ConditionalStyle_16" style:family="table-cell" style:parent-style-name="Default">
      <style:table-cell-properties fo:background-color="#71aae0"/>
      <style:text-properties style:use-window-font-color="true"/>
    </style:style>
    <style:style style:name="ConditionalStyle_5f_20" style:display-name="ConditionalStyle_20" style:family="table-cell" style:parent-style-name="Default">
      <style:table-cell-properties fo:background-color="#b8d4f0"/>
      <style:text-properties style:use-window-font-color="true"/>
    </style:style>
    <style:style style:name="ConditionalStyle_5f_19" style:display-name="ConditionalStyle_19" style:family="table-cell" style:parent-style-name="Default">
      <style:table-cell-properties fo:background-color="#96dcf8"/>
      <style:text-properties style:use-window-font-color="true"/>
    </style:style>
    <style:style style:name="ConditionalStyle_5f_18" style:display-name="ConditionalStyle_18" style:family="table-cell" style:parent-style-name="Default">
      <style:table-cell-properties fo:background-color="#92d050"/>
      <style:text-properties style:use-window-font-color="true"/>
    </style:style>
    <style:style style:name="ConditionalStyle_5f_11" style:display-name="ConditionalStyle_11" style:family="table-cell" style:parent-style-name="Default">
      <style:table-cell-properties fo:background-color="#2d7fcf"/>
      <style:text-properties style:use-window-font-color="true"/>
    </style:style>
    <style:style style:name="ConditionalStyle_5f_15" style:display-name="ConditionalStyle_15" style:family="table-cell" style:parent-style-name="Default">
      <style:table-cell-properties fo:background-color="#71aae0"/>
      <style:text-properties style:use-window-font-color="true"/>
    </style:style>
    <style:style style:name="ConditionalStyle_5f_14" style:display-name="ConditionalStyle_14" style:family="table-cell" style:parent-style-name="Default">
      <style:table-cell-properties fo:background-color="#b8d4f0"/>
      <style:text-properties style:use-window-font-color="true"/>
    </style:style>
    <style:style style:name="ConditionalStyle_5f_13" style:display-name="ConditionalStyle_13" style:family="table-cell" style:parent-style-name="Default">
      <style:table-cell-properties fo:background-color="#96dcf8"/>
      <style:text-properties style:use-window-font-color="true"/>
    </style:style>
    <style:style style:name="ConditionalStyle_5f_12" style:display-name="ConditionalStyle_12" style:family="table-cell" style:parent-style-name="Default">
      <style:table-cell-properties fo:background-color="#92d050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2d7fcf"/>
      <style:text-properties style:use-window-font-color="true"/>
    </style:style>
    <style:style style:name="ConditionalStyle_5f_7" style:display-name="ConditionalStyle_7" style:family="table-cell" style:parent-style-name="Default">
      <style:table-cell-properties fo:background-color="#71aae0"/>
      <style:text-properties style:use-window-font-color="true"/>
    </style:style>
    <style:style style:name="ConditionalStyle_5f_8" style:display-name="ConditionalStyle_8" style:family="table-cell" style:parent-style-name="Default">
      <style:table-cell-properties fo:background-color="#b8d4f0"/>
      <style:text-properties style:use-window-font-color="true"/>
    </style:style>
    <style:style style:name="ConditionalStyle_5f_9" style:display-name="ConditionalStyle_9" style:family="table-cell" style:parent-style-name="Default">
      <style:table-cell-properties fo:background-color="#96dcf8"/>
      <style:text-properties style:use-window-font-color="true"/>
    </style:style>
    <style:style style:name="ConditionalStyle_5f_10" style:display-name="ConditionalStyle_10" style:family="table-cell" style:parent-style-name="Default">
      <style:table-cell-properties fo:background-color="#92d050"/>
      <style:text-properties style:use-window-font-color="true"/>
    </style:style>
    <style:style style:name="ConditionalStyle_5f_1" style:display-name="ConditionalStyle_1" style:family="table-cell" style:parent-style-name="Default">
      <style:table-cell-properties fo:background-color="#2d7fcf"/>
      <style:text-properties style:use-window-font-color="true"/>
    </style:style>
    <style:style style:name="ConditionalStyle_5f_2" style:display-name="ConditionalStyle_2" style:family="table-cell" style:parent-style-name="Default">
      <style:table-cell-properties fo:background-color="#71aae0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8d4f0"/>
      <style:text-properties style:use-window-font-color="true"/>
    </style:style>
    <style:style style:name="ConditionalStyle_5f_4" style:display-name="ConditionalStyle_4" style:family="table-cell" style:parent-style-name="Default">
      <style:table-cell-properties fo:background-color="#96dcf8"/>
      <style:text-properties style:use-window-font-color="true"/>
    </style:style>
    <style:style style:name="ConditionalStyle_5f_5" style:display-name="ConditionalStyle_5" style:family="table-cell" style:parent-style-name="Default">
      <style:table-cell-properties fo:background-color="#92d050"/>
      <style:text-properties style:use-window-font-color="tru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05cm" fo:margin-bottom="1.905cm" fo:margin-left="0.635cm" fo:margin-right="0.635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6">26/11/2025</text:date>, <text:time>15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pt" style:display-name="PageStyle_se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9" meta:object-count="0"/>
    <meta:generator>OpenOffice/4.1.11$Win32 OpenOffice.org_project/4111m1$Build-9808</meta:generator>
  </office:meta>
</office:document-meta>
</file>